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6mm"/>
    </style:style>
    <style:style style:name="co2" style:family="table-column">
      <style:table-column-properties fo:break-before="auto" style:column-width="32.58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28.2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6.81mm"/>
    </style:style>
    <style:style style:name="co7" style:family="table-column">
      <style:table-column-properties fo:break-before="auto" style:column-width="31.49mm"/>
    </style:style>
    <style:style style:name="co8" style:family="table-column">
      <style:table-column-properties fo:break-before="page" style:column-width="26.81mm"/>
    </style:style>
    <style:style style:name="co9" style:family="table-column">
      <style:table-column-properties fo:break-before="auto" style:column-width="29.69mm"/>
    </style:style>
    <style:style style:name="co10" style:family="table-column">
      <style:table-column-properties fo:break-before="auto" style:column-width="34.01mm"/>
    </style:style>
    <style:style style:name="co11" style:family="table-column">
      <style:table-column-properties fo:break-before="auto" style:column-width="30.78mm"/>
    </style:style>
    <style:style style:name="co12" style:family="table-column">
      <style:table-column-properties fo:break-before="auto" style:column-width="25.38mm"/>
    </style:style>
    <style:style style:name="co13" style:family="table-column">
      <style:table-column-properties fo:break-before="auto" style:column-width="30.2mm"/>
    </style:style>
    <style:style style:name="co14" style:family="table-column">
      <style:table-column-properties fo:break-before="auto" style:column-width="21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13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style:font-name="Liberation Sans" style:font-name-asian="Noto Sans CJK SC Regular" style:font-name-complex="FreeSans"/>
    </style:style>
    <style:style style:name="ce18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dddddd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1"/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="0.06pt solid #000000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16">
      <style:table-cell-properties fo:border-bottom="none" fo:border-left="0.06pt solid #000000" fo:border-right="none" fo:border-top="none"/>
    </style:style>
    <style:style style:name="ce30" style:family="table-cell" style:parent-style-name="Default" style:data-style-name="N116">
      <style:table-cell-properties fo:border-bottom="0.06pt solid #000000" fo:border-left="0.06pt solid #000000" fo:border-right="none" fo:border-top="none"/>
    </style:style>
    <style:style style:name="ce3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 style:data-style-name="N116">
      <style:table-cell-properties fo:border-bottom="none" fo:border-left="0.06pt solid #000000" fo:border-right="0.06pt solid #000000" fo:border-top="none"/>
    </style:style>
    <style:style style:name="ce33" style:family="table-cell" style:parent-style-name="Default" style:data-style-name="N116">
      <style:table-cell-properties fo:border-bottom="0.06pt solid #000000" fo:border-left="0.06pt solid #000000" fo:border-right="0.06pt solid #000000" fo:border-top="none"/>
    </style:style>
    <style:style style:name="ce3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35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36" style:family="table-cell" style:parent-style-name="Default" style:data-style-name="N115">
      <style:table-cell-properties fo:border-bottom="none" fo:border-left="0.06pt solid #000000" fo:border-right="0.06pt solid #000000" fo:border-top="none"/>
    </style:style>
    <style:style style:name="ce37" style:family="table-cell" style:parent-style-name="Default" style:data-style-name="N115">
      <style:table-cell-properties fo:border-bottom="0.06pt solid #000000" fo:border-left="0.06pt solid #000000" fo:border-right="0.06pt solid #000000" fo:border-top="none"/>
    </style:style>
    <style:style style:name="ce38" style:family="table-cell" style:parent-style-name="Default">
      <style:table-cell-properties fo:border-bottom="none" fo:border-left="0.06pt solid #000000" fo:border-right="0.06pt solid #000000" fo:border-top="none"/>
    </style:style>
    <style:style style:name="ce3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1" table:style-name="ta1"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3"/>
        <table:table-column table:style-name="co5" table:default-cell-style-name="Default"/>
        <table:table-row table:style-name="ro1">
          <table:table-cell table:style-name="ce1" office:value-type="string" calcext:value-type="string">
            <text:p>Streaming UAV</text:p>
          </table:table-cell>
          <table:table-cell table:style-name="ce7" office:value-type="string" calcext:value-type="string" table:number-columns-spanned="3" table:number-rows-spanned="1">
            <text:p>sta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1" office:value-type="string" calcext:value-type="string">
            <text:p>Number of clients</text:p>
          </table:table-cell>
          <table:table-cell table:style-name="ce7" office:value-type="float" office:value="1" calcext:value-type="float" table:number-columns-spanned="3" table:number-rows-spanned="1">
            <text:p>1</text:p>
          </table:table-cell>
          <table:covered-table-cell table:style-name="ce1"/>
          <table:covered-table-cell table:style-name="Default"/>
          <table:table-cell/>
        </table:table-row>
        <table:table-row table:style-name="ro1">
          <table:table-cell table:style-name="ce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9" office:value-type="string" calcext:value-type="string">
            <text:p>Initialization time</text:p>
          </table:table-cell>
          <table:table-cell table:style-name="ce9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/>
        </table:table-row>
        <table:table-row table:style-name="ro1">
          <table:table-cell office:value-type="float" office:value="180835" calcext:value-type="float">
            <text:p>180835</text:p>
          </table:table-cell>
          <table:table-cell office:value-type="float" office:value="1073.721069" calcext:value-type="float">
            <text:p>1073,72106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016" calcext:value-type="float">
            <text:p>181016</text:p>
          </table:table-cell>
          <table:table-cell office:value-type="float" office:value="831.277039" calcext:value-type="float">
            <text:p>831,27703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454" calcext:value-type="float">
            <text:p>181454</text:p>
          </table:table-cell>
          <table:table-cell office:value-type="float" office:value="1148.511963" calcext:value-type="float">
            <text:p>1148,51196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630" calcext:value-type="float">
            <text:p>181630</text:p>
          </table:table-cell>
          <table:table-cell office:value-type="float" office:value="1169.11499" calcext:value-type="float">
            <text:p>1169,1149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927" calcext:value-type="float">
            <text:p>181927</text:p>
          </table:table-cell>
          <table:table-cell office:value-type="float" office:value="1016.883972" calcext:value-type="float">
            <text:p>1016,88397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104" calcext:value-type="float">
            <text:p>182104</text:p>
          </table:table-cell>
          <table:table-cell office:value-type="float" office:value="775.515015" calcext:value-type="float">
            <text:p>775,51501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428" calcext:value-type="float">
            <text:p>182428</text:p>
          </table:table-cell>
          <table:table-cell office:value-type="float" office:value="1063.645996" calcext:value-type="float">
            <text:p>1063,6459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603" calcext:value-type="float">
            <text:p>182603</text:p>
          </table:table-cell>
          <table:table-cell office:value-type="float" office:value="999.21698" calcext:value-type="float">
            <text:p>999,2169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111" calcext:value-type="float">
            <text:p>190111</text:p>
          </table:table-cell>
          <table:table-cell office:value-type="float" office:value="1019.438049" calcext:value-type="float">
            <text:p>1019,43804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248" calcext:value-type="float">
            <text:p>190248</text:p>
          </table:table-cell>
          <table:table-cell office:value-type="float" office:value="847.768005" calcext:value-type="float">
            <text:p>847,7680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811" calcext:value-type="float">
            <text:p>134811</text:p>
          </table:table-cell>
          <table:table-cell office:value-type="float" office:value="1021.103027" calcext:value-type="float">
            <text:p>1021,10302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947" calcext:value-type="float">
            <text:p>134947</text:p>
          </table:table-cell>
          <table:table-cell office:value-type="float" office:value="964.671021" calcext:value-type="float">
            <text:p>964,67102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125" calcext:value-type="float">
            <text:p>135125</text:p>
          </table:table-cell>
          <table:table-cell office:value-type="float" office:value="1031.958008" calcext:value-type="float">
            <text:p>1031,9580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303" calcext:value-type="float">
            <text:p>135303</text:p>
          </table:table-cell>
          <table:table-cell office:value-type="float" office:value="1210.062012" calcext:value-type="float">
            <text:p>1210,0620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440" calcext:value-type="float">
            <text:p>135440</text:p>
          </table:table-cell>
          <table:table-cell office:value-type="float" office:value="1012.514954" calcext:value-type="float">
            <text:p>1012,5149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430" calcext:value-type="float">
            <text:p>141430</text:p>
          </table:table-cell>
          <table:table-cell office:value-type="float" office:value="1126.512085" calcext:value-type="float">
            <text:p>1126,51208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401" calcext:value-type="float">
            <text:p>142401</text:p>
          </table:table-cell>
          <table:table-cell office:value-type="float" office:value="1257.634033" calcext:value-type="float">
            <text:p>1257,63403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537" calcext:value-type="float">
            <text:p>142537</text:p>
          </table:table-cell>
          <table:table-cell office:value-type="float" office:value="1364.067017" calcext:value-type="float">
            <text:p>1364,06701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714" calcext:value-type="float">
            <text:p>142714</text:p>
          </table:table-cell>
          <table:table-cell office:value-type="float" office:value="1259.333008" calcext:value-type="float">
            <text:p>1259,33300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852" calcext:value-type="float">
            <text:p>142852</text:p>
          </table:table-cell>
          <table:table-cell office:value-type="float" office:value="1209.452026" calcext:value-type="float">
            <text:p>1209,4520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110" calcext:value-type="float">
            <text:p>143110</text:p>
          </table:table-cell>
          <table:table-cell office:value-type="float" office:value="1292.594971" calcext:value-type="float">
            <text:p>1292,59497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842" calcext:value-type="float">
            <text:p>143842</text:p>
          </table:table-cell>
          <table:table-cell office:value-type="float" office:value="1229.494019" calcext:value-type="float">
            <text:p>1229,49401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820" calcext:value-type="float">
            <text:p>150820</text:p>
          </table:table-cell>
          <table:table-cell office:value-type="float" office:value="1029.276978" calcext:value-type="float">
            <text:p>1029,27697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056" calcext:value-type="float">
            <text:p>151056</text:p>
          </table:table-cell>
          <table:table-cell office:value-type="float" office:value="887.166992" calcext:value-type="float">
            <text:p>887,16699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316" calcext:value-type="float">
            <text:p>151316</text:p>
          </table:table-cell>
          <table:table-cell office:value-type="float" office:value="944.643005" calcext:value-type="float">
            <text:p>944,64300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449" calcext:value-type="float">
            <text:p>151449</text:p>
          </table:table-cell>
          <table:table-cell office:value-type="float" office:value="907.238037" calcext:value-type="float">
            <text:p>907,2380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623" calcext:value-type="float">
            <text:p>151623</text:p>
          </table:table-cell>
          <table:table-cell office:value-type="float" office:value="943.877991" calcext:value-type="float">
            <text:p>943,8779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756" calcext:value-type="float">
            <text:p>151756</text:p>
          </table:table-cell>
          <table:table-cell office:value-type="float" office:value="923.564026" calcext:value-type="float">
            <text:p>923,56402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219" calcext:value-type="float">
            <text:p>162219</text:p>
          </table:table-cell>
          <table:table-cell office:value-type="float" office:value="765.926025" calcext:value-type="float">
            <text:p>765,92602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402" calcext:value-type="float">
            <text:p>162402</text:p>
          </table:table-cell>
          <table:table-cell office:value-type="float" office:value="1403.453979" calcext:value-type="float">
            <text:p>1403,45397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9" table:formula="of:=AVERAGE([C1.B5:.B34])" office:value-type="float" office:value="1057.65454306667" calcext:value-type="float">
            <text:p>1057,6545430667</text:p>
          </table:table-cell>
          <table:table-cell table:style-name="ce9" table:formula="of:=AVERAGE([C1.C5:.C34])" office:value-type="float" office:value="0" calcext:value-type="float">
            <text:p>0</text:p>
          </table:table-cell>
          <table:table-cell table:style-name="ce15" table:formula="of:=AVERAGE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9" table:formula="of:=MEDIAN([C1.B5:.B34])" office:value-type="float" office:value="1025.1900025" calcext:value-type="float">
            <text:p>1025,1900025</text:p>
          </table:table-cell>
          <table:table-cell table:style-name="ce9" table:formula="of:=MEDIAN([C1.C5:.C34])" office:value-type="float" office:value="0" calcext:value-type="float">
            <text:p>0</text:p>
          </table:table-cell>
          <table:table-cell table:style-name="ce15" table:formula="of:=MEDIAN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1.B5:.B34])" office:value-type="float" office:value="168.794955340561" calcext:value-type="float">
            <text:p>168,7949553406</text:p>
          </table:table-cell>
          <table:table-cell table:style-name="ce11" table:formula="of:=STDEV([C1.C5:.C34])" office:value-type="float" office:value="0" calcext:value-type="float">
            <text:p>0</text:p>
          </table:table-cell>
          <table:table-cell table:style-name="ce16" table:formula="of:=STDEV([C1.D5:.D34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[.B35]" office:value-type="float" office:value="1057.65454306667" calcext:value-type="float">
            <text:p>1057,6545430667</text:p>
          </table:table-cell>
          <table:table-cell table:style-name="Default" table:formula="of:=STDEV([.B5:.B14])" office:value-type="float" office:value="134.387028371325" calcext:value-type="float">
            <text:p>134,3870283713</text:p>
          </table:table-cell>
          <table:table-cell table:style-name="Default" table:formula="of:=COUNT([.B5:.B14];[.F5:.F14];[.J5:.J14];[.N5:.N14];[.R5:.R14];[.V5:.V14];[.Z5:.Z14];[.AD5:.AD14];[.AH5:.AH14])" office:value-type="float" office:value="10" calcext:value-type="float">
            <text:p>10</text:p>
          </table:table-cell>
          <table:table-cell table:formula="of:=2*[.C40]/SQRT([.D40])" office:value-type="float" office:value="84.993819527011" calcext:value-type="float">
            <text:p>84,993819527</text:p>
          </table:table-cell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[.C35]" office:value-type="float" office:value="0" calcext:value-type="float">
            <text:p>0</text:p>
          </table:table-cell>
          <table:table-cell table:style-name="Default" table:formula="of:=STDEV([.C5:.C14])" office:value-type="float" office:value="0" calcext:value-type="float">
            <text:p>0</text:p>
          </table:table-cell>
          <table:table-cell table:style-name="ce17" table:formula="of:=COUNT([.C5:.C14];[.G5:.G14];[.K5:.K14];[.O5:.O14];[.S5:.S14];[.W5:.W14];[.AA5:.AA14];[.AE5:.AE14];[.AI5:.AI14])" office:value-type="float" office:value="10" calcext:value-type="float">
            <text:p>10</text:p>
          </table:table-cell>
          <table:table-cell table:formula="of:=2*[.C41]/SQRT([.D41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[.D35]" office:value-type="float" office:value="0" calcext:value-type="float">
            <text:p>0</text:p>
          </table:table-cell>
          <table:table-cell table:style-name="Default" table:formula="of:=STDEV([.D5:.D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10" calcext:value-type="float">
            <text:p>10</text:p>
          </table:table-cell>
          <table:table-cell table:formula="of:=2*[.C42]/SQRT([.D42])" office:value-type="float" office:value="0" calcext:value-type="float">
            <text:p>0</text:p>
          </table:table-cell>
        </table:table-row>
      </table:table>
      <table:table table:name="C2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>
          <table:table-cell table:style-name="ce1"/>
          <table:table-cell table:style-name="ce19"/>
          <table:table-cell table:style-name="ce1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" table:number-columns-repeated="3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74822" calcext:value-type="float">
            <text:p>174822</text:p>
          </table:table-cell>
          <table:table-cell office:value-type="float" office:value="951.322021" calcext:value-type="float">
            <text:p>951,32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822" calcext:value-type="float">
            <text:p>174822</text:p>
          </table:table-cell>
          <table:table-cell office:value-type="float" office:value="999.075989" calcext:value-type="float">
            <text:p>999,075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958" calcext:value-type="float">
            <text:p>174958</text:p>
          </table:table-cell>
          <table:table-cell office:value-type="float" office:value="1068.148071" calcext:value-type="float">
            <text:p>1068,1480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958" calcext:value-type="float">
            <text:p>174958</text:p>
          </table:table-cell>
          <table:table-cell office:value-type="float" office:value="884.38501" calcext:value-type="float">
            <text:p>884,3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134" calcext:value-type="float">
            <text:p>175134</text:p>
          </table:table-cell>
          <table:table-cell office:value-type="float" office:value="918.062988" calcext:value-type="float">
            <text:p>918,06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34" calcext:value-type="float">
            <text:p>175134</text:p>
          </table:table-cell>
          <table:table-cell office:value-type="float" office:value="1164.399048" calcext:value-type="float">
            <text:p>1164,399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310" calcext:value-type="float">
            <text:p>175310</text:p>
          </table:table-cell>
          <table:table-cell office:value-type="float" office:value="953.100952" calcext:value-type="float">
            <text:p>953,1009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310" calcext:value-type="float">
            <text:p>175310</text:p>
          </table:table-cell>
          <table:table-cell office:value-type="float" office:value="939.205017" calcext:value-type="float">
            <text:p>939,205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448" calcext:value-type="float">
            <text:p>175448</text:p>
          </table:table-cell>
          <table:table-cell office:value-type="float" office:value="1103.172974" calcext:value-type="float">
            <text:p>1103,172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448" calcext:value-type="float">
            <text:p>175448</text:p>
          </table:table-cell>
          <table:table-cell office:value-type="float" office:value="970.437988" calcext:value-type="float">
            <text:p>970,43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710" calcext:value-type="float">
            <text:p>175710</text:p>
          </table:table-cell>
          <table:table-cell office:value-type="float" office:value="1116.279907" calcext:value-type="float">
            <text:p>1116,279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710" calcext:value-type="float">
            <text:p>175710</text:p>
          </table:table-cell>
          <table:table-cell office:value-type="float" office:value="1245.928955" calcext:value-type="float">
            <text:p>1245,928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909" calcext:value-type="float">
            <text:p>175909</text:p>
          </table:table-cell>
          <table:table-cell office:value-type="float" office:value="1085.046021" calcext:value-type="float">
            <text:p>1085,046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909" calcext:value-type="float">
            <text:p>175909</text:p>
          </table:table-cell>
          <table:table-cell office:value-type="float" office:value="901.289001" calcext:value-type="float">
            <text:p>901,289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55" calcext:value-type="float">
            <text:p>180055</text:p>
          </table:table-cell>
          <table:table-cell office:value-type="float" office:value="1163.817017" calcext:value-type="float">
            <text:p>1163,81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055" calcext:value-type="float">
            <text:p>180055</text:p>
          </table:table-cell>
          <table:table-cell office:value-type="float" office:value="988.085999" calcext:value-type="float">
            <text:p>988,085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31" calcext:value-type="float">
            <text:p>180231</text:p>
          </table:table-cell>
          <table:table-cell office:value-type="float" office:value="870.156982" calcext:value-type="float">
            <text:p>870,15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231" calcext:value-type="float">
            <text:p>180231</text:p>
          </table:table-cell>
          <table:table-cell office:value-type="float" office:value="832.807007" calcext:value-type="float">
            <text:p>832,8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08" calcext:value-type="float">
            <text:p>180408</text:p>
          </table:table-cell>
          <table:table-cell office:value-type="float" office:value="1046.180054" calcext:value-type="float">
            <text:p>1046,18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408" calcext:value-type="float">
            <text:p>180408</text:p>
          </table:table-cell>
          <table:table-cell office:value-type="float" office:value="1129.199951" calcext:value-type="float">
            <text:p>1129,199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920" calcext:value-type="float">
            <text:p>105920</text:p>
          </table:table-cell>
          <table:table-cell office:value-type="float" office:value="1015.267944" calcext:value-type="float">
            <text:p>1015,267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20" calcext:value-type="float">
            <text:p>105920</text:p>
          </table:table-cell>
          <table:table-cell office:value-type="float" office:value="1053.281982" calcext:value-type="float">
            <text:p>1053,2819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740" calcext:value-type="float">
            <text:p>114740</text:p>
          </table:table-cell>
          <table:table-cell office:value-type="float" office:value="845.921997" calcext:value-type="float">
            <text:p>845,92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740" calcext:value-type="float">
            <text:p>114740</text:p>
          </table:table-cell>
          <table:table-cell office:value-type="float" office:value="1008.414978" calcext:value-type="float">
            <text:p>1008,414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15" calcext:value-type="float">
            <text:p>114915</text:p>
          </table:table-cell>
          <table:table-cell office:value-type="float" office:value="1028.928955" calcext:value-type="float">
            <text:p>1028,928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915" calcext:value-type="float">
            <text:p>114915</text:p>
          </table:table-cell>
          <table:table-cell office:value-type="float" office:value="1113.947998" calcext:value-type="float">
            <text:p>1113,947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207" calcext:value-type="float">
            <text:p>122207</text:p>
          </table:table-cell>
          <table:table-cell office:value-type="float" office:value="1221.037964" calcext:value-type="float">
            <text:p>1221,037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207" calcext:value-type="float">
            <text:p>122207</text:p>
          </table:table-cell>
          <table:table-cell office:value-type="float" office:value="1007.789001" calcext:value-type="float">
            <text:p>1007,789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345" calcext:value-type="float">
            <text:p>122345</text:p>
          </table:table-cell>
          <table:table-cell office:value-type="float" office:value="1028.787964" calcext:value-type="float">
            <text:p>1028,787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45" calcext:value-type="float">
            <text:p>122345</text:p>
          </table:table-cell>
          <table:table-cell office:value-type="float" office:value="1063.255981" calcext:value-type="float">
            <text:p>1063,255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523" calcext:value-type="float">
            <text:p>122523</text:p>
          </table:table-cell>
          <table:table-cell office:value-type="float" office:value="978.47998" calcext:value-type="float">
            <text:p>978,47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523" calcext:value-type="float">
            <text:p>122523</text:p>
          </table:table-cell>
          <table:table-cell office:value-type="float" office:value="926.199036" calcext:value-type="float">
            <text:p>926,199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701" calcext:value-type="float">
            <text:p>122701</text:p>
          </table:table-cell>
          <table:table-cell office:value-type="float" office:value="1273.674072" calcext:value-type="float">
            <text:p>1273,674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701" calcext:value-type="float">
            <text:p>122701</text:p>
          </table:table-cell>
          <table:table-cell office:value-type="float" office:value="1179.17395" calcext:value-type="float">
            <text:p>1179,173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731" calcext:value-type="float">
            <text:p>123731</text:p>
          </table:table-cell>
          <table:table-cell office:value-type="float" office:value="1265.884033" calcext:value-type="float">
            <text:p>1265,884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731" calcext:value-type="float">
            <text:p>123731</text:p>
          </table:table-cell>
          <table:table-cell office:value-type="float" office:value="1071.622925" calcext:value-type="float">
            <text:p>1071,6229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145" calcext:value-type="float">
            <text:p>124145</text:p>
          </table:table-cell>
          <table:table-cell office:value-type="float" office:value="1185.671997" calcext:value-type="float">
            <text:p>1185,67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145" calcext:value-type="float">
            <text:p>124145</text:p>
          </table:table-cell>
          <table:table-cell office:value-type="float" office:value="959.667969" calcext:value-type="float">
            <text:p>959,667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57" calcext:value-type="float">
            <text:p>124357</text:p>
          </table:table-cell>
          <table:table-cell office:value-type="float" office:value="1008.471985" calcext:value-type="float">
            <text:p>1008,47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357" calcext:value-type="float">
            <text:p>124357</text:p>
          </table:table-cell>
          <table:table-cell office:value-type="float" office:value="1064.216064" calcext:value-type="float">
            <text:p>1064,216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737" calcext:value-type="float">
            <text:p>130737</text:p>
          </table:table-cell>
          <table:table-cell office:value-type="float" office:value="1148.041016" calcext:value-type="float">
            <text:p>1148,04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37" calcext:value-type="float">
            <text:p>130737</text:p>
          </table:table-cell>
          <table:table-cell office:value-type="float" office:value="1148.470947" calcext:value-type="float">
            <text:p>1148,4709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915" calcext:value-type="float">
            <text:p>130915</text:p>
          </table:table-cell>
          <table:table-cell office:value-type="float" office:value="936.312988" calcext:value-type="float">
            <text:p>936,31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915" calcext:value-type="float">
            <text:p>130915</text:p>
          </table:table-cell>
          <table:table-cell office:value-type="float" office:value="1138.439087" calcext:value-type="float">
            <text:p>1138,4390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321" calcext:value-type="float">
            <text:p>131321</text:p>
          </table:table-cell>
          <table:table-cell office:value-type="float" office:value="1520.932007" calcext:value-type="float">
            <text:p>1520,93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321" calcext:value-type="float">
            <text:p>131321</text:p>
          </table:table-cell>
          <table:table-cell office:value-type="float" office:value="1576.540894" calcext:value-type="float">
            <text:p>1576,540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501" calcext:value-type="float">
            <text:p>131501</text:p>
          </table:table-cell>
          <table:table-cell office:value-type="float" office:value="1092.292969" calcext:value-type="float">
            <text:p>1092,29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501" calcext:value-type="float">
            <text:p>131501</text:p>
          </table:table-cell>
          <table:table-cell office:value-type="float" office:value="909.531006" calcext:value-type="float">
            <text:p>909,531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39" calcext:value-type="float">
            <text:p>131639</text:p>
          </table:table-cell>
          <table:table-cell office:value-type="float" office:value="1058.828979" calcext:value-type="float">
            <text:p>1058,828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639" calcext:value-type="float">
            <text:p>131639</text:p>
          </table:table-cell>
          <table:table-cell office:value-type="float" office:value="946.807007" calcext:value-type="float">
            <text:p>946,80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17" calcext:value-type="float">
            <text:p>131817</text:p>
          </table:table-cell>
          <table:table-cell office:value-type="float" office:value="1317.881958" calcext:value-type="float">
            <text:p>1317,881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817" calcext:value-type="float">
            <text:p>131817</text:p>
          </table:table-cell>
          <table:table-cell office:value-type="float" office:value="1341.382935" calcext:value-type="float">
            <text:p>1341,382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955" calcext:value-type="float">
            <text:p>131955</text:p>
          </table:table-cell>
          <table:table-cell office:value-type="float" office:value="980.359985" calcext:value-type="float">
            <text:p>980,359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955" calcext:value-type="float">
            <text:p>131955</text:p>
          </table:table-cell>
          <table:table-cell office:value-type="float" office:value="991.792053" calcext:value-type="float">
            <text:p>991,792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00" calcext:value-type="float">
            <text:p>132700</text:p>
          </table:table-cell>
          <table:table-cell office:value-type="float" office:value="1079.630005" calcext:value-type="float">
            <text:p>1079,6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700" calcext:value-type="float">
            <text:p>132700</text:p>
          </table:table-cell>
          <table:table-cell office:value-type="float" office:value="945.178955" calcext:value-type="float">
            <text:p>945,178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37" calcext:value-type="float">
            <text:p>132837</text:p>
          </table:table-cell>
          <table:table-cell office:value-type="float" office:value="989.777039" calcext:value-type="float">
            <text:p>989,777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837" calcext:value-type="float">
            <text:p>132837</text:p>
          </table:table-cell>
          <table:table-cell office:value-type="float" office:value="922.604004" calcext:value-type="float">
            <text:p>922,604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631" calcext:value-type="float">
            <text:p>134631</text:p>
          </table:table-cell>
          <table:table-cell office:value-type="float" office:value="1041.414062" calcext:value-type="float">
            <text:p>1041,4140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631" calcext:value-type="float">
            <text:p>134631</text:p>
          </table:table-cell>
          <table:table-cell office:value-type="float" office:value="1158.337891" calcext:value-type="float">
            <text:p>1158,337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2.B5:.B34])" office:value-type="float" office:value="1076.4294962" calcext:value-type="float">
            <text:p>1076,4294962</text:p>
          </table:table-cell>
          <table:table-cell table:style-name="ce1" table:formula="of:=AVERAGE([C2.C5:.C34])" office:value-type="float" office:value="0" calcext:value-type="float">
            <text:p>0</text:p>
          </table:table-cell>
          <table:table-cell table:style-name="ce15" table:formula="of:=AVERAGE([C2.D5:.D34])" office:value-type="float" office:value="0" calcext:value-type="float">
            <text:p>0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2.F5:.F34])" office:value-type="float" office:value="1052.71562093333" calcext:value-type="float">
            <text:p>1052,7156209333</text:p>
          </table:table-cell>
          <table:table-cell table:style-name="ce1" table:formula="of:=AVERAGE([C2.G5:.G34])" office:value-type="float" office:value="0" calcext:value-type="float">
            <text:p>0</text:p>
          </table:table-cell>
          <table:table-cell table:style-name="ce15" table:formula="of:=AVERAGE([C2.H5:.H34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2.B5:.B34])" office:value-type="float" office:value="1052.5045165" calcext:value-type="float">
            <text:p>1052,5045165</text:p>
          </table:table-cell>
          <table:table-cell table:style-name="ce1" table:formula="of:=MEDIAN([C2.C5:.C34])" office:value-type="float" office:value="0" calcext:value-type="float">
            <text:p>0</text:p>
          </table:table-cell>
          <table:table-cell table:style-name="ce15" table:formula="of:=MEDIAN([C2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2.F5:.F34])" office:value-type="float" office:value="1008.1019895" calcext:value-type="float">
            <text:p>1008,1019895</text:p>
          </table:table-cell>
          <table:table-cell table:style-name="ce1" table:formula="of:=MEDIAN([C2.G5:.G34])" office:value-type="float" office:value="0" calcext:value-type="float">
            <text:p>0</text:p>
          </table:table-cell>
          <table:table-cell table:style-name="ce15" table:formula="of:=MEDIAN([C2.H5:.H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2.B5:.B34])" office:value-type="float" office:value="142.867548037095" calcext:value-type="float">
            <text:p>142,8675480371</text:p>
          </table:table-cell>
          <table:table-cell table:style-name="ce11" table:formula="of:=STDEV([C2.C5:.C34])" office:value-type="float" office:value="0" calcext:value-type="float">
            <text:p>0</text:p>
          </table:table-cell>
          <table:table-cell table:style-name="ce16" table:formula="of:=STDEV([C2.D5:.D34])" office:value-type="float" office:value="0" calcext:value-type="float">
            <text:p>0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2.F5:.F34])" office:value-type="float" office:value="153.161416063502" calcext:value-type="float">
            <text:p>153,1614160635</text:p>
          </table:table-cell>
          <table:table-cell table:style-name="ce11" table:formula="of:=STDEV([C2.G5:.G34])" office:value-type="float" office:value="0" calcext:value-type="float">
            <text:p>0</text:p>
          </table:table-cell>
          <table:table-cell table:style-name="ce16" table:formula="of:=STDEV([C2.H5:.H34]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)" office:value-type="float" office:value="1064.57255856667" calcext:value-type="float">
            <text:p>1064,5725585667</text:p>
          </table:table-cell>
          <table:table-cell table:formula="of:=STDEV([.B5:.B14];[.F5:.F14])" office:value-type="float" office:value="114.174968182149" calcext:value-type="float">
            <text:p>114,1749681822</text:p>
          </table:table-cell>
          <table:table-cell table:style-name="Default" table:formula="of:=COUNT([.B5:.B14];[.F5:.F14];[.J5:.J14];[.N5:.N14];[.R5:.R14];[.V5:.V14];[.Z5:.Z14];[.AD5:.AD14];[.AH5:.AH14])" office:value-type="float" office:value="20" calcext:value-type="float">
            <text:p>20</text:p>
          </table:table-cell>
          <table:table-cell table:style-name="Default" table:formula="of:=2*[.C40]/SQRT([.D40])" office:value-type="float" office:value="51.0605980368323" calcext:value-type="float">
            <text:p>51,0605980368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)" office:value-type="float" office:value="0" calcext:value-type="float">
            <text:p>0</text:p>
          </table:table-cell>
          <table:table-cell table:formula="of:=STDEV([.C5:.C14];[.G5:.G14])" office:value-type="float" office:value="0" calcext:value-type="float">
            <text:p>0</text:p>
          </table:table-cell>
          <table:table-cell table:style-name="ce17" table:formula="of:=COUNT([.C5:.C14];[.G5:.G14];[.K5:.K14];[.O5:.O14];[.S5:.S14];[.W5:.W14];[.AA5:.AA14];[.AE5:.AE14];[.AI5:.AI14])" office:value-type="float" office:value="20" calcext:value-type="float">
            <text:p>20</text:p>
          </table:table-cell>
          <table:table-cell table:style-name="Default" table:formula="of:=2*[.C41]/SQRT([.D41])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)" office:value-type="float" office:value="0" calcext:value-type="float">
            <text:p>0</text:p>
          </table:table-cell>
          <table:table-cell table:formula="of:=STDEV([.D5:.D14];[.H5:.H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20" calcext:value-type="float">
            <text:p>20</text:p>
          </table:table-cell>
          <table:table-cell table:style-name="Default" table:formula="of:=2*[.C42]/SQRT([.D42])"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</table:table>
      <table:table table:name="C3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4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70018" calcext:value-type="float">
            <text:p>170018</text:p>
          </table:table-cell>
          <table:table-cell office:value-type="float" office:value="1133.806885" calcext:value-type="float">
            <text:p>1133,8068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18" calcext:value-type="float">
            <text:p>170018</text:p>
          </table:table-cell>
          <table:table-cell office:value-type="float" office:value="997.648987" calcext:value-type="float">
            <text:p>997,648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018" calcext:value-type="float">
            <text:p>170018</text:p>
          </table:table-cell>
          <table:table-cell office:value-type="float" office:value="1151.593018" calcext:value-type="float">
            <text:p>1151,593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325" calcext:value-type="float">
            <text:p>170325</text:p>
          </table:table-cell>
          <table:table-cell office:value-type="float" office:value="858.147949" calcext:value-type="float">
            <text:p>858,147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25" calcext:value-type="float">
            <text:p>170325</text:p>
          </table:table-cell>
          <table:table-cell office:value-type="float" office:value="932.21405" calcext:value-type="float">
            <text:p>932,214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325" calcext:value-type="float">
            <text:p>170325</text:p>
          </table:table-cell>
          <table:table-cell office:value-type="float" office:value="875.231018" calcext:value-type="float">
            <text:p>875,231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502" calcext:value-type="float">
            <text:p>170502</text:p>
          </table:table-cell>
          <table:table-cell office:value-type="float" office:value="1062.157959" calcext:value-type="float">
            <text:p>1062,15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02" calcext:value-type="float">
            <text:p>170502</text:p>
          </table:table-cell>
          <table:table-cell office:value-type="float" office:value="959.799011" calcext:value-type="float">
            <text:p>959,799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502" calcext:value-type="float">
            <text:p>170502</text:p>
          </table:table-cell>
          <table:table-cell office:value-type="float" office:value="1029.518066" calcext:value-type="float">
            <text:p>1029,5180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307" calcext:value-type="float">
            <text:p>171307</text:p>
          </table:table-cell>
          <table:table-cell office:value-type="float" office:value="1010.736938" calcext:value-type="float">
            <text:p>1010,7369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07" calcext:value-type="float">
            <text:p>171307</text:p>
          </table:table-cell>
          <table:table-cell office:value-type="float" office:value="930.695984" calcext:value-type="float">
            <text:p>930,69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307" calcext:value-type="float">
            <text:p>171307</text:p>
          </table:table-cell>
          <table:table-cell office:value-type="float" office:value="1022.495972" calcext:value-type="float">
            <text:p>1022,495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43" calcext:value-type="float">
            <text:p>171443</text:p>
          </table:table-cell>
          <table:table-cell office:value-type="float" office:value="1048.820068" calcext:value-type="float">
            <text:p>1048,820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43" calcext:value-type="float">
            <text:p>171443</text:p>
          </table:table-cell>
          <table:table-cell office:value-type="float" office:value="1179.540039" calcext:value-type="float">
            <text:p>1179,54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443" calcext:value-type="float">
            <text:p>171443</text:p>
          </table:table-cell>
          <table:table-cell office:value-type="float" office:value="1113.458008" calcext:value-type="float">
            <text:p>1113,4580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912" calcext:value-type="float">
            <text:p>172912</text:p>
          </table:table-cell>
          <table:table-cell office:value-type="float" office:value="962.513" calcext:value-type="float">
            <text:p>962,5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912" calcext:value-type="float">
            <text:p>172912</text:p>
          </table:table-cell>
          <table:table-cell office:value-type="float" office:value="864.794006" calcext:value-type="float">
            <text:p>864,794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912" calcext:value-type="float">
            <text:p>172912</text:p>
          </table:table-cell>
          <table:table-cell office:value-type="float" office:value="897.180969" calcext:value-type="float">
            <text:p>897,180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402" calcext:value-type="float">
            <text:p>173402</text:p>
          </table:table-cell>
          <table:table-cell office:value-type="float" office:value="849.080017" calcext:value-type="float">
            <text:p>849,080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02" calcext:value-type="float">
            <text:p>173402</text:p>
          </table:table-cell>
          <table:table-cell office:value-type="float" office:value="844.46698" calcext:value-type="float">
            <text:p>844,4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402" calcext:value-type="float">
            <text:p>173402</text:p>
          </table:table-cell>
          <table:table-cell office:value-type="float" office:value="809.228027" calcext:value-type="float">
            <text:p>809,228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628" calcext:value-type="float">
            <text:p>173628</text:p>
          </table:table-cell>
          <table:table-cell office:value-type="float" office:value="986.011963" calcext:value-type="float">
            <text:p>986,01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28" calcext:value-type="float">
            <text:p>173628</text:p>
          </table:table-cell>
          <table:table-cell office:value-type="float" office:value="917.491028" calcext:value-type="float">
            <text:p>917,491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628" calcext:value-type="float">
            <text:p>173628</text:p>
          </table:table-cell>
          <table:table-cell office:value-type="float" office:value="814.252014" calcext:value-type="float">
            <text:p>814,252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253" calcext:value-type="float">
            <text:p>174253</text:p>
          </table:table-cell>
          <table:table-cell office:value-type="float" office:value="856.078979" calcext:value-type="float">
            <text:p>856,078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53" calcext:value-type="float">
            <text:p>174253</text:p>
          </table:table-cell>
          <table:table-cell office:value-type="float" office:value="1063.661011" calcext:value-type="float">
            <text:p>1063,66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253" calcext:value-type="float">
            <text:p>174253</text:p>
          </table:table-cell>
          <table:table-cell office:value-type="float" office:value="982.756958" calcext:value-type="float">
            <text:p>982,756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644" calcext:value-type="float">
            <text:p>174644</text:p>
          </table:table-cell>
          <table:table-cell office:value-type="float" office:value="828.674988" calcext:value-type="float">
            <text:p>828,674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44" calcext:value-type="float">
            <text:p>174644</text:p>
          </table:table-cell>
          <table:table-cell office:value-type="float" office:value="1065.613037" calcext:value-type="float">
            <text:p>1065,61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644" calcext:value-type="float">
            <text:p>174644</text:p>
          </table:table-cell>
          <table:table-cell office:value-type="float" office:value="822.065002" calcext:value-type="float">
            <text:p>822,065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04" calcext:value-type="float">
            <text:p>100404</text:p>
          </table:table-cell>
          <table:table-cell office:value-type="float" office:value="1341.604004" calcext:value-type="float">
            <text:p>1341,604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404" calcext:value-type="float">
            <text:p>100404</text:p>
          </table:table-cell>
          <table:table-cell office:value-type="float" office:value="1236.938965" calcext:value-type="float">
            <text:p>1236,93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404" calcext:value-type="float">
            <text:p>100404</text:p>
          </table:table-cell>
          <table:table-cell office:value-type="float" office:value="1161.86792" calcext:value-type="float">
            <text:p>1161,867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05" calcext:value-type="float">
            <text:p>100605</text:p>
          </table:table-cell>
          <table:table-cell office:value-type="float" office:value="964.460022" calcext:value-type="float">
            <text:p>964,4600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605" calcext:value-type="float">
            <text:p>100605</text:p>
          </table:table-cell>
          <table:table-cell office:value-type="float" office:value="916.502991" calcext:value-type="float">
            <text:p>916,502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605" calcext:value-type="float">
            <text:p>100605</text:p>
          </table:table-cell>
          <table:table-cell office:value-type="float" office:value="1041.369995" calcext:value-type="float">
            <text:p>1041,369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04" calcext:value-type="float">
            <text:p>101104</text:p>
          </table:table-cell>
          <table:table-cell office:value-type="float" office:value="977.245972" calcext:value-type="float">
            <text:p>977,245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104" calcext:value-type="float">
            <text:p>101104</text:p>
          </table:table-cell>
          <table:table-cell office:value-type="float" office:value="783.527954" calcext:value-type="float">
            <text:p>783,5279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104" calcext:value-type="float">
            <text:p>101104</text:p>
          </table:table-cell>
          <table:table-cell office:value-type="float" office:value="974.219971" calcext:value-type="float">
            <text:p>974,219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241" calcext:value-type="float">
            <text:p>101241</text:p>
          </table:table-cell>
          <table:table-cell office:value-type="float" office:value="1255.671997" calcext:value-type="float">
            <text:p>1255,67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41" calcext:value-type="float">
            <text:p>101241</text:p>
          </table:table-cell>
          <table:table-cell office:value-type="float" office:value="1220.873901" calcext:value-type="float">
            <text:p>1220,8739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241" calcext:value-type="float">
            <text:p>101241</text:p>
          </table:table-cell>
          <table:table-cell office:value-type="float" office:value="1184.223022" calcext:value-type="float">
            <text:p>1184,223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20" calcext:value-type="float">
            <text:p>101420</text:p>
          </table:table-cell>
          <table:table-cell office:value-type="float" office:value="1055.296997" calcext:value-type="float">
            <text:p>1055,29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20" calcext:value-type="float">
            <text:p>101420</text:p>
          </table:table-cell>
          <table:table-cell office:value-type="float" office:value="1047.785034" calcext:value-type="float">
            <text:p>1047,7850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20" calcext:value-type="float">
            <text:p>101420</text:p>
          </table:table-cell>
          <table:table-cell office:value-type="float" office:value="1098.474976" calcext:value-type="float">
            <text:p>1098,4749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32" calcext:value-type="float">
            <text:p>101632</text:p>
          </table:table-cell>
          <table:table-cell office:value-type="float" office:value="1342.723022" calcext:value-type="float">
            <text:p>1342,723022</text:p>
          </table:table-cell>
          <table:table-cell office:value-type="float" office:value="1" calcext:value-type="float">
            <text:p>1</text:p>
          </table:table-cell>
          <table:table-cell office:value-type="float" office:value="41.500999" calcext:value-type="float">
            <text:p>41,500999</text:p>
          </table:table-cell>
          <table:table-cell office:value-type="float" office:value="101632" calcext:value-type="float">
            <text:p>101632</text:p>
          </table:table-cell>
          <table:table-cell office:value-type="float" office:value="1406.567017" calcext:value-type="float">
            <text:p>1406,567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32" calcext:value-type="float">
            <text:p>101632</text:p>
          </table:table-cell>
          <table:table-cell office:value-type="float" office:value="1222.408081" calcext:value-type="float">
            <text:p>1222,408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932" calcext:value-type="float">
            <text:p>101932</text:p>
          </table:table-cell>
          <table:table-cell office:value-type="float" office:value="900.610962" calcext:value-type="float">
            <text:p>900,6109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32" calcext:value-type="float">
            <text:p>101932</text:p>
          </table:table-cell>
          <table:table-cell office:value-type="float" office:value="998.151001" calcext:value-type="float">
            <text:p>998,1510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932" calcext:value-type="float">
            <text:p>101932</text:p>
          </table:table-cell>
          <table:table-cell office:value-type="float" office:value="956.895996" calcext:value-type="float">
            <text:p>956,895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223" calcext:value-type="float">
            <text:p>102223</text:p>
          </table:table-cell>
          <table:table-cell office:value-type="float" office:value="1190.971924" calcext:value-type="float">
            <text:p>1190,971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23" calcext:value-type="float">
            <text:p>102223</text:p>
          </table:table-cell>
          <table:table-cell office:value-type="float" office:value="1060.182007" calcext:value-type="float">
            <text:p>1060,18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23" calcext:value-type="float">
            <text:p>102223</text:p>
          </table:table-cell>
          <table:table-cell office:value-type="float" office:value="1065.598999" calcext:value-type="float">
            <text:p>1065,598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36" calcext:value-type="float">
            <text:p>102436</text:p>
          </table:table-cell>
          <table:table-cell office:value-type="float" office:value="1091.5" calcext:value-type="float">
            <text:p>1091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36" calcext:value-type="float">
            <text:p>102436</text:p>
          </table:table-cell>
          <table:table-cell office:value-type="float" office:value="1042.473999" calcext:value-type="float">
            <text:p>1042,4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36" calcext:value-type="float">
            <text:p>102436</text:p>
          </table:table-cell>
          <table:table-cell office:value-type="float" office:value="1168.094971" calcext:value-type="float">
            <text:p>1168,094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47" calcext:value-type="float">
            <text:p>102747</text:p>
          </table:table-cell>
          <table:table-cell office:value-type="float" office:value="989.515015" calcext:value-type="float">
            <text:p>989,515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747" calcext:value-type="float">
            <text:p>102747</text:p>
          </table:table-cell>
          <table:table-cell office:value-type="float" office:value="1073.417969" calcext:value-type="float">
            <text:p>1073,417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747" calcext:value-type="float">
            <text:p>102747</text:p>
          </table:table-cell>
          <table:table-cell office:value-type="float" office:value="1049.152954" calcext:value-type="float">
            <text:p>1049,1529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24" calcext:value-type="float">
            <text:p>102924</text:p>
          </table:table-cell>
          <table:table-cell office:value-type="float" office:value="861.43103" calcext:value-type="float">
            <text:p>861,43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924" calcext:value-type="float">
            <text:p>102924</text:p>
          </table:table-cell>
          <table:table-cell office:value-type="float" office:value="884.869995" calcext:value-type="float">
            <text:p>884,869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924" calcext:value-type="float">
            <text:p>102924</text:p>
          </table:table-cell>
          <table:table-cell office:value-type="float" office:value="992.752014" calcext:value-type="float">
            <text:p>992,752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204" calcext:value-type="float">
            <text:p>103204</text:p>
          </table:table-cell>
          <table:table-cell office:value-type="float" office:value="995.643982" calcext:value-type="float">
            <text:p>995,643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204" calcext:value-type="float">
            <text:p>103204</text:p>
          </table:table-cell>
          <table:table-cell office:value-type="float" office:value="989.507019" calcext:value-type="float">
            <text:p>989,507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204" calcext:value-type="float">
            <text:p>103204</text:p>
          </table:table-cell>
          <table:table-cell office:value-type="float" office:value="1017.310974" calcext:value-type="float">
            <text:p>1017,310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529" calcext:value-type="float">
            <text:p>103529</text:p>
          </table:table-cell>
          <table:table-cell office:value-type="float" office:value="1217.391968" calcext:value-type="float">
            <text:p>1217,39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529" calcext:value-type="float">
            <text:p>103529</text:p>
          </table:table-cell>
          <table:table-cell office:value-type="float" office:value="1147.733032" calcext:value-type="float">
            <text:p>1147,733032</text:p>
          </table:table-cell>
          <table:table-cell office:value-type="float" office:value="2" calcext:value-type="float">
            <text:p>2</text:p>
          </table:table-cell>
          <table:table-cell office:value-type="float" office:value="98.013" calcext:value-type="float">
            <text:p>98,013</text:p>
          </table:table-cell>
          <table:table-cell office:value-type="float" office:value="103529" calcext:value-type="float">
            <text:p>103529</text:p>
          </table:table-cell>
          <table:table-cell office:value-type="float" office:value="1104.916016" calcext:value-type="float">
            <text:p>1104,916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710" calcext:value-type="float">
            <text:p>103710</text:p>
          </table:table-cell>
          <table:table-cell office:value-type="float" office:value="1149.768921" calcext:value-type="float">
            <text:p>1149,7689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710" calcext:value-type="float">
            <text:p>103710</text:p>
          </table:table-cell>
          <table:table-cell office:value-type="float" office:value="1048.167969" calcext:value-type="float">
            <text:p>1048,167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710" calcext:value-type="float">
            <text:p>103710</text:p>
          </table:table-cell>
          <table:table-cell office:value-type="float" office:value="1058.773071" calcext:value-type="float">
            <text:p>1058,773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953" calcext:value-type="float">
            <text:p>103953</text:p>
          </table:table-cell>
          <table:table-cell office:value-type="float" office:value="1098.150024" calcext:value-type="float">
            <text:p>1098,15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953" calcext:value-type="float">
            <text:p>103953</text:p>
          </table:table-cell>
          <table:table-cell office:value-type="float" office:value="990.856018" calcext:value-type="float">
            <text:p>990,856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953" calcext:value-type="float">
            <text:p>103953</text:p>
          </table:table-cell>
          <table:table-cell office:value-type="float" office:value="1054.239014" calcext:value-type="float">
            <text:p>1054,239014</text:p>
          </table:table-cell>
          <table:table-cell office:value-type="float" office:value="1" calcext:value-type="float">
            <text:p>1</text:p>
          </table:table-cell>
          <table:table-cell office:value-type="float" office:value="26.351" calcext:value-type="float">
            <text:p>26,351</text:p>
          </table:table-cell>
        </table:table-row>
        <table:table-row table:style-name="ro1">
          <table:table-cell office:value-type="float" office:value="104228" calcext:value-type="float">
            <text:p>104228</text:p>
          </table:table-cell>
          <table:table-cell office:value-type="float" office:value="922.514038" calcext:value-type="float">
            <text:p>922,514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228" calcext:value-type="float">
            <text:p>104228</text:p>
          </table:table-cell>
          <table:table-cell office:value-type="float" office:value="918.036011" calcext:value-type="float">
            <text:p>918,036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228" calcext:value-type="float">
            <text:p>104228</text:p>
          </table:table-cell>
          <table:table-cell office:value-type="float" office:value="900.493042" calcext:value-type="float">
            <text:p>900,493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412" calcext:value-type="float">
            <text:p>104412</text:p>
          </table:table-cell>
          <table:table-cell office:value-type="float" office:value="818.945984" calcext:value-type="float">
            <text:p>818,94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412" calcext:value-type="float">
            <text:p>104412</text:p>
          </table:table-cell>
          <table:table-cell office:value-type="float" office:value="882.582031" calcext:value-type="float">
            <text:p>882,58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412" calcext:value-type="float">
            <text:p>104412</text:p>
          </table:table-cell>
          <table:table-cell office:value-type="float" office:value="979.366028" calcext:value-type="float">
            <text:p>979,3660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19" calcext:value-type="float">
            <text:p>104719</text:p>
          </table:table-cell>
          <table:table-cell office:value-type="float" office:value="1326.905029" calcext:value-type="float">
            <text:p>1326,905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719" calcext:value-type="float">
            <text:p>104719</text:p>
          </table:table-cell>
          <table:table-cell office:value-type="float" office:value="1157.111084" calcext:value-type="float">
            <text:p>1157,1110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719" calcext:value-type="float">
            <text:p>104719</text:p>
          </table:table-cell>
          <table:table-cell office:value-type="float" office:value="1230.869995" calcext:value-type="float">
            <text:p>1230,869995</text:p>
          </table:table-cell>
          <table:table-cell office:value-type="float" office:value="1" calcext:value-type="float">
            <text:p>1</text:p>
          </table:table-cell>
          <table:table-cell office:value-type="float" office:value="63.024998" calcext:value-type="float">
            <text:p>63,024998</text:p>
          </table:table-cell>
        </table:table-row>
        <table:table-row table:style-name="ro1">
          <table:table-cell office:value-type="float" office:value="105600" calcext:value-type="float">
            <text:p>105600</text:p>
          </table:table-cell>
          <table:table-cell office:value-type="float" office:value="1117.622925" calcext:value-type="float">
            <text:p>1117,6229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600" calcext:value-type="float">
            <text:p>105600</text:p>
          </table:table-cell>
          <table:table-cell office:value-type="float" office:value="1125.182983" calcext:value-type="float">
            <text:p>1125,182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600" calcext:value-type="float">
            <text:p>105600</text:p>
          </table:table-cell>
          <table:table-cell office:value-type="float" office:value="981.945984" calcext:value-type="float">
            <text:p>981,945984</text:p>
          </table:table-cell>
          <table:table-cell office:value-type="float" office:value="1" calcext:value-type="float">
            <text:p>1</text:p>
          </table:table-cell>
          <table:table-cell office:value-type="float" office:value="66.117004" calcext:value-type="float">
            <text:p>66,117004</text:p>
          </table:table-cell>
        </table:table-row>
        <table:table-row table:style-name="ro1">
          <table:table-cell office:value-type="float" office:value="105738" calcext:value-type="float">
            <text:p>105738</text:p>
          </table:table-cell>
          <table:table-cell office:value-type="float" office:value="1032.412964" calcext:value-type="float">
            <text:p>1032,412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38" calcext:value-type="float">
            <text:p>105738</text:p>
          </table:table-cell>
          <table:table-cell office:value-type="float" office:value="1097.072998" calcext:value-type="float">
            <text:p>1097,07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38" calcext:value-type="float">
            <text:p>105738</text:p>
          </table:table-cell>
          <table:table-cell office:value-type="float" office:value="1026.903076" calcext:value-type="float">
            <text:p>1026,9030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3.B5:.B34])" office:value-type="float" office:value="1041.5471842" calcext:value-type="float">
            <text:p>1041,5471842</text:p>
          </table:table-cell>
          <table:table-cell table:style-name="ce1" table:formula="of:=AVERAGE([C3.C5:.C34])" office:value-type="float" office:value="0.0333333333333333" calcext:value-type="float">
            <text:p>0,0333333333</text:p>
          </table:table-cell>
          <table:table-cell table:style-name="ce15" table:formula="of:=AVERAGE([C3.D5:.D34])" office:value-type="float" office:value="1.38336663333333" calcext:value-type="float">
            <text:p>1,3833666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F5:.F34])" office:value-type="float" office:value="1026.11547036667" calcext:value-type="float">
            <text:p>1026,1154703667</text:p>
          </table:table-cell>
          <table:table-cell table:style-name="ce1" table:formula="of:=AVERAGE([C3.G5:.G34])" office:value-type="float" office:value="0.0666666666666667" calcext:value-type="float">
            <text:p>0,0666666667</text:p>
          </table:table-cell>
          <table:table-cell table:style-name="ce15" table:formula="of:=AVERAGE([C3.H5:.H34])" office:value-type="float" office:value="3.2671" calcext:value-type="float">
            <text:p>3,267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3.J5:.J34])" office:value-type="float" office:value="1026.2551717" calcext:value-type="float">
            <text:p>1026,2551717</text:p>
          </table:table-cell>
          <table:table-cell table:style-name="ce1" table:formula="of:=AVERAGE([C3.K5:.K34])" office:value-type="float" office:value="0.1" calcext:value-type="float">
            <text:p>0,1</text:p>
          </table:table-cell>
          <table:table-cell table:style-name="ce15" table:formula="of:=AVERAGE([C3.L5:.L34])" office:value-type="float" office:value="5.18310006666667" calcext:value-type="float">
            <text:p>5,183100066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3.B5:.B34])" office:value-type="float" office:value="1021.574951" calcext:value-type="float">
            <text:p>1021,574951</text:p>
          </table:table-cell>
          <table:table-cell table:style-name="ce1" table:formula="of:=MEDIAN([C3.C5:.C34])" office:value-type="float" office:value="0" calcext:value-type="float">
            <text:p>0</text:p>
          </table:table-cell>
          <table:table-cell table:style-name="ce15" table:formula="of:=MEDIAN([C3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F5:.F34])" office:value-type="float" office:value="1020.3125" calcext:value-type="float">
            <text:p>1020,3125</text:p>
          </table:table-cell>
          <table:table-cell table:style-name="ce1" table:formula="of:=MEDIAN([C3.G5:.G34])" office:value-type="float" office:value="0" calcext:value-type="float">
            <text:p>0</text:p>
          </table:table-cell>
          <table:table-cell table:style-name="ce15" table:formula="of:=MEDIAN([C3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3.J5:.J34])" office:value-type="float" office:value="1028.210571" calcext:value-type="float">
            <text:p>1028,210571</text:p>
          </table:table-cell>
          <table:table-cell table:style-name="ce1" table:formula="of:=MEDIAN([C3.K5:.K34])" office:value-type="float" office:value="0" calcext:value-type="float">
            <text:p>0</text:p>
          </table:table-cell>
          <table:table-cell table:style-name="ce15" table:formula="of:=MEDIAN([C3.L5:.L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3.B5:.B34])" office:value-type="float" office:value="153.725868547109" calcext:value-type="float">
            <text:p>153,7258685471</text:p>
          </table:table-cell>
          <table:table-cell table:style-name="ce11" table:formula="of:=STDEV([C3.C5:.C34])" office:value-type="float" office:value="0.182574185835055" calcext:value-type="float">
            <text:p>0,1825741858</text:p>
          </table:table-cell>
          <table:table-cell table:style-name="ce16" table:formula="of:=STDEV([C3.D5:.D34])" office:value-type="float" office:value="7.57701110376645" calcext:value-type="float">
            <text:p>7,577011103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F5:.F34])" office:value-type="float" office:value="134.608513655685" calcext:value-type="float">
            <text:p>134,6085136557</text:p>
          </table:table-cell>
          <table:table-cell table:style-name="ce11" table:formula="of:=STDEV([C3.G5:.G34])" office:value-type="float" office:value="0.365148371670111" calcext:value-type="float">
            <text:p>0,3651483717</text:p>
          </table:table-cell>
          <table:table-cell table:style-name="ce16" table:formula="of:=STDEV([C3.H5:.H34])" office:value-type="float" office:value="17.8946436762513" calcext:value-type="float">
            <text:p>17,894643676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3.J5:.J34])" office:value-type="float" office:value="115.44352831792" calcext:value-type="float">
            <text:p>115,4435283179</text:p>
          </table:table-cell>
          <table:table-cell table:style-name="ce11" table:formula="of:=STDEV([C3.K5:.K34])" office:value-type="float" office:value="0.305128576629365" calcext:value-type="float">
            <text:p>0,3051285766</text:p>
          </table:table-cell>
          <table:table-cell table:style-name="ce16" table:formula="of:=STDEV([C3.L5:.L34])" office:value-type="float" office:value="16.8482558217344" calcext:value-type="float">
            <text:p>16,848255821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)" office:value-type="float" office:value="1031.30594208889" calcext:value-type="float">
            <text:p>1031,3059420889</text:p>
          </table:table-cell>
          <table:table-cell table:formula="of:=STDEV([.B5:.B14];[.F5:.F14];[.J5:.J14])" office:value-type="float" office:value="108.812296021304" calcext:value-type="float">
            <text:p>108,8122960213</text:p>
          </table:table-cell>
          <table:table-cell table:style-name="Default" table:formula="of:=COUNT([.B5:.B14];[.F5:.F14];[.J5:.J14];[.N5:.N14];[.R5:.R14];[.V5:.V14];[.Z5:.Z14];[.AD5:.AD14];[.AH5:.AH14])" office:value-type="float" office:value="30" calcext:value-type="float">
            <text:p>30</text:p>
          </table:table-cell>
          <table:table-cell table:style-name="Default" table:formula="of:=2*[.C40]/SQRT([.D40])" office:value-type="float" office:value="39.7326327098651" calcext:value-type="float">
            <text:p>39,7326327099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)" office:value-type="float" office:value="0.0666666666666667" calcext:value-type="float">
            <text:p>0,0666666667</text:p>
          </table:table-cell>
          <table:table-cell table:formula="of:=STDEV([.C5:.C14];[.G5:.G14];[.K5:.K14])" office:value-type="float" office:value="0" calcext:value-type="float">
            <text:p>0</text:p>
          </table:table-cell>
          <table:table-cell table:style-name="ce17" table:formula="of:=COUNT([.C5:.C14];[.G5:.G14];[.K5:.K14];[.O5:.O14];[.S5:.S14];[.W5:.W14];[.AA5:.AA14];[.AE5:.AE14];[.AI5:.AI14])" office:value-type="float" office:value="30" calcext:value-type="float">
            <text:p>30</text:p>
          </table:table-cell>
          <table:table-cell table:style-name="Default" table:formula="of:=2*[.C41]/SQRT([.D41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)" office:value-type="float" office:value="3.27785556666667" calcext:value-type="float">
            <text:p>3,2778555667</text:p>
          </table:table-cell>
          <table:table-cell table:formula="of:=STDEV([.D5:.D14];[.H5:.H14];[.L5:.L14])" office:value-type="float" office:value="0" calcext:value-type="float">
            <text:p>0</text:p>
          </table:table-cell>
          <table:table-cell table:style-name="Default" table:formula="of:=COUNT([.D5:.D14];[.H5:.H14];[.L5:.L14];[.P5:.P14];[.T5:.T14];[.X5:.X14];[.AB5:.AB14];[.AF5:.AF14];[.AJ5:.AJ14])" office:value-type="float" office:value="30" calcext:value-type="float">
            <text:p>30</text:p>
          </table:table-cell>
          <table:table-cell table:style-name="Default" table:formula="of:=2*[.C42]/SQRT([.D42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4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9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61641" calcext:value-type="float">
            <text:p>161641</text:p>
          </table:table-cell>
          <table:table-cell office:value-type="float" office:value="830.562012" calcext:value-type="float">
            <text:p>830,562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641" calcext:value-type="float">
            <text:p>161641</text:p>
          </table:table-cell>
          <table:table-cell office:value-type="float" office:value="843.214966" calcext:value-type="float">
            <text:p>843,2149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641" calcext:value-type="float">
            <text:p>161641</text:p>
          </table:table-cell>
          <table:table-cell office:value-type="float" office:value="793.924988" calcext:value-type="float">
            <text:p>793,924988</text:p>
          </table:table-cell>
          <table:table-cell office:value-type="float" office:value="2" calcext:value-type="float">
            <text:p>2</text:p>
          </table:table-cell>
          <table:table-cell office:value-type="float" office:value="223.867996" calcext:value-type="float">
            <text:p>223,867996</text:p>
          </table:table-cell>
          <table:table-cell office:value-type="float" office:value="161641" calcext:value-type="float">
            <text:p>161641</text:p>
          </table:table-cell>
          <table:table-cell office:value-type="float" office:value="926.522949" calcext:value-type="float">
            <text:p>926,5229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820" calcext:value-type="float">
            <text:p>161820</text:p>
          </table:table-cell>
          <table:table-cell office:value-type="float" office:value="931.97699" calcext:value-type="float">
            <text:p>931,97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160.102051" calcext:value-type="float">
            <text:p>1160,1020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031.82605" calcext:value-type="float">
            <text:p>1031,82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820" calcext:value-type="float">
            <text:p>161820</text:p>
          </table:table-cell>
          <table:table-cell office:value-type="float" office:value="1123.065918" calcext:value-type="float">
            <text:p>1123,065918</text:p>
          </table:table-cell>
          <table:table-cell office:value-type="float" office:value="1" calcext:value-type="float">
            <text:p>1</text:p>
          </table:table-cell>
          <table:table-cell office:value-type="float" office:value="102.278999" calcext:value-type="float">
            <text:p>102,278999</text:p>
          </table:table-cell>
        </table:table-row>
        <table:table-row table:style-name="ro1">
          <table:table-cell office:value-type="float" office:value="161959" calcext:value-type="float">
            <text:p>161959</text:p>
          </table:table-cell>
          <table:table-cell office:value-type="float" office:value="743.062988" calcext:value-type="float">
            <text:p>743,06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948.579041" calcext:value-type="float">
            <text:p>948,579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821.192017" calcext:value-type="float">
            <text:p>821,19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959" calcext:value-type="float">
            <text:p>161959</text:p>
          </table:table-cell>
          <table:table-cell office:value-type="float" office:value="994.731995" calcext:value-type="float">
            <text:p>994,731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39" calcext:value-type="float">
            <text:p>162439</text:p>
          </table:table-cell>
          <table:table-cell office:value-type="float" office:value="1023.828003" calcext:value-type="float">
            <text:p>1023,828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938.767029" calcext:value-type="float">
            <text:p>938,767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1049.791016" calcext:value-type="float">
            <text:p>1049,79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39" calcext:value-type="float">
            <text:p>162439</text:p>
          </table:table-cell>
          <table:table-cell office:value-type="float" office:value="929.619019" calcext:value-type="float">
            <text:p>929,619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618" calcext:value-type="float">
            <text:p>162618</text:p>
          </table:table-cell>
          <table:table-cell office:value-type="float" office:value="973.766052" calcext:value-type="float">
            <text:p>973,766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1047.474976" calcext:value-type="float">
            <text:p>1047,474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986.972961" calcext:value-type="float">
            <text:p>986,972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618" calcext:value-type="float">
            <text:p>162618</text:p>
          </table:table-cell>
          <table:table-cell office:value-type="float" office:value="760.557983" calcext:value-type="float">
            <text:p>760,557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305" calcext:value-type="float">
            <text:p>164305</text:p>
          </table:table-cell>
          <table:table-cell office:value-type="float" office:value="964.403992" calcext:value-type="float">
            <text:p>964,403992</text:p>
          </table:table-cell>
          <table:table-cell office:value-type="float" office:value="3" calcext:value-type="float">
            <text:p>3</text:p>
          </table:table-cell>
          <table:table-cell office:value-type="float" office:value="111.350998" calcext:value-type="float">
            <text:p>111,350998</text:p>
          </table:table-cell>
          <table:table-cell office:value-type="float" office:value="164305" calcext:value-type="float">
            <text:p>164305</text:p>
          </table:table-cell>
          <table:table-cell office:value-type="float" office:value="930.424988" calcext:value-type="float">
            <text:p>930,424988</text:p>
          </table:table-cell>
          <table:table-cell office:value-type="float" office:value="1" calcext:value-type="float">
            <text:p>1</text:p>
          </table:table-cell>
          <table:table-cell office:value-type="float" office:value="61.974998" calcext:value-type="float">
            <text:p>61,974998</text:p>
          </table:table-cell>
          <table:table-cell office:value-type="float" office:value="164305" calcext:value-type="float">
            <text:p>164305</text:p>
          </table:table-cell>
          <table:table-cell office:value-type="float" office:value="996.247009" calcext:value-type="float">
            <text:p>996,247009</text:p>
          </table:table-cell>
          <table:table-cell office:value-type="float" office:value="1" calcext:value-type="float">
            <text:p>1</text:p>
          </table:table-cell>
          <table:table-cell office:value-type="float" office:value="30.734999" calcext:value-type="float">
            <text:p>30,734999</text:p>
          </table:table-cell>
          <table:table-cell office:value-type="float" office:value="164305" calcext:value-type="float">
            <text:p>164305</text:p>
          </table:table-cell>
          <table:table-cell office:value-type="float" office:value="804.503967" calcext:value-type="float">
            <text:p>804,5039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443" calcext:value-type="float">
            <text:p>164443</text:p>
          </table:table-cell>
          <table:table-cell office:value-type="float" office:value="988.111023" calcext:value-type="float">
            <text:p>988,111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443" calcext:value-type="float">
            <text:p>164443</text:p>
          </table:table-cell>
          <table:table-cell office:value-type="float" office:value="1046.64502" calcext:value-type="float">
            <text:p>1046,64502</text:p>
          </table:table-cell>
          <table:table-cell office:value-type="float" office:value="1" calcext:value-type="float">
            <text:p>1</text:p>
          </table:table-cell>
          <table:table-cell office:value-type="float" office:value="53.605999" calcext:value-type="float">
            <text:p>53,605999</text:p>
          </table:table-cell>
          <table:table-cell office:value-type="float" office:value="164443" calcext:value-type="float">
            <text:p>164443</text:p>
          </table:table-cell>
          <table:table-cell office:value-type="float" office:value="1205.212891" calcext:value-type="float">
            <text:p>1205,212891</text:p>
          </table:table-cell>
          <table:table-cell office:value-type="float" office:value="1" calcext:value-type="float">
            <text:p>1</text:p>
          </table:table-cell>
          <table:table-cell office:value-type="float" office:value="29.154999" calcext:value-type="float">
            <text:p>29,154999</text:p>
          </table:table-cell>
          <table:table-cell office:value-type="float" office:value="164443" calcext:value-type="float">
            <text:p>164443</text:p>
          </table:table-cell>
          <table:table-cell office:value-type="float" office:value="917.309998" calcext:value-type="float">
            <text:p>917,309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23" calcext:value-type="float">
            <text:p>164623</text:p>
          </table:table-cell>
          <table:table-cell office:value-type="float" office:value="888.719971" calcext:value-type="float">
            <text:p>888,719971</text:p>
          </table:table-cell>
          <table:table-cell office:value-type="float" office:value="1" calcext:value-type="float">
            <text:p>1</text:p>
          </table:table-cell>
          <table:table-cell office:value-type="float" office:value="36.092999" calcext:value-type="float">
            <text:p>36,092999</text:p>
          </table:table-cell>
          <table:table-cell office:value-type="float" office:value="164623" calcext:value-type="float">
            <text:p>164623</text:p>
          </table:table-cell>
          <table:table-cell office:value-type="float" office:value="965.362" calcext:value-type="float">
            <text:p>965,362</text:p>
          </table:table-cell>
          <table:table-cell office:value-type="float" office:value="1" calcext:value-type="float">
            <text:p>1</text:p>
          </table:table-cell>
          <table:table-cell office:value-type="float" office:value="79.715996" calcext:value-type="float">
            <text:p>79,715996</text:p>
          </table:table-cell>
          <table:table-cell office:value-type="float" office:value="164623" calcext:value-type="float">
            <text:p>164623</text:p>
          </table:table-cell>
          <table:table-cell office:value-type="float" office:value="863.713013" calcext:value-type="float">
            <text:p>863,71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623" calcext:value-type="float">
            <text:p>164623</text:p>
          </table:table-cell>
          <table:table-cell office:value-type="float" office:value="939.460999" calcext:value-type="float">
            <text:p>939,460999</text:p>
          </table:table-cell>
          <table:table-cell office:value-type="float" office:value="1" calcext:value-type="float">
            <text:p>1</text:p>
          </table:table-cell>
          <table:table-cell office:value-type="float" office:value="31.636" calcext:value-type="float">
            <text:p>31,636</text:p>
          </table:table-cell>
        </table:table-row>
        <table:table-row table:style-name="ro1">
          <table:table-cell office:value-type="float" office:value="165236" calcext:value-type="float">
            <text:p>165236</text:p>
          </table:table-cell>
          <table:table-cell office:value-type="float" office:value="885.518005" calcext:value-type="float">
            <text:p>885,518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36" calcext:value-type="float">
            <text:p>165236</text:p>
          </table:table-cell>
          <table:table-cell office:value-type="float" office:value="1119.187988" calcext:value-type="float">
            <text:p>1119,187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236" calcext:value-type="float">
            <text:p>165236</text:p>
          </table:table-cell>
          <table:table-cell office:value-type="float" office:value="842.45697" calcext:value-type="float">
            <text:p>842,45697</text:p>
          </table:table-cell>
          <table:table-cell office:value-type="float" office:value="1" calcext:value-type="float">
            <text:p>1</text:p>
          </table:table-cell>
          <table:table-cell office:value-type="float" office:value="32.207001" calcext:value-type="float">
            <text:p>32,207001</text:p>
          </table:table-cell>
          <table:table-cell office:value-type="float" office:value="165236" calcext:value-type="float">
            <text:p>165236</text:p>
          </table:table-cell>
          <table:table-cell office:value-type="float" office:value="774.03894" calcext:value-type="float">
            <text:p>774,03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426" calcext:value-type="float">
            <text:p>165426</text:p>
          </table:table-cell>
          <table:table-cell office:value-type="float" office:value="1061.295044" calcext:value-type="float">
            <text:p>1061,2950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139.654053" calcext:value-type="float">
            <text:p>1139,6540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027.343018" calcext:value-type="float">
            <text:p>1027,343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426" calcext:value-type="float">
            <text:p>165426</text:p>
          </table:table-cell>
          <table:table-cell office:value-type="float" office:value="1053.827026" calcext:value-type="float">
            <text:p>1053,8270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58" calcext:value-type="float">
            <text:p>92058</text:p>
          </table:table-cell>
          <table:table-cell office:value-type="float" office:value="1182.003052" calcext:value-type="float">
            <text:p>1182,0030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058" calcext:value-type="float">
            <text:p>92058</text:p>
          </table:table-cell>
          <table:table-cell office:value-type="float" office:value="1172.081055" calcext:value-type="float">
            <text:p>1172,081055</text:p>
          </table:table-cell>
          <table:table-cell office:value-type="float" office:value="1" calcext:value-type="float">
            <text:p>1</text:p>
          </table:table-cell>
          <table:table-cell office:value-type="float" office:value="48.471001" calcext:value-type="float">
            <text:p>48,471001</text:p>
          </table:table-cell>
          <table:table-cell office:value-type="float" office:value="92058" calcext:value-type="float">
            <text:p>92058</text:p>
          </table:table-cell>
          <table:table-cell office:value-type="float" office:value="1269.927002" calcext:value-type="float">
            <text:p>1269,927002</text:p>
          </table:table-cell>
          <table:table-cell office:value-type="float" office:value="1" calcext:value-type="float">
            <text:p>1</text:p>
          </table:table-cell>
          <table:table-cell office:value-type="float" office:value="14.177" calcext:value-type="float">
            <text:p>14,177</text:p>
          </table:table-cell>
          <table:table-cell office:value-type="float" office:value="92058" calcext:value-type="float">
            <text:p>92058</text:p>
          </table:table-cell>
          <table:table-cell office:value-type="float" office:value="1277.737061" calcext:value-type="float">
            <text:p>1277,737061</text:p>
          </table:table-cell>
          <table:table-cell office:value-type="float" office:value="1" calcext:value-type="float">
            <text:p>1</text:p>
          </table:table-cell>
          <table:table-cell office:value-type="float" office:value="150.619003" calcext:value-type="float">
            <text:p>150,619003</text:p>
          </table:table-cell>
        </table:table-row>
        <table:table-row table:style-name="ro1">
          <table:table-cell office:value-type="float" office:value="92305" calcext:value-type="float">
            <text:p>92305</text:p>
          </table:table-cell>
          <table:table-cell office:value-type="float" office:value="1062.044067" calcext:value-type="float">
            <text:p>1062,0440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05" calcext:value-type="float">
            <text:p>92305</text:p>
          </table:table-cell>
          <table:table-cell office:value-type="float" office:value="1039.965088" calcext:value-type="float">
            <text:p>1039,9650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05" calcext:value-type="float">
            <text:p>92305</text:p>
          </table:table-cell>
          <table:table-cell office:value-type="float" office:value="1010.257019" calcext:value-type="float">
            <text:p>1010,257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05" calcext:value-type="float">
            <text:p>92305</text:p>
          </table:table-cell>
          <table:table-cell office:value-type="float" office:value="1039.479004" calcext:value-type="float">
            <text:p>1039,479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21" calcext:value-type="float">
            <text:p>92721</text:p>
          </table:table-cell>
          <table:table-cell office:value-type="float" office:value="1187.360107" calcext:value-type="float">
            <text:p>1187,360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721" calcext:value-type="float">
            <text:p>92721</text:p>
          </table:table-cell>
          <table:table-cell office:value-type="float" office:value="1222.368896" calcext:value-type="float">
            <text:p>1222,368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721" calcext:value-type="float">
            <text:p>92721</text:p>
          </table:table-cell>
          <table:table-cell office:value-type="float" office:value="1063.504028" calcext:value-type="float">
            <text:p>1063,504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721" calcext:value-type="float">
            <text:p>92721</text:p>
          </table:table-cell>
          <table:table-cell office:value-type="float" office:value="1056.417969" calcext:value-type="float">
            <text:p>1056,417969</text:p>
          </table:table-cell>
          <table:table-cell office:value-type="float" office:value="1" calcext:value-type="float">
            <text:p>1</text:p>
          </table:table-cell>
          <table:table-cell office:value-type="float" office:value="31.369999" calcext:value-type="float">
            <text:p>31,369999</text:p>
          </table:table-cell>
        </table:table-row>
        <table:table-row table:style-name="ro1">
          <table:table-cell office:value-type="float" office:value="92903" calcext:value-type="float">
            <text:p>92903</text:p>
          </table:table-cell>
          <table:table-cell office:value-type="float" office:value="1235.484985" calcext:value-type="float">
            <text:p>1235,484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903" calcext:value-type="float">
            <text:p>92903</text:p>
          </table:table-cell>
          <table:table-cell office:value-type="float" office:value="937.725037" calcext:value-type="float">
            <text:p>937,725037</text:p>
          </table:table-cell>
          <table:table-cell office:value-type="float" office:value="1" calcext:value-type="float">
            <text:p>1</text:p>
          </table:table-cell>
          <table:table-cell office:value-type="float" office:value="6.733" calcext:value-type="float">
            <text:p>6,733</text:p>
          </table:table-cell>
          <table:table-cell office:value-type="float" office:value="92903" calcext:value-type="float">
            <text:p>92903</text:p>
          </table:table-cell>
          <table:table-cell office:value-type="float" office:value="991.377991" calcext:value-type="float">
            <text:p>991,377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903" calcext:value-type="float">
            <text:p>92903</text:p>
          </table:table-cell>
          <table:table-cell office:value-type="float" office:value="840.297974" calcext:value-type="float">
            <text:p>840,297974</text:p>
          </table:table-cell>
          <table:table-cell office:value-type="float" office:value="3" calcext:value-type="float">
            <text:p>3</text:p>
          </table:table-cell>
          <table:table-cell office:value-type="float" office:value="163.82399" calcext:value-type="float">
            <text:p>163,82399</text:p>
          </table:table-cell>
        </table:table-row>
        <table:table-row table:style-name="ro1">
          <table:table-cell office:value-type="float" office:value="93042" calcext:value-type="float">
            <text:p>93042</text:p>
          </table:table-cell>
          <table:table-cell office:value-type="float" office:value="1083.755005" calcext:value-type="float">
            <text:p>1083,755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42" calcext:value-type="float">
            <text:p>93042</text:p>
          </table:table-cell>
          <table:table-cell office:value-type="float" office:value="992.016968" calcext:value-type="float">
            <text:p>992,016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42" calcext:value-type="float">
            <text:p>93042</text:p>
          </table:table-cell>
          <table:table-cell office:value-type="float" office:value="1012.092957" calcext:value-type="float">
            <text:p>1012,092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42" calcext:value-type="float">
            <text:p>93042</text:p>
          </table:table-cell>
          <table:table-cell office:value-type="float" office:value="1363.192993" calcext:value-type="float">
            <text:p>1363,1929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21" calcext:value-type="float">
            <text:p>93221</text:p>
          </table:table-cell>
          <table:table-cell office:value-type="float" office:value="997.447998" calcext:value-type="float">
            <text:p>997,447998</text:p>
          </table:table-cell>
          <table:table-cell office:value-type="float" office:value="1" calcext:value-type="float">
            <text:p>1</text:p>
          </table:table-cell>
          <table:table-cell office:value-type="float" office:value="3.941" calcext:value-type="float">
            <text:p>3,941</text:p>
          </table:table-cell>
          <table:table-cell office:value-type="float" office:value="93221" calcext:value-type="float">
            <text:p>93221</text:p>
          </table:table-cell>
          <table:table-cell office:value-type="float" office:value="1073.36499" calcext:value-type="float">
            <text:p>1073,36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221" calcext:value-type="float">
            <text:p>93221</text:p>
          </table:table-cell>
          <table:table-cell office:value-type="float" office:value="973.429993" calcext:value-type="float">
            <text:p>973,42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221" calcext:value-type="float">
            <text:p>93221</text:p>
          </table:table-cell>
          <table:table-cell office:value-type="float" office:value="958.926025" calcext:value-type="float">
            <text:p>958,926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27" calcext:value-type="float">
            <text:p>93427</text:p>
          </table:table-cell>
          <table:table-cell office:value-type="float" office:value="1177.970947" calcext:value-type="float">
            <text:p>1177,970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427" calcext:value-type="float">
            <text:p>93427</text:p>
          </table:table-cell>
          <table:table-cell office:value-type="float" office:value="950.612" calcext:value-type="float">
            <text:p>950,6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427" calcext:value-type="float">
            <text:p>93427</text:p>
          </table:table-cell>
          <table:table-cell office:value-type="float" office:value="1027.150024" calcext:value-type="float">
            <text:p>1027,15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427" calcext:value-type="float">
            <text:p>93427</text:p>
          </table:table-cell>
          <table:table-cell office:value-type="float" office:value="1037.230957" calcext:value-type="float">
            <text:p>1037,2309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12" calcext:value-type="float">
            <text:p>93812</text:p>
          </table:table-cell>
          <table:table-cell office:value-type="float" office:value="899.707031" calcext:value-type="float">
            <text:p>899,707031</text:p>
          </table:table-cell>
          <table:table-cell office:value-type="float" office:value="1" calcext:value-type="float">
            <text:p>1</text:p>
          </table:table-cell>
          <table:table-cell office:value-type="float" office:value="84.908005" calcext:value-type="float">
            <text:p>84,908005</text:p>
          </table:table-cell>
          <table:table-cell office:value-type="float" office:value="93812" calcext:value-type="float">
            <text:p>93812</text:p>
          </table:table-cell>
          <table:table-cell office:value-type="float" office:value="831.565979" calcext:value-type="float">
            <text:p>831,565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812" calcext:value-type="float">
            <text:p>93812</text:p>
          </table:table-cell>
          <table:table-cell office:value-type="float" office:value="958.728027" calcext:value-type="float">
            <text:p>958,728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812" calcext:value-type="float">
            <text:p>93812</text:p>
          </table:table-cell>
          <table:table-cell office:value-type="float" office:value="847.494995" calcext:value-type="float">
            <text:p>847,494995</text:p>
          </table:table-cell>
          <table:table-cell office:value-type="float" office:value="1" calcext:value-type="float">
            <text:p>1</text:p>
          </table:table-cell>
          <table:table-cell office:value-type="float" office:value="90.233994" calcext:value-type="float">
            <text:p>90,233994</text:p>
          </table:table-cell>
        </table:table-row>
        <table:table-row table:style-name="ro1">
          <table:table-cell office:value-type="float" office:value="93952" calcext:value-type="float">
            <text:p>93952</text:p>
          </table:table-cell>
          <table:table-cell office:value-type="float" office:value="954.652039" calcext:value-type="float">
            <text:p>954,652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52" calcext:value-type="float">
            <text:p>93952</text:p>
          </table:table-cell>
          <table:table-cell office:value-type="float" office:value="919.704041" calcext:value-type="float">
            <text:p>919,704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52" calcext:value-type="float">
            <text:p>93952</text:p>
          </table:table-cell>
          <table:table-cell office:value-type="float" office:value="1083.803101" calcext:value-type="float">
            <text:p>1083,803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52" calcext:value-type="float">
            <text:p>93952</text:p>
          </table:table-cell>
          <table:table-cell office:value-type="float" office:value="961.534973" calcext:value-type="float">
            <text:p>961,5349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130" calcext:value-type="float">
            <text:p>94130</text:p>
          </table:table-cell>
          <table:table-cell office:value-type="float" office:value="1003.574951" calcext:value-type="float">
            <text:p>1003,574951</text:p>
          </table:table-cell>
          <table:table-cell office:value-type="float" office:value="1" calcext:value-type="float">
            <text:p>1</text:p>
          </table:table-cell>
          <table:table-cell office:value-type="float" office:value="20.594002" calcext:value-type="float">
            <text:p>20,594002</text:p>
          </table:table-cell>
          <table:table-cell office:value-type="float" office:value="94130" calcext:value-type="float">
            <text:p>94130</text:p>
          </table:table-cell>
          <table:table-cell office:value-type="float" office:value="842.57605" calcext:value-type="float">
            <text:p>842,57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130" calcext:value-type="float">
            <text:p>94130</text:p>
          </table:table-cell>
          <table:table-cell office:value-type="float" office:value="1058.666016" calcext:value-type="float">
            <text:p>1058,666016</text:p>
          </table:table-cell>
          <table:table-cell office:value-type="float" office:value="1" calcext:value-type="float">
            <text:p>1</text:p>
          </table:table-cell>
          <table:table-cell office:value-type="float" office:value="12.145" calcext:value-type="float">
            <text:p>12,145</text:p>
          </table:table-cell>
          <table:table-cell office:value-type="float" office:value="94130" calcext:value-type="float">
            <text:p>94130</text:p>
          </table:table-cell>
          <table:table-cell office:value-type="float" office:value="1015.98407" calcext:value-type="float">
            <text:p>1015,98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09" calcext:value-type="float">
            <text:p>94309</text:p>
          </table:table-cell>
          <table:table-cell office:value-type="float" office:value="999.261047" calcext:value-type="float">
            <text:p>999,261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309" calcext:value-type="float">
            <text:p>94309</text:p>
          </table:table-cell>
          <table:table-cell office:value-type="float" office:value="957.871033" calcext:value-type="float">
            <text:p>957,871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309" calcext:value-type="float">
            <text:p>94309</text:p>
          </table:table-cell>
          <table:table-cell office:value-type="float" office:value="1045.415039" calcext:value-type="float">
            <text:p>1045,415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309" calcext:value-type="float">
            <text:p>94309</text:p>
          </table:table-cell>
          <table:table-cell office:value-type="float" office:value="882.574951" calcext:value-type="float">
            <text:p>882,574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48" calcext:value-type="float">
            <text:p>94448</text:p>
          </table:table-cell>
          <table:table-cell office:value-type="float" office:value="821.196045" calcext:value-type="float">
            <text:p>821,1960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448" calcext:value-type="float">
            <text:p>94448</text:p>
          </table:table-cell>
          <table:table-cell office:value-type="float" office:value="1061.532959" calcext:value-type="float">
            <text:p>1061,532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448" calcext:value-type="float">
            <text:p>94448</text:p>
          </table:table-cell>
          <table:table-cell office:value-type="float" office:value="891.916992" calcext:value-type="float">
            <text:p>891,916992</text:p>
          </table:table-cell>
          <table:table-cell office:value-type="float" office:value="1" calcext:value-type="float">
            <text:p>1</text:p>
          </table:table-cell>
          <table:table-cell office:value-type="float" office:value="34.981003" calcext:value-type="float">
            <text:p>34,981003</text:p>
          </table:table-cell>
          <table:table-cell office:value-type="float" office:value="94448" calcext:value-type="float">
            <text:p>94448</text:p>
          </table:table-cell>
          <table:table-cell office:value-type="float" office:value="909.326965" calcext:value-type="float">
            <text:p>909,326965</text:p>
          </table:table-cell>
          <table:table-cell office:value-type="float" office:value="1" calcext:value-type="float">
            <text:p>1</text:p>
          </table:table-cell>
          <table:table-cell office:value-type="float" office:value="17.759998" calcext:value-type="float">
            <text:p>17,759998</text:p>
          </table:table-cell>
        </table:table-row>
        <table:table-row table:style-name="ro1">
          <table:table-cell office:value-type="float" office:value="94711" calcext:value-type="float">
            <text:p>94711</text:p>
          </table:table-cell>
          <table:table-cell office:value-type="float" office:value="907.453003" calcext:value-type="float">
            <text:p>907,453003</text:p>
          </table:table-cell>
          <table:table-cell office:value-type="float" office:value="1" calcext:value-type="float">
            <text:p>1</text:p>
          </table:table-cell>
          <table:table-cell office:value-type="float" office:value="87.008995" calcext:value-type="float">
            <text:p>87,008995</text:p>
          </table:table-cell>
          <table:table-cell office:value-type="float" office:value="94711" calcext:value-type="float">
            <text:p>94711</text:p>
          </table:table-cell>
          <table:table-cell office:value-type="float" office:value="1043.454102" calcext:value-type="float">
            <text:p>1043,454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11" calcext:value-type="float">
            <text:p>94711</text:p>
          </table:table-cell>
          <table:table-cell office:value-type="float" office:value="905.265991" calcext:value-type="float">
            <text:p>905,265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11" calcext:value-type="float">
            <text:p>94711</text:p>
          </table:table-cell>
          <table:table-cell office:value-type="float" office:value="903.512024" calcext:value-type="float">
            <text:p>903,5120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49" calcext:value-type="float">
            <text:p>94849</text:p>
          </table:table-cell>
          <table:table-cell office:value-type="float" office:value="1255.190918" calcext:value-type="float">
            <text:p>1255,190918</text:p>
          </table:table-cell>
          <table:table-cell office:value-type="float" office:value="2" calcext:value-type="float">
            <text:p>2</text:p>
          </table:table-cell>
          <table:table-cell office:value-type="float" office:value="46.454998" calcext:value-type="float">
            <text:p>46,454998</text:p>
          </table:table-cell>
          <table:table-cell office:value-type="float" office:value="94849" calcext:value-type="float">
            <text:p>94849</text:p>
          </table:table-cell>
          <table:table-cell office:value-type="float" office:value="1073.788086" calcext:value-type="float">
            <text:p>1073,788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849" calcext:value-type="float">
            <text:p>94849</text:p>
          </table:table-cell>
          <table:table-cell office:value-type="float" office:value="1055.188965" calcext:value-type="float">
            <text:p>1055,188965</text:p>
          </table:table-cell>
          <table:table-cell office:value-type="float" office:value="1" calcext:value-type="float">
            <text:p>1</text:p>
          </table:table-cell>
          <table:table-cell office:value-type="float" office:value="15.498" calcext:value-type="float">
            <text:p>15,498</text:p>
          </table:table-cell>
          <table:table-cell office:value-type="float" office:value="94849" calcext:value-type="float">
            <text:p>94849</text:p>
          </table:table-cell>
          <table:table-cell office:value-type="float" office:value="1154.279053" calcext:value-type="float">
            <text:p>1154,279053</text:p>
          </table:table-cell>
          <table:table-cell office:value-type="float" office:value="1" calcext:value-type="float">
            <text:p>1</text:p>
          </table:table-cell>
          <table:table-cell office:value-type="float" office:value="193.71701" calcext:value-type="float">
            <text:p>193,71701</text:p>
          </table:table-cell>
        </table:table-row>
        <table:table-row table:style-name="ro1">
          <table:table-cell office:value-type="float" office:value="95105" calcext:value-type="float">
            <text:p>95105</text:p>
          </table:table-cell>
          <table:table-cell office:value-type="float" office:value="1091.621948" calcext:value-type="float">
            <text:p>1091,6219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105" calcext:value-type="float">
            <text:p>95105</text:p>
          </table:table-cell>
          <table:table-cell office:value-type="float" office:value="1023.435974" calcext:value-type="float">
            <text:p>1023,435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105" calcext:value-type="float">
            <text:p>95105</text:p>
          </table:table-cell>
          <table:table-cell office:value-type="float" office:value="997.101013" calcext:value-type="float">
            <text:p>997,101013</text:p>
          </table:table-cell>
          <table:table-cell office:value-type="float" office:value="1" calcext:value-type="float">
            <text:p>1</text:p>
          </table:table-cell>
          <table:table-cell office:value-type="float" office:value="65.971001" calcext:value-type="float">
            <text:p>65,971001</text:p>
          </table:table-cell>
          <table:table-cell office:value-type="float" office:value="95105" calcext:value-type="float">
            <text:p>95105</text:p>
          </table:table-cell>
          <table:table-cell office:value-type="float" office:value="1062.214966" calcext:value-type="float">
            <text:p>1062,214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14" calcext:value-type="float">
            <text:p>95314</text:p>
          </table:table-cell>
          <table:table-cell office:value-type="float" office:value="1140.704956" calcext:value-type="float">
            <text:p>1140,704956</text:p>
          </table:table-cell>
          <table:table-cell office:value-type="float" office:value="1" calcext:value-type="float">
            <text:p>1</text:p>
          </table:table-cell>
          <table:table-cell office:value-type="float" office:value="7.368" calcext:value-type="float">
            <text:p>7,368</text:p>
          </table:table-cell>
          <table:table-cell office:value-type="float" office:value="95314" calcext:value-type="float">
            <text:p>95314</text:p>
          </table:table-cell>
          <table:table-cell office:value-type="float" office:value="1109.057983" calcext:value-type="float">
            <text:p>1109,057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314" calcext:value-type="float">
            <text:p>95314</text:p>
          </table:table-cell>
          <table:table-cell office:value-type="float" office:value="1046.728027" calcext:value-type="float">
            <text:p>1046,728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314" calcext:value-type="float">
            <text:p>95314</text:p>
          </table:table-cell>
          <table:table-cell office:value-type="float" office:value="1311.570068" calcext:value-type="float">
            <text:p>1311,570068</text:p>
          </table:table-cell>
          <table:table-cell office:value-type="float" office:value="1" calcext:value-type="float">
            <text:p>1</text:p>
          </table:table-cell>
          <table:table-cell office:value-type="float" office:value="23.287001" calcext:value-type="float">
            <text:p>23,287001</text:p>
          </table:table-cell>
        </table:table-row>
        <table:table-row table:style-name="ro1">
          <table:table-cell office:value-type="float" office:value="95453" calcext:value-type="float">
            <text:p>95453</text:p>
          </table:table-cell>
          <table:table-cell office:value-type="float" office:value="957.721008" calcext:value-type="float">
            <text:p>957,721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453" calcext:value-type="float">
            <text:p>95453</text:p>
          </table:table-cell>
          <table:table-cell office:value-type="float" office:value="937.322998" calcext:value-type="float">
            <text:p>937,322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453" calcext:value-type="float">
            <text:p>95453</text:p>
          </table:table-cell>
          <table:table-cell office:value-type="float" office:value="954.927979" calcext:value-type="float">
            <text:p>954,927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453" calcext:value-type="float">
            <text:p>95453</text:p>
          </table:table-cell>
          <table:table-cell office:value-type="float" office:value="768.393005" calcext:value-type="float">
            <text:p>768,393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30" calcext:value-type="float">
            <text:p>95830</text:p>
          </table:table-cell>
          <table:table-cell office:value-type="float" office:value="988.455017" calcext:value-type="float">
            <text:p>988,455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830" calcext:value-type="float">
            <text:p>95830</text:p>
          </table:table-cell>
          <table:table-cell office:value-type="float" office:value="1126.661987" calcext:value-type="float">
            <text:p>1126,661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830" calcext:value-type="float">
            <text:p>95830</text:p>
          </table:table-cell>
          <table:table-cell office:value-type="float" office:value="890.237976" calcext:value-type="float">
            <text:p>890,237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830" calcext:value-type="float">
            <text:p>95830</text:p>
          </table:table-cell>
          <table:table-cell office:value-type="float" office:value="967.187988" calcext:value-type="float">
            <text:p>967,1879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07" calcext:value-type="float">
            <text:p>100007</text:p>
          </table:table-cell>
          <table:table-cell office:value-type="float" office:value="1020.706055" calcext:value-type="float">
            <text:p>1020,706055</text:p>
          </table:table-cell>
          <table:table-cell office:value-type="float" office:value="2" calcext:value-type="float">
            <text:p>2</text:p>
          </table:table-cell>
          <table:table-cell office:value-type="float" office:value="43.889" calcext:value-type="float">
            <text:p>43,889</text:p>
          </table:table-cell>
          <table:table-cell office:value-type="float" office:value="100007" calcext:value-type="float">
            <text:p>100007</text:p>
          </table:table-cell>
          <table:table-cell office:value-type="float" office:value="1242.550049" calcext:value-type="float">
            <text:p>1242,55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7" calcext:value-type="float">
            <text:p>100007</text:p>
          </table:table-cell>
          <table:table-cell office:value-type="float" office:value="1209.489014" calcext:value-type="float">
            <text:p>1209,489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07" calcext:value-type="float">
            <text:p>100007</text:p>
          </table:table-cell>
          <table:table-cell office:value-type="float" office:value="1250.609985" calcext:value-type="float">
            <text:p>1250,609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227" calcext:value-type="float">
            <text:p>100227</text:p>
          </table:table-cell>
          <table:table-cell office:value-type="float" office:value="1137.241943" calcext:value-type="float">
            <text:p>1137,2419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227" calcext:value-type="float">
            <text:p>100227</text:p>
          </table:table-cell>
          <table:table-cell office:value-type="float" office:value="1286.145996" calcext:value-type="float">
            <text:p>1286,145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227" calcext:value-type="float">
            <text:p>100227</text:p>
          </table:table-cell>
          <table:table-cell office:value-type="float" office:value="1052.930908" calcext:value-type="float">
            <text:p>1052,9309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227" calcext:value-type="float">
            <text:p>100227</text:p>
          </table:table-cell>
          <table:table-cell office:value-type="float" office:value="1211.915039" calcext:value-type="float">
            <text:p>1211,915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4.B5:.B34])" office:value-type="float" office:value="1013.1598734" calcext:value-type="float">
            <text:p>1013,1598734</text:p>
          </table:table-cell>
          <table:table-cell table:style-name="ce1" table:formula="of:=AVERAGE([C4.C5:.C34])" office:value-type="float" office:value="0.433333333333333" calcext:value-type="float">
            <text:p>0,4333333333</text:p>
          </table:table-cell>
          <table:table-cell table:style-name="ce15" table:formula="of:=AVERAGE([C4.D5:.D34])" office:value-type="float" office:value="14.7202665666667" calcext:value-type="float">
            <text:p>14,7202665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F5:.F34])" office:value-type="float" office:value="1032.77377943333" calcext:value-type="float">
            <text:p>1032,7737794333</text:p>
          </table:table-cell>
          <table:table-cell table:style-name="ce1" table:formula="of:=AVERAGE([C4.G5:.G34])" office:value-type="float" office:value="0.166666666666667" calcext:value-type="float">
            <text:p>0,1666666667</text:p>
          </table:table-cell>
          <table:table-cell table:style-name="ce15" table:formula="of:=AVERAGE([C4.H5:.H34])" office:value-type="float" office:value="8.35003313333333" calcext:value-type="float">
            <text:p>8,3500331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J5:.J34])" office:value-type="float" office:value="1003.89393316667" calcext:value-type="float">
            <text:p>1003,8939331667</text:p>
          </table:table-cell>
          <table:table-cell table:style-name="ce1" table:formula="of:=AVERAGE([C4.K5:.K34])" office:value-type="float" office:value="0.333333333333333" calcext:value-type="float">
            <text:p>0,3333333333</text:p>
          </table:table-cell>
          <table:table-cell table:style-name="ce15" table:formula="of:=AVERAGE([C4.L5:.L34])" office:value-type="float" office:value="15.2912333" calcext:value-type="float">
            <text:p>15,2912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4.N5:.N34])" office:value-type="float" office:value="1001.45062863333" calcext:value-type="float">
            <text:p>1001,4506286333</text:p>
          </table:table-cell>
          <table:table-cell table:style-name="ce1" table:formula="of:=AVERAGE([C4.O5:.O34])" office:value-type="float" office:value="0.366666666666667" calcext:value-type="float">
            <text:p>0,3666666667</text:p>
          </table:table-cell>
          <table:table-cell table:style-name="ce15" table:formula="of:=AVERAGE([C4.P5:.P34])" office:value-type="float" office:value="26.8241998" calcext:value-type="float">
            <text:p>26,8241998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4.B5:.B34])" office:value-type="float" office:value="998.3545225" calcext:value-type="float">
            <text:p>998,3545225</text:p>
          </table:table-cell>
          <table:table-cell table:style-name="ce1" table:formula="of:=MEDIAN([C4.C5:.C34])" office:value-type="float" office:value="0" calcext:value-type="float">
            <text:p>0</text:p>
          </table:table-cell>
          <table:table-cell table:style-name="ce15" table:formula="of:=MEDIAN([C4.D5:.D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F5:.F34])" office:value-type="float" office:value="1041.709595" calcext:value-type="float">
            <text:p>1041,709595</text:p>
          </table:table-cell>
          <table:table-cell table:style-name="ce1" table:formula="of:=MEDIAN([C4.G5:.G34])" office:value-type="float" office:value="0" calcext:value-type="float">
            <text:p>0</text:p>
          </table:table-cell>
          <table:table-cell table:style-name="ce15" table:formula="of:=MEDIAN([C4.H5:.H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J5:.J34])" office:value-type="float" office:value="1011.174988" calcext:value-type="float">
            <text:p>1011,174988</text:p>
          </table:table-cell>
          <table:table-cell table:style-name="ce1" table:formula="of:=MEDIAN([C4.K5:.K34])" office:value-type="float" office:value="0" calcext:value-type="float">
            <text:p>0</text:p>
          </table:table-cell>
          <table:table-cell table:style-name="ce15" table:formula="of:=MEDIAN([C4.L5:.L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4.N5:.N34])" office:value-type="float" office:value="964.3614805" calcext:value-type="float">
            <text:p>964,3614805</text:p>
          </table:table-cell>
          <table:table-cell table:style-name="ce1" table:formula="of:=MEDIAN([C4.O5:.O34])" office:value-type="float" office:value="0" calcext:value-type="float">
            <text:p>0</text:p>
          </table:table-cell>
          <table:table-cell table:style-name="ce15" table:formula="of:=MEDIAN([C4.P5:.P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4.B5:.B34])" office:value-type="float" office:value="125.870628258269" calcext:value-type="float">
            <text:p>125,8706282583</text:p>
          </table:table-cell>
          <table:table-cell table:style-name="ce11" table:formula="of:=STDEV([C4.C5:.C34])" office:value-type="float" office:value="0.773854362727667" calcext:value-type="float">
            <text:p>0,7738543627</text:p>
          </table:table-cell>
          <table:table-cell table:style-name="ce16" table:formula="of:=STDEV([C4.D5:.D34])" office:value-type="float" office:value="30.2628367782507" calcext:value-type="float">
            <text:p>30,262836778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F5:.F34])" office:value-type="float" office:value="118.409329426594" calcext:value-type="float">
            <text:p>118,4093294266</text:p>
          </table:table-cell>
          <table:table-cell table:style-name="ce11" table:formula="of:=STDEV([C4.G5:.G34])" office:value-type="float" office:value="0.379049021789452" calcext:value-type="float">
            <text:p>0,3790490218</text:p>
          </table:table-cell>
          <table:table-cell table:style-name="ce16" table:formula="of:=STDEV([C4.H5:.H34])" office:value-type="float" office:value="21.4734986238203" calcext:value-type="float">
            <text:p>21,473498623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J5:.J34])" office:value-type="float" office:value="108.828809114826" calcext:value-type="float">
            <text:p>108,8288091148</text:p>
          </table:table-cell>
          <table:table-cell table:style-name="ce11" table:formula="of:=STDEV([C4.K5:.K34])" office:value-type="float" office:value="0.546672273590534" calcext:value-type="float">
            <text:p>0,5466722736</text:p>
          </table:table-cell>
          <table:table-cell table:style-name="ce16" table:formula="of:=STDEV([C4.L5:.L34])" office:value-type="float" office:value="42.3852162350503" calcext:value-type="float">
            <text:p>42,385216235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4.N5:.N34])" office:value-type="float" office:value="163.087844103799" calcext:value-type="float">
            <text:p>163,0878441038</text:p>
          </table:table-cell>
          <table:table-cell table:style-name="ce11" table:formula="of:=STDEV([C4.O5:.O34])" office:value-type="float" office:value="0.668675135459372" calcext:value-type="float">
            <text:p>0,6686751355</text:p>
          </table:table-cell>
          <table:table-cell table:style-name="ce16" table:formula="of:=STDEV([C4.P5:.P34])" office:value-type="float" office:value="54.74401729797" calcext:value-type="float">
            <text:p>54,744017298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)" office:value-type="float" office:value="1012.81955365833" calcext:value-type="float">
            <text:p>1012,8195536583</text:p>
          </table:table-cell>
          <table:table-cell table:formula="of:=STDEV([.B5:.B14];[.F5:.F14];[.J5:.J14];[.N5:.N14])" office:value-type="float" office:value="114.061301035127" calcext:value-type="float">
            <text:p>114,0613010351</text:p>
          </table:table-cell>
          <table:table-cell table:style-name="Default" table:formula="of:=COUNT([.B5:.B14];[.F5:.F14];[.J5:.J14];[.N5:.N14];[.R5:.R14];[.V5:.V14];[.Z5:.Z14];[.AD5:.AD14];[.AH5:.AH14])" office:value-type="float" office:value="40" calcext:value-type="float">
            <text:p>40</text:p>
          </table:table-cell>
          <table:table-cell table:style-name="Default" table:formula="of:=2*[.C40]/SQRT([.D40])" office:value-type="float" office:value="36.0693504153121" calcext:value-type="float">
            <text:p>36,069350415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)" office:value-type="float" office:value="0.325" calcext:value-type="float">
            <text:p>0,325</text:p>
          </table:table-cell>
          <table:table-cell table:formula="of:=STDEV([.C5:.C14];[.G5:.G14];[.K5:.K14];[.O5:.O14])" office:value-type="float" office:value="0.662164283589457" calcext:value-type="float">
            <text:p>0,6621642836</text:p>
          </table:table-cell>
          <table:table-cell table:style-name="ce17" table:formula="of:=COUNT([.C5:.C14];[.G5:.G14];[.K5:.K14];[.O5:.O14];[.S5:.S14];[.W5:.W14];[.AA5:.AA14];[.AE5:.AE14];[.AI5:.AI14])" office:value-type="float" office:value="40" calcext:value-type="float">
            <text:p>40</text:p>
          </table:table-cell>
          <table:table-cell table:style-name="Default" table:formula="of:=2*[.C41]/SQRT([.D41])" office:value-type="float" office:value="0.209394732135634" calcext:value-type="float">
            <text:p>0,209394732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)" office:value-type="float" office:value="16.2964332" calcext:value-type="float">
            <text:p>16,2964332</text:p>
          </table:table-cell>
          <table:table-cell table:formula="of:=STDEV([.D5:.D14];[.H5:.H14];[.L5:.L14];[.P5:.P14])" office:value-type="float" office:value="43.9916504486855" calcext:value-type="float">
            <text:p>43,9916504487</text:p>
          </table:table-cell>
          <table:table-cell table:style-name="Default" table:formula="of:=COUNT([.D5:.D14];[.H5:.H14];[.L5:.L14];[.P5:.P14];[.T5:.T14];[.X5:.X14];[.AB5:.AB14];[.AF5:.AF14];[.AJ5:.AJ14])" office:value-type="float" office:value="40" calcext:value-type="float">
            <text:p>40</text:p>
          </table:table-cell>
          <table:table-cell table:style-name="Default" table:formula="of:=2*[.C42]/SQRT([.D42])" office:value-type="float" office:value="13.9113813447814" calcext:value-type="float">
            <text:p>13,91138134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5" table:style-name="ta1">
        <table:table-column table:style-name="co2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row table:style-name="ro1" table:number-rows-repeated="2">
          <table:table-cell table:style-name="Default"/>
          <table:table-cell table:number-columns-repeated="19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5543" calcext:value-type="float">
            <text:p>155543</text:p>
          </table:table-cell>
          <table:table-cell office:value-type="float" office:value="1136.741089" calcext:value-type="float">
            <text:p>1136,7410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875.072021" calcext:value-type="float">
            <text:p>875,072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1032.188965" calcext:value-type="float">
            <text:p>1032,18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543" calcext:value-type="float">
            <text:p>155543</text:p>
          </table:table-cell>
          <table:table-cell office:value-type="float" office:value="920.517029" calcext:value-type="float">
            <text:p>920,517029</text:p>
          </table:table-cell>
          <table:table-cell office:value-type="float" office:value="2" calcext:value-type="float">
            <text:p>2</text:p>
          </table:table-cell>
          <table:table-cell office:value-type="float" office:value="139.01799" calcext:value-type="float">
            <text:p>139,01799</text:p>
          </table:table-cell>
          <table:table-cell office:value-type="float" office:value="155543" calcext:value-type="float">
            <text:p>155543</text:p>
          </table:table-cell>
          <table:table-cell office:value-type="float" office:value="1082.557007" calcext:value-type="float">
            <text:p>1082,557007</text:p>
          </table:table-cell>
          <table:table-cell office:value-type="float" office:value="3" calcext:value-type="float">
            <text:p>3</text:p>
          </table:table-cell>
          <table:table-cell office:value-type="float" office:value="211.088989" calcext:value-type="float">
            <text:p>211,088989</text:p>
          </table:table-cell>
        </table:table-row>
        <table:table-row table:style-name="ro1">
          <table:table-cell office:value-type="float" office:value="155856" calcext:value-type="float">
            <text:p>155856</text:p>
          </table:table-cell>
          <table:table-cell office:value-type="float" office:value="871.832031" calcext:value-type="float">
            <text:p>871,83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56" calcext:value-type="float">
            <text:p>155856</text:p>
          </table:table-cell>
          <table:table-cell office:value-type="float" office:value="985.156982" calcext:value-type="float">
            <text:p>985,156982</text:p>
          </table:table-cell>
          <table:table-cell office:value-type="float" office:value="2" calcext:value-type="float">
            <text:p>2</text:p>
          </table:table-cell>
          <table:table-cell office:value-type="float" office:value="137.763992" calcext:value-type="float">
            <text:p>137,763992</text:p>
          </table:table-cell>
          <table:table-cell office:value-type="float" office:value="155856" calcext:value-type="float">
            <text:p>155856</text:p>
          </table:table-cell>
          <table:table-cell office:value-type="float" office:value="996.026001" calcext:value-type="float">
            <text:p>996,026001</text:p>
          </table:table-cell>
          <table:table-cell office:value-type="float" office:value="4" calcext:value-type="float">
            <text:p>4</text:p>
          </table:table-cell>
          <table:table-cell office:value-type="float" office:value="153.299011" calcext:value-type="float">
            <text:p>153,299011</text:p>
          </table:table-cell>
          <table:table-cell office:value-type="float" office:value="155856" calcext:value-type="float">
            <text:p>155856</text:p>
          </table:table-cell>
          <table:table-cell office:value-type="float" office:value="905.778015" calcext:value-type="float">
            <text:p>905,778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856" calcext:value-type="float">
            <text:p>155856</text:p>
          </table:table-cell>
          <table:table-cell office:value-type="float" office:value="898.674011" calcext:value-type="float">
            <text:p>898,674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35" calcext:value-type="float">
            <text:p>160035</text:p>
          </table:table-cell>
          <table:table-cell office:value-type="float" office:value="976.851013" calcext:value-type="float">
            <text:p>976,851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35" calcext:value-type="float">
            <text:p>160035</text:p>
          </table:table-cell>
          <table:table-cell office:value-type="float" office:value="1020.894043" calcext:value-type="float">
            <text:p>1020,894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035" calcext:value-type="float">
            <text:p>160035</text:p>
          </table:table-cell>
          <table:table-cell office:value-type="float" office:value="966.531982" calcext:value-type="float">
            <text:p>966,531982</text:p>
          </table:table-cell>
          <table:table-cell office:value-type="float" office:value="1" calcext:value-type="float">
            <text:p>1</text:p>
          </table:table-cell>
          <table:table-cell office:value-type="float" office:value="38.500999" calcext:value-type="float">
            <text:p>38,500999</text:p>
          </table:table-cell>
          <table:table-cell office:value-type="float" office:value="160035" calcext:value-type="float">
            <text:p>160035</text:p>
          </table:table-cell>
          <table:table-cell office:value-type="float" office:value="895.901978" calcext:value-type="float">
            <text:p>895,901978</text:p>
          </table:table-cell>
          <table:table-cell office:value-type="float" office:value="2" calcext:value-type="float">
            <text:p>2</text:p>
          </table:table-cell>
          <table:table-cell office:value-type="float" office:value="147.498001" calcext:value-type="float">
            <text:p>147,498001</text:p>
          </table:table-cell>
          <table:table-cell office:value-type="float" office:value="160035" calcext:value-type="float">
            <text:p>160035</text:p>
          </table:table-cell>
          <table:table-cell office:value-type="float" office:value="842.018005" calcext:value-type="float">
            <text:p>842,018005</text:p>
          </table:table-cell>
          <table:table-cell office:value-type="float" office:value="1" calcext:value-type="float">
            <text:p>1</text:p>
          </table:table-cell>
          <table:table-cell office:value-type="float" office:value="42.931" calcext:value-type="float">
            <text:p>42,931</text:p>
          </table:table-cell>
        </table:table-row>
        <table:table-row table:style-name="ro1">
          <table:table-cell office:value-type="float" office:value="160215" calcext:value-type="float">
            <text:p>160215</text:p>
          </table:table-cell>
          <table:table-cell office:value-type="float" office:value="938.848022" calcext:value-type="float">
            <text:p>938,848022</text:p>
          </table:table-cell>
          <table:table-cell office:value-type="float" office:value="2" calcext:value-type="float">
            <text:p>2</text:p>
          </table:table-cell>
          <table:table-cell office:value-type="float" office:value="78.471001" calcext:value-type="float">
            <text:p>78,471001</text:p>
          </table:table-cell>
          <table:table-cell office:value-type="float" office:value="160215" calcext:value-type="float">
            <text:p>160215</text:p>
          </table:table-cell>
          <table:table-cell office:value-type="float" office:value="990.960999" calcext:value-type="float">
            <text:p>990,960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15" calcext:value-type="float">
            <text:p>160215</text:p>
          </table:table-cell>
          <table:table-cell office:value-type="float" office:value="1093.99292" calcext:value-type="float">
            <text:p>1093,99292</text:p>
          </table:table-cell>
          <table:table-cell office:value-type="float" office:value="1" calcext:value-type="float">
            <text:p>1</text:p>
          </table:table-cell>
          <table:table-cell office:value-type="float" office:value="41.908001" calcext:value-type="float">
            <text:p>41,908001</text:p>
          </table:table-cell>
          <table:table-cell office:value-type="float" office:value="160215" calcext:value-type="float">
            <text:p>160215</text:p>
          </table:table-cell>
          <table:table-cell office:value-type="float" office:value="952.252991" calcext:value-type="float">
            <text:p>952,252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215" calcext:value-type="float">
            <text:p>160215</text:p>
          </table:table-cell>
          <table:table-cell office:value-type="float" office:value="825.546997" calcext:value-type="float">
            <text:p>825,546997</text:p>
          </table:table-cell>
          <table:table-cell office:value-type="float" office:value="1" calcext:value-type="float">
            <text:p>1</text:p>
          </table:table-cell>
          <table:table-cell office:value-type="float" office:value="271.571014" calcext:value-type="float">
            <text:p>271,571014</text:p>
          </table:table-cell>
        </table:table-row>
        <table:table-row table:style-name="ro1">
          <table:table-cell office:value-type="float" office:value="160356" calcext:value-type="float">
            <text:p>160356</text:p>
          </table:table-cell>
          <table:table-cell office:value-type="float" office:value="931.690979" calcext:value-type="float">
            <text:p>931,690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787.192993" calcext:value-type="float">
            <text:p>787,192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983.130005" calcext:value-type="float">
            <text:p>983,130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356" calcext:value-type="float">
            <text:p>160356</text:p>
          </table:table-cell>
          <table:table-cell office:value-type="float" office:value="1068.657959" calcext:value-type="float">
            <text:p>1068,657959</text:p>
          </table:table-cell>
          <table:table-cell office:value-type="float" office:value="1" calcext:value-type="float">
            <text:p>1</text:p>
          </table:table-cell>
          <table:table-cell office:value-type="float" office:value="39.222" calcext:value-type="float">
            <text:p>39,222</text:p>
          </table:table-cell>
          <table:table-cell office:value-type="float" office:value="160356" calcext:value-type="float">
            <text:p>160356</text:p>
          </table:table-cell>
          <table:table-cell office:value-type="float" office:value="903.69397" calcext:value-type="float">
            <text:p>903,69397</text:p>
          </table:table-cell>
          <table:table-cell office:value-type="float" office:value="1" calcext:value-type="float">
            <text:p>1</text:p>
          </table:table-cell>
          <table:table-cell office:value-type="float" office:value="110.032997" calcext:value-type="float">
            <text:p>110,032997</text:p>
          </table:table-cell>
        </table:table-row>
        <table:table-row table:style-name="ro1">
          <table:table-cell office:value-type="float" office:value="160809" calcext:value-type="float">
            <text:p>160809</text:p>
          </table:table-cell>
          <table:table-cell office:value-type="float" office:value="1081.490967" calcext:value-type="float">
            <text:p>1081,490967</text:p>
          </table:table-cell>
          <table:table-cell office:value-type="float" office:value="63" calcext:value-type="float">
            <text:p>63</text:p>
          </table:table-cell>
          <table:table-cell office:value-type="float" office:value="1242.984985" calcext:value-type="float">
            <text:p>1242,984985</text:p>
          </table:table-cell>
          <table:table-cell office:value-type="float" office:value="160809" calcext:value-type="float">
            <text:p>160809</text:p>
          </table:table-cell>
          <table:table-cell office:value-type="float" office:value="1306.184082" calcext:value-type="float">
            <text:p>1306,1840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09" calcext:value-type="float">
            <text:p>160809</text:p>
          </table:table-cell>
          <table:table-cell office:value-type="float" office:value="1116.776001" calcext:value-type="float">
            <text:p>1116,776001</text:p>
          </table:table-cell>
          <table:table-cell office:value-type="float" office:value="74" calcext:value-type="float">
            <text:p>74</text:p>
          </table:table-cell>
          <table:table-cell office:value-type="float" office:value="1525.887207" calcext:value-type="float">
            <text:p>1525,887207</text:p>
          </table:table-cell>
          <table:table-cell office:value-type="float" office:value="160809" calcext:value-type="float">
            <text:p>160809</text:p>
          </table:table-cell>
          <table:table-cell office:value-type="float" office:value="1319.119019" calcext:value-type="float">
            <text:p>1319,119019</text:p>
          </table:table-cell>
          <table:table-cell office:value-type="float" office:value="88" calcext:value-type="float">
            <text:p>88</text:p>
          </table:table-cell>
          <table:table-cell office:value-type="float" office:value="1723.995239" calcext:value-type="float">
            <text:p>1723,995239</text:p>
          </table:table-cell>
          <table:table-cell office:value-type="float" office:value="160809" calcext:value-type="float">
            <text:p>160809</text:p>
          </table:table-cell>
          <table:table-cell office:value-type="float" office:value="1057.374023" calcext:value-type="float">
            <text:p>1057,374023</text:p>
          </table:table-cell>
          <table:table-cell office:value-type="float" office:value="11" calcext:value-type="float">
            <text:p>11</text:p>
          </table:table-cell>
          <table:table-cell office:value-type="float" office:value="418.169006" calcext:value-type="float">
            <text:p>418,169006</text:p>
          </table:table-cell>
        </table:table-row>
        <table:table-row table:style-name="ro1"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949" calcext:value-type="float">
            <text:p>16094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29" calcext:value-type="float">
            <text:p>161029</text:p>
          </table:table-cell>
          <table:table-cell office:value-type="float" office:value="1097.394897" calcext:value-type="float">
            <text:p>1097,394897</text:p>
          </table:table-cell>
          <table:table-cell office:value-type="float" office:value="74" calcext:value-type="float">
            <text:p>74</text:p>
          </table:table-cell>
          <table:table-cell office:value-type="float" office:value="1496.380005" calcext:value-type="float">
            <text:p>1496,380005</text:p>
          </table:table-cell>
          <table:table-cell office:value-type="float" office:value="161029" calcext:value-type="float">
            <text:p>161029</text:p>
          </table:table-cell>
          <table:table-cell office:value-type="float" office:value="1210.13501" calcext:value-type="float">
            <text:p>1210,13501</text:p>
          </table:table-cell>
          <table:table-cell office:value-type="float" office:value="18" calcext:value-type="float">
            <text:p>18</text:p>
          </table:table-cell>
          <table:table-cell office:value-type="float" office:value="587.987976" calcext:value-type="float">
            <text:p>587,987976</text:p>
          </table:table-cell>
          <table:table-cell office:value-type="float" office:value="161029" calcext:value-type="float">
            <text:p>161029</text:p>
          </table:table-cell>
          <table:table-cell office:value-type="float" office:value="1421.394897" calcext:value-type="float">
            <text:p>1421,394897</text:p>
          </table:table-cell>
          <table:table-cell office:value-type="float" office:value="1" calcext:value-type="float">
            <text:p>1</text:p>
          </table:table-cell>
          <table:table-cell office:value-type="float" office:value="95.521004" calcext:value-type="float">
            <text:p>95,521004</text:p>
          </table:table-cell>
          <table:table-cell office:value-type="float" office:value="161029" calcext:value-type="float">
            <text:p>161029</text:p>
          </table:table-cell>
          <table:table-cell office:value-type="float" office:value="1114.23999" calcext:value-type="float">
            <text:p>1114,23999</text:p>
          </table:table-cell>
          <table:table-cell office:value-type="float" office:value="48" calcext:value-type="float">
            <text:p>48</text:p>
          </table:table-cell>
          <table:table-cell office:value-type="float" office:value="1350.154053" calcext:value-type="float">
            <text:p>1350,154053</text:p>
          </table:table-cell>
          <table:table-cell office:value-type="float" office:value="161029" calcext:value-type="float">
            <text:p>161029</text:p>
          </table:table-cell>
          <table:table-cell office:value-type="float" office:value="1252.060059" calcext:value-type="float">
            <text:p>1252,060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212" calcext:value-type="float">
            <text:p>161212</text:p>
          </table:table-cell>
          <table:table-cell office:value-type="float" office:value="850.233032" calcext:value-type="float">
            <text:p>850,233032</text:p>
          </table:table-cell>
          <table:table-cell office:value-type="float" office:value="37" calcext:value-type="float">
            <text:p>37</text:p>
          </table:table-cell>
          <table:table-cell office:value-type="float" office:value="2085.931885" calcext:value-type="float">
            <text:p>2085,931885</text:p>
          </table:table-cell>
          <table:table-cell office:value-type="float" office:value="161212" calcext:value-type="float">
            <text:p>161212</text:p>
          </table:table-cell>
          <table:table-cell office:value-type="float" office:value="927.390991" calcext:value-type="float">
            <text:p>927,390991</text:p>
          </table:table-cell>
          <table:table-cell office:value-type="float" office:value="1" calcext:value-type="float">
            <text:p>1</text:p>
          </table:table-cell>
          <table:table-cell office:value-type="float" office:value="60.830002" calcext:value-type="float">
            <text:p>60,830002</text:p>
          </table:table-cell>
          <table:table-cell office:value-type="float" office:value="161212" calcext:value-type="float">
            <text:p>161212</text:p>
          </table:table-cell>
          <table:table-cell office:value-type="float" office:value="914.157959" calcext:value-type="float">
            <text:p>914,157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212" calcext:value-type="float">
            <text:p>161212</text:p>
          </table:table-cell>
          <table:table-cell office:value-type="float" office:value="879.583984" calcext:value-type="float">
            <text:p>879,583984</text:p>
          </table:table-cell>
          <table:table-cell office:value-type="float" office:value="1" calcext:value-type="float">
            <text:p>1</text:p>
          </table:table-cell>
          <table:table-cell office:value-type="float" office:value="15.812" calcext:value-type="float">
            <text:p>15,812</text:p>
          </table:table-cell>
          <table:table-cell office:value-type="float" office:value="161212" calcext:value-type="float">
            <text:p>161212</text:p>
          </table:table-cell>
          <table:table-cell office:value-type="float" office:value="948.515015" calcext:value-type="float">
            <text:p>948,515015</text:p>
          </table:table-cell>
          <table:table-cell office:value-type="float" office:value="2" calcext:value-type="float">
            <text:p>2</text:p>
          </table:table-cell>
          <table:table-cell office:value-type="float" office:value="185.845993" calcext:value-type="float">
            <text:p>185,845993</text:p>
          </table:table-cell>
        </table:table-row>
        <table:table-row table:style-name="ro1">
          <table:table-cell office:value-type="float" office:value="161459" calcext:value-type="float">
            <text:p>161459</text:p>
          </table:table-cell>
          <table:table-cell office:value-type="float" office:value="1034.098999" calcext:value-type="float">
            <text:p>1034,098999</text:p>
          </table:table-cell>
          <table:table-cell office:value-type="float" office:value="37" calcext:value-type="float">
            <text:p>37</text:p>
          </table:table-cell>
          <table:table-cell office:value-type="float" office:value="1117.585938" calcext:value-type="float">
            <text:p>1117,585938</text:p>
          </table:table-cell>
          <table:table-cell office:value-type="float" office:value="161459" calcext:value-type="float">
            <text:p>161459</text:p>
          </table:table-cell>
          <table:table-cell office:value-type="float" office:value="1115.476929" calcext:value-type="float">
            <text:p>1115,4769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459" calcext:value-type="float">
            <text:p>161459</text:p>
          </table:table-cell>
          <table:table-cell office:value-type="float" office:value="1090.942993" calcext:value-type="float">
            <text:p>1090,942993</text:p>
          </table:table-cell>
          <table:table-cell office:value-type="float" office:value="15" calcext:value-type="float">
            <text:p>15</text:p>
          </table:table-cell>
          <table:table-cell office:value-type="float" office:value="275.51001" calcext:value-type="float">
            <text:p>275,51001</text:p>
          </table:table-cell>
          <table:table-cell office:value-type="float" office:value="161459" calcext:value-type="float">
            <text:p>161459</text:p>
          </table:table-cell>
          <table:table-cell office:value-type="float" office:value="1340.283081" calcext:value-type="float">
            <text:p>1340,283081</text:p>
          </table:table-cell>
          <table:table-cell office:value-type="float" office:value="68" calcext:value-type="float">
            <text:p>68</text:p>
          </table:table-cell>
          <table:table-cell office:value-type="float" office:value="1694.160156" calcext:value-type="float">
            <text:p>1694,160156</text:p>
          </table:table-cell>
          <table:table-cell office:value-type="float" office:value="161459" calcext:value-type="float">
            <text:p>161459</text:p>
          </table:table-cell>
          <table:table-cell office:value-type="float" office:value="979.690002" calcext:value-type="float">
            <text:p>979,690002</text:p>
          </table:table-cell>
          <table:table-cell office:value-type="float" office:value="78" calcext:value-type="float">
            <text:p>78</text:p>
          </table:table-cell>
          <table:table-cell office:value-type="float" office:value="2297.468994" calcext:value-type="float">
            <text:p>2297,468994</text:p>
          </table:table-cell>
        </table:table-row>
        <table:table-row table:style-name="ro1">
          <table:table-cell office:value-type="float" office:value="121107" calcext:value-type="float">
            <text:p>121107</text:p>
          </table:table-cell>
          <table:table-cell office:value-type="float" office:value="784.270996" calcext:value-type="float">
            <text:p>784,270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107" calcext:value-type="float">
            <text:p>121107</text:p>
          </table:table-cell>
          <table:table-cell office:value-type="float" office:value="689.520996" calcext:value-type="float">
            <text:p>689,520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107" calcext:value-type="float">
            <text:p>121107</text:p>
          </table:table-cell>
          <table:table-cell office:value-type="float" office:value="821.953003" calcext:value-type="float">
            <text:p>821,953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107" calcext:value-type="float">
            <text:p>121107</text:p>
          </table:table-cell>
          <table:table-cell office:value-type="float" office:value="760.393005" calcext:value-type="float">
            <text:p>760,393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107" calcext:value-type="float">
            <text:p>121107</text:p>
          </table:table-cell>
          <table:table-cell office:value-type="float" office:value="791.838989" calcext:value-type="float">
            <text:p>791,838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241" calcext:value-type="float">
            <text:p>121241</text:p>
          </table:table-cell>
          <table:table-cell office:value-type="float" office:value="680.041016" calcext:value-type="float">
            <text:p>680,04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41" calcext:value-type="float">
            <text:p>121241</text:p>
          </table:table-cell>
          <table:table-cell office:value-type="float" office:value="802.847046" calcext:value-type="float">
            <text:p>802,847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41" calcext:value-type="float">
            <text:p>121241</text:p>
          </table:table-cell>
          <table:table-cell office:value-type="float" office:value="717.291016" calcext:value-type="float">
            <text:p>717,29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41" calcext:value-type="float">
            <text:p>121241</text:p>
          </table:table-cell>
          <table:table-cell office:value-type="float" office:value="780.007996" calcext:value-type="float">
            <text:p>780,007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241" calcext:value-type="float">
            <text:p>121241</text:p>
          </table:table-cell>
          <table:table-cell office:value-type="float" office:value="794.625977" calcext:value-type="float">
            <text:p>794,625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822" calcext:value-type="float">
            <text:p>130822</text:p>
          </table:table-cell>
          <table:table-cell office:value-type="float" office:value="728.313965" calcext:value-type="float">
            <text:p>728,313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22" calcext:value-type="float">
            <text:p>130822</text:p>
          </table:table-cell>
          <table:table-cell office:value-type="float" office:value="716.059998" calcext:value-type="float">
            <text:p>716,05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22" calcext:value-type="float">
            <text:p>130822</text:p>
          </table:table-cell>
          <table:table-cell office:value-type="float" office:value="728.842041" calcext:value-type="float">
            <text:p>728,842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22" calcext:value-type="float">
            <text:p>130822</text:p>
          </table:table-cell>
          <table:table-cell office:value-type="float" office:value="769.924011" calcext:value-type="float">
            <text:p>769,924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822" calcext:value-type="float">
            <text:p>130822</text:p>
          </table:table-cell>
          <table:table-cell office:value-type="float" office:value="661.340027" calcext:value-type="float">
            <text:p>661,340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126" calcext:value-type="float">
            <text:p>135126</text:p>
          </table:table-cell>
          <table:table-cell office:value-type="float" office:value="902.149963" calcext:value-type="float">
            <text:p>902,149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6" calcext:value-type="float">
            <text:p>135126</text:p>
          </table:table-cell>
          <table:table-cell office:value-type="float" office:value="832.764038" calcext:value-type="float">
            <text:p>832,764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6" calcext:value-type="float">
            <text:p>135126</text:p>
          </table:table-cell>
          <table:table-cell office:value-type="float" office:value="810.359009" calcext:value-type="float">
            <text:p>810,359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6" calcext:value-type="float">
            <text:p>135126</text:p>
          </table:table-cell>
          <table:table-cell office:value-type="float" office:value="819.555969" calcext:value-type="float">
            <text:p>819,555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126" calcext:value-type="float">
            <text:p>135126</text:p>
          </table:table-cell>
          <table:table-cell office:value-type="float" office:value="865.810974" calcext:value-type="float">
            <text:p>865,810974</text:p>
          </table:table-cell>
          <table:table-cell office:value-type="float" office:value="1" calcext:value-type="float">
            <text:p>1</text:p>
          </table:table-cell>
          <table:table-cell office:value-type="float" office:value="53.293999" calcext:value-type="float">
            <text:p>53,293999</text:p>
          </table:table-cell>
        </table:table-row>
        <table:table-row table:style-name="ro1">
          <table:table-cell office:value-type="float" office:value="135303" calcext:value-type="float">
            <text:p>135303</text:p>
          </table:table-cell>
          <table:table-cell office:value-type="float" office:value="953.325989" calcext:value-type="float">
            <text:p>953,325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03" calcext:value-type="float">
            <text:p>135303</text:p>
          </table:table-cell>
          <table:table-cell office:value-type="float" office:value="675.971985" calcext:value-type="float">
            <text:p>675,971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03" calcext:value-type="float">
            <text:p>135303</text:p>
          </table:table-cell>
          <table:table-cell office:value-type="float" office:value="674.835999" calcext:value-type="float">
            <text:p>674,83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03" calcext:value-type="float">
            <text:p>135303</text:p>
          </table:table-cell>
          <table:table-cell office:value-type="float" office:value="881.064026" calcext:value-type="float">
            <text:p>881,064026</text:p>
          </table:table-cell>
          <table:table-cell office:value-type="float" office:value="1" calcext:value-type="float">
            <text:p>1</text:p>
          </table:table-cell>
          <table:table-cell office:value-type="float" office:value="41.731998" calcext:value-type="float">
            <text:p>41,731998</text:p>
          </table:table-cell>
          <table:table-cell office:value-type="float" office:value="135303" calcext:value-type="float">
            <text:p>135303</text:p>
          </table:table-cell>
          <table:table-cell office:value-type="float" office:value="754.302979" calcext:value-type="float">
            <text:p>754,302979</text:p>
          </table:table-cell>
          <table:table-cell office:value-type="float" office:value="1" calcext:value-type="float">
            <text:p>1</text:p>
          </table:table-cell>
          <table:table-cell office:value-type="float" office:value="6.889" calcext:value-type="float">
            <text:p>6,889</text:p>
          </table:table-cell>
        </table:table-row>
        <table:table-row table:style-name="ro1">
          <table:table-cell office:value-type="float" office:value="135948" calcext:value-type="float">
            <text:p>135948</text:p>
          </table:table-cell>
          <table:table-cell office:value-type="float" office:value="742.950012" calcext:value-type="float">
            <text:p>742,9500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948" calcext:value-type="float">
            <text:p>135948</text:p>
          </table:table-cell>
          <table:table-cell office:value-type="float" office:value="728.842041" calcext:value-type="float">
            <text:p>728,842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948" calcext:value-type="float">
            <text:p>135948</text:p>
          </table:table-cell>
          <table:table-cell office:value-type="float" office:value="755.27301" calcext:value-type="float">
            <text:p>755,27301</text:p>
          </table:table-cell>
          <table:table-cell office:value-type="float" office:value="1" calcext:value-type="float">
            <text:p>1</text:p>
          </table:table-cell>
          <table:table-cell office:value-type="float" office:value="22.817999" calcext:value-type="float">
            <text:p>22,817999</text:p>
          </table:table-cell>
          <table:table-cell office:value-type="float" office:value="135948" calcext:value-type="float">
            <text:p>135948</text:p>
          </table:table-cell>
          <table:table-cell office:value-type="float" office:value="725.188965" calcext:value-type="float">
            <text:p>725,1889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948" calcext:value-type="float">
            <text:p>135948</text:p>
          </table:table-cell>
          <table:table-cell office:value-type="float" office:value="747.483032" calcext:value-type="float">
            <text:p>747,483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05" calcext:value-type="float">
            <text:p>141205</text:p>
          </table:table-cell>
          <table:table-cell office:value-type="float" office:value="733.703003" calcext:value-type="float">
            <text:p>733,703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205" calcext:value-type="float">
            <text:p>141205</text:p>
          </table:table-cell>
          <table:table-cell office:value-type="float" office:value="717.987" calcext:value-type="float">
            <text:p>717,987</text:p>
          </table:table-cell>
          <table:table-cell office:value-type="float" office:value="1" calcext:value-type="float">
            <text:p>1</text:p>
          </table:table-cell>
          <table:table-cell office:value-type="float" office:value="26.417" calcext:value-type="float">
            <text:p>26,417</text:p>
          </table:table-cell>
          <table:table-cell office:value-type="float" office:value="141205" calcext:value-type="float">
            <text:p>141205</text:p>
          </table:table-cell>
          <table:table-cell office:value-type="float" office:value="820.842041" calcext:value-type="float">
            <text:p>820,842041</text:p>
          </table:table-cell>
          <table:table-cell office:value-type="float" office:value="1" calcext:value-type="float">
            <text:p>1</text:p>
          </table:table-cell>
          <table:table-cell office:value-type="float" office:value="14.026" calcext:value-type="float">
            <text:p>14,026</text:p>
          </table:table-cell>
          <table:table-cell office:value-type="float" office:value="141205" calcext:value-type="float">
            <text:p>141205</text:p>
          </table:table-cell>
          <table:table-cell office:value-type="float" office:value="718.540039" calcext:value-type="float">
            <text:p>718,5400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205" calcext:value-type="float">
            <text:p>141205</text:p>
          </table:table-cell>
          <table:table-cell office:value-type="float" office:value="770.374023" calcext:value-type="float">
            <text:p>770,3740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40" calcext:value-type="float">
            <text:p>141340</text:p>
          </table:table-cell>
          <table:table-cell office:value-type="float" office:value="708.466003" calcext:value-type="float">
            <text:p>708,466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340" calcext:value-type="float">
            <text:p>141340</text:p>
          </table:table-cell>
          <table:table-cell office:value-type="float" office:value="740.332031" calcext:value-type="float">
            <text:p>740,332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340" calcext:value-type="float">
            <text:p>141340</text:p>
          </table:table-cell>
          <table:table-cell office:value-type="float" office:value="746.19696" calcext:value-type="float">
            <text:p>746,19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340" calcext:value-type="float">
            <text:p>141340</text:p>
          </table:table-cell>
          <table:table-cell office:value-type="float" office:value="819.195984" calcext:value-type="float">
            <text:p>819,19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340" calcext:value-type="float">
            <text:p>141340</text:p>
          </table:table-cell>
          <table:table-cell office:value-type="float" office:value="743.063965" calcext:value-type="float">
            <text:p>743,063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514" calcext:value-type="float">
            <text:p>141514</text:p>
          </table:table-cell>
          <table:table-cell office:value-type="float" office:value="691.120056" calcext:value-type="float">
            <text:p>691,120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14" calcext:value-type="float">
            <text:p>141514</text:p>
          </table:table-cell>
          <table:table-cell office:value-type="float" office:value="750.226013" calcext:value-type="float">
            <text:p>750,226013</text:p>
          </table:table-cell>
          <table:table-cell office:value-type="float" office:value="1" calcext:value-type="float">
            <text:p>1</text:p>
          </table:table-cell>
          <table:table-cell office:value-type="float" office:value="36.437" calcext:value-type="float">
            <text:p>36,437</text:p>
          </table:table-cell>
          <table:table-cell office:value-type="float" office:value="141514" calcext:value-type="float">
            <text:p>141514</text:p>
          </table:table-cell>
          <table:table-cell office:value-type="float" office:value="719.515015" calcext:value-type="float">
            <text:p>719,515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514" calcext:value-type="float">
            <text:p>141514</text:p>
          </table:table-cell>
          <table:table-cell office:value-type="float" office:value="851.304016" calcext:value-type="float">
            <text:p>851,304016</text:p>
          </table:table-cell>
          <table:table-cell office:value-type="float" office:value="1" calcext:value-type="float">
            <text:p>1</text:p>
          </table:table-cell>
          <table:table-cell office:value-type="float" office:value="26.411001" calcext:value-type="float">
            <text:p>26,411001</text:p>
          </table:table-cell>
          <table:table-cell office:value-type="float" office:value="141514" calcext:value-type="float">
            <text:p>141514</text:p>
          </table:table-cell>
          <table:table-cell office:value-type="float" office:value="764.169983" calcext:value-type="float">
            <text:p>764,1699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940" calcext:value-type="float">
            <text:p>141940</text:p>
          </table:table-cell>
          <table:table-cell office:value-type="float" office:value="708.708008" calcext:value-type="float">
            <text:p>708,708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40" calcext:value-type="float">
            <text:p>141940</text:p>
          </table:table-cell>
          <table:table-cell office:value-type="float" office:value="715.237976" calcext:value-type="float">
            <text:p>715,237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40" calcext:value-type="float">
            <text:p>141940</text:p>
          </table:table-cell>
          <table:table-cell office:value-type="float" office:value="668.309998" calcext:value-type="float">
            <text:p>668,3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40" calcext:value-type="float">
            <text:p>141940</text:p>
          </table:table-cell>
          <table:table-cell office:value-type="float" office:value="646.73999" calcext:value-type="float">
            <text:p>646,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940" calcext:value-type="float">
            <text:p>141940</text:p>
          </table:table-cell>
          <table:table-cell office:value-type="float" office:value="742.551025" calcext:value-type="float">
            <text:p>742,55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17" calcext:value-type="float">
            <text:p>143117</text:p>
          </table:table-cell>
          <table:table-cell office:value-type="float" office:value="761.260986" calcext:value-type="float">
            <text:p>761,260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117" calcext:value-type="float">
            <text:p>143117</text:p>
          </table:table-cell>
          <table:table-cell office:value-type="float" office:value="673.605957" calcext:value-type="float">
            <text:p>673,6059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117" calcext:value-type="float">
            <text:p>143117</text:p>
          </table:table-cell>
          <table:table-cell office:value-type="float" office:value="762.119019" calcext:value-type="float">
            <text:p>762,119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117" calcext:value-type="float">
            <text:p>143117</text:p>
          </table:table-cell>
          <table:table-cell office:value-type="float" office:value="638.599976" calcext:value-type="float">
            <text:p>638,599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117" calcext:value-type="float">
            <text:p>143117</text:p>
          </table:table-cell>
          <table:table-cell office:value-type="float" office:value="692.106018" calcext:value-type="float">
            <text:p>692,106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06" calcext:value-type="float">
            <text:p>143406</text:p>
          </table:table-cell>
          <table:table-cell office:value-type="float" office:value="759.720032" calcext:value-type="float">
            <text:p>759,72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06" calcext:value-type="float">
            <text:p>143406</text:p>
          </table:table-cell>
          <table:table-cell office:value-type="float" office:value="780.368958" calcext:value-type="float">
            <text:p>780,368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06" calcext:value-type="float">
            <text:p>143406</text:p>
          </table:table-cell>
          <table:table-cell office:value-type="float" office:value="641.78595" calcext:value-type="float">
            <text:p>641,785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06" calcext:value-type="float">
            <text:p>143406</text:p>
          </table:table-cell>
          <table:table-cell office:value-type="float" office:value="714.242981" calcext:value-type="float">
            <text:p>714,2429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06" calcext:value-type="float">
            <text:p>143406</text:p>
          </table:table-cell>
          <table:table-cell office:value-type="float" office:value="699.484985" calcext:value-type="float">
            <text:p>699,4849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540" calcext:value-type="float">
            <text:p>143540</text:p>
          </table:table-cell>
          <table:table-cell office:value-type="float" office:value="797.145996" calcext:value-type="float">
            <text:p>797,145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540" calcext:value-type="float">
            <text:p>143540</text:p>
          </table:table-cell>
          <table:table-cell office:value-type="float" office:value="848.824036" calcext:value-type="float">
            <text:p>848,824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540" calcext:value-type="float">
            <text:p>143540</text:p>
          </table:table-cell>
          <table:table-cell office:value-type="float" office:value="804.322998" calcext:value-type="float">
            <text:p>804,322998</text:p>
          </table:table-cell>
          <table:table-cell office:value-type="float" office:value="1" calcext:value-type="float">
            <text:p>1</text:p>
          </table:table-cell>
          <table:table-cell office:value-type="float" office:value="31.725" calcext:value-type="float">
            <text:p>31,725</text:p>
          </table:table-cell>
          <table:table-cell office:value-type="float" office:value="143540" calcext:value-type="float">
            <text:p>143540</text:p>
          </table:table-cell>
          <table:table-cell office:value-type="float" office:value="802.752014" calcext:value-type="float">
            <text:p>802,75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540" calcext:value-type="float">
            <text:p>143540</text:p>
          </table:table-cell>
          <table:table-cell office:value-type="float" office:value="733.659058" calcext:value-type="float">
            <text:p>733,659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715" calcext:value-type="float">
            <text:p>143715</text:p>
          </table:table-cell>
          <table:table-cell office:value-type="float" office:value="755.312988" calcext:value-type="float">
            <text:p>755,312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15" calcext:value-type="float">
            <text:p>143715</text:p>
          </table:table-cell>
          <table:table-cell office:value-type="float" office:value="799.000977" calcext:value-type="float">
            <text:p>799,000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15" calcext:value-type="float">
            <text:p>143715</text:p>
          </table:table-cell>
          <table:table-cell office:value-type="float" office:value="789.192017" calcext:value-type="float">
            <text:p>789,19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15" calcext:value-type="float">
            <text:p>143715</text:p>
          </table:table-cell>
          <table:table-cell office:value-type="float" office:value="809.911011" calcext:value-type="float">
            <text:p>809,91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715" calcext:value-type="float">
            <text:p>143715</text:p>
          </table:table-cell>
          <table:table-cell office:value-type="float" office:value="822.960999" calcext:value-type="float">
            <text:p>822,960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850" calcext:value-type="float">
            <text:p>143850</text:p>
          </table:table-cell>
          <table:table-cell office:value-type="float" office:value="701.762024" calcext:value-type="float">
            <text:p>701,76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50" calcext:value-type="float">
            <text:p>143850</text:p>
          </table:table-cell>
          <table:table-cell office:value-type="float" office:value="756.114014" calcext:value-type="float">
            <text:p>756,114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50" calcext:value-type="float">
            <text:p>143850</text:p>
          </table:table-cell>
          <table:table-cell office:value-type="float" office:value="769.550049" calcext:value-type="float">
            <text:p>769,5500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50" calcext:value-type="float">
            <text:p>143850</text:p>
          </table:table-cell>
          <table:table-cell office:value-type="float" office:value="713.106995" calcext:value-type="float">
            <text:p>713,106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850" calcext:value-type="float">
            <text:p>143850</text:p>
          </table:table-cell>
          <table:table-cell office:value-type="float" office:value="826.026978" calcext:value-type="float">
            <text:p>826,026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211" calcext:value-type="float">
            <text:p>144211</text:p>
          </table:table-cell>
          <table:table-cell office:value-type="float" office:value="716.08197" calcext:value-type="float">
            <text:p>716,08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11" calcext:value-type="float">
            <text:p>144211</text:p>
          </table:table-cell>
          <table:table-cell office:value-type="float" office:value="669.502991" calcext:value-type="float">
            <text:p>669,502991</text:p>
          </table:table-cell>
          <table:table-cell office:value-type="float" office:value="1" calcext:value-type="float">
            <text:p>1</text:p>
          </table:table-cell>
          <table:table-cell office:value-type="float" office:value="22.531" calcext:value-type="float">
            <text:p>22,531</text:p>
          </table:table-cell>
          <table:table-cell office:value-type="float" office:value="144211" calcext:value-type="float">
            <text:p>144211</text:p>
          </table:table-cell>
          <table:table-cell office:value-type="float" office:value="787.174988" calcext:value-type="float">
            <text:p>787,174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11" calcext:value-type="float">
            <text:p>144211</text:p>
          </table:table-cell>
          <table:table-cell office:value-type="float" office:value="793.231018" calcext:value-type="float">
            <text:p>793,23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11" calcext:value-type="float">
            <text:p>144211</text:p>
          </table:table-cell>
          <table:table-cell office:value-type="float" office:value="824.10199" calcext:value-type="float">
            <text:p>824,10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346" calcext:value-type="float">
            <text:p>144346</text:p>
          </table:table-cell>
          <table:table-cell office:value-type="float" office:value="723.30304" calcext:value-type="float">
            <text:p>723,30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346" calcext:value-type="float">
            <text:p>144346</text:p>
          </table:table-cell>
          <table:table-cell office:value-type="float" office:value="932.309998" calcext:value-type="float">
            <text:p>932,3099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346" calcext:value-type="float">
            <text:p>144346</text:p>
          </table:table-cell>
          <table:table-cell office:value-type="float" office:value="696.835999" calcext:value-type="float">
            <text:p>696,835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346" calcext:value-type="float">
            <text:p>144346</text:p>
          </table:table-cell>
          <table:table-cell office:value-type="float" office:value="687.752014" calcext:value-type="float">
            <text:p>687,752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346" calcext:value-type="float">
            <text:p>144346</text:p>
          </table:table-cell>
          <table:table-cell office:value-type="float" office:value="736.403992" calcext:value-type="float">
            <text:p>736,4039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520" calcext:value-type="float">
            <text:p>144520</text:p>
          </table:table-cell>
          <table:table-cell office:value-type="float" office:value="810.843018" calcext:value-type="float">
            <text:p>810,843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20" calcext:value-type="float">
            <text:p>144520</text:p>
          </table:table-cell>
          <table:table-cell office:value-type="float" office:value="797.674988" calcext:value-type="float">
            <text:p>797,674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20" calcext:value-type="float">
            <text:p>144520</text:p>
          </table:table-cell>
          <table:table-cell office:value-type="float" office:value="712.579041" calcext:value-type="float">
            <text:p>712,5790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20" calcext:value-type="float">
            <text:p>144520</text:p>
          </table:table-cell>
          <table:table-cell office:value-type="float" office:value="757.012024" calcext:value-type="float">
            <text:p>757,01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520" calcext:value-type="float">
            <text:p>144520</text:p>
          </table:table-cell>
          <table:table-cell office:value-type="float" office:value="709.73999" calcext:value-type="float">
            <text:p>709,73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655" calcext:value-type="float">
            <text:p>144655</text:p>
          </table:table-cell>
          <table:table-cell office:value-type="float" office:value="787.671021" calcext:value-type="float">
            <text:p>787,671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55" calcext:value-type="float">
            <text:p>144655</text:p>
          </table:table-cell>
          <table:table-cell office:value-type="float" office:value="743.22699" calcext:value-type="float">
            <text:p>743,226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55" calcext:value-type="float">
            <text:p>144655</text:p>
          </table:table-cell>
          <table:table-cell office:value-type="float" office:value="889.161011" calcext:value-type="float">
            <text:p>889,161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55" calcext:value-type="float">
            <text:p>144655</text:p>
          </table:table-cell>
          <table:table-cell office:value-type="float" office:value="863.725037" calcext:value-type="float">
            <text:p>863,725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655" calcext:value-type="float">
            <text:p>144655</text:p>
          </table:table-cell>
          <table:table-cell office:value-type="float" office:value="723.950989" calcext:value-type="float">
            <text:p>723,950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830" calcext:value-type="float">
            <text:p>144830</text:p>
          </table:table-cell>
          <table:table-cell office:value-type="float" office:value="651.251953" calcext:value-type="float">
            <text:p>651,251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30" calcext:value-type="float">
            <text:p>144830</text:p>
          </table:table-cell>
          <table:table-cell office:value-type="float" office:value="859.915955" calcext:value-type="float">
            <text:p>859,9159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30" calcext:value-type="float">
            <text:p>144830</text:p>
          </table:table-cell>
          <table:table-cell office:value-type="float" office:value="925.531006" calcext:value-type="float">
            <text:p>925,531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30" calcext:value-type="float">
            <text:p>144830</text:p>
          </table:table-cell>
          <table:table-cell office:value-type="float" office:value="796.61499" calcext:value-type="float">
            <text:p>796,61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830" calcext:value-type="float">
            <text:p>144830</text:p>
          </table:table-cell>
          <table:table-cell office:value-type="float" office:value="769.411011" calcext:value-type="float">
            <text:p>769,411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825.175726266667" calcext:value-type="float">
            <text:p>825,1757262667</text:p>
          </table:table-cell>
          <table:table-cell table:style-name="ce1" table:formula="of:=AVERAGE([C6.C5:.C34])" office:value-type="float" office:value="9.13333333333333" calcext:value-type="float">
            <text:p>9,1333333333</text:p>
          </table:table-cell>
          <table:table-cell table:style-name="ce15" table:formula="of:=AVERAGE([C6.D5:.D34])" office:value-type="float" office:value="290.6437541" calcext:value-type="float">
            <text:p>290,643754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818.814937333333" calcext:value-type="float">
            <text:p>818,8149373333</text:p>
          </table:table-cell>
          <table:table-cell table:style-name="ce1" table:formula="of:=AVERAGE([C6.G5:.G34])" office:value-type="float" office:value="8.6" calcext:value-type="float">
            <text:p>8,6</text:p>
          </table:table-cell>
          <table:table-cell table:style-name="ce15" table:formula="of:=AVERAGE([C6.H5:.H34])" office:value-type="float" office:value="209.057316766667" calcext:value-type="float">
            <text:p>209,0573167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833.005837033333" calcext:value-type="float">
            <text:p>833,0058370333</text:p>
          </table:table-cell>
          <table:table-cell table:style-name="ce1" table:formula="of:=AVERAGE([C6.K5:.K34])" office:value-type="float" office:value="1.76666666666667" calcext:value-type="float">
            <text:p>1,7666666667</text:p>
          </table:table-cell>
          <table:table-cell table:style-name="ce15" table:formula="of:=AVERAGE([C6.L5:.L34])" office:value-type="float" office:value="70.2268351666667" calcext:value-type="float">
            <text:p>70,2268351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823.380405766667" calcext:value-type="float">
            <text:p>823,3804057667</text:p>
          </table:table-cell>
          <table:table-cell table:style-name="ce1" table:formula="of:=AVERAGE([C6.O5:.O34])" office:value-type="float" office:value="8.86666666666667" calcext:value-type="float">
            <text:p>8,8666666667</text:p>
          </table:table-cell>
          <table:table-cell table:style-name="ce15" table:formula="of:=AVERAGE([C6.P5:.P34])" office:value-type="float" office:value="214.139674366667" calcext:value-type="float">
            <text:p>214,1396743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823.830794266666" calcext:value-type="float">
            <text:p>823,8307942667</text:p>
          </table:table-cell>
          <table:table-cell table:style-name="ce1" table:formula="of:=AVERAGE([C6.S5:.S34])" office:value-type="float" office:value="7.56666666666667" calcext:value-type="float">
            <text:p>7,5666666667</text:p>
          </table:table-cell>
          <table:table-cell table:style-name="ce15" table:formula="of:=AVERAGE([C6.T5:.T34])" office:value-type="float" office:value="171.3459221" calcext:value-type="float">
            <text:p>171,3459221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803.01001" calcext:value-type="float">
            <text:p>803,01001</text:p>
          </table:table-cell>
          <table:table-cell table:style-name="ce1" table:formula="of:=MEDIAN([C6.C5:.C34])" office:value-type="float" office:value="1" calcext:value-type="float">
            <text:p>1</text:p>
          </table:table-cell>
          <table:table-cell table:style-name="ce15" table:formula="of:=MEDIAN([C6.D5:.D34])" office:value-type="float" office:value="22.1674995" calcext:value-type="float">
            <text:p>22,167499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799.966034" calcext:value-type="float">
            <text:p>799,966034</text:p>
          </table:table-cell>
          <table:table-cell table:style-name="ce1" table:formula="of:=MEDIAN([C6.G5:.G34])" office:value-type="float" office:value="1" calcext:value-type="float">
            <text:p>1</text:p>
          </table:table-cell>
          <table:table-cell table:style-name="ce15" table:formula="of:=MEDIAN([C6.H5:.H34])" office:value-type="float" office:value="33.7930005" calcext:value-type="float">
            <text:p>33,793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786.293518" calcext:value-type="float">
            <text:p>786,293518</text:p>
          </table:table-cell>
          <table:table-cell table:style-name="ce1" table:formula="of:=MEDIAN([C6.K5:.K34])" office:value-type="float" office:value="1" calcext:value-type="float">
            <text:p>1</text:p>
          </table:table-cell>
          <table:table-cell table:style-name="ce15" table:formula="of:=MEDIAN([C6.L5:.L34])" office:value-type="float" office:value="17.693" calcext:value-type="float">
            <text:p>17,693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809.426514" calcext:value-type="float">
            <text:p>809,426514</text:p>
          </table:table-cell>
          <table:table-cell table:style-name="ce1" table:formula="of:=MEDIAN([C6.O5:.O34])" office:value-type="float" office:value="1" calcext:value-type="float">
            <text:p>1</text:p>
          </table:table-cell>
          <table:table-cell table:style-name="ce15" table:formula="of:=MEDIAN([C6.P5:.P34])" office:value-type="float" office:value="26.6064985" calcext:value-type="float">
            <text:p>26,606498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782.286499" calcext:value-type="float">
            <text:p>782,286499</text:p>
          </table:table-cell>
          <table:table-cell table:style-name="ce1" table:formula="of:=MEDIAN([C6.S5:.S34])" office:value-type="float" office:value="0" calcext:value-type="float">
            <text:p>0</text:p>
          </table:table-cell>
          <table:table-cell table:style-name="ce15" table:formula="of:=MEDIAN([C6.T5:.T34])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142.530225632996" calcext:value-type="float">
            <text:p>142,530225633</text:p>
          </table:table-cell>
          <table:table-cell table:style-name="ce11" table:formula="of:=STDEV([C6.C5:.C34])" office:value-type="float" office:value="29.2830813026005" calcext:value-type="float">
            <text:p>29,2830813026</text:p>
          </table:table-cell>
          <table:table-cell table:style-name="ce16" table:formula="of:=STDEV([C6.D5:.D34])" office:value-type="float" office:value="716.194577620867" calcext:value-type="float">
            <text:p>716,194577620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107.84944514993" calcext:value-type="float">
            <text:p>107,8494451499</text:p>
          </table:table-cell>
          <table:table-cell table:style-name="ce11" table:formula="of:=STDEV([C6.G5:.G34])" office:value-type="float" office:value="27.7620430531105" calcext:value-type="float">
            <text:p>27,7620430531</text:p>
          </table:table-cell>
          <table:table-cell table:style-name="ce16" table:formula="of:=STDEV([C6.H5:.H34])" office:value-type="float" office:value="434.89362063852" calcext:value-type="float">
            <text:p>434,893620638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140.398408510753" calcext:value-type="float">
            <text:p>140,3984085108</text:p>
          </table:table-cell>
          <table:table-cell table:style-name="ce11" table:formula="of:=STDEV([C6.K5:.K34])" office:value-type="float" office:value="5.04929720840936" calcext:value-type="float">
            <text:p>5,0492972084</text:p>
          </table:table-cell>
          <table:table-cell table:style-name="ce16" table:formula="of:=STDEV([C6.L5:.L34])" office:value-type="float" office:value="139.162442175866" calcext:value-type="float">
            <text:p>139,162442175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108.427881281175" calcext:value-type="float">
            <text:p>108,4278812812</text:p>
          </table:table-cell>
          <table:table-cell table:style-name="ce11" table:formula="of:=STDEV([C6.O5:.O34])" office:value-type="float" office:value="29.4263936573641" calcext:value-type="float">
            <text:p>29,4263936574</text:p>
          </table:table-cell>
          <table:table-cell table:style-name="ce16" table:formula="of:=STDEV([C6.P5:.P34])" office:value-type="float" office:value="534.724484555802" calcext:value-type="float">
            <text:p>534,724484555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119.409827212763" calcext:value-type="float">
            <text:p>119,4098272128</text:p>
          </table:table-cell>
          <table:table-cell table:style-name="ce11" table:formula="of:=STDEV([C6.S5:.S34])" office:value-type="float" office:value="24.8591665371054" calcext:value-type="float">
            <text:p>24,8591665371</text:p>
          </table:table-cell>
          <table:table-cell table:style-name="ce16" table:formula="of:=STDEV([C6.T5:.T34])" office:value-type="float" office:value="404.822054442031" calcext:value-type="float">
            <text:p>404,822054442</text:p>
          </table:table-cell>
        </table:table-row>
        <table:table-row table:style-name="ro1">
          <table:table-cell table:style-name="Default"/>
          <table:table-cell table:number-columns-repeated="19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office:value-type="string" calcext:value-type="string">
            <text:p>Amostras</text:p>
          </table:table-cell>
          <table:table-cell office:value-type="string" calcext:value-type="string">
            <text:p>Erro padrão</text:p>
          </table:table-cell>
          <table:table-cell table:number-columns-repeated="15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)" office:value-type="float" office:value="824.841540133333" calcext:value-type="float">
            <text:p>824,8415401333</text:p>
          </table:table-cell>
          <table:table-cell table:formula="of:=STDEV([.B5:.B14];[.F5:.F14];[.J5:.J14];[.N5:.N14];[.R5:.R14])" office:value-type="float" office:value="338.66854589045" calcext:value-type="float">
            <text:p>338,6685458905</text:p>
          </table:table-cell>
          <table:table-cell table:formula="of:=COUNT([.B5:.B14];[.F5:.F14];[.J5:.J14];[.N5:.N14];[.R5:.R14];[.V5:.V14];[.Z5:.Z14];[.AD5:.AD14];[.AH5:.AH14])" office:value-type="float" office:value="50" calcext:value-type="float">
            <text:p>50</text:p>
          </table:table-cell>
          <table:table-cell table:formula="of:=2*[.C40]/SQRT([.D40])" office:value-type="float" office:value="95.78993014949" calcext:value-type="float">
            <text:p>95,7899301495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)" office:value-type="float" office:value="7.18666666666667" calcext:value-type="float">
            <text:p>7,1866666667</text:p>
          </table:table-cell>
          <table:table-cell table:formula="of:=STDEV([.C5:.C14];[.G5:.G14];[.K5:.K14];[.O5:.O14];[.S5:.S14])" office:value-type="float" office:value="25.1621760195897" calcext:value-type="float">
            <text:p>25,1621760196</text:p>
          </table:table-cell>
          <table:table-cell table:style-name="ce17" table:formula="of:=COUNT([.C5:.C14];[.G5:.G14];[.K5:.K14];[.O5:.O14];[.S5:.S14];[.W5:.W14];[.AA5:.AA14];[.AE5:.AE14];[.AI5:.AI14])" office:value-type="float" office:value="50" calcext:value-type="float">
            <text:p>50</text:p>
          </table:table-cell>
          <table:table-cell table:formula="of:=2*[.C41]/SQRT([.D41])" office:value-type="float" office:value="7.11693811714457" calcext:value-type="float">
            <text:p>7,1169381171</text:p>
          </table:table-cell>
          <table:table-cell table:number-columns-repeated="15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)" office:value-type="float" office:value="191.0827005" calcext:value-type="float">
            <text:p>191,0827005</text:p>
          </table:table-cell>
          <table:table-cell table:formula="of:=STDEV([.D5:.D14];[.H5:.H14];[.L5:.L14];[.P5:.P14];[.T5:.T14])" office:value-type="float" office:value="628.280412413759" calcext:value-type="float">
            <text:p>628,2804124138</text:p>
          </table:table-cell>
          <table:table-cell table:formula="of:=COUNT([.D5:.D14];[.H5:.H14];[.L5:.L14];[.P5:.P14];[.T5:.T14];[.X5:.X14];[.AB5:.AB14];[.AF5:.AF14];[.AJ5:.AJ14])" office:value-type="float" office:value="50" calcext:value-type="float">
            <text:p>50</text:p>
          </table:table-cell>
          <table:table-cell table:formula="of:=2*[.C42]/SQRT([.D42])" office:value-type="float" office:value="177.70453604178" calcext:value-type="float">
            <text:p>177,7045360418</text:p>
          </table:table-cell>
          <table:table-cell table:number-columns-repeated="15"/>
        </table:table-row>
      </table:table>
      <table:table table:name="C6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8" office:value-type="string" calcext:value-type="string" table:number-columns-spanned="4" table:number-rows-spanned="1">
            <text:p>sta1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2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3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4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5</text:p>
          </table:table-cell>
          <table:covered-table-cell table:number-columns-repeated="2" table:style-name="ce20"/>
          <table:covered-table-cell table:style-name="ce21"/>
          <table:table-cell table:style-name="ce18" office:value-type="string" calcext:value-type="string" table:number-columns-spanned="4" table:number-rows-spanned="1">
            <text:p>sta6</text:p>
          </table:table-cell>
          <table:covered-table-cell table:number-columns-repeated="2" table:style-name="ce20"/>
          <table:covered-table-cell table:style-name="ce21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50623" calcext:value-type="float">
            <text:p>150623</text:p>
          </table:table-cell>
          <table:table-cell office:value-type="float" office:value="767.714966" calcext:value-type="float">
            <text:p>767,714966</text:p>
          </table:table-cell>
          <table:table-cell office:value-type="float" office:value="2" calcext:value-type="float">
            <text:p>2</text:p>
          </table:table-cell>
          <table:table-cell office:value-type="float" office:value="70.741997" calcext:value-type="float">
            <text:p>70,741997</text:p>
          </table:table-cell>
          <table:table-cell office:value-type="float" office:value="150623" calcext:value-type="float">
            <text:p>150623</text:p>
          </table:table-cell>
          <table:table-cell office:value-type="float" office:value="767.035034" calcext:value-type="float">
            <text:p>767,035034</text:p>
          </table:table-cell>
          <table:table-cell office:value-type="float" office:value="3" calcext:value-type="float">
            <text:p>3</text:p>
          </table:table-cell>
          <table:table-cell office:value-type="float" office:value="177.395996" calcext:value-type="float">
            <text:p>177,395996</text:p>
          </table:table-cell>
          <table:table-cell office:value-type="float" office:value="150623" calcext:value-type="float">
            <text:p>150623</text:p>
          </table:table-cell>
          <table:table-cell office:value-type="float" office:value="792.458008" calcext:value-type="float">
            <text:p>792,458008</text:p>
          </table:table-cell>
          <table:table-cell office:value-type="float" office:value="1" calcext:value-type="float">
            <text:p>1</text:p>
          </table:table-cell>
          <table:table-cell office:value-type="float" office:value="56.538002" calcext:value-type="float">
            <text:p>56,538002</text:p>
          </table:table-cell>
          <table:table-cell office:value-type="float" office:value="150623" calcext:value-type="float">
            <text:p>150623</text:p>
          </table:table-cell>
          <table:table-cell office:value-type="float" office:value="756.877014" calcext:value-type="float">
            <text:p>756,877014</text:p>
          </table:table-cell>
          <table:table-cell office:value-type="float" office:value="2" calcext:value-type="float">
            <text:p>2</text:p>
          </table:table-cell>
          <table:table-cell office:value-type="float" office:value="199.009003" calcext:value-type="float">
            <text:p>199,009003</text:p>
          </table:table-cell>
          <table:table-cell office:value-type="float" office:value="150623" calcext:value-type="float">
            <text:p>150623</text:p>
          </table:table-cell>
          <table:table-cell office:value-type="float" office:value="739.551025" calcext:value-type="float">
            <text:p>739,551025</text:p>
          </table:table-cell>
          <table:table-cell office:value-type="float" office:value="3" calcext:value-type="float">
            <text:p>3</text:p>
          </table:table-cell>
          <table:table-cell office:value-type="float" office:value="290.098999" calcext:value-type="float">
            <text:p>290,098999</text:p>
          </table:table-cell>
          <table:table-cell office:value-type="float" office:value="150623" calcext:value-type="float">
            <text:p>150623</text:p>
          </table:table-cell>
          <table:table-cell office:value-type="float" office:value="857.588013" calcext:value-type="float">
            <text:p>857,588013</text:p>
          </table:table-cell>
          <table:table-cell office:value-type="float" office:value="2" calcext:value-type="float">
            <text:p>2</text:p>
          </table:table-cell>
          <table:table-cell office:value-type="float" office:value="21.569" calcext:value-type="float">
            <text:p>21,569</text:p>
          </table:table-cell>
        </table:table-row>
        <table:table-row table:style-name="ro1">
          <table:table-cell office:value-type="float" office:value="150911" calcext:value-type="float">
            <text:p>150911</text:p>
          </table:table-cell>
          <table:table-cell office:value-type="float" office:value="908.197998" calcext:value-type="float">
            <text:p>908,197998</text:p>
          </table:table-cell>
          <table:table-cell office:value-type="float" office:value="5" calcext:value-type="float">
            <text:p>5</text:p>
          </table:table-cell>
          <table:table-cell office:value-type="float" office:value="302.143982" calcext:value-type="float">
            <text:p>302,143982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7.017029" calcext:value-type="float">
            <text:p>1017,017029</text:p>
          </table:table-cell>
          <table:table-cell office:value-type="float" office:value="24" calcext:value-type="float">
            <text:p>24</text:p>
          </table:table-cell>
          <table:table-cell office:value-type="float" office:value="942.449036" calcext:value-type="float">
            <text:p>942,449036</text:p>
          </table:table-cell>
          <table:table-cell office:value-type="float" office:value="150911" calcext:value-type="float">
            <text:p>150911</text:p>
          </table:table-cell>
          <table:table-cell office:value-type="float" office:value="922.252014" calcext:value-type="float">
            <text:p>922,252014</text:p>
          </table:table-cell>
          <table:table-cell office:value-type="float" office:value="1" calcext:value-type="float">
            <text:p>1</text:p>
          </table:table-cell>
          <table:table-cell office:value-type="float" office:value="110.103004" calcext:value-type="float">
            <text:p>110,103004</text:p>
          </table:table-cell>
          <table:table-cell office:value-type="float" office:value="150911" calcext:value-type="float">
            <text:p>150911</text:p>
          </table:table-cell>
          <table:table-cell office:value-type="float" office:value="954.619995" calcext:value-type="float">
            <text:p>954,619995</text:p>
          </table:table-cell>
          <table:table-cell office:value-type="float" office:value="3" calcext:value-type="float">
            <text:p>3</text:p>
          </table:table-cell>
          <table:table-cell office:value-type="float" office:value="278.393005" calcext:value-type="float">
            <text:p>278,393005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0.30896" calcext:value-type="float">
            <text:p>1010,30896</text:p>
          </table:table-cell>
          <table:table-cell office:value-type="float" office:value="22" calcext:value-type="float">
            <text:p>22</text:p>
          </table:table-cell>
          <table:table-cell office:value-type="float" office:value="1011.139954" calcext:value-type="float">
            <text:p>1011,139954</text:p>
          </table:table-cell>
          <table:table-cell office:value-type="float" office:value="150911" calcext:value-type="float">
            <text:p>150911</text:p>
          </table:table-cell>
          <table:table-cell office:value-type="float" office:value="1016.370056" calcext:value-type="float">
            <text:p>1016,370056</text:p>
          </table:table-cell>
          <table:table-cell office:value-type="float" office:value="6" calcext:value-type="float">
            <text:p>6</text:p>
          </table:table-cell>
          <table:table-cell office:value-type="float" office:value="203.959991" calcext:value-type="float">
            <text:p>203,959991</text:p>
          </table:table-cell>
        </table:table-row>
        <table:table-row table:style-name="ro1">
          <table:table-cell office:value-type="float" office:value="151052" calcext:value-type="float">
            <text:p>151052</text:p>
          </table:table-cell>
          <table:table-cell office:value-type="float" office:value="959.110046" calcext:value-type="float">
            <text:p>959,110046</text:p>
          </table:table-cell>
          <table:table-cell office:value-type="float" office:value="2" calcext:value-type="float">
            <text:p>2</text:p>
          </table:table-cell>
          <table:table-cell office:value-type="float" office:value="102.255997" calcext:value-type="float">
            <text:p>102,255997</text:p>
          </table:table-cell>
          <table:table-cell office:value-type="float" office:value="151052" calcext:value-type="float">
            <text:p>151052</text:p>
          </table:table-cell>
          <table:table-cell office:value-type="float" office:value="875.995972" calcext:value-type="float">
            <text:p>875,995972</text:p>
          </table:table-cell>
          <table:table-cell office:value-type="float" office:value="1" calcext:value-type="float">
            <text:p>1</text:p>
          </table:table-cell>
          <table:table-cell office:value-type="float" office:value="58.299999" calcext:value-type="float">
            <text:p>58,299999</text:p>
          </table:table-cell>
          <table:table-cell office:value-type="float" office:value="151052" calcext:value-type="float">
            <text:p>151052</text:p>
          </table:table-cell>
          <table:table-cell office:value-type="float" office:value="834.708984" calcext:value-type="float">
            <text:p>834,70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52" calcext:value-type="float">
            <text:p>151052</text:p>
          </table:table-cell>
          <table:table-cell office:value-type="float" office:value="893.479004" calcext:value-type="float">
            <text:p>893,479004</text:p>
          </table:table-cell>
          <table:table-cell office:value-type="float" office:value="1" calcext:value-type="float">
            <text:p>1</text:p>
          </table:table-cell>
          <table:table-cell office:value-type="float" office:value="37.410999" calcext:value-type="float">
            <text:p>37,410999</text:p>
          </table:table-cell>
          <table:table-cell office:value-type="float" office:value="151052" calcext:value-type="float">
            <text:p>151052</text:p>
          </table:table-cell>
          <table:table-cell office:value-type="float" office:value="887.046997" calcext:value-type="float">
            <text:p>887,046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052" calcext:value-type="float">
            <text:p>151052</text:p>
          </table:table-cell>
          <table:table-cell office:value-type="float" office:value="1107.285034" calcext:value-type="float">
            <text:p>1107,2850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153" calcext:value-type="float">
            <text:p>153153</text:p>
          </table:table-cell>
          <table:table-cell office:value-type="float" office:value="904.304016" calcext:value-type="float">
            <text:p>904,304016</text:p>
          </table:table-cell>
          <table:table-cell office:value-type="float" office:value="1" calcext:value-type="float">
            <text:p>1</text:p>
          </table:table-cell>
          <table:table-cell office:value-type="float" office:value="205.840012" calcext:value-type="float">
            <text:p>205,840012</text:p>
          </table:table-cell>
          <table:table-cell office:value-type="float" office:value="153153" calcext:value-type="float">
            <text:p>153153</text:p>
          </table:table-cell>
          <table:table-cell office:value-type="float" office:value="999.591003" calcext:value-type="float">
            <text:p>999,591003</text:p>
          </table:table-cell>
          <table:table-cell office:value-type="float" office:value="2" calcext:value-type="float">
            <text:p>2</text:p>
          </table:table-cell>
          <table:table-cell office:value-type="float" office:value="28.498999" calcext:value-type="float">
            <text:p>28,498999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89.708984" calcext:value-type="float">
            <text:p>1089,70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41.00708" calcext:value-type="float">
            <text:p>1041,007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72.63501" calcext:value-type="float">
            <text:p>1072,63501</text:p>
          </table:table-cell>
          <table:table-cell office:value-type="float" office:value="1" calcext:value-type="float">
            <text:p>1</text:p>
          </table:table-cell>
          <table:table-cell office:value-type="float" office:value="49.509998" calcext:value-type="float">
            <text:p>49,509998</text:p>
          </table:table-cell>
          <table:table-cell office:value-type="float" office:value="153153" calcext:value-type="float">
            <text:p>153153</text:p>
          </table:table-cell>
          <table:table-cell office:value-type="float" office:value="1003.813965" calcext:value-type="float">
            <text:p>1003,813965</text:p>
          </table:table-cell>
          <table:table-cell office:value-type="float" office:value="1" calcext:value-type="float">
            <text:p>1</text:p>
          </table:table-cell>
          <table:table-cell office:value-type="float" office:value="23.143999" calcext:value-type="float">
            <text:p>23,143999</text:p>
          </table:table-cell>
        </table:table-row>
        <table:table-row table:style-name="ro1">
          <table:table-cell office:value-type="float" office:value="153336" calcext:value-type="float">
            <text:p>153336</text:p>
          </table:table-cell>
          <table:table-cell office:value-type="float" office:value="999.955017" calcext:value-type="float">
            <text:p>999,955017</text:p>
          </table:table-cell>
          <table:table-cell office:value-type="float" office:value="2" calcext:value-type="float">
            <text:p>2</text:p>
          </table:table-cell>
          <table:table-cell office:value-type="float" office:value="122.294998" calcext:value-type="float">
            <text:p>122,294998</text:p>
          </table:table-cell>
          <table:table-cell office:value-type="float" office:value="153336" calcext:value-type="float">
            <text:p>153336</text:p>
          </table:table-cell>
          <table:table-cell office:value-type="float" office:value="867.298035" calcext:value-type="float">
            <text:p>867,298035</text:p>
          </table:table-cell>
          <table:table-cell office:value-type="float" office:value="2" calcext:value-type="float">
            <text:p>2</text:p>
          </table:table-cell>
          <table:table-cell office:value-type="float" office:value="630.124023" calcext:value-type="float">
            <text:p>630,124023</text:p>
          </table:table-cell>
          <table:table-cell office:value-type="float" office:value="153336" calcext:value-type="float">
            <text:p>153336</text:p>
          </table:table-cell>
          <table:table-cell office:value-type="float" office:value="905.200012" calcext:value-type="float">
            <text:p>905,200012</text:p>
          </table:table-cell>
          <table:table-cell office:value-type="float" office:value="2" calcext:value-type="float">
            <text:p>2</text:p>
          </table:table-cell>
          <table:table-cell office:value-type="float" office:value="139.335999" calcext:value-type="float">
            <text:p>139,335999</text:p>
          </table:table-cell>
          <table:table-cell office:value-type="float" office:value="153336" calcext:value-type="float">
            <text:p>153336</text:p>
          </table:table-cell>
          <table:table-cell office:value-type="float" office:value="972.937012" calcext:value-type="float">
            <text:p>972,937012</text:p>
          </table:table-cell>
          <table:table-cell office:value-type="float" office:value="3" calcext:value-type="float">
            <text:p>3</text:p>
          </table:table-cell>
          <table:table-cell office:value-type="float" office:value="263.953979" calcext:value-type="float">
            <text:p>263,953979</text:p>
          </table:table-cell>
          <table:table-cell office:value-type="float" office:value="153336" calcext:value-type="float">
            <text:p>153336</text:p>
          </table:table-cell>
          <table:table-cell office:value-type="float" office:value="988.609009" calcext:value-type="float">
            <text:p>988,609009</text:p>
          </table:table-cell>
          <table:table-cell office:value-type="float" office:value="4" calcext:value-type="float">
            <text:p>4</text:p>
          </table:table-cell>
          <table:table-cell office:value-type="float" office:value="225.274002" calcext:value-type="float">
            <text:p>225,274002</text:p>
          </table:table-cell>
          <table:table-cell office:value-type="float" office:value="153336" calcext:value-type="float">
            <text:p>153336</text:p>
          </table:table-cell>
          <table:table-cell office:value-type="float" office:value="965.473999" calcext:value-type="float">
            <text:p>965,473999</text:p>
          </table:table-cell>
          <table:table-cell office:value-type="float" office:value="1" calcext:value-type="float">
            <text:p>1</text:p>
          </table:table-cell>
          <table:table-cell office:value-type="float" office:value="139.363998" calcext:value-type="float">
            <text:p>139,363998</text:p>
          </table:table-cell>
        </table:table-row>
        <table:table-row table:style-name="ro1">
          <table:table-cell office:value-type="float" office:value="153516" calcext:value-type="float">
            <text:p>153516</text:p>
          </table:table-cell>
          <table:table-cell office:value-type="float" office:value="698.521973" calcext:value-type="float">
            <text:p>698,521973</text:p>
          </table:table-cell>
          <table:table-cell office:value-type="float" office:value="3" calcext:value-type="float">
            <text:p>3</text:p>
          </table:table-cell>
          <table:table-cell office:value-type="float" office:value="238.659988" calcext:value-type="float">
            <text:p>238,659988</text:p>
          </table:table-cell>
          <table:table-cell office:value-type="float" office:value="153516" calcext:value-type="float">
            <text:p>153516</text:p>
          </table:table-cell>
          <table:table-cell office:value-type="float" office:value="847.590027" calcext:value-type="float">
            <text:p>847,590027</text:p>
          </table:table-cell>
          <table:table-cell office:value-type="float" office:value="1" calcext:value-type="float">
            <text:p>1</text:p>
          </table:table-cell>
          <table:table-cell office:value-type="float" office:value="63.598999" calcext:value-type="float">
            <text:p>63,598999</text:p>
          </table:table-cell>
          <table:table-cell office:value-type="float" office:value="153516" calcext:value-type="float">
            <text:p>153516</text:p>
          </table:table-cell>
          <table:table-cell office:value-type="float" office:value="1028.536987" calcext:value-type="float">
            <text:p>1028,536987</text:p>
          </table:table-cell>
          <table:table-cell office:value-type="float" office:value="1" calcext:value-type="float">
            <text:p>1</text:p>
          </table:table-cell>
          <table:table-cell office:value-type="float" office:value="38.169998" calcext:value-type="float">
            <text:p>38,169998</text:p>
          </table:table-cell>
          <table:table-cell office:value-type="float" office:value="153516" calcext:value-type="float">
            <text:p>153516</text:p>
          </table:table-cell>
          <table:table-cell office:value-type="float" office:value="847.338013" calcext:value-type="float">
            <text:p>847,338013</text:p>
          </table:table-cell>
          <table:table-cell office:value-type="float" office:value="1" calcext:value-type="float">
            <text:p>1</text:p>
          </table:table-cell>
          <table:table-cell office:value-type="float" office:value="191.999008" calcext:value-type="float">
            <text:p>191,999008</text:p>
          </table:table-cell>
          <table:table-cell office:value-type="float" office:value="153516" calcext:value-type="float">
            <text:p>153516</text:p>
          </table:table-cell>
          <table:table-cell office:value-type="float" office:value="900.844971" calcext:value-type="float">
            <text:p>900,844971</text:p>
          </table:table-cell>
          <table:table-cell office:value-type="float" office:value="3" calcext:value-type="float">
            <text:p>3</text:p>
          </table:table-cell>
          <table:table-cell office:value-type="float" office:value="138.125" calcext:value-type="float">
            <text:p>138,125</text:p>
          </table:table-cell>
          <table:table-cell office:value-type="float" office:value="153516" calcext:value-type="float">
            <text:p>153516</text:p>
          </table:table-cell>
          <table:table-cell office:value-type="float" office:value="902.111023" calcext:value-type="float">
            <text:p>902,111023</text:p>
          </table:table-cell>
          <table:table-cell office:value-type="float" office:value="3" calcext:value-type="float">
            <text:p>3</text:p>
          </table:table-cell>
          <table:table-cell office:value-type="float" office:value="171.665985" calcext:value-type="float">
            <text:p>171,665985</text:p>
          </table:table-cell>
        </table:table-row>
        <table:table-row table:style-name="ro1">
          <table:table-cell office:value-type="float" office:value="153917" calcext:value-type="float">
            <text:p>153917</text:p>
          </table:table-cell>
          <table:table-cell office:value-type="float" office:value="1137.104004" calcext:value-type="float">
            <text:p>1137,104004</text:p>
          </table:table-cell>
          <table:table-cell office:value-type="float" office:value="107" calcext:value-type="float">
            <text:p>107</text:p>
          </table:table-cell>
          <table:table-cell office:value-type="float" office:value="2878.647217" calcext:value-type="float">
            <text:p>2878,647217</text:p>
          </table:table-cell>
          <table:table-cell office:value-type="float" office:value="153917" calcext:value-type="float">
            <text:p>153917</text:p>
          </table:table-cell>
          <table:table-cell office:value-type="float" office:value="1003.082031" calcext:value-type="float">
            <text:p>1003,082031</text:p>
          </table:table-cell>
          <table:table-cell office:value-type="float" office:value="70" calcext:value-type="float">
            <text:p>70</text:p>
          </table:table-cell>
          <table:table-cell office:value-type="float" office:value="1405.14978" calcext:value-type="float">
            <text:p>1405,14978</text:p>
          </table:table-cell>
          <table:table-cell office:value-type="float" office:value="153917" calcext:value-type="float">
            <text:p>153917</text:p>
          </table:table-cell>
          <table:table-cell office:value-type="float" office:value="1071.666016" calcext:value-type="float">
            <text:p>1071,666016</text:p>
          </table:table-cell>
          <table:table-cell office:value-type="float" office:value="28" calcext:value-type="float">
            <text:p>28</text:p>
          </table:table-cell>
          <table:table-cell office:value-type="float" office:value="724.80603" calcext:value-type="float">
            <text:p>724,80603</text:p>
          </table:table-cell>
          <table:table-cell office:value-type="float" office:value="153917" calcext:value-type="float">
            <text:p>153917</text:p>
          </table:table-cell>
          <table:table-cell office:value-type="float" office:value="962.901001" calcext:value-type="float">
            <text:p>962,901001</text:p>
          </table:table-cell>
          <table:table-cell office:value-type="float" office:value="114" calcext:value-type="float">
            <text:p>114</text:p>
          </table:table-cell>
          <table:table-cell office:value-type="float" office:value="2503.0354" calcext:value-type="float">
            <text:p>2503,0354</text:p>
          </table:table-cell>
          <table:table-cell office:value-type="float" office:value="153917" calcext:value-type="float">
            <text:p>153917</text:p>
          </table:table-cell>
          <table:table-cell office:value-type="float" office:value="1110.80603" calcext:value-type="float">
            <text:p>1110,80603</text:p>
          </table:table-cell>
          <table:table-cell office:value-type="float" office:value="65" calcext:value-type="float">
            <text:p>65</text:p>
          </table:table-cell>
          <table:table-cell office:value-type="float" office:value="1379.207886" calcext:value-type="float">
            <text:p>1379,207886</text:p>
          </table:table-cell>
          <table:table-cell office:value-type="float" office:value="153917" calcext:value-type="float">
            <text:p>153917</text:p>
          </table:table-cell>
          <table:table-cell office:value-type="float" office:value="940.303955" calcext:value-type="float">
            <text:p>940,303955</text:p>
          </table:table-cell>
          <table:table-cell office:value-type="float" office:value="85" calcext:value-type="float">
            <text:p>85</text:p>
          </table:table-cell>
          <table:table-cell office:value-type="float" office:value="2031.118286" calcext:value-type="float">
            <text:p>2031,118286</text:p>
          </table:table-cell>
        </table:table-row>
        <table:table-row table:style-name="ro1">
          <table:table-cell office:value-type="float" office:value="154108" calcext:value-type="float">
            <text:p>154108</text:p>
          </table:table-cell>
          <table:table-cell office:value-type="float" office:value="1026.898071" calcext:value-type="float">
            <text:p>1026,898071</text:p>
          </table:table-cell>
          <table:table-cell office:value-type="float" office:value="3" calcext:value-type="float">
            <text:p>3</text:p>
          </table:table-cell>
          <table:table-cell office:value-type="float" office:value="189.589005" calcext:value-type="float">
            <text:p>189,589005</text:p>
          </table:table-cell>
          <table:table-cell office:value-type="float" office:value="154108" calcext:value-type="float">
            <text:p>154108</text:p>
          </table:table-cell>
          <table:table-cell office:value-type="float" office:value="906.098022" calcext:value-type="float">
            <text:p>906,098022</text:p>
          </table:table-cell>
          <table:table-cell office:value-type="float" office:value="2" calcext:value-type="float">
            <text:p>2</text:p>
          </table:table-cell>
          <table:table-cell office:value-type="float" office:value="260.576019" calcext:value-type="float">
            <text:p>260,576019</text:p>
          </table:table-cell>
          <table:table-cell office:value-type="float" office:value="154108" calcext:value-type="float">
            <text:p>154108</text:p>
          </table:table-cell>
          <table:table-cell office:value-type="float" office:value="947.02002" calcext:value-type="float">
            <text:p>947,02002</text:p>
          </table:table-cell>
          <table:table-cell office:value-type="float" office:value="1" calcext:value-type="float">
            <text:p>1</text:p>
          </table:table-cell>
          <table:table-cell office:value-type="float" office:value="265.830017" calcext:value-type="float">
            <text:p>265,830017</text:p>
          </table:table-cell>
          <table:table-cell office:value-type="float" office:value="154108" calcext:value-type="float">
            <text:p>154108</text:p>
          </table:table-cell>
          <table:table-cell office:value-type="float" office:value="849.063965" calcext:value-type="float">
            <text:p>849,063965</text:p>
          </table:table-cell>
          <table:table-cell office:value-type="float" office:value="4" calcext:value-type="float">
            <text:p>4</text:p>
          </table:table-cell>
          <table:table-cell office:value-type="float" office:value="449.084961" calcext:value-type="float">
            <text:p>449,084961</text:p>
          </table:table-cell>
          <table:table-cell office:value-type="float" office:value="154108" calcext:value-type="float">
            <text:p>154108</text:p>
          </table:table-cell>
          <table:table-cell office:value-type="float" office:value="980.372009" calcext:value-type="float">
            <text:p>980,372009</text:p>
          </table:table-cell>
          <table:table-cell office:value-type="float" office:value="2" calcext:value-type="float">
            <text:p>2</text:p>
          </table:table-cell>
          <table:table-cell office:value-type="float" office:value="144.839005" calcext:value-type="float">
            <text:p>144,839005</text:p>
          </table:table-cell>
          <table:table-cell office:value-type="float" office:value="154108" calcext:value-type="float">
            <text:p>154108</text:p>
          </table:table-cell>
          <table:table-cell office:value-type="float" office:value="1230.420898" calcext:value-type="float">
            <text:p>1230,420898</text:p>
          </table:table-cell>
          <table:table-cell office:value-type="float" office:value="21" calcext:value-type="float">
            <text:p>21</text:p>
          </table:table-cell>
          <table:table-cell office:value-type="float" office:value="1669.281006" calcext:value-type="float">
            <text:p>1669,281006</text:p>
          </table:table-cell>
        </table:table-row>
        <table:table-row table:style-name="ro1">
          <table:table-cell office:value-type="float" office:value="154638" calcext:value-type="float">
            <text:p>154638</text:p>
          </table:table-cell>
          <table:table-cell office:value-type="float" office:value="1265.562012" calcext:value-type="float">
            <text:p>1265,562012</text:p>
          </table:table-cell>
          <table:table-cell office:value-type="float" office:value="3" calcext:value-type="float">
            <text:p>3</text:p>
          </table:table-cell>
          <table:table-cell office:value-type="float" office:value="80.07" calcext:value-type="float">
            <text:p>80,07</text:p>
          </table:table-cell>
          <table:table-cell office:value-type="float" office:value="154638" calcext:value-type="float">
            <text:p>154638</text:p>
          </table:table-cell>
          <table:table-cell office:value-type="float" office:value="1072.406982" calcext:value-type="float">
            <text:p>1072,406982</text:p>
          </table:table-cell>
          <table:table-cell office:value-type="float" office:value="2" calcext:value-type="float">
            <text:p>2</text:p>
          </table:table-cell>
          <table:table-cell office:value-type="float" office:value="94.552002" calcext:value-type="float">
            <text:p>94,552002</text:p>
          </table:table-cell>
          <table:table-cell office:value-type="float" office:value="154638" calcext:value-type="float">
            <text:p>154638</text:p>
          </table:table-cell>
          <table:table-cell office:value-type="float" office:value="1229.364014" calcext:value-type="float">
            <text:p>1229,364014</text:p>
          </table:table-cell>
          <table:table-cell office:value-type="float" office:value="2" calcext:value-type="float">
            <text:p>2</text:p>
          </table:table-cell>
          <table:table-cell office:value-type="float" office:value="91.556999" calcext:value-type="float">
            <text:p>91,556999</text:p>
          </table:table-cell>
          <table:table-cell office:value-type="float" office:value="154638" calcext:value-type="float">
            <text:p>154638</text:p>
          </table:table-cell>
          <table:table-cell office:value-type="float" office:value="1020.14801" calcext:value-type="float">
            <text:p>1020,14801</text:p>
          </table:table-cell>
          <table:table-cell office:value-type="float" office:value="3" calcext:value-type="float">
            <text:p>3</text:p>
          </table:table-cell>
          <table:table-cell office:value-type="float" office:value="154.998993" calcext:value-type="float">
            <text:p>154,998993</text:p>
          </table:table-cell>
          <table:table-cell office:value-type="float" office:value="154638" calcext:value-type="float">
            <text:p>154638</text:p>
          </table:table-cell>
          <table:table-cell office:value-type="float" office:value="921.71698" calcext:value-type="float">
            <text:p>921,71698</text:p>
          </table:table-cell>
          <table:table-cell office:value-type="float" office:value="2" calcext:value-type="float">
            <text:p>2</text:p>
          </table:table-cell>
          <table:table-cell office:value-type="float" office:value="69.823997" calcext:value-type="float">
            <text:p>69,823997</text:p>
          </table:table-cell>
          <table:table-cell office:value-type="float" office:value="154638" calcext:value-type="float">
            <text:p>154638</text:p>
          </table:table-cell>
          <table:table-cell office:value-type="float" office:value="974.053955" calcext:value-type="float">
            <text:p>974,053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827" calcext:value-type="float">
            <text:p>154827</text:p>
          </table:table-cell>
          <table:table-cell office:value-type="float" office:value="899.427002" calcext:value-type="float">
            <text:p>899,427002</text:p>
          </table:table-cell>
          <table:table-cell office:value-type="float" office:value="1" calcext:value-type="float">
            <text:p>1</text:p>
          </table:table-cell>
          <table:table-cell office:value-type="float" office:value="31.282999" calcext:value-type="float">
            <text:p>31,282999</text:p>
          </table:table-cell>
          <table:table-cell office:value-type="float" office:value="154827" calcext:value-type="float">
            <text:p>154827</text:p>
          </table:table-cell>
          <table:table-cell office:value-type="float" office:value="953.273987" calcext:value-type="float">
            <text:p>953,273987</text:p>
          </table:table-cell>
          <table:table-cell office:value-type="float" office:value="3" calcext:value-type="float">
            <text:p>3</text:p>
          </table:table-cell>
          <table:table-cell office:value-type="float" office:value="209.936005" calcext:value-type="float">
            <text:p>209,936005</text:p>
          </table:table-cell>
          <table:table-cell office:value-type="float" office:value="154827" calcext:value-type="float">
            <text:p>154827</text:p>
          </table:table-cell>
          <table:table-cell office:value-type="float" office:value="1023.040039" calcext:value-type="float">
            <text:p>1023,040039</text:p>
          </table:table-cell>
          <table:table-cell office:value-type="float" office:value="1" calcext:value-type="float">
            <text:p>1</text:p>
          </table:table-cell>
          <table:table-cell office:value-type="float" office:value="6.634" calcext:value-type="float">
            <text:p>6,634</text:p>
          </table:table-cell>
          <table:table-cell office:value-type="float" office:value="154827" calcext:value-type="float">
            <text:p>154827</text:p>
          </table:table-cell>
          <table:table-cell office:value-type="float" office:value="1023.377991" calcext:value-type="float">
            <text:p>1023,377991</text:p>
          </table:table-cell>
          <table:table-cell office:value-type="float" office:value="2" calcext:value-type="float">
            <text:p>2</text:p>
          </table:table-cell>
          <table:table-cell office:value-type="float" office:value="171.066986" calcext:value-type="float">
            <text:p>171,066986</text:p>
          </table:table-cell>
          <table:table-cell office:value-type="float" office:value="154827" calcext:value-type="float">
            <text:p>154827</text:p>
          </table:table-cell>
          <table:table-cell office:value-type="float" office:value="922.833008" calcext:value-type="float">
            <text:p>922,833008</text:p>
          </table:table-cell>
          <table:table-cell office:value-type="float" office:value="1" calcext:value-type="float">
            <text:p>1</text:p>
          </table:table-cell>
          <table:table-cell office:value-type="float" office:value="91.900993" calcext:value-type="float">
            <text:p>91,900993</text:p>
          </table:table-cell>
          <table:table-cell office:value-type="float" office:value="154827" calcext:value-type="float">
            <text:p>154827</text:p>
          </table:table-cell>
          <table:table-cell office:value-type="float" office:value="901.247986" calcext:value-type="float">
            <text:p>901,247986</text:p>
          </table:table-cell>
          <table:table-cell office:value-type="float" office:value="2" calcext:value-type="float">
            <text:p>2</text:p>
          </table:table-cell>
          <table:table-cell office:value-type="float" office:value="142.921997" calcext:value-type="float">
            <text:p>142,921997</text:p>
          </table:table-cell>
        </table:table-row>
        <table:table-row table:style-name="ro1">
          <table:table-cell office:value-type="float" office:value="101305" calcext:value-type="float">
            <text:p>101305</text:p>
          </table:table-cell>
          <table:table-cell office:value-type="float" office:value="815.30896" calcext:value-type="float">
            <text:p>815,30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05" calcext:value-type="float">
            <text:p>101305</text:p>
          </table:table-cell>
          <table:table-cell office:value-type="float" office:value="759.096985" calcext:value-type="float">
            <text:p>759,096985</text:p>
          </table:table-cell>
          <table:table-cell office:value-type="float" office:value="1" calcext:value-type="float">
            <text:p>1</text:p>
          </table:table-cell>
          <table:table-cell office:value-type="float" office:value="6.213" calcext:value-type="float">
            <text:p>6,213</text:p>
          </table:table-cell>
          <table:table-cell office:value-type="float" office:value="101305" calcext:value-type="float">
            <text:p>101305</text:p>
          </table:table-cell>
          <table:table-cell office:value-type="float" office:value="795.656982" calcext:value-type="float">
            <text:p>795,6569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05" calcext:value-type="float">
            <text:p>101305</text:p>
          </table:table-cell>
          <table:table-cell office:value-type="float" office:value="892.009949" calcext:value-type="float">
            <text:p>892,0099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05" calcext:value-type="float">
            <text:p>101305</text:p>
          </table:table-cell>
          <table:table-cell office:value-type="float" office:value="713.728027" calcext:value-type="float">
            <text:p>713,7280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305" calcext:value-type="float">
            <text:p>101305</text:p>
          </table:table-cell>
          <table:table-cell office:value-type="float" office:value="656.579956" calcext:value-type="float">
            <text:p>656,579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41" calcext:value-type="float">
            <text:p>101441</text:p>
          </table:table-cell>
          <table:table-cell office:value-type="float" office:value="834.486023" calcext:value-type="float">
            <text:p>834,486023</text:p>
          </table:table-cell>
          <table:table-cell office:value-type="float" office:value="1" calcext:value-type="float">
            <text:p>1</text:p>
          </table:table-cell>
          <table:table-cell office:value-type="float" office:value="103.111" calcext:value-type="float">
            <text:p>103,111</text:p>
          </table:table-cell>
          <table:table-cell office:value-type="float" office:value="101441" calcext:value-type="float">
            <text:p>101441</text:p>
          </table:table-cell>
          <table:table-cell office:value-type="float" office:value="779.205017" calcext:value-type="float">
            <text:p>779,205017</text:p>
          </table:table-cell>
          <table:table-cell office:value-type="float" office:value="1" calcext:value-type="float">
            <text:p>1</text:p>
          </table:table-cell>
          <table:table-cell office:value-type="float" office:value="57.766003" calcext:value-type="float">
            <text:p>57,766003</text:p>
          </table:table-cell>
          <table:table-cell office:value-type="float" office:value="101441" calcext:value-type="float">
            <text:p>101441</text:p>
          </table:table-cell>
          <table:table-cell office:value-type="float" office:value="717.421997" calcext:value-type="float">
            <text:p>717,42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41" calcext:value-type="float">
            <text:p>101441</text:p>
          </table:table-cell>
          <table:table-cell office:value-type="float" office:value="815.008972" calcext:value-type="float">
            <text:p>815,0089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41" calcext:value-type="float">
            <text:p>101441</text:p>
          </table:table-cell>
          <table:table-cell office:value-type="float" office:value="751.627014" calcext:value-type="float">
            <text:p>751,627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441" calcext:value-type="float">
            <text:p>101441</text:p>
          </table:table-cell>
          <table:table-cell office:value-type="float" office:value="757.493958" calcext:value-type="float">
            <text:p>757,493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828" calcext:value-type="float">
            <text:p>101828</text:p>
          </table:table-cell>
          <table:table-cell office:value-type="float" office:value="685.893005" calcext:value-type="float">
            <text:p>685,893005</text:p>
          </table:table-cell>
          <table:table-cell office:value-type="float" office:value="1" calcext:value-type="float">
            <text:p>1</text:p>
          </table:table-cell>
          <table:table-cell office:value-type="float" office:value="13.052" calcext:value-type="float">
            <text:p>13,052</text:p>
          </table:table-cell>
          <table:table-cell office:value-type="float" office:value="101828" calcext:value-type="float">
            <text:p>101828</text:p>
          </table:table-cell>
          <table:table-cell office:value-type="float" office:value="747.353027" calcext:value-type="float">
            <text:p>747,353027</text:p>
          </table:table-cell>
          <table:table-cell office:value-type="float" office:value="2" calcext:value-type="float">
            <text:p>2</text:p>
          </table:table-cell>
          <table:table-cell office:value-type="float" office:value="203.600983" calcext:value-type="float">
            <text:p>203,600983</text:p>
          </table:table-cell>
          <table:table-cell office:value-type="float" office:value="101828" calcext:value-type="float">
            <text:p>101828</text:p>
          </table:table-cell>
          <table:table-cell office:value-type="float" office:value="731.309021" calcext:value-type="float">
            <text:p>731,309021</text:p>
          </table:table-cell>
          <table:table-cell office:value-type="float" office:value="1" calcext:value-type="float">
            <text:p>1</text:p>
          </table:table-cell>
          <table:table-cell office:value-type="float" office:value="104.719002" calcext:value-type="float">
            <text:p>104,719002</text:p>
          </table:table-cell>
          <table:table-cell office:value-type="float" office:value="101828" calcext:value-type="float">
            <text:p>101828</text:p>
          </table:table-cell>
          <table:table-cell office:value-type="float" office:value="749.106018" calcext:value-type="float">
            <text:p>749,106018</text:p>
          </table:table-cell>
          <table:table-cell office:value-type="float" office:value="3" calcext:value-type="float">
            <text:p>3</text:p>
          </table:table-cell>
          <table:table-cell office:value-type="float" office:value="205.423981" calcext:value-type="float">
            <text:p>205,423981</text:p>
          </table:table-cell>
          <table:table-cell office:value-type="float" office:value="101828" calcext:value-type="float">
            <text:p>101828</text:p>
          </table:table-cell>
          <table:table-cell office:value-type="float" office:value="756.61499" calcext:value-type="float">
            <text:p>756,614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828" calcext:value-type="float">
            <text:p>101828</text:p>
          </table:table-cell>
          <table:table-cell office:value-type="float" office:value="704.958008" calcext:value-type="float">
            <text:p>704,958008</text:p>
          </table:table-cell>
          <table:table-cell office:value-type="float" office:value="1" calcext:value-type="float">
            <text:p>1</text:p>
          </table:table-cell>
          <table:table-cell office:value-type="float" office:value="57.330002" calcext:value-type="float">
            <text:p>57,330002</text:p>
          </table:table-cell>
        </table:table-row>
        <table:table-row table:style-name="ro1">
          <table:table-cell office:value-type="float" office:value="102101" calcext:value-type="float">
            <text:p>102101</text:p>
          </table:table-cell>
          <table:table-cell office:value-type="float" office:value="755.73999" calcext:value-type="float">
            <text:p>755,7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01" calcext:value-type="float">
            <text:p>102101</text:p>
          </table:table-cell>
          <table:table-cell office:value-type="float" office:value="727.680054" calcext:value-type="float">
            <text:p>727,6800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01" calcext:value-type="float">
            <text:p>102101</text:p>
          </table:table-cell>
          <table:table-cell office:value-type="float" office:value="683.849976" calcext:value-type="float">
            <text:p>683,849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01" calcext:value-type="float">
            <text:p>102101</text:p>
          </table:table-cell>
          <table:table-cell office:value-type="float" office:value="783.33197" calcext:value-type="float">
            <text:p>783,33197</text:p>
          </table:table-cell>
          <table:table-cell office:value-type="float" office:value="1" calcext:value-type="float">
            <text:p>1</text:p>
          </table:table-cell>
          <table:table-cell office:value-type="float" office:value="16.083" calcext:value-type="float">
            <text:p>16,083</text:p>
          </table:table-cell>
          <table:table-cell office:value-type="float" office:value="102101" calcext:value-type="float">
            <text:p>102101</text:p>
          </table:table-cell>
          <table:table-cell office:value-type="float" office:value="666.179993" calcext:value-type="float">
            <text:p>666,1799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101" calcext:value-type="float">
            <text:p>102101</text:p>
          </table:table-cell>
          <table:table-cell office:value-type="float" office:value="730.153015" calcext:value-type="float">
            <text:p>730,1530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320" calcext:value-type="float">
            <text:p>102320</text:p>
          </table:table-cell>
          <table:table-cell office:value-type="float" office:value="820.631958" calcext:value-type="float">
            <text:p>820,631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20" calcext:value-type="float">
            <text:p>102320</text:p>
          </table:table-cell>
          <table:table-cell office:value-type="float" office:value="823.279968" calcext:value-type="float">
            <text:p>823,279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20" calcext:value-type="float">
            <text:p>102320</text:p>
          </table:table-cell>
          <table:table-cell office:value-type="float" office:value="714.310974" calcext:value-type="float">
            <text:p>714,310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20" calcext:value-type="float">
            <text:p>102320</text:p>
          </table:table-cell>
          <table:table-cell office:value-type="float" office:value="811.63501" calcext:value-type="float">
            <text:p>811,63501</text:p>
          </table:table-cell>
          <table:table-cell office:value-type="float" office:value="1" calcext:value-type="float">
            <text:p>1</text:p>
          </table:table-cell>
          <table:table-cell office:value-type="float" office:value="71.217003" calcext:value-type="float">
            <text:p>71,217003</text:p>
          </table:table-cell>
          <table:table-cell office:value-type="float" office:value="102320" calcext:value-type="float">
            <text:p>102320</text:p>
          </table:table-cell>
          <table:table-cell office:value-type="float" office:value="739.125" calcext:value-type="float">
            <text:p>739,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320" calcext:value-type="float">
            <text:p>102320</text:p>
          </table:table-cell>
          <table:table-cell office:value-type="float" office:value="828.057007" calcext:value-type="float">
            <text:p>828,057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456" calcext:value-type="float">
            <text:p>102456</text:p>
          </table:table-cell>
          <table:table-cell office:value-type="float" office:value="798.414978" calcext:value-type="float">
            <text:p>798,414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56" calcext:value-type="float">
            <text:p>102456</text:p>
          </table:table-cell>
          <table:table-cell office:value-type="float" office:value="801.825012" calcext:value-type="float">
            <text:p>801,825012</text:p>
          </table:table-cell>
          <table:table-cell office:value-type="float" office:value="1" calcext:value-type="float">
            <text:p>1</text:p>
          </table:table-cell>
          <table:table-cell office:value-type="float" office:value="39.087002" calcext:value-type="float">
            <text:p>39,087002</text:p>
          </table:table-cell>
          <table:table-cell office:value-type="float" office:value="102456" calcext:value-type="float">
            <text:p>102456</text:p>
          </table:table-cell>
          <table:table-cell office:value-type="float" office:value="820.210999" calcext:value-type="float">
            <text:p>820,210999</text:p>
          </table:table-cell>
          <table:table-cell office:value-type="float" office:value="1" calcext:value-type="float">
            <text:p>1</text:p>
          </table:table-cell>
          <table:table-cell office:value-type="float" office:value="28.57" calcext:value-type="float">
            <text:p>28,57</text:p>
          </table:table-cell>
          <table:table-cell office:value-type="float" office:value="102456" calcext:value-type="float">
            <text:p>102456</text:p>
          </table:table-cell>
          <table:table-cell office:value-type="float" office:value="780.866028" calcext:value-type="float">
            <text:p>780,8660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56" calcext:value-type="float">
            <text:p>102456</text:p>
          </table:table-cell>
          <table:table-cell office:value-type="float" office:value="828.185974" calcext:value-type="float">
            <text:p>828,185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456" calcext:value-type="float">
            <text:p>102456</text:p>
          </table:table-cell>
          <table:table-cell office:value-type="float" office:value="776.042969" calcext:value-type="float">
            <text:p>776,042969</text:p>
          </table:table-cell>
          <table:table-cell office:value-type="float" office:value="1" calcext:value-type="float">
            <text:p>1</text:p>
          </table:table-cell>
          <table:table-cell office:value-type="float" office:value="22.964001" calcext:value-type="float">
            <text:p>22,964001</text:p>
          </table:table-cell>
        </table:table-row>
        <table:table-row table:style-name="ro1">
          <table:table-cell office:value-type="float" office:value="102644" calcext:value-type="float">
            <text:p>102644</text:p>
          </table:table-cell>
          <table:table-cell office:value-type="float" office:value="711.23999" calcext:value-type="float">
            <text:p>711,239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44" calcext:value-type="float">
            <text:p>102644</text:p>
          </table:table-cell>
          <table:table-cell office:value-type="float" office:value="649.294983" calcext:value-type="float">
            <text:p>649,294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44" calcext:value-type="float">
            <text:p>102644</text:p>
          </table:table-cell>
          <table:table-cell office:value-type="float" office:value="762.231995" calcext:value-type="float">
            <text:p>762,2319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44" calcext:value-type="float">
            <text:p>102644</text:p>
          </table:table-cell>
          <table:table-cell office:value-type="float" office:value="750.325989" calcext:value-type="float">
            <text:p>750,325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44" calcext:value-type="float">
            <text:p>102644</text:p>
          </table:table-cell>
          <table:table-cell office:value-type="float" office:value="683.682983" calcext:value-type="float">
            <text:p>683,682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644" calcext:value-type="float">
            <text:p>102644</text:p>
          </table:table-cell>
          <table:table-cell office:value-type="float" office:value="660.35199" calcext:value-type="float">
            <text:p>660,35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19" calcext:value-type="float">
            <text:p>102819</text:p>
          </table:table-cell>
          <table:table-cell office:value-type="float" office:value="760.900024" calcext:value-type="float">
            <text:p>760,900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819" calcext:value-type="float">
            <text:p>102819</text:p>
          </table:table-cell>
          <table:table-cell office:value-type="float" office:value="712.437988" calcext:value-type="float">
            <text:p>712,4379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819" calcext:value-type="float">
            <text:p>102819</text:p>
          </table:table-cell>
          <table:table-cell office:value-type="float" office:value="777.585999" calcext:value-type="float">
            <text:p>777,585999</text:p>
          </table:table-cell>
          <table:table-cell office:value-type="float" office:value="1" calcext:value-type="float">
            <text:p>1</text:p>
          </table:table-cell>
          <table:table-cell office:value-type="float" office:value="12.341001" calcext:value-type="float">
            <text:p>12,341001</text:p>
          </table:table-cell>
          <table:table-cell office:value-type="float" office:value="102819" calcext:value-type="float">
            <text:p>102819</text:p>
          </table:table-cell>
          <table:table-cell office:value-type="float" office:value="687.16803" calcext:value-type="float">
            <text:p>687,16803</text:p>
          </table:table-cell>
          <table:table-cell office:value-type="float" office:value="1" calcext:value-type="float">
            <text:p>1</text:p>
          </table:table-cell>
          <table:table-cell office:value-type="float" office:value="9.488" calcext:value-type="float">
            <text:p>9,488</text:p>
          </table:table-cell>
          <table:table-cell office:value-type="float" office:value="102819" calcext:value-type="float">
            <text:p>102819</text:p>
          </table:table-cell>
          <table:table-cell office:value-type="float" office:value="723.359985" calcext:value-type="float">
            <text:p>723,359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819" calcext:value-type="float">
            <text:p>102819</text:p>
          </table:table-cell>
          <table:table-cell office:value-type="float" office:value="688.429016" calcext:value-type="float">
            <text:p>688,429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954" calcext:value-type="float">
            <text:p>102954</text:p>
          </table:table-cell>
          <table:table-cell office:value-type="float" office:value="808.20697" calcext:value-type="float">
            <text:p>808,20697</text:p>
          </table:table-cell>
          <table:table-cell office:value-type="float" office:value="1" calcext:value-type="float">
            <text:p>1</text:p>
          </table:table-cell>
          <table:table-cell office:value-type="float" office:value="12.362" calcext:value-type="float">
            <text:p>12,362</text:p>
          </table:table-cell>
          <table:table-cell office:value-type="float" office:value="102954" calcext:value-type="float">
            <text:p>102954</text:p>
          </table:table-cell>
          <table:table-cell office:value-type="float" office:value="771.309998" calcext:value-type="float">
            <text:p>771,309998</text:p>
          </table:table-cell>
          <table:table-cell office:value-type="float" office:value="1" calcext:value-type="float">
            <text:p>1</text:p>
          </table:table-cell>
          <table:table-cell office:value-type="float" office:value="154.154999" calcext:value-type="float">
            <text:p>154,154999</text:p>
          </table:table-cell>
          <table:table-cell office:value-type="float" office:value="102954" calcext:value-type="float">
            <text:p>102954</text:p>
          </table:table-cell>
          <table:table-cell office:value-type="float" office:value="748.310059" calcext:value-type="float">
            <text:p>748,310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954" calcext:value-type="float">
            <text:p>102954</text:p>
          </table:table-cell>
          <table:table-cell office:value-type="float" office:value="754.624023" calcext:value-type="float">
            <text:p>754,624023</text:p>
          </table:table-cell>
          <table:table-cell office:value-type="float" office:value="1" calcext:value-type="float">
            <text:p>1</text:p>
          </table:table-cell>
          <table:table-cell office:value-type="float" office:value="8.070001" calcext:value-type="float">
            <text:p>8,070001</text:p>
          </table:table-cell>
          <table:table-cell office:value-type="float" office:value="102954" calcext:value-type="float">
            <text:p>102954</text:p>
          </table:table-cell>
          <table:table-cell office:value-type="float" office:value="796.588989" calcext:value-type="float">
            <text:p>796,588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954" calcext:value-type="float">
            <text:p>102954</text:p>
          </table:table-cell>
          <table:table-cell office:value-type="float" office:value="927.972961" calcext:value-type="float">
            <text:p>927,972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14" calcext:value-type="float">
            <text:p>103614</text:p>
          </table:table-cell>
          <table:table-cell office:value-type="float" office:value="718.096985" calcext:value-type="float">
            <text:p>718,0969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614" calcext:value-type="float">
            <text:p>103614</text:p>
          </table:table-cell>
          <table:table-cell office:value-type="float" office:value="713.599976" calcext:value-type="float">
            <text:p>713,599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614" calcext:value-type="float">
            <text:p>103614</text:p>
          </table:table-cell>
          <table:table-cell office:value-type="float" office:value="780.129028" calcext:value-type="float">
            <text:p>780,129028</text:p>
          </table:table-cell>
          <table:table-cell office:value-type="float" office:value="1" calcext:value-type="float">
            <text:p>1</text:p>
          </table:table-cell>
          <table:table-cell office:value-type="float" office:value="79.153999" calcext:value-type="float">
            <text:p>79,153999</text:p>
          </table:table-cell>
          <table:table-cell office:value-type="float" office:value="103614" calcext:value-type="float">
            <text:p>103614</text:p>
          </table:table-cell>
          <table:table-cell office:value-type="float" office:value="738.661987" calcext:value-type="float">
            <text:p>738,661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614" calcext:value-type="float">
            <text:p>103614</text:p>
          </table:table-cell>
          <table:table-cell office:value-type="float" office:value="713.419983" calcext:value-type="float">
            <text:p>713,4199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614" calcext:value-type="float">
            <text:p>103614</text:p>
          </table:table-cell>
          <table:table-cell office:value-type="float" office:value="951.574951" calcext:value-type="float">
            <text:p>951,574951</text:p>
          </table:table-cell>
          <table:table-cell office:value-type="float" office:value="1" calcext:value-type="float">
            <text:p>1</text:p>
          </table:table-cell>
          <table:table-cell office:value-type="float" office:value="7.761" calcext:value-type="float">
            <text:p>7,761</text:p>
          </table:table-cell>
        </table:table-row>
        <table:table-row table:style-name="ro1">
          <table:table-cell office:value-type="float" office:value="104009" calcext:value-type="float">
            <text:p>104009</text:p>
          </table:table-cell>
          <table:table-cell office:value-type="float" office:value="656.642029" calcext:value-type="float">
            <text:p>656,642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09" calcext:value-type="float">
            <text:p>104009</text:p>
          </table:table-cell>
          <table:table-cell office:value-type="float" office:value="613.152954" calcext:value-type="float">
            <text:p>613,152954</text:p>
          </table:table-cell>
          <table:table-cell office:value-type="float" office:value="1" calcext:value-type="float">
            <text:p>1</text:p>
          </table:table-cell>
          <table:table-cell office:value-type="float" office:value="22.081001" calcext:value-type="float">
            <text:p>22,081001</text:p>
          </table:table-cell>
          <table:table-cell office:value-type="float" office:value="104009" calcext:value-type="float">
            <text:p>104009</text:p>
          </table:table-cell>
          <table:table-cell office:value-type="float" office:value="702.927979" calcext:value-type="float">
            <text:p>702,927979</text:p>
          </table:table-cell>
          <table:table-cell office:value-type="float" office:value="2" calcext:value-type="float">
            <text:p>2</text:p>
          </table:table-cell>
          <table:table-cell office:value-type="float" office:value="140.651993" calcext:value-type="float">
            <text:p>140,651993</text:p>
          </table:table-cell>
          <table:table-cell office:value-type="float" office:value="104009" calcext:value-type="float">
            <text:p>104009</text:p>
          </table:table-cell>
          <table:table-cell office:value-type="float" office:value="819.64801" calcext:value-type="float">
            <text:p>819,64801</text:p>
          </table:table-cell>
          <table:table-cell office:value-type="float" office:value="2" calcext:value-type="float">
            <text:p>2</text:p>
          </table:table-cell>
          <table:table-cell office:value-type="float" office:value="68.714005" calcext:value-type="float">
            <text:p>68,714005</text:p>
          </table:table-cell>
          <table:table-cell office:value-type="float" office:value="104009" calcext:value-type="float">
            <text:p>104009</text:p>
          </table:table-cell>
          <table:table-cell office:value-type="float" office:value="805.917969" calcext:value-type="float">
            <text:p>805,917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009" calcext:value-type="float">
            <text:p>104009</text:p>
          </table:table-cell>
          <table:table-cell office:value-type="float" office:value="827.882019" calcext:value-type="float">
            <text:p>827,882019</text:p>
          </table:table-cell>
          <table:table-cell office:value-type="float" office:value="1" calcext:value-type="float">
            <text:p>1</text:p>
          </table:table-cell>
          <table:table-cell office:value-type="float" office:value="48.235001" calcext:value-type="float">
            <text:p>48,235001</text:p>
          </table:table-cell>
        </table:table-row>
        <table:table-row table:style-name="ro1">
          <table:table-cell office:value-type="float" office:value="104224" calcext:value-type="float">
            <text:p>104224</text:p>
          </table:table-cell>
          <table:table-cell office:value-type="float" office:value="726.279968" calcext:value-type="float">
            <text:p>726,279968</text:p>
          </table:table-cell>
          <table:table-cell office:value-type="float" office:value="1" calcext:value-type="float">
            <text:p>1</text:p>
          </table:table-cell>
          <table:table-cell office:value-type="float" office:value="127.090004" calcext:value-type="float">
            <text:p>127,090004</text:p>
          </table:table-cell>
          <table:table-cell office:value-type="float" office:value="104224" calcext:value-type="float">
            <text:p>104224</text:p>
          </table:table-cell>
          <table:table-cell office:value-type="float" office:value="822.192017" calcext:value-type="float">
            <text:p>822,1920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224" calcext:value-type="float">
            <text:p>104224</text:p>
          </table:table-cell>
          <table:table-cell office:value-type="float" office:value="758.327026" calcext:value-type="float">
            <text:p>758,327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224" calcext:value-type="float">
            <text:p>104224</text:p>
          </table:table-cell>
          <table:table-cell office:value-type="float" office:value="735.838989" calcext:value-type="float">
            <text:p>735,8389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224" calcext:value-type="float">
            <text:p>104224</text:p>
          </table:table-cell>
          <table:table-cell office:value-type="float" office:value="786.778992" calcext:value-type="float">
            <text:p>786,778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224" calcext:value-type="float">
            <text:p>104224</text:p>
          </table:table-cell>
          <table:table-cell office:value-type="float" office:value="694.526001" calcext:value-type="float">
            <text:p>694,526001</text:p>
          </table:table-cell>
          <table:table-cell office:value-type="float" office:value="1" calcext:value-type="float">
            <text:p>1</text:p>
          </table:table-cell>
          <table:table-cell office:value-type="float" office:value="61.128002" calcext:value-type="float">
            <text:p>61,128002</text:p>
          </table:table-cell>
        </table:table-row>
        <table:table-row table:style-name="ro1">
          <table:table-cell office:value-type="float" office:value="104359" calcext:value-type="float">
            <text:p>104359</text:p>
          </table:table-cell>
          <table:table-cell office:value-type="float" office:value="643.136963" calcext:value-type="float">
            <text:p>643,136963</text:p>
          </table:table-cell>
          <table:table-cell office:value-type="float" office:value="15" calcext:value-type="float">
            <text:p>15</text:p>
          </table:table-cell>
          <table:table-cell office:value-type="float" office:value="2269.861816" calcext:value-type="float">
            <text:p>2269,861816</text:p>
          </table:table-cell>
          <table:table-cell office:value-type="float" office:value="104359" calcext:value-type="float">
            <text:p>104359</text:p>
          </table:table-cell>
          <table:table-cell office:value-type="float" office:value="776.627991" calcext:value-type="float">
            <text:p>776,6279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359" calcext:value-type="float">
            <text:p>104359</text:p>
          </table:table-cell>
          <table:table-cell office:value-type="float" office:value="850.386963" calcext:value-type="float">
            <text:p>850,386963</text:p>
          </table:table-cell>
          <table:table-cell office:value-type="float" office:value="1" calcext:value-type="float">
            <text:p>1</text:p>
          </table:table-cell>
          <table:table-cell office:value-type="float" office:value="30.846001" calcext:value-type="float">
            <text:p>30,846001</text:p>
          </table:table-cell>
          <table:table-cell office:value-type="float" office:value="104359" calcext:value-type="float">
            <text:p>104359</text:p>
          </table:table-cell>
          <table:table-cell office:value-type="float" office:value="646.942017" calcext:value-type="float">
            <text:p>646,942017</text:p>
          </table:table-cell>
          <table:table-cell office:value-type="float" office:value="1" calcext:value-type="float">
            <text:p>1</text:p>
          </table:table-cell>
          <table:table-cell office:value-type="float" office:value="37.129997" calcext:value-type="float">
            <text:p>37,129997</text:p>
          </table:table-cell>
          <table:table-cell office:value-type="float" office:value="104359" calcext:value-type="float">
            <text:p>104359</text:p>
          </table:table-cell>
          <table:table-cell office:value-type="float" office:value="761.408997" calcext:value-type="float">
            <text:p>761,408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359" calcext:value-type="float">
            <text:p>104359</text:p>
          </table:table-cell>
          <table:table-cell office:value-type="float" office:value="840.942993" calcext:value-type="float">
            <text:p>840,942993</text:p>
          </table:table-cell>
          <table:table-cell office:value-type="float" office:value="1" calcext:value-type="float">
            <text:p>1</text:p>
          </table:table-cell>
          <table:table-cell office:value-type="float" office:value="156.526993" calcext:value-type="float">
            <text:p>156,526993</text:p>
          </table:table-cell>
        </table:table-row>
        <table:table-row table:style-name="ro1">
          <table:table-cell office:value-type="float" office:value="104535" calcext:value-type="float">
            <text:p>104535</text:p>
          </table:table-cell>
          <table:table-cell office:value-type="float" office:value="769.945984" calcext:value-type="float">
            <text:p>769,945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35" calcext:value-type="float">
            <text:p>104535</text:p>
          </table:table-cell>
          <table:table-cell office:value-type="float" office:value="833.966003" calcext:value-type="float">
            <text:p>833,9660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35" calcext:value-type="float">
            <text:p>104535</text:p>
          </table:table-cell>
          <table:table-cell office:value-type="float" office:value="717.176025" calcext:value-type="float">
            <text:p>717,176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35" calcext:value-type="float">
            <text:p>104535</text:p>
          </table:table-cell>
          <table:table-cell office:value-type="float" office:value="807.218018" calcext:value-type="float">
            <text:p>807,218018</text:p>
          </table:table-cell>
          <table:table-cell office:value-type="float" office:value="1" calcext:value-type="float">
            <text:p>1</text:p>
          </table:table-cell>
          <table:table-cell office:value-type="float" office:value="13.474" calcext:value-type="float">
            <text:p>13,474</text:p>
          </table:table-cell>
          <table:table-cell office:value-type="float" office:value="104535" calcext:value-type="float">
            <text:p>104535</text:p>
          </table:table-cell>
          <table:table-cell office:value-type="float" office:value="721.762024" calcext:value-type="float">
            <text:p>721,762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535" calcext:value-type="float">
            <text:p>104535</text:p>
          </table:table-cell>
          <table:table-cell office:value-type="float" office:value="697.171997" calcext:value-type="float">
            <text:p>697,171997</text:p>
          </table:table-cell>
          <table:table-cell office:value-type="float" office:value="1" calcext:value-type="float">
            <text:p>1</text:p>
          </table:table-cell>
          <table:table-cell office:value-type="float" office:value="49.882" calcext:value-type="float">
            <text:p>49,882</text:p>
          </table:table-cell>
        </table:table-row>
        <table:table-row table:style-name="ro1">
          <table:table-cell office:value-type="float" office:value="105247" calcext:value-type="float">
            <text:p>105247</text:p>
          </table:table-cell>
          <table:table-cell office:value-type="float" office:value="831.345947" calcext:value-type="float">
            <text:p>831,3459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47" calcext:value-type="float">
            <text:p>105247</text:p>
          </table:table-cell>
          <table:table-cell office:value-type="float" office:value="735.783997" calcext:value-type="float">
            <text:p>735,783997</text:p>
          </table:table-cell>
          <table:table-cell office:value-type="float" office:value="2" calcext:value-type="float">
            <text:p>2</text:p>
          </table:table-cell>
          <table:table-cell office:value-type="float" office:value="80.207001" calcext:value-type="float">
            <text:p>80,207001</text:p>
          </table:table-cell>
          <table:table-cell office:value-type="float" office:value="105247" calcext:value-type="float">
            <text:p>105247</text:p>
          </table:table-cell>
          <table:table-cell office:value-type="float" office:value="722.440002" calcext:value-type="float">
            <text:p>722,440002</text:p>
          </table:table-cell>
          <table:table-cell office:value-type="float" office:value="3" calcext:value-type="float">
            <text:p>3</text:p>
          </table:table-cell>
          <table:table-cell office:value-type="float" office:value="118.304001" calcext:value-type="float">
            <text:p>118,304001</text:p>
          </table:table-cell>
          <table:table-cell office:value-type="float" office:value="105247" calcext:value-type="float">
            <text:p>105247</text:p>
          </table:table-cell>
          <table:table-cell office:value-type="float" office:value="797.007996" calcext:value-type="float">
            <text:p>797,007996</text:p>
          </table:table-cell>
          <table:table-cell office:value-type="float" office:value="1" calcext:value-type="float">
            <text:p>1</text:p>
          </table:table-cell>
          <table:table-cell office:value-type="float" office:value="38.961998" calcext:value-type="float">
            <text:p>38,961998</text:p>
          </table:table-cell>
          <table:table-cell office:value-type="float" office:value="105247" calcext:value-type="float">
            <text:p>105247</text:p>
          </table:table-cell>
          <table:table-cell office:value-type="float" office:value="777.794006" calcext:value-type="float">
            <text:p>777,794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47" calcext:value-type="float">
            <text:p>105247</text:p>
          </table:table-cell>
          <table:table-cell office:value-type="float" office:value="627.447021" calcext:value-type="float">
            <text:p>627,447021</text:p>
          </table:table-cell>
          <table:table-cell office:value-type="float" office:value="1" calcext:value-type="float">
            <text:p>1</text:p>
          </table:table-cell>
          <table:table-cell office:value-type="float" office:value="156.516006" calcext:value-type="float">
            <text:p>156,516006</text:p>
          </table:table-cell>
        </table:table-row>
        <table:table-row table:style-name="ro1">
          <table:table-cell office:value-type="float" office:value="105750" calcext:value-type="float">
            <text:p>105750</text:p>
          </table:table-cell>
          <table:table-cell office:value-type="float" office:value="807.605042" calcext:value-type="float">
            <text:p>807,605042</text:p>
          </table:table-cell>
          <table:table-cell office:value-type="float" office:value="125" calcext:value-type="float">
            <text:p>125</text:p>
          </table:table-cell>
          <table:table-cell office:value-type="float" office:value="1917.271606" calcext:value-type="float">
            <text:p>1917,271606</text:p>
          </table:table-cell>
          <table:table-cell office:value-type="float" office:value="105750" calcext:value-type="float">
            <text:p>105750</text:p>
          </table:table-cell>
          <table:table-cell office:value-type="float" office:value="855.543945" calcext:value-type="float">
            <text:p>855,543945</text:p>
          </table:table-cell>
          <table:table-cell office:value-type="float" office:value="138" calcext:value-type="float">
            <text:p>138</text:p>
          </table:table-cell>
          <table:table-cell office:value-type="float" office:value="1816.071655" calcext:value-type="float">
            <text:p>1816,071655</text:p>
          </table:table-cell>
          <table:table-cell office:value-type="float" office:value="105750" calcext:value-type="float">
            <text:p>105750</text:p>
          </table:table-cell>
          <table:table-cell office:value-type="float" office:value="912.747986" calcext:value-type="float">
            <text:p>912,747986</text:p>
          </table:table-cell>
          <table:table-cell office:value-type="float" office:value="1" calcext:value-type="float">
            <text:p>1</text:p>
          </table:table-cell>
          <table:table-cell office:value-type="float" office:value="22.666" calcext:value-type="float">
            <text:p>22,666</text:p>
          </table:table-cell>
          <table:table-cell office:value-type="float" office:value="105750" calcext:value-type="float">
            <text:p>105750</text:p>
          </table:table-cell>
          <table:table-cell office:value-type="float" office:value="850.51001" calcext:value-type="float">
            <text:p>850,51001</text:p>
          </table:table-cell>
          <table:table-cell office:value-type="float" office:value="120" calcext:value-type="float">
            <text:p>120</text:p>
          </table:table-cell>
          <table:table-cell office:value-type="float" office:value="1693.159912" calcext:value-type="float">
            <text:p>1693,159912</text:p>
          </table:table-cell>
          <table:table-cell office:value-type="float" office:value="105750" calcext:value-type="float">
            <text:p>105750</text:p>
          </table:table-cell>
          <table:table-cell office:value-type="float" office:value="919.261963" calcext:value-type="float">
            <text:p>919,261963</text:p>
          </table:table-cell>
          <table:table-cell office:value-type="float" office:value="122" calcext:value-type="float">
            <text:p>122</text:p>
          </table:table-cell>
          <table:table-cell office:value-type="float" office:value="1582.402832" calcext:value-type="float">
            <text:p>1582,402832</text:p>
          </table:table-cell>
          <table:table-cell office:value-type="float" office:value="105750" calcext:value-type="float">
            <text:p>105750</text:p>
          </table:table-cell>
          <table:table-cell office:value-type="float" office:value="742.64502" calcext:value-type="float">
            <text:p>742,64502</text:p>
          </table:table-cell>
          <table:table-cell office:value-type="float" office:value="182" calcext:value-type="float">
            <text:p>182</text:p>
          </table:table-cell>
          <table:table-cell office:value-type="float" office:value="2454.490723" calcext:value-type="float">
            <text:p>2454,490723</text:p>
          </table:table-cell>
        </table:table-row>
        <table:table-row table:style-name="ro1">
          <table:table-cell office:value-type="float" office:value="105936" calcext:value-type="float">
            <text:p>105936</text:p>
          </table:table-cell>
          <table:table-cell office:value-type="float" office:value="729.659973" calcext:value-type="float">
            <text:p>729,6599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36" calcext:value-type="float">
            <text:p>105936</text:p>
          </table:table-cell>
          <table:table-cell office:value-type="float" office:value="741.711975" calcext:value-type="float">
            <text:p>741,7119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36" calcext:value-type="float">
            <text:p>105936</text:p>
          </table:table-cell>
          <table:table-cell office:value-type="float" office:value="834.984009" calcext:value-type="float">
            <text:p>834,9840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36" calcext:value-type="float">
            <text:p>105936</text:p>
          </table:table-cell>
          <table:table-cell office:value-type="float" office:value="872.963013" calcext:value-type="float">
            <text:p>872,96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36" calcext:value-type="float">
            <text:p>105936</text:p>
          </table:table-cell>
          <table:table-cell office:value-type="float" office:value="765.066956" calcext:value-type="float">
            <text:p>765,066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936" calcext:value-type="float">
            <text:p>105936</text:p>
          </table:table-cell>
          <table:table-cell office:value-type="float" office:value="806.19104" calcext:value-type="float">
            <text:p>806,19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113" calcext:value-type="float">
            <text:p>110113</text:p>
          </table:table-cell>
          <table:table-cell office:value-type="float" office:value="677.834961" calcext:value-type="float">
            <text:p>677,834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13" calcext:value-type="float">
            <text:p>110113</text:p>
          </table:table-cell>
          <table:table-cell office:value-type="float" office:value="803.07605" calcext:value-type="float">
            <text:p>803,07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13" calcext:value-type="float">
            <text:p>110113</text:p>
          </table:table-cell>
          <table:table-cell office:value-type="float" office:value="641.174011" calcext:value-type="float">
            <text:p>641,174011</text:p>
          </table:table-cell>
          <table:table-cell office:value-type="float" office:value="4" calcext:value-type="float">
            <text:p>4</text:p>
          </table:table-cell>
          <table:table-cell office:value-type="float" office:value="123.859009" calcext:value-type="float">
            <text:p>123,859009</text:p>
          </table:table-cell>
          <table:table-cell office:value-type="float" office:value="110113" calcext:value-type="float">
            <text:p>110113</text:p>
          </table:table-cell>
          <table:table-cell office:value-type="float" office:value="646.699036" calcext:value-type="float">
            <text:p>646,6990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113" calcext:value-type="float">
            <text:p>110113</text:p>
          </table:table-cell>
          <table:table-cell office:value-type="float" office:value="715.791992" calcext:value-type="float">
            <text:p>715,791992</text:p>
          </table:table-cell>
          <table:table-cell office:value-type="float" office:value="1" calcext:value-type="float">
            <text:p>1</text:p>
          </table:table-cell>
          <table:table-cell office:value-type="float" office:value="51.771" calcext:value-type="float">
            <text:p>51,771</text:p>
          </table:table-cell>
          <table:table-cell office:value-type="float" office:value="110113" calcext:value-type="float">
            <text:p>110113</text:p>
          </table:table-cell>
          <table:table-cell office:value-type="float" office:value="740.513" calcext:value-type="float">
            <text:p>740,513</text:p>
          </table:table-cell>
          <table:table-cell office:value-type="float" office:value="1" calcext:value-type="float">
            <text:p>1</text:p>
          </table:table-cell>
          <table:table-cell office:value-type="float" office:value="35.059002" calcext:value-type="float">
            <text:p>35,059002</text:p>
          </table:table-cell>
        </table:table-row>
        <table:table-row table:style-name="ro1">
          <table:table-cell office:value-type="float" office:value="110249" calcext:value-type="float">
            <text:p>110249</text:p>
          </table:table-cell>
          <table:table-cell office:value-type="float" office:value="892.902954" calcext:value-type="float">
            <text:p>892,902954</text:p>
          </table:table-cell>
          <table:table-cell office:value-type="float" office:value="1" calcext:value-type="float">
            <text:p>1</text:p>
          </table:table-cell>
          <table:table-cell office:value-type="float" office:value="55.038002" calcext:value-type="float">
            <text:p>55,038002</text:p>
          </table:table-cell>
          <table:table-cell office:value-type="float" office:value="110249" calcext:value-type="float">
            <text:p>110249</text:p>
          </table:table-cell>
          <table:table-cell office:value-type="float" office:value="798.107056" calcext:value-type="float">
            <text:p>798,107056</text:p>
          </table:table-cell>
          <table:table-cell office:value-type="float" office:value="1" calcext:value-type="float">
            <text:p>1</text:p>
          </table:table-cell>
          <table:table-cell office:value-type="float" office:value="21.957001" calcext:value-type="float">
            <text:p>21,957001</text:p>
          </table:table-cell>
          <table:table-cell office:value-type="float" office:value="110249" calcext:value-type="float">
            <text:p>110249</text:p>
          </table:table-cell>
          <table:table-cell office:value-type="float" office:value="741.517029" calcext:value-type="float">
            <text:p>741,5170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249" calcext:value-type="float">
            <text:p>110249</text:p>
          </table:table-cell>
          <table:table-cell office:value-type="float" office:value="725.744019" calcext:value-type="float">
            <text:p>725,744019</text:p>
          </table:table-cell>
          <table:table-cell office:value-type="float" office:value="1" calcext:value-type="float">
            <text:p>1</text:p>
          </table:table-cell>
          <table:table-cell office:value-type="float" office:value="13.516" calcext:value-type="float">
            <text:p>13,516</text:p>
          </table:table-cell>
          <table:table-cell office:value-type="float" office:value="110249" calcext:value-type="float">
            <text:p>110249</text:p>
          </table:table-cell>
          <table:table-cell office:value-type="float" office:value="816.153992" calcext:value-type="float">
            <text:p>816,153992</text:p>
          </table:table-cell>
          <table:table-cell office:value-type="float" office:value="1" calcext:value-type="float">
            <text:p>1</text:p>
          </table:table-cell>
          <table:table-cell office:value-type="float" office:value="106.283997" calcext:value-type="float">
            <text:p>106,283997</text:p>
          </table:table-cell>
          <table:table-cell office:value-type="float" office:value="110249" calcext:value-type="float">
            <text:p>110249</text:p>
          </table:table-cell>
          <table:table-cell office:value-type="float" office:value="727.190979" calcext:value-type="float">
            <text:p>727,190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424" calcext:value-type="float">
            <text:p>110424</text:p>
          </table:table-cell>
          <table:table-cell office:value-type="float" office:value="744.203979" calcext:value-type="float">
            <text:p>744,2039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24" calcext:value-type="float">
            <text:p>110424</text:p>
          </table:table-cell>
          <table:table-cell office:value-type="float" office:value="789.815002" calcext:value-type="float">
            <text:p>789,815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24" calcext:value-type="float">
            <text:p>110424</text:p>
          </table:table-cell>
          <table:table-cell office:value-type="float" office:value="733.521973" calcext:value-type="float">
            <text:p>733,521973</text:p>
          </table:table-cell>
          <table:table-cell office:value-type="float" office:value="1" calcext:value-type="float">
            <text:p>1</text:p>
          </table:table-cell>
          <table:table-cell office:value-type="float" office:value="12.72" calcext:value-type="float">
            <text:p>12,72</text:p>
          </table:table-cell>
          <table:table-cell office:value-type="float" office:value="110424" calcext:value-type="float">
            <text:p>110424</text:p>
          </table:table-cell>
          <table:table-cell office:value-type="float" office:value="714.354004" calcext:value-type="float">
            <text:p>714,354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24" calcext:value-type="float">
            <text:p>110424</text:p>
          </table:table-cell>
          <table:table-cell office:value-type="float" office:value="737.75" calcext:value-type="float">
            <text:p>737,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24" calcext:value-type="float">
            <text:p>110424</text:p>
          </table:table-cell>
          <table:table-cell office:value-type="float" office:value="766.188965" calcext:value-type="float">
            <text:p>766,188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6.B5:.B34])" office:value-type="float" office:value="825.175726266667" calcext:value-type="float">
            <text:p>825,1757262667</text:p>
          </table:table-cell>
          <table:table-cell table:style-name="ce1" table:formula="of:=AVERAGE([C6.C5:.C34])" office:value-type="float" office:value="9.13333333333333" calcext:value-type="float">
            <text:p>9,1333333333</text:p>
          </table:table-cell>
          <table:table-cell table:style-name="ce15" table:formula="of:=AVERAGE([C6.D5:.D34])" office:value-type="float" office:value="290.6437541" calcext:value-type="float">
            <text:p>290,643754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F5:.F34])" office:value-type="float" office:value="818.814937333333" calcext:value-type="float">
            <text:p>818,8149373333</text:p>
          </table:table-cell>
          <table:table-cell table:style-name="ce1" table:formula="of:=AVERAGE([C6.G5:.G34])" office:value-type="float" office:value="8.6" calcext:value-type="float">
            <text:p>8,6</text:p>
          </table:table-cell>
          <table:table-cell table:style-name="ce15" table:formula="of:=AVERAGE([C6.H5:.H34])" office:value-type="float" office:value="209.057316766667" calcext:value-type="float">
            <text:p>209,0573167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J5:.J34])" office:value-type="float" office:value="833.005837033333" calcext:value-type="float">
            <text:p>833,0058370333</text:p>
          </table:table-cell>
          <table:table-cell table:style-name="ce1" table:formula="of:=AVERAGE([C6.K5:.K34])" office:value-type="float" office:value="1.76666666666667" calcext:value-type="float">
            <text:p>1,7666666667</text:p>
          </table:table-cell>
          <table:table-cell table:style-name="ce15" table:formula="of:=AVERAGE([C6.L5:.L34])" office:value-type="float" office:value="70.2268351666667" calcext:value-type="float">
            <text:p>70,2268351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N5:.N34])" office:value-type="float" office:value="823.380405766667" calcext:value-type="float">
            <text:p>823,3804057667</text:p>
          </table:table-cell>
          <table:table-cell table:style-name="ce1" table:formula="of:=AVERAGE([C6.O5:.O34])" office:value-type="float" office:value="8.86666666666667" calcext:value-type="float">
            <text:p>8,8666666667</text:p>
          </table:table-cell>
          <table:table-cell table:style-name="ce15" table:formula="of:=AVERAGE([C6.P5:.P34])" office:value-type="float" office:value="214.139674366667" calcext:value-type="float">
            <text:p>214,1396743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R5:.R34])" office:value-type="float" office:value="823.830794266666" calcext:value-type="float">
            <text:p>823,8307942667</text:p>
          </table:table-cell>
          <table:table-cell table:style-name="ce1" table:formula="of:=AVERAGE([C6.S5:.S34])" office:value-type="float" office:value="7.56666666666667" calcext:value-type="float">
            <text:p>7,5666666667</text:p>
          </table:table-cell>
          <table:table-cell table:style-name="ce15" table:formula="of:=AVERAGE([C6.T5:.T34])" office:value-type="float" office:value="171.3459221" calcext:value-type="float">
            <text:p>171,345922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6.V5:.V34])" office:value-type="float" office:value="835.032725" calcext:value-type="float">
            <text:p>835,032725</text:p>
          </table:table-cell>
          <table:table-cell table:style-name="ce1" table:formula="of:=AVERAGE([C6.W5:.W34])" office:value-type="float" office:value="10.4" calcext:value-type="float">
            <text:p>10,4</text:p>
          </table:table-cell>
          <table:table-cell table:style-name="ce15" table:formula="of:=AVERAGE([C6.X5:.X34])" office:value-type="float" office:value="248.4305664" calcext:value-type="float">
            <text:p>248,4305664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6.B5:.B34])" office:value-type="float" office:value="803.01001" calcext:value-type="float">
            <text:p>803,01001</text:p>
          </table:table-cell>
          <table:table-cell table:style-name="ce1" table:formula="of:=MEDIAN([C6.C5:.C34])" office:value-type="float" office:value="1" calcext:value-type="float">
            <text:p>1</text:p>
          </table:table-cell>
          <table:table-cell table:style-name="ce15" table:formula="of:=MEDIAN([C6.D5:.D34])" office:value-type="float" office:value="22.1674995" calcext:value-type="float">
            <text:p>22,167499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F5:.F34])" office:value-type="float" office:value="799.966034" calcext:value-type="float">
            <text:p>799,966034</text:p>
          </table:table-cell>
          <table:table-cell table:style-name="ce1" table:formula="of:=MEDIAN([C6.G5:.G34])" office:value-type="float" office:value="1" calcext:value-type="float">
            <text:p>1</text:p>
          </table:table-cell>
          <table:table-cell table:style-name="ce15" table:formula="of:=MEDIAN([C6.H5:.H34])" office:value-type="float" office:value="33.7930005" calcext:value-type="float">
            <text:p>33,793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J5:.J34])" office:value-type="float" office:value="786.293518" calcext:value-type="float">
            <text:p>786,293518</text:p>
          </table:table-cell>
          <table:table-cell table:style-name="ce1" table:formula="of:=MEDIAN([C6.K5:.K34])" office:value-type="float" office:value="1" calcext:value-type="float">
            <text:p>1</text:p>
          </table:table-cell>
          <table:table-cell table:style-name="ce15" table:formula="of:=MEDIAN([C6.L5:.L34])" office:value-type="float" office:value="17.693" calcext:value-type="float">
            <text:p>17,693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N5:.N34])" office:value-type="float" office:value="809.426514" calcext:value-type="float">
            <text:p>809,426514</text:p>
          </table:table-cell>
          <table:table-cell table:style-name="ce1" table:formula="of:=MEDIAN([C6.O5:.O34])" office:value-type="float" office:value="1" calcext:value-type="float">
            <text:p>1</text:p>
          </table:table-cell>
          <table:table-cell table:style-name="ce15" table:formula="of:=MEDIAN([C6.P5:.P34])" office:value-type="float" office:value="26.6064985" calcext:value-type="float">
            <text:p>26,606498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R5:.R34])" office:value-type="float" office:value="782.286499" calcext:value-type="float">
            <text:p>782,286499</text:p>
          </table:table-cell>
          <table:table-cell table:style-name="ce1" table:formula="of:=MEDIAN([C6.S5:.S34])" office:value-type="float" office:value="0" calcext:value-type="float">
            <text:p>0</text:p>
          </table:table-cell>
          <table:table-cell table:style-name="ce15" table:formula="of:=MEDIAN([C6.T5:.T34])" office:value-type="float" office:value="0" calcext:value-type="float">
            <text:p>0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6.V5:.V34])" office:value-type="float" office:value="817.0365295" calcext:value-type="float">
            <text:p>817,0365295</text:p>
          </table:table-cell>
          <table:table-cell table:style-name="ce1" table:formula="of:=MEDIAN([C6.W5:.W34])" office:value-type="float" office:value="1" calcext:value-type="float">
            <text:p>1</text:p>
          </table:table-cell>
          <table:table-cell table:style-name="ce15" table:formula="of:=MEDIAN([C6.X5:.X34])" office:value-type="float" office:value="23.054" calcext:value-type="float">
            <text:p>23,054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6.B5:.B34])" office:value-type="float" office:value="142.530225632996" calcext:value-type="float">
            <text:p>142,530225633</text:p>
          </table:table-cell>
          <table:table-cell table:style-name="ce11" table:formula="of:=STDEV([C6.C5:.C34])" office:value-type="float" office:value="29.2830813026005" calcext:value-type="float">
            <text:p>29,2830813026</text:p>
          </table:table-cell>
          <table:table-cell table:style-name="ce16" table:formula="of:=STDEV([C6.D5:.D34])" office:value-type="float" office:value="716.194577620867" calcext:value-type="float">
            <text:p>716,194577620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F5:.F34])" office:value-type="float" office:value="107.84944514993" calcext:value-type="float">
            <text:p>107,8494451499</text:p>
          </table:table-cell>
          <table:table-cell table:style-name="ce11" table:formula="of:=STDEV([C6.G5:.G34])" office:value-type="float" office:value="27.7620430531105" calcext:value-type="float">
            <text:p>27,7620430531</text:p>
          </table:table-cell>
          <table:table-cell table:style-name="ce16" table:formula="of:=STDEV([C6.H5:.H34])" office:value-type="float" office:value="434.89362063852" calcext:value-type="float">
            <text:p>434,893620638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J5:.J34])" office:value-type="float" office:value="140.398408510753" calcext:value-type="float">
            <text:p>140,3984085108</text:p>
          </table:table-cell>
          <table:table-cell table:style-name="ce11" table:formula="of:=STDEV([C6.K5:.K34])" office:value-type="float" office:value="5.04929720840936" calcext:value-type="float">
            <text:p>5,0492972084</text:p>
          </table:table-cell>
          <table:table-cell table:style-name="ce16" table:formula="of:=STDEV([C6.L5:.L34])" office:value-type="float" office:value="139.162442175866" calcext:value-type="float">
            <text:p>139,162442175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N5:.N34])" office:value-type="float" office:value="108.427881281175" calcext:value-type="float">
            <text:p>108,4278812812</text:p>
          </table:table-cell>
          <table:table-cell table:style-name="ce11" table:formula="of:=STDEV([C6.O5:.O34])" office:value-type="float" office:value="29.4263936573641" calcext:value-type="float">
            <text:p>29,4263936574</text:p>
          </table:table-cell>
          <table:table-cell table:style-name="ce16" table:formula="of:=STDEV([C6.P5:.P34])" office:value-type="float" office:value="534.724484555802" calcext:value-type="float">
            <text:p>534,724484555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R5:.R34])" office:value-type="float" office:value="119.409827212763" calcext:value-type="float">
            <text:p>119,4098272128</text:p>
          </table:table-cell>
          <table:table-cell table:style-name="ce11" table:formula="of:=STDEV([C6.S5:.S34])" office:value-type="float" office:value="24.8591665371054" calcext:value-type="float">
            <text:p>24,8591665371</text:p>
          </table:table-cell>
          <table:table-cell table:style-name="ce16" table:formula="of:=STDEV([C6.T5:.T34])" office:value-type="float" office:value="404.822054442031" calcext:value-type="float">
            <text:p>404,82205444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6.V5:.V34])" office:value-type="float" office:value="144.886104845222" calcext:value-type="float">
            <text:p>144,8861048452</text:p>
          </table:table-cell>
          <table:table-cell table:style-name="ce11" table:formula="of:=STDEV([C6.W5:.W34])" office:value-type="float" office:value="36.0120669431406" calcext:value-type="float">
            <text:p>36,0120669431</text:p>
          </table:table-cell>
          <table:table-cell table:style-name="ce16" table:formula="of:=STDEV([C6.X5:.X34])" office:value-type="float" office:value="623.104146026417" calcext:value-type="float">
            <text:p>623,1041460264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)" office:value-type="float" office:value="826.540070944444" calcext:value-type="float">
            <text:p>826,5400709444</text:p>
          </table:table-cell>
          <table:table-cell table:formula="of:=STDEV([.B5:.B14];[.F5:.F14];[.J5:.J14];[.N5:.N14];[.R5:.R14];[.V5:.V14])" office:value-type="float" office:value="116.035054950937" calcext:value-type="float">
            <text:p>116,0350549509</text:p>
          </table:table-cell>
          <table:table-cell table:style-name="Default" table:formula="of:=COUNT([.B5:.B14];[.F5:.F14];[.J5:.J14];[.N5:.N14];[.R5:.R14];[.V5:.V14];[.Z5:.Z14];[.AD5:.AD14];[.AH5:.AH14])" office:value-type="float" office:value="60" calcext:value-type="float">
            <text:p>60</text:p>
          </table:table-cell>
          <table:table-cell table:style-name="Default" table:formula="of:=2*[.C40]/SQRT([.D40])" office:value-type="float" office:value="29.9601223600827" calcext:value-type="float">
            <text:p>29,960122360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)" office:value-type="float" office:value="7.72222222222222" calcext:value-type="float">
            <text:p>7,7222222222</text:p>
          </table:table-cell>
          <table:table-cell table:formula="of:=STDEV([.C5:.C14];[.G5:.G14];[.K5:.K14];[.O5:.O14];[.S5:.S14];[.W5:.W14])" office:value-type="float" office:value="24.9300207020249" calcext:value-type="float">
            <text:p>24,930020702</text:p>
          </table:table-cell>
          <table:table-cell table:style-name="ce17" table:formula="of:=COUNT([.C5:.C14];[.G5:.G14];[.K5:.K14];[.O5:.O14];[.S5:.S14];[.W5:.W14];[.AA5:.AA14];[.AE5:.AE14];[.AI5:.AI14])" office:value-type="float" office:value="60" calcext:value-type="float">
            <text:p>60</text:p>
          </table:table-cell>
          <table:table-cell table:style-name="Default" table:formula="of:=2*[.C41]/SQRT([.D41])" office:value-type="float" office:value="6.43690366663657" calcext:value-type="float">
            <text:p>6,436903666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)" office:value-type="float" office:value="200.64067815" calcext:value-type="float">
            <text:p>200,64067815</text:p>
          </table:table-cell>
          <table:table-cell table:formula="of:=STDEV([.D5:.D14];[.H5:.H14];[.L5:.L14];[.P5:.P14];[.T5:.T14];[.X5:.X14])" office:value-type="float" office:value="606.978233633389" calcext:value-type="float">
            <text:p>606,9782336334</text:p>
          </table:table-cell>
          <table:table-cell table:style-name="Default" table:formula="of:=COUNT([.D5:.D14];[.H5:.H14];[.L5:.L14];[.P5:.P14];[.T5:.T14];[.X5:.X14];[.AB5:.AB14];[.AF5:.AF14];[.AJ5:.AJ14])" office:value-type="float" office:value="60" calcext:value-type="float">
            <text:p>60</text:p>
          </table:table-cell>
          <table:table-cell table:style-name="Default" table:formula="of:=2*[.C42]/SQRT([.D42])" office:value-type="float" office:value="156.721106024834" calcext:value-type="float">
            <text:p>156,72110602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7" table:style-name="ta1"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45758" calcext:value-type="float">
            <text:p>145758</text:p>
          </table:table-cell>
          <table:table-cell office:value-type="float" office:value="796.117004" calcext:value-type="float">
            <text:p>796,117004</text:p>
          </table:table-cell>
          <table:table-cell office:value-type="float" office:value="6" calcext:value-type="float">
            <text:p>6</text:p>
          </table:table-cell>
          <table:table-cell office:value-type="float" office:value="878.250977" calcext:value-type="float">
            <text:p>878,250977</text:p>
          </table:table-cell>
          <table:table-cell office:value-type="float" office:value="145758" calcext:value-type="float">
            <text:p>145758</text:p>
          </table:table-cell>
          <table:table-cell office:value-type="float" office:value="923.718994" calcext:value-type="float">
            <text:p>923,718994</text:p>
          </table:table-cell>
          <table:table-cell office:value-type="float" office:value="6" calcext:value-type="float">
            <text:p>6</text:p>
          </table:table-cell>
          <table:table-cell office:value-type="float" office:value="573.315002" calcext:value-type="float">
            <text:p>573,315002</text:p>
          </table:table-cell>
          <table:table-cell office:value-type="float" office:value="145758" calcext:value-type="float">
            <text:p>145758</text:p>
          </table:table-cell>
          <table:table-cell office:value-type="float" office:value="869.914001" calcext:value-type="float">
            <text:p>869,914001</text:p>
          </table:table-cell>
          <table:table-cell office:value-type="float" office:value="9" calcext:value-type="float">
            <text:p>9</text:p>
          </table:table-cell>
          <table:table-cell office:value-type="float" office:value="801.939026" calcext:value-type="float">
            <text:p>801,939026</text:p>
          </table:table-cell>
          <table:table-cell office:value-type="float" office:value="145758" calcext:value-type="float">
            <text:p>145758</text:p>
          </table:table-cell>
          <table:table-cell office:value-type="float" office:value="840.923035" calcext:value-type="float">
            <text:p>840,923035</text:p>
          </table:table-cell>
          <table:table-cell office:value-type="float" office:value="6" calcext:value-type="float">
            <text:p>6</text:p>
          </table:table-cell>
          <table:table-cell office:value-type="float" office:value="593.670044" calcext:value-type="float">
            <text:p>593,670044</text:p>
          </table:table-cell>
          <table:table-cell office:value-type="float" office:value="145758" calcext:value-type="float">
            <text:p>145758</text:p>
          </table:table-cell>
          <table:table-cell office:value-type="float" office:value="933.002014" calcext:value-type="float">
            <text:p>933,002014</text:p>
          </table:table-cell>
          <table:table-cell office:value-type="float" office:value="5" calcext:value-type="float">
            <text:p>5</text:p>
          </table:table-cell>
          <table:table-cell office:value-type="float" office:value="407.520966" calcext:value-type="float">
            <text:p>407,520966</text:p>
          </table:table-cell>
          <table:table-cell office:value-type="float" office:value="145758" calcext:value-type="float">
            <text:p>145758</text:p>
          </table:table-cell>
          <table:table-cell office:value-type="float" office:value="781.64502" calcext:value-type="float">
            <text:p>781,64502</text:p>
          </table:table-cell>
          <table:table-cell office:value-type="float" office:value="3" calcext:value-type="float">
            <text:p>3</text:p>
          </table:table-cell>
          <table:table-cell office:value-type="float" office:value="247.069" calcext:value-type="float">
            <text:p>247,069</text:p>
          </table:table-cell>
          <table:table-cell office:value-type="float" office:value="145758" calcext:value-type="float">
            <text:p>145758</text:p>
          </table:table-cell>
          <table:table-cell office:value-type="float" office:value="857.406982" calcext:value-type="float">
            <text:p>857,406982</text:p>
          </table:table-cell>
          <table:table-cell office:value-type="float" office:value="6" calcext:value-type="float">
            <text:p>6</text:p>
          </table:table-cell>
          <table:table-cell office:value-type="float" office:value="564.205994" calcext:value-type="float">
            <text:p>564,205994</text:p>
          </table:table-cell>
        </table:table-row>
        <table:table-row table:style-name="ro1">
          <table:table-cell office:value-type="float" office:value="145937" calcext:value-type="float">
            <text:p>145937</text:p>
          </table:table-cell>
          <table:table-cell office:value-type="float" office:value="975.234985" calcext:value-type="float">
            <text:p>975,234985</text:p>
          </table:table-cell>
          <table:table-cell office:value-type="float" office:value="1" calcext:value-type="float">
            <text:p>1</text:p>
          </table:table-cell>
          <table:table-cell office:value-type="float" office:value="67.685997" calcext:value-type="float">
            <text:p>67,685997</text:p>
          </table:table-cell>
          <table:table-cell office:value-type="float" office:value="145937" calcext:value-type="float">
            <text:p>145937</text:p>
          </table:table-cell>
          <table:table-cell office:value-type="float" office:value="927.36499" calcext:value-type="float">
            <text:p>927,36499</text:p>
          </table:table-cell>
          <table:table-cell office:value-type="float" office:value="1" calcext:value-type="float">
            <text:p>1</text:p>
          </table:table-cell>
          <table:table-cell office:value-type="float" office:value="103.398003" calcext:value-type="float">
            <text:p>103,398003</text:p>
          </table:table-cell>
          <table:table-cell office:value-type="float" office:value="145937" calcext:value-type="float">
            <text:p>145937</text:p>
          </table:table-cell>
          <table:table-cell office:value-type="float" office:value="863.399048" calcext:value-type="float">
            <text:p>863,399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937" calcext:value-type="float">
            <text:p>145937</text:p>
          </table:table-cell>
          <table:table-cell office:value-type="float" office:value="1069.638916" calcext:value-type="float">
            <text:p>1069,638916</text:p>
          </table:table-cell>
          <table:table-cell office:value-type="float" office:value="3" calcext:value-type="float">
            <text:p>3</text:p>
          </table:table-cell>
          <table:table-cell office:value-type="float" office:value="373.498993" calcext:value-type="float">
            <text:p>373,498993</text:p>
          </table:table-cell>
          <table:table-cell office:value-type="float" office:value="145937" calcext:value-type="float">
            <text:p>145937</text:p>
          </table:table-cell>
          <table:table-cell office:value-type="float" office:value="907.051025" calcext:value-type="float">
            <text:p>907,051025</text:p>
          </table:table-cell>
          <table:table-cell office:value-type="float" office:value="7" calcext:value-type="float">
            <text:p>7</text:p>
          </table:table-cell>
          <table:table-cell office:value-type="float" office:value="429.195007" calcext:value-type="float">
            <text:p>429,195007</text:p>
          </table:table-cell>
          <table:table-cell office:value-type="float" office:value="145937" calcext:value-type="float">
            <text:p>145937</text:p>
          </table:table-cell>
          <table:table-cell office:value-type="float" office:value="1165.562988" calcext:value-type="float">
            <text:p>1165,562988</text:p>
          </table:table-cell>
          <table:table-cell office:value-type="float" office:value="4" calcext:value-type="float">
            <text:p>4</text:p>
          </table:table-cell>
          <table:table-cell office:value-type="float" office:value="133.548996" calcext:value-type="float">
            <text:p>133,548996</text:p>
          </table:table-cell>
          <table:table-cell office:value-type="float" office:value="145937" calcext:value-type="float">
            <text:p>145937</text:p>
          </table:table-cell>
          <table:table-cell office:value-type="float" office:value="965.508972" calcext:value-type="float">
            <text:p>965,508972</text:p>
          </table:table-cell>
          <table:table-cell office:value-type="float" office:value="1" calcext:value-type="float">
            <text:p>1</text:p>
          </table:table-cell>
          <table:table-cell office:value-type="float" office:value="213.378998" calcext:value-type="float">
            <text:p>213,378998</text:p>
          </table:table-cell>
        </table:table-row>
        <table:table-row table:style-name="ro1">
          <table:table-cell office:value-type="float" office:value="150248" calcext:value-type="float">
            <text:p>150248</text:p>
          </table:table-cell>
          <table:table-cell office:value-type="float" office:value="951.619995" calcext:value-type="float">
            <text:p>951,619995</text:p>
          </table:table-cell>
          <table:table-cell office:value-type="float" office:value="3" calcext:value-type="float">
            <text:p>3</text:p>
          </table:table-cell>
          <table:table-cell office:value-type="float" office:value="122.759995" calcext:value-type="float">
            <text:p>122,759995</text:p>
          </table:table-cell>
          <table:table-cell office:value-type="float" office:value="150248" calcext:value-type="float">
            <text:p>150248</text:p>
          </table:table-cell>
          <table:table-cell office:value-type="float" office:value="865.019043" calcext:value-type="float">
            <text:p>865,019043</text:p>
          </table:table-cell>
          <table:table-cell office:value-type="float" office:value="1" calcext:value-type="float">
            <text:p>1</text:p>
          </table:table-cell>
          <table:table-cell office:value-type="float" office:value="128.994995" calcext:value-type="float">
            <text:p>128,994995</text:p>
          </table:table-cell>
          <table:table-cell office:value-type="float" office:value="150248" calcext:value-type="float">
            <text:p>150248</text:p>
          </table:table-cell>
          <table:table-cell office:value-type="float" office:value="1022.601013" calcext:value-type="float">
            <text:p>1022,601013</text:p>
          </table:table-cell>
          <table:table-cell office:value-type="float" office:value="5" calcext:value-type="float">
            <text:p>5</text:p>
          </table:table-cell>
          <table:table-cell office:value-type="float" office:value="503.76297" calcext:value-type="float">
            <text:p>503,76297</text:p>
          </table:table-cell>
          <table:table-cell office:value-type="float" office:value="150248" calcext:value-type="float">
            <text:p>150248</text:p>
          </table:table-cell>
          <table:table-cell office:value-type="float" office:value="946.549011" calcext:value-type="float">
            <text:p>946,549011</text:p>
          </table:table-cell>
          <table:table-cell office:value-type="float" office:value="4" calcext:value-type="float">
            <text:p>4</text:p>
          </table:table-cell>
          <table:table-cell office:value-type="float" office:value="328.333984" calcext:value-type="float">
            <text:p>328,333984</text:p>
          </table:table-cell>
          <table:table-cell office:value-type="float" office:value="150248" calcext:value-type="float">
            <text:p>150248</text:p>
          </table:table-cell>
          <table:table-cell office:value-type="float" office:value="913.371033" calcext:value-type="float">
            <text:p>913,371033</text:p>
          </table:table-cell>
          <table:table-cell office:value-type="float" office:value="3" calcext:value-type="float">
            <text:p>3</text:p>
          </table:table-cell>
          <table:table-cell office:value-type="float" office:value="379.389008" calcext:value-type="float">
            <text:p>379,389008</text:p>
          </table:table-cell>
          <table:table-cell office:value-type="float" office:value="150248" calcext:value-type="float">
            <text:p>150248</text:p>
          </table:table-cell>
          <table:table-cell office:value-type="float" office:value="873.567993" calcext:value-type="float">
            <text:p>873,567993</text:p>
          </table:table-cell>
          <table:table-cell office:value-type="float" office:value="2" calcext:value-type="float">
            <text:p>2</text:p>
          </table:table-cell>
          <table:table-cell office:value-type="float" office:value="81.976997" calcext:value-type="float">
            <text:p>81,976997</text:p>
          </table:table-cell>
          <table:table-cell office:value-type="float" office:value="150248" calcext:value-type="float">
            <text:p>150248</text:p>
          </table:table-cell>
          <table:table-cell office:value-type="float" office:value="855.846985" calcext:value-type="float">
            <text:p>855,846985</text:p>
          </table:table-cell>
          <table:table-cell office:value-type="float" office:value="5" calcext:value-type="float">
            <text:p>5</text:p>
          </table:table-cell>
          <table:table-cell office:value-type="float" office:value="207.404007" calcext:value-type="float">
            <text:p>207,404007</text:p>
          </table:table-cell>
        </table:table-row>
        <table:table-row table:style-name="ro1">
          <table:table-cell office:value-type="float" office:value="101416" calcext:value-type="float">
            <text:p>101416</text:p>
          </table:table-cell>
          <table:table-cell office:value-type="float" office:value="919.36499" calcext:value-type="float">
            <text:p>919,36499</text:p>
          </table:table-cell>
          <table:table-cell office:value-type="float" office:value="76" calcext:value-type="float">
            <text:p>76</text:p>
          </table:table-cell>
          <table:table-cell office:value-type="float" office:value="1827.695435" calcext:value-type="float">
            <text:p>1827,695435</text:p>
          </table:table-cell>
          <table:table-cell office:value-type="float" office:value="101416" calcext:value-type="float">
            <text:p>101416</text:p>
          </table:table-cell>
          <table:table-cell office:value-type="float" office:value="1028.491943" calcext:value-type="float">
            <text:p>1028,491943</text:p>
          </table:table-cell>
          <table:table-cell office:value-type="float" office:value="42" calcext:value-type="float">
            <text:p>42</text:p>
          </table:table-cell>
          <table:table-cell office:value-type="float" office:value="839.948853" calcext:value-type="float">
            <text:p>839,948853</text:p>
          </table:table-cell>
          <table:table-cell office:value-type="float" office:value="101416" calcext:value-type="float">
            <text:p>101416</text:p>
          </table:table-cell>
          <table:table-cell office:value-type="float" office:value="1022.997986" calcext:value-type="float">
            <text:p>1022,997986</text:p>
          </table:table-cell>
          <table:table-cell office:value-type="float" office:value="122" calcext:value-type="float">
            <text:p>122</text:p>
          </table:table-cell>
          <table:table-cell office:value-type="float" office:value="2874.532959" calcext:value-type="float">
            <text:p>2874,532959</text:p>
          </table:table-cell>
          <table:table-cell office:value-type="float" office:value="101416" calcext:value-type="float">
            <text:p>101416</text:p>
          </table:table-cell>
          <table:table-cell office:value-type="float" office:value="876.913025" calcext:value-type="float">
            <text:p>876,913025</text:p>
          </table:table-cell>
          <table:table-cell office:value-type="float" office:value="23" calcext:value-type="float">
            <text:p>23</text:p>
          </table:table-cell>
          <table:table-cell office:value-type="float" office:value="586.704041" calcext:value-type="float">
            <text:p>586,704041</text:p>
          </table:table-cell>
          <table:table-cell office:value-type="float" office:value="101416" calcext:value-type="float">
            <text:p>101416</text:p>
          </table:table-cell>
          <table:table-cell office:value-type="float" office:value="929.416016" calcext:value-type="float">
            <text:p>929,416016</text:p>
          </table:table-cell>
          <table:table-cell office:value-type="float" office:value="1" calcext:value-type="float">
            <text:p>1</text:p>
          </table:table-cell>
          <table:table-cell office:value-type="float" office:value="53.948997" calcext:value-type="float">
            <text:p>53,948997</text:p>
          </table:table-cell>
          <table:table-cell office:value-type="float" office:value="101416" calcext:value-type="float">
            <text:p>101416</text:p>
          </table:table-cell>
          <table:table-cell office:value-type="float" office:value="1051.347046" calcext:value-type="float">
            <text:p>1051,347046</text:p>
          </table:table-cell>
          <table:table-cell office:value-type="float" office:value="54" calcext:value-type="float">
            <text:p>54</text:p>
          </table:table-cell>
          <table:table-cell office:value-type="float" office:value="876.771973" calcext:value-type="float">
            <text:p>876,771973</text:p>
          </table:table-cell>
          <table:table-cell office:value-type="float" office:value="101416" calcext:value-type="float">
            <text:p>101416</text:p>
          </table:table-cell>
          <table:table-cell office:value-type="float" office:value="953.647949" calcext:value-type="float">
            <text:p>953,647949</text:p>
          </table:table-cell>
          <table:table-cell office:value-type="float" office:value="34" calcext:value-type="float">
            <text:p>34</text:p>
          </table:table-cell>
          <table:table-cell office:value-type="float" office:value="706.272949" calcext:value-type="float">
            <text:p>706,272949</text:p>
          </table:table-cell>
        </table:table-row>
        <table:table-row table:style-name="ro1">
          <table:table-cell office:value-type="float" office:value="101605" calcext:value-type="float">
            <text:p>101605</text:p>
          </table:table-cell>
          <table:table-cell office:value-type="float" office:value="806.565979" calcext:value-type="float">
            <text:p>806,565979</text:p>
          </table:table-cell>
          <table:table-cell office:value-type="float" office:value="1" calcext:value-type="float">
            <text:p>1</text:p>
          </table:table-cell>
          <table:table-cell office:value-type="float" office:value="64.359001" calcext:value-type="float">
            <text:p>64,359001</text:p>
          </table:table-cell>
          <table:table-cell office:value-type="float" office:value="101605" calcext:value-type="float">
            <text:p>101605</text:p>
          </table:table-cell>
          <table:table-cell office:value-type="float" office:value="788.270996" calcext:value-type="float">
            <text:p>788,270996</text:p>
          </table:table-cell>
          <table:table-cell office:value-type="float" office:value="1" calcext:value-type="float">
            <text:p>1</text:p>
          </table:table-cell>
          <table:table-cell office:value-type="float" office:value="82.945" calcext:value-type="float">
            <text:p>82,945</text:p>
          </table:table-cell>
          <table:table-cell office:value-type="float" office:value="101605" calcext:value-type="float">
            <text:p>101605</text:p>
          </table:table-cell>
          <table:table-cell office:value-type="float" office:value="872.046021" calcext:value-type="float">
            <text:p>872,046021</text:p>
          </table:table-cell>
          <table:table-cell office:value-type="float" office:value="1" calcext:value-type="float">
            <text:p>1</text:p>
          </table:table-cell>
          <table:table-cell office:value-type="float" office:value="80.487999" calcext:value-type="float">
            <text:p>80,487999</text:p>
          </table:table-cell>
          <table:table-cell office:value-type="float" office:value="101605" calcext:value-type="float">
            <text:p>101605</text:p>
          </table:table-cell>
          <table:table-cell office:value-type="float" office:value="903.992981" calcext:value-type="float">
            <text:p>903,992981</text:p>
          </table:table-cell>
          <table:table-cell office:value-type="float" office:value="2" calcext:value-type="float">
            <text:p>2</text:p>
          </table:table-cell>
          <table:table-cell office:value-type="float" office:value="91.335999" calcext:value-type="float">
            <text:p>91,335999</text:p>
          </table:table-cell>
          <table:table-cell office:value-type="float" office:value="101605" calcext:value-type="float">
            <text:p>101605</text:p>
          </table:table-cell>
          <table:table-cell office:value-type="float" office:value="1213.73999" calcext:value-type="float">
            <text:p>1213,73999</text:p>
          </table:table-cell>
          <table:table-cell office:value-type="float" office:value="4" calcext:value-type="float">
            <text:p>4</text:p>
          </table:table-cell>
          <table:table-cell office:value-type="float" office:value="131.850998" calcext:value-type="float">
            <text:p>131,850998</text:p>
          </table:table-cell>
          <table:table-cell office:value-type="float" office:value="101605" calcext:value-type="float">
            <text:p>101605</text:p>
          </table:table-cell>
          <table:table-cell office:value-type="float" office:value="894.421997" calcext:value-type="float">
            <text:p>894,42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605" calcext:value-type="float">
            <text:p>101605</text:p>
          </table:table-cell>
          <table:table-cell office:value-type="float" office:value="857.856995" calcext:value-type="float">
            <text:p>857,856995</text:p>
          </table:table-cell>
          <table:table-cell office:value-type="float" office:value="2" calcext:value-type="float">
            <text:p>2</text:p>
          </table:table-cell>
          <table:table-cell office:value-type="float" office:value="145.225998" calcext:value-type="float">
            <text:p>145,225998</text:p>
          </table:table-cell>
        </table:table-row>
        <table:table-row table:style-name="ro1">
          <table:table-cell office:value-type="float" office:value="101954" calcext:value-type="float">
            <text:p>101954</text:p>
          </table:table-cell>
          <table:table-cell office:value-type="float" office:value="992.905029" calcext:value-type="float">
            <text:p>992,905029</text:p>
          </table:table-cell>
          <table:table-cell office:value-type="float" office:value="3" calcext:value-type="float">
            <text:p>3</text:p>
          </table:table-cell>
          <table:table-cell office:value-type="float" office:value="209.666" calcext:value-type="float">
            <text:p>209,666</text:p>
          </table:table-cell>
          <table:table-cell office:value-type="float" office:value="101954" calcext:value-type="float">
            <text:p>101954</text:p>
          </table:table-cell>
          <table:table-cell office:value-type="float" office:value="968.255981" calcext:value-type="float">
            <text:p>968,255981</text:p>
          </table:table-cell>
          <table:table-cell office:value-type="float" office:value="3" calcext:value-type="float">
            <text:p>3</text:p>
          </table:table-cell>
          <table:table-cell office:value-type="float" office:value="180.940994" calcext:value-type="float">
            <text:p>180,940994</text:p>
          </table:table-cell>
          <table:table-cell office:value-type="float" office:value="101954" calcext:value-type="float">
            <text:p>101954</text:p>
          </table:table-cell>
          <table:table-cell office:value-type="float" office:value="885.218994" calcext:value-type="float">
            <text:p>885,218994</text:p>
          </table:table-cell>
          <table:table-cell office:value-type="float" office:value="4" calcext:value-type="float">
            <text:p>4</text:p>
          </table:table-cell>
          <table:table-cell office:value-type="float" office:value="192.106995" calcext:value-type="float">
            <text:p>192,106995</text:p>
          </table:table-cell>
          <table:table-cell office:value-type="float" office:value="101954" calcext:value-type="float">
            <text:p>101954</text:p>
          </table:table-cell>
          <table:table-cell office:value-type="float" office:value="909.994019" calcext:value-type="float">
            <text:p>909,994019</text:p>
          </table:table-cell>
          <table:table-cell office:value-type="float" office:value="3" calcext:value-type="float">
            <text:p>3</text:p>
          </table:table-cell>
          <table:table-cell office:value-type="float" office:value="256.752991" calcext:value-type="float">
            <text:p>256,752991</text:p>
          </table:table-cell>
          <table:table-cell office:value-type="float" office:value="101954" calcext:value-type="float">
            <text:p>101954</text:p>
          </table:table-cell>
          <table:table-cell office:value-type="float" office:value="1008.221985" calcext:value-type="float">
            <text:p>1008,221985</text:p>
          </table:table-cell>
          <table:table-cell office:value-type="float" office:value="5" calcext:value-type="float">
            <text:p>5</text:p>
          </table:table-cell>
          <table:table-cell office:value-type="float" office:value="316.075989" calcext:value-type="float">
            <text:p>316,075989</text:p>
          </table:table-cell>
          <table:table-cell office:value-type="float" office:value="101954" calcext:value-type="float">
            <text:p>101954</text:p>
          </table:table-cell>
          <table:table-cell office:value-type="float" office:value="1065.467896" calcext:value-type="float">
            <text:p>1065,467896</text:p>
          </table:table-cell>
          <table:table-cell office:value-type="float" office:value="4" calcext:value-type="float">
            <text:p>4</text:p>
          </table:table-cell>
          <table:table-cell office:value-type="float" office:value="342.593994" calcext:value-type="float">
            <text:p>342,593994</text:p>
          </table:table-cell>
          <table:table-cell office:value-type="float" office:value="101954" calcext:value-type="float">
            <text:p>101954</text:p>
          </table:table-cell>
          <table:table-cell office:value-type="float" office:value="1058.882935" calcext:value-type="float">
            <text:p>1058,882935</text:p>
          </table:table-cell>
          <table:table-cell office:value-type="float" office:value="2" calcext:value-type="float">
            <text:p>2</text:p>
          </table:table-cell>
          <table:table-cell office:value-type="float" office:value="101.169998" calcext:value-type="float">
            <text:p>101,169998</text:p>
          </table:table-cell>
        </table:table-row>
        <table:table-row table:style-name="ro1">
          <table:table-cell office:value-type="float" office:value="102201" calcext:value-type="float">
            <text:p>102201</text:p>
          </table:table-cell>
          <table:table-cell office:value-type="float" office:value="1095.2229" calcext:value-type="float">
            <text:p>1095,22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201" calcext:value-type="float">
            <text:p>102201</text:p>
          </table:table-cell>
          <table:table-cell office:value-type="float" office:value="916.828003" calcext:value-type="float">
            <text:p>916,828003</text:p>
          </table:table-cell>
          <table:table-cell office:value-type="float" office:value="2" calcext:value-type="float">
            <text:p>2</text:p>
          </table:table-cell>
          <table:table-cell office:value-type="float" office:value="91.209" calcext:value-type="float">
            <text:p>91,209</text:p>
          </table:table-cell>
          <table:table-cell office:value-type="float" office:value="102201" calcext:value-type="float">
            <text:p>102201</text:p>
          </table:table-cell>
          <table:table-cell office:value-type="float" office:value="1174.541992" calcext:value-type="float">
            <text:p>1174,541992</text:p>
          </table:table-cell>
          <table:table-cell office:value-type="float" office:value="4" calcext:value-type="float">
            <text:p>4</text:p>
          </table:table-cell>
          <table:table-cell office:value-type="float" office:value="278.174988" calcext:value-type="float">
            <text:p>278,174988</text:p>
          </table:table-cell>
          <table:table-cell office:value-type="float" office:value="102201" calcext:value-type="float">
            <text:p>102201</text:p>
          </table:table-cell>
          <table:table-cell office:value-type="float" office:value="1089.033936" calcext:value-type="float">
            <text:p>1089,033936</text:p>
          </table:table-cell>
          <table:table-cell office:value-type="float" office:value="3" calcext:value-type="float">
            <text:p>3</text:p>
          </table:table-cell>
          <table:table-cell office:value-type="float" office:value="448.890015" calcext:value-type="float">
            <text:p>448,890015</text:p>
          </table:table-cell>
          <table:table-cell office:value-type="float" office:value="102201" calcext:value-type="float">
            <text:p>102201</text:p>
          </table:table-cell>
          <table:table-cell office:value-type="float" office:value="871.713013" calcext:value-type="float">
            <text:p>871,713013</text:p>
          </table:table-cell>
          <table:table-cell office:value-type="float" office:value="2" calcext:value-type="float">
            <text:p>2</text:p>
          </table:table-cell>
          <table:table-cell office:value-type="float" office:value="161.416" calcext:value-type="float">
            <text:p>161,416</text:p>
          </table:table-cell>
          <table:table-cell office:value-type="float" office:value="102201" calcext:value-type="float">
            <text:p>102201</text:p>
          </table:table-cell>
          <table:table-cell office:value-type="float" office:value="1378.28894" calcext:value-type="float">
            <text:p>1378,28894</text:p>
          </table:table-cell>
          <table:table-cell office:value-type="float" office:value="2" calcext:value-type="float">
            <text:p>2</text:p>
          </table:table-cell>
          <table:table-cell office:value-type="float" office:value="89.094002" calcext:value-type="float">
            <text:p>89,094002</text:p>
          </table:table-cell>
          <table:table-cell office:value-type="float" office:value="102201" calcext:value-type="float">
            <text:p>102201</text:p>
          </table:table-cell>
          <table:table-cell office:value-type="float" office:value="1196.207031" calcext:value-type="float">
            <text:p>1196,207031</text:p>
          </table:table-cell>
          <table:table-cell office:value-type="float" office:value="2" calcext:value-type="float">
            <text:p>2</text:p>
          </table:table-cell>
          <table:table-cell office:value-type="float" office:value="125.277" calcext:value-type="float">
            <text:p>125,277</text:p>
          </table:table-cell>
        </table:table-row>
        <table:table-row table:style-name="ro1">
          <table:table-cell office:value-type="float" office:value="102404" calcext:value-type="float">
            <text:p>102404</text:p>
          </table:table-cell>
          <table:table-cell office:value-type="float" office:value="1168.812988" calcext:value-type="float">
            <text:p>1168,812988</text:p>
          </table:table-cell>
          <table:table-cell office:value-type="float" office:value="1" calcext:value-type="float">
            <text:p>1</text:p>
          </table:table-cell>
          <table:table-cell office:value-type="float" office:value="45.987" calcext:value-type="float">
            <text:p>45,987</text:p>
          </table:table-cell>
          <table:table-cell office:value-type="float" office:value="102404" calcext:value-type="float">
            <text:p>102404</text:p>
          </table:table-cell>
          <table:table-cell office:value-type="float" office:value="1168.067017" calcext:value-type="float">
            <text:p>1168,067017</text:p>
          </table:table-cell>
          <table:table-cell office:value-type="float" office:value="1" calcext:value-type="float">
            <text:p>1</text:p>
          </table:table-cell>
          <table:table-cell office:value-type="float" office:value="7.278" calcext:value-type="float">
            <text:p>7,278</text:p>
          </table:table-cell>
          <table:table-cell office:value-type="float" office:value="102404" calcext:value-type="float">
            <text:p>102404</text:p>
          </table:table-cell>
          <table:table-cell office:value-type="float" office:value="931.194031" calcext:value-type="float">
            <text:p>931,194031</text:p>
          </table:table-cell>
          <table:table-cell office:value-type="float" office:value="3" calcext:value-type="float">
            <text:p>3</text:p>
          </table:table-cell>
          <table:table-cell office:value-type="float" office:value="241.286011" calcext:value-type="float">
            <text:p>241,286011</text:p>
          </table:table-cell>
          <table:table-cell office:value-type="float" office:value="102404" calcext:value-type="float">
            <text:p>102404</text:p>
          </table:table-cell>
          <table:table-cell office:value-type="float" office:value="1339.614014" calcext:value-type="float">
            <text:p>1339,614014</text:p>
          </table:table-cell>
          <table:table-cell office:value-type="float" office:value="1" calcext:value-type="float">
            <text:p>1</text:p>
          </table:table-cell>
          <table:table-cell office:value-type="float" office:value="21.098001" calcext:value-type="float">
            <text:p>21,098001</text:p>
          </table:table-cell>
          <table:table-cell office:value-type="float" office:value="102404" calcext:value-type="float">
            <text:p>102404</text:p>
          </table:table-cell>
          <table:table-cell office:value-type="float" office:value="1006.737" calcext:value-type="float">
            <text:p>1006,737</text:p>
          </table:table-cell>
          <table:table-cell office:value-type="float" office:value="4" calcext:value-type="float">
            <text:p>4</text:p>
          </table:table-cell>
          <table:table-cell office:value-type="float" office:value="351.495972" calcext:value-type="float">
            <text:p>351,495972</text:p>
          </table:table-cell>
          <table:table-cell office:value-type="float" office:value="102404" calcext:value-type="float">
            <text:p>102404</text:p>
          </table:table-cell>
          <table:table-cell office:value-type="float" office:value="1116.432983" calcext:value-type="float">
            <text:p>1116,432983</text:p>
          </table:table-cell>
          <table:table-cell office:value-type="float" office:value="2" calcext:value-type="float">
            <text:p>2</text:p>
          </table:table-cell>
          <table:table-cell office:value-type="float" office:value="253.522003" calcext:value-type="float">
            <text:p>253,522003</text:p>
          </table:table-cell>
          <table:table-cell office:value-type="float" office:value="102404" calcext:value-type="float">
            <text:p>102404</text:p>
          </table:table-cell>
          <table:table-cell office:value-type="float" office:value="1029.041016" calcext:value-type="float">
            <text:p>1029,041016</text:p>
          </table:table-cell>
          <table:table-cell office:value-type="float" office:value="3" calcext:value-type="float">
            <text:p>3</text:p>
          </table:table-cell>
          <table:table-cell office:value-type="float" office:value="140.671005" calcext:value-type="float">
            <text:p>140,671005</text:p>
          </table:table-cell>
        </table:table-row>
        <table:table-row table:style-name="ro1">
          <table:table-cell office:value-type="float" office:value="102544" calcext:value-type="float">
            <text:p>102544</text:p>
          </table:table-cell>
          <table:table-cell office:value-type="float" office:value="1040.770996" calcext:value-type="float">
            <text:p>1040,770996</text:p>
          </table:table-cell>
          <table:table-cell office:value-type="float" office:value="2" calcext:value-type="float">
            <text:p>2</text:p>
          </table:table-cell>
          <table:table-cell office:value-type="float" office:value="148.210999" calcext:value-type="float">
            <text:p>148,210999</text:p>
          </table:table-cell>
          <table:table-cell office:value-type="float" office:value="102544" calcext:value-type="float">
            <text:p>102544</text:p>
          </table:table-cell>
          <table:table-cell office:value-type="float" office:value="977.976013" calcext:value-type="float">
            <text:p>977,976013</text:p>
          </table:table-cell>
          <table:table-cell office:value-type="float" office:value="1" calcext:value-type="float">
            <text:p>1</text:p>
          </table:table-cell>
          <table:table-cell office:value-type="float" office:value="75.367004" calcext:value-type="float">
            <text:p>75,367004</text:p>
          </table:table-cell>
          <table:table-cell office:value-type="float" office:value="102544" calcext:value-type="float">
            <text:p>102544</text:p>
          </table:table-cell>
          <table:table-cell office:value-type="float" office:value="969.654968" calcext:value-type="float">
            <text:p>969,654968</text:p>
          </table:table-cell>
          <table:table-cell office:value-type="float" office:value="2" calcext:value-type="float">
            <text:p>2</text:p>
          </table:table-cell>
          <table:table-cell office:value-type="float" office:value="46.412998" calcext:value-type="float">
            <text:p>46,412998</text:p>
          </table:table-cell>
          <table:table-cell office:value-type="float" office:value="102544" calcext:value-type="float">
            <text:p>102544</text:p>
          </table:table-cell>
          <table:table-cell office:value-type="float" office:value="902.909973" calcext:value-type="float">
            <text:p>902,909973</text:p>
          </table:table-cell>
          <table:table-cell office:value-type="float" office:value="1" calcext:value-type="float">
            <text:p>1</text:p>
          </table:table-cell>
          <table:table-cell office:value-type="float" office:value="22.587999" calcext:value-type="float">
            <text:p>22,587999</text:p>
          </table:table-cell>
          <table:table-cell office:value-type="float" office:value="102544" calcext:value-type="float">
            <text:p>102544</text:p>
          </table:table-cell>
          <table:table-cell office:value-type="float" office:value="921.60498" calcext:value-type="float">
            <text:p>921,60498</text:p>
          </table:table-cell>
          <table:table-cell office:value-type="float" office:value="1" calcext:value-type="float">
            <text:p>1</text:p>
          </table:table-cell>
          <table:table-cell office:value-type="float" office:value="60.271" calcext:value-type="float">
            <text:p>60,271</text:p>
          </table:table-cell>
          <table:table-cell office:value-type="float" office:value="102544" calcext:value-type="float">
            <text:p>102544</text:p>
          </table:table-cell>
          <table:table-cell office:value-type="float" office:value="850.859985" calcext:value-type="float">
            <text:p>850,859985</text:p>
          </table:table-cell>
          <table:table-cell office:value-type="float" office:value="1" calcext:value-type="float">
            <text:p>1</text:p>
          </table:table-cell>
          <table:table-cell office:value-type="float" office:value="164.363998" calcext:value-type="float">
            <text:p>164,363998</text:p>
          </table:table-cell>
          <table:table-cell office:value-type="float" office:value="102544" calcext:value-type="float">
            <text:p>102544</text:p>
          </table:table-cell>
          <table:table-cell office:value-type="float" office:value="1082.844971" calcext:value-type="float">
            <text:p>1082,844971</text:p>
          </table:table-cell>
          <table:table-cell office:value-type="float" office:value="2" calcext:value-type="float">
            <text:p>2</text:p>
          </table:table-cell>
          <table:table-cell office:value-type="float" office:value="50.482002" calcext:value-type="float">
            <text:p>50,482002</text:p>
          </table:table-cell>
        </table:table-row>
        <table:table-row table:style-name="ro1">
          <table:table-cell office:value-type="float" office:value="102724" calcext:value-type="float">
            <text:p>102724</text:p>
          </table:table-cell>
          <table:table-cell office:value-type="float" office:value="935.827026" calcext:value-type="float">
            <text:p>935,827026</text:p>
          </table:table-cell>
          <table:table-cell office:value-type="float" office:value="2" calcext:value-type="float">
            <text:p>2</text:p>
          </table:table-cell>
          <table:table-cell office:value-type="float" office:value="330.383972" calcext:value-type="float">
            <text:p>330,383972</text:p>
          </table:table-cell>
          <table:table-cell office:value-type="float" office:value="102724" calcext:value-type="float">
            <text:p>102724</text:p>
          </table:table-cell>
          <table:table-cell office:value-type="float" office:value="824.209961" calcext:value-type="float">
            <text:p>824,209961</text:p>
          </table:table-cell>
          <table:table-cell office:value-type="float" office:value="3" calcext:value-type="float">
            <text:p>3</text:p>
          </table:table-cell>
          <table:table-cell office:value-type="float" office:value="116.955002" calcext:value-type="float">
            <text:p>116,955002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09.43103" calcext:value-type="float">
            <text:p>1009,43103</text:p>
          </table:table-cell>
          <table:table-cell office:value-type="float" office:value="1" calcext:value-type="float">
            <text:p>1</text:p>
          </table:table-cell>
          <table:table-cell office:value-type="float" office:value="125.774994" calcext:value-type="float">
            <text:p>125,774994</text:p>
          </table:table-cell>
          <table:table-cell office:value-type="float" office:value="102724" calcext:value-type="float">
            <text:p>102724</text:p>
          </table:table-cell>
          <table:table-cell office:value-type="float" office:value="942.929016" calcext:value-type="float">
            <text:p>942,929016</text:p>
          </table:table-cell>
          <table:table-cell office:value-type="float" office:value="3" calcext:value-type="float">
            <text:p>3</text:p>
          </table:table-cell>
          <table:table-cell office:value-type="float" office:value="72.638" calcext:value-type="float">
            <text:p>72,638</text:p>
          </table:table-cell>
          <table:table-cell office:value-type="float" office:value="102724" calcext:value-type="float">
            <text:p>102724</text:p>
          </table:table-cell>
          <table:table-cell office:value-type="float" office:value="882.129028" calcext:value-type="float">
            <text:p>882,129028</text:p>
          </table:table-cell>
          <table:table-cell office:value-type="float" office:value="2" calcext:value-type="float">
            <text:p>2</text:p>
          </table:table-cell>
          <table:table-cell office:value-type="float" office:value="299.686005" calcext:value-type="float">
            <text:p>299,686005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40.338013" calcext:value-type="float">
            <text:p>1040,338013</text:p>
          </table:table-cell>
          <table:table-cell office:value-type="float" office:value="3" calcext:value-type="float">
            <text:p>3</text:p>
          </table:table-cell>
          <table:table-cell office:value-type="float" office:value="190.706009" calcext:value-type="float">
            <text:p>190,706009</text:p>
          </table:table-cell>
          <table:table-cell office:value-type="float" office:value="102724" calcext:value-type="float">
            <text:p>102724</text:p>
          </table:table-cell>
          <table:table-cell office:value-type="float" office:value="1008.488037" calcext:value-type="float">
            <text:p>1008,488037</text:p>
          </table:table-cell>
          <table:table-cell office:value-type="float" office:value="1" calcext:value-type="float">
            <text:p>1</text:p>
          </table:table-cell>
          <table:table-cell office:value-type="float" office:value="188.130005" calcext:value-type="float">
            <text:p>188,130005</text:p>
          </table:table-cell>
        </table:table-row>
        <table:table-row table:style-name="ro1">
          <table:table-cell office:value-type="float" office:value="102939" calcext:value-type="float">
            <text:p>102939</text:p>
          </table:table-cell>
          <table:table-cell office:value-type="float" office:value="1068.290039" calcext:value-type="float">
            <text:p>1068,290039</text:p>
          </table:table-cell>
          <table:table-cell office:value-type="float" office:value="3" calcext:value-type="float">
            <text:p>3</text:p>
          </table:table-cell>
          <table:table-cell office:value-type="float" office:value="337.464996" calcext:value-type="float">
            <text:p>337,464996</text:p>
          </table:table-cell>
          <table:table-cell office:value-type="float" office:value="102939" calcext:value-type="float">
            <text:p>102939</text:p>
          </table:table-cell>
          <table:table-cell office:value-type="float" office:value="998.709045" calcext:value-type="float">
            <text:p>998,709045</text:p>
          </table:table-cell>
          <table:table-cell office:value-type="float" office:value="1" calcext:value-type="float">
            <text:p>1</text:p>
          </table:table-cell>
          <table:table-cell office:value-type="float" office:value="47.253002" calcext:value-type="float">
            <text:p>47,253002</text:p>
          </table:table-cell>
          <table:table-cell office:value-type="float" office:value="102939" calcext:value-type="float">
            <text:p>102939</text:p>
          </table:table-cell>
          <table:table-cell office:value-type="float" office:value="939.919006" calcext:value-type="float">
            <text:p>939,919006</text:p>
          </table:table-cell>
          <table:table-cell office:value-type="float" office:value="2" calcext:value-type="float">
            <text:p>2</text:p>
          </table:table-cell>
          <table:table-cell office:value-type="float" office:value="110.993004" calcext:value-type="float">
            <text:p>110,993004</text:p>
          </table:table-cell>
          <table:table-cell office:value-type="float" office:value="102939" calcext:value-type="float">
            <text:p>102939</text:p>
          </table:table-cell>
          <table:table-cell office:value-type="float" office:value="1034.337036" calcext:value-type="float">
            <text:p>1034,337036</text:p>
          </table:table-cell>
          <table:table-cell office:value-type="float" office:value="6" calcext:value-type="float">
            <text:p>6</text:p>
          </table:table-cell>
          <table:table-cell office:value-type="float" office:value="259.024994" calcext:value-type="float">
            <text:p>259,024994</text:p>
          </table:table-cell>
          <table:table-cell office:value-type="float" office:value="102939" calcext:value-type="float">
            <text:p>102939</text:p>
          </table:table-cell>
          <table:table-cell office:value-type="float" office:value="907.302979" calcext:value-type="float">
            <text:p>907,302979</text:p>
          </table:table-cell>
          <table:table-cell office:value-type="float" office:value="24" calcext:value-type="float">
            <text:p>24</text:p>
          </table:table-cell>
          <table:table-cell office:value-type="float" office:value="1681.905884" calcext:value-type="float">
            <text:p>1681,905884</text:p>
          </table:table-cell>
          <table:table-cell office:value-type="float" office:value="102939" calcext:value-type="float">
            <text:p>102939</text:p>
          </table:table-cell>
          <table:table-cell office:value-type="float" office:value="945.364014" calcext:value-type="float">
            <text:p>945,364014</text:p>
          </table:table-cell>
          <table:table-cell office:value-type="float" office:value="4" calcext:value-type="float">
            <text:p>4</text:p>
          </table:table-cell>
          <table:table-cell office:value-type="float" office:value="373.313019" calcext:value-type="float">
            <text:p>373,313019</text:p>
          </table:table-cell>
          <table:table-cell office:value-type="float" office:value="102939" calcext:value-type="float">
            <text:p>102939</text:p>
          </table:table-cell>
          <table:table-cell office:value-type="float" office:value="949.164001" calcext:value-type="float">
            <text:p>949,164001</text:p>
          </table:table-cell>
          <table:table-cell office:value-type="float" office:value="5" calcext:value-type="float">
            <text:p>5</text:p>
          </table:table-cell>
          <table:table-cell office:value-type="float" office:value="408.540009" calcext:value-type="float">
            <text:p>408,540009</text:p>
          </table:table-cell>
        </table:table-row>
        <table:table-row table:style-name="ro1">
          <table:table-cell office:value-type="float" office:value="103425" calcext:value-type="float">
            <text:p>103425</text:p>
          </table:table-cell>
          <table:table-cell office:value-type="float" office:value="1039.848022" calcext:value-type="float">
            <text:p>1039,848022</text:p>
          </table:table-cell>
          <table:table-cell office:value-type="float" office:value="5" calcext:value-type="float">
            <text:p>5</text:p>
          </table:table-cell>
          <table:table-cell office:value-type="float" office:value="2211.99707" calcext:value-type="float">
            <text:p>2211,99707</text:p>
          </table:table-cell>
          <table:table-cell office:value-type="float" office:value="103425" calcext:value-type="float">
            <text:p>103425</text:p>
          </table:table-cell>
          <table:table-cell office:value-type="float" office:value="986.029968" calcext:value-type="float">
            <text:p>986,029968</text:p>
          </table:table-cell>
          <table:table-cell office:value-type="float" office:value="3" calcext:value-type="float">
            <text:p>3</text:p>
          </table:table-cell>
          <table:table-cell office:value-type="float" office:value="414.931" calcext:value-type="float">
            <text:p>414,931</text:p>
          </table:table-cell>
          <table:table-cell office:value-type="float" office:value="103425" calcext:value-type="float">
            <text:p>103425</text:p>
          </table:table-cell>
          <table:table-cell office:value-type="float" office:value="923.947998" calcext:value-type="float">
            <text:p>923,947998</text:p>
          </table:table-cell>
          <table:table-cell office:value-type="float" office:value="3" calcext:value-type="float">
            <text:p>3</text:p>
          </table:table-cell>
          <table:table-cell office:value-type="float" office:value="272.901978" calcext:value-type="float">
            <text:p>272,901978</text:p>
          </table:table-cell>
          <table:table-cell office:value-type="float" office:value="103425" calcext:value-type="float">
            <text:p>103425</text:p>
          </table:table-cell>
          <table:table-cell office:value-type="float" office:value="1110.191895" calcext:value-type="float">
            <text:p>1110,191895</text:p>
          </table:table-cell>
          <table:table-cell office:value-type="float" office:value="2" calcext:value-type="float">
            <text:p>2</text:p>
          </table:table-cell>
          <table:table-cell office:value-type="float" office:value="220.260986" calcext:value-type="float">
            <text:p>220,260986</text:p>
          </table:table-cell>
          <table:table-cell office:value-type="float" office:value="103425" calcext:value-type="float">
            <text:p>103425</text:p>
          </table:table-cell>
          <table:table-cell office:value-type="float" office:value="878.922974" calcext:value-type="float">
            <text:p>878,922974</text:p>
          </table:table-cell>
          <table:table-cell office:value-type="float" office:value="5" calcext:value-type="float">
            <text:p>5</text:p>
          </table:table-cell>
          <table:table-cell office:value-type="float" office:value="530.508972" calcext:value-type="float">
            <text:p>530,508972</text:p>
          </table:table-cell>
          <table:table-cell office:value-type="float" office:value="103425" calcext:value-type="float">
            <text:p>103425</text:p>
          </table:table-cell>
          <table:table-cell office:value-type="float" office:value="910.260986" calcext:value-type="float">
            <text:p>910,260986</text:p>
          </table:table-cell>
          <table:table-cell office:value-type="float" office:value="2" calcext:value-type="float">
            <text:p>2</text:p>
          </table:table-cell>
          <table:table-cell office:value-type="float" office:value="107.516998" calcext:value-type="float">
            <text:p>107,516998</text:p>
          </table:table-cell>
          <table:table-cell office:value-type="float" office:value="103425" calcext:value-type="float">
            <text:p>103425</text:p>
          </table:table-cell>
          <table:table-cell office:value-type="float" office:value="938.072998" calcext:value-type="float">
            <text:p>938,072998</text:p>
          </table:table-cell>
          <table:table-cell office:value-type="float" office:value="4" calcext:value-type="float">
            <text:p>4</text:p>
          </table:table-cell>
          <table:table-cell office:value-type="float" office:value="731.041016" calcext:value-type="float">
            <text:p>731,041016</text:p>
          </table:table-cell>
        </table:table-row>
        <table:table-row table:style-name="ro1">
          <table:table-cell office:value-type="float" office:value="103724" calcext:value-type="float">
            <text:p>103724</text:p>
          </table:table-cell>
          <table:table-cell office:value-type="float" office:value="884.789001" calcext:value-type="float">
            <text:p>884,789001</text:p>
          </table:table-cell>
          <table:table-cell office:value-type="float" office:value="2" calcext:value-type="float">
            <text:p>2</text:p>
          </table:table-cell>
          <table:table-cell office:value-type="float" office:value="343.151978" calcext:value-type="float">
            <text:p>343,151978</text:p>
          </table:table-cell>
          <table:table-cell office:value-type="float" office:value="103724" calcext:value-type="float">
            <text:p>103724</text:p>
          </table:table-cell>
          <table:table-cell office:value-type="float" office:value="855.274963" calcext:value-type="float">
            <text:p>855,274963</text:p>
          </table:table-cell>
          <table:table-cell office:value-type="float" office:value="4" calcext:value-type="float">
            <text:p>4</text:p>
          </table:table-cell>
          <table:table-cell office:value-type="float" office:value="369.760986" calcext:value-type="float">
            <text:p>369,760986</text:p>
          </table:table-cell>
          <table:table-cell office:value-type="float" office:value="103724" calcext:value-type="float">
            <text:p>103724</text:p>
          </table:table-cell>
          <table:table-cell office:value-type="float" office:value="914.605042" calcext:value-type="float">
            <text:p>914,605042</text:p>
          </table:table-cell>
          <table:table-cell office:value-type="float" office:value="4" calcext:value-type="float">
            <text:p>4</text:p>
          </table:table-cell>
          <table:table-cell office:value-type="float" office:value="429.051025" calcext:value-type="float">
            <text:p>429,051025</text:p>
          </table:table-cell>
          <table:table-cell office:value-type="float" office:value="103724" calcext:value-type="float">
            <text:p>103724</text:p>
          </table:table-cell>
          <table:table-cell office:value-type="float" office:value="1166.893921" calcext:value-type="float">
            <text:p>1166,893921</text:p>
          </table:table-cell>
          <table:table-cell office:value-type="float" office:value="6" calcext:value-type="float">
            <text:p>6</text:p>
          </table:table-cell>
          <table:table-cell office:value-type="float" office:value="487.061005" calcext:value-type="float">
            <text:p>487,061005</text:p>
          </table:table-cell>
          <table:table-cell office:value-type="float" office:value="103724" calcext:value-type="float">
            <text:p>103724</text:p>
          </table:table-cell>
          <table:table-cell office:value-type="float" office:value="839.197998" calcext:value-type="float">
            <text:p>839,197998</text:p>
          </table:table-cell>
          <table:table-cell office:value-type="float" office:value="5" calcext:value-type="float">
            <text:p>5</text:p>
          </table:table-cell>
          <table:table-cell office:value-type="float" office:value="239.330002" calcext:value-type="float">
            <text:p>239,330002</text:p>
          </table:table-cell>
          <table:table-cell office:value-type="float" office:value="103724" calcext:value-type="float">
            <text:p>103724</text:p>
          </table:table-cell>
          <table:table-cell office:value-type="float" office:value="840.192993" calcext:value-type="float">
            <text:p>840,192993</text:p>
          </table:table-cell>
          <table:table-cell office:value-type="float" office:value="2" calcext:value-type="float">
            <text:p>2</text:p>
          </table:table-cell>
          <table:table-cell office:value-type="float" office:value="159.742004" calcext:value-type="float">
            <text:p>159,742004</text:p>
          </table:table-cell>
          <table:table-cell office:value-type="float" office:value="103724" calcext:value-type="float">
            <text:p>103724</text:p>
          </table:table-cell>
          <table:table-cell office:value-type="float" office:value="886.335022" calcext:value-type="float">
            <text:p>886,335022</text:p>
          </table:table-cell>
          <table:table-cell office:value-type="float" office:value="4" calcext:value-type="float">
            <text:p>4</text:p>
          </table:table-cell>
          <table:table-cell office:value-type="float" office:value="410.788025" calcext:value-type="float">
            <text:p>410,788025</text:p>
          </table:table-cell>
        </table:table-row>
        <table:table-row table:style-name="ro1">
          <table:table-cell office:value-type="float" office:value="103905" calcext:value-type="float">
            <text:p>103905</text:p>
          </table:table-cell>
          <table:table-cell office:value-type="float" office:value="793.677002" calcext:value-type="float">
            <text:p>793,677002</text:p>
          </table:table-cell>
          <table:table-cell office:value-type="float" office:value="4" calcext:value-type="float">
            <text:p>4</text:p>
          </table:table-cell>
          <table:table-cell office:value-type="float" office:value="1831.628052" calcext:value-type="float">
            <text:p>1831,628052</text:p>
          </table:table-cell>
          <table:table-cell office:value-type="float" office:value="103905" calcext:value-type="float">
            <text:p>103905</text:p>
          </table:table-cell>
          <table:table-cell office:value-type="float" office:value="856.757996" calcext:value-type="float">
            <text:p>856,757996</text:p>
          </table:table-cell>
          <table:table-cell office:value-type="float" office:value="7" calcext:value-type="float">
            <text:p>7</text:p>
          </table:table-cell>
          <table:table-cell office:value-type="float" office:value="658.258057" calcext:value-type="float">
            <text:p>658,258057</text:p>
          </table:table-cell>
          <table:table-cell office:value-type="float" office:value="103905" calcext:value-type="float">
            <text:p>103905</text:p>
          </table:table-cell>
          <table:table-cell office:value-type="float" office:value="870.200989" calcext:value-type="float">
            <text:p>870,200989</text:p>
          </table:table-cell>
          <table:table-cell office:value-type="float" office:value="5" calcext:value-type="float">
            <text:p>5</text:p>
          </table:table-cell>
          <table:table-cell office:value-type="float" office:value="939.542969" calcext:value-type="float">
            <text:p>939,542969</text:p>
          </table:table-cell>
          <table:table-cell office:value-type="float" office:value="103905" calcext:value-type="float">
            <text:p>103905</text:p>
          </table:table-cell>
          <table:table-cell office:value-type="float" office:value="975.877014" calcext:value-type="float">
            <text:p>975,877014</text:p>
          </table:table-cell>
          <table:table-cell office:value-type="float" office:value="2" calcext:value-type="float">
            <text:p>2</text:p>
          </table:table-cell>
          <table:table-cell office:value-type="float" office:value="420.302002" calcext:value-type="float">
            <text:p>420,302002</text:p>
          </table:table-cell>
          <table:table-cell office:value-type="float" office:value="103905" calcext:value-type="float">
            <text:p>103905</text:p>
          </table:table-cell>
          <table:table-cell office:value-type="float" office:value="984.875977" calcext:value-type="float">
            <text:p>984,875977</text:p>
          </table:table-cell>
          <table:table-cell office:value-type="float" office:value="4" calcext:value-type="float">
            <text:p>4</text:p>
          </table:table-cell>
          <table:table-cell office:value-type="float" office:value="838.323975" calcext:value-type="float">
            <text:p>838,323975</text:p>
          </table:table-cell>
          <table:table-cell office:value-type="float" office:value="103905" calcext:value-type="float">
            <text:p>103905</text:p>
          </table:table-cell>
          <table:table-cell office:value-type="float" office:value="772.400024" calcext:value-type="float">
            <text:p>772,400024</text:p>
          </table:table-cell>
          <table:table-cell office:value-type="float" office:value="5" calcext:value-type="float">
            <text:p>5</text:p>
          </table:table-cell>
          <table:table-cell office:value-type="float" office:value="790.299988" calcext:value-type="float">
            <text:p>790,299988</text:p>
          </table:table-cell>
          <table:table-cell office:value-type="float" office:value="103905" calcext:value-type="float">
            <text:p>103905</text:p>
          </table:table-cell>
          <table:table-cell office:value-type="float" office:value="877.786011" calcext:value-type="float">
            <text:p>877,786011</text:p>
          </table:table-cell>
          <table:table-cell office:value-type="float" office:value="4" calcext:value-type="float">
            <text:p>4</text:p>
          </table:table-cell>
          <table:table-cell office:value-type="float" office:value="1335.011963" calcext:value-type="float">
            <text:p>1335,011963</text:p>
          </table:table-cell>
        </table:table-row>
        <table:table-row table:style-name="ro1">
          <table:table-cell office:value-type="float" office:value="104105" calcext:value-type="float">
            <text:p>104105</text:p>
          </table:table-cell>
          <table:table-cell office:value-type="float" office:value="785.261963" calcext:value-type="float">
            <text:p>785,261963</text:p>
          </table:table-cell>
          <table:table-cell office:value-type="float" office:value="4" calcext:value-type="float">
            <text:p>4</text:p>
          </table:table-cell>
          <table:table-cell office:value-type="float" office:value="233.440002" calcext:value-type="float">
            <text:p>233,440002</text:p>
          </table:table-cell>
          <table:table-cell office:value-type="float" office:value="104105" calcext:value-type="float">
            <text:p>104105</text:p>
          </table:table-cell>
          <table:table-cell office:value-type="float" office:value="818.861023" calcext:value-type="float">
            <text:p>818,861023</text:p>
          </table:table-cell>
          <table:table-cell office:value-type="float" office:value="1" calcext:value-type="float">
            <text:p>1</text:p>
          </table:table-cell>
          <table:table-cell office:value-type="float" office:value="126.348999" calcext:value-type="float">
            <text:p>126,348999</text:p>
          </table:table-cell>
          <table:table-cell office:value-type="float" office:value="104105" calcext:value-type="float">
            <text:p>104105</text:p>
          </table:table-cell>
          <table:table-cell office:value-type="float" office:value="1066.01001" calcext:value-type="float">
            <text:p>1066,01001</text:p>
          </table:table-cell>
          <table:table-cell office:value-type="float" office:value="3" calcext:value-type="float">
            <text:p>3</text:p>
          </table:table-cell>
          <table:table-cell office:value-type="float" office:value="138.514999" calcext:value-type="float">
            <text:p>138,514999</text:p>
          </table:table-cell>
          <table:table-cell office:value-type="float" office:value="104105" calcext:value-type="float">
            <text:p>104105</text:p>
          </table:table-cell>
          <table:table-cell office:value-type="float" office:value="997.286987" calcext:value-type="float">
            <text:p>997,286987</text:p>
          </table:table-cell>
          <table:table-cell office:value-type="float" office:value="2" calcext:value-type="float">
            <text:p>2</text:p>
          </table:table-cell>
          <table:table-cell office:value-type="float" office:value="431.062012" calcext:value-type="float">
            <text:p>431,062012</text:p>
          </table:table-cell>
          <table:table-cell office:value-type="float" office:value="104105" calcext:value-type="float">
            <text:p>104105</text:p>
          </table:table-cell>
          <table:table-cell office:value-type="float" office:value="938.130005" calcext:value-type="float">
            <text:p>938,130005</text:p>
          </table:table-cell>
          <table:table-cell office:value-type="float" office:value="5" calcext:value-type="float">
            <text:p>5</text:p>
          </table:table-cell>
          <table:table-cell office:value-type="float" office:value="158.825989" calcext:value-type="float">
            <text:p>158,825989</text:p>
          </table:table-cell>
          <table:table-cell office:value-type="float" office:value="104105" calcext:value-type="float">
            <text:p>104105</text:p>
          </table:table-cell>
          <table:table-cell office:value-type="float" office:value="842.153015" calcext:value-type="float">
            <text:p>842,153015</text:p>
          </table:table-cell>
          <table:table-cell office:value-type="float" office:value="2" calcext:value-type="float">
            <text:p>2</text:p>
          </table:table-cell>
          <table:table-cell office:value-type="float" office:value="292.64801" calcext:value-type="float">
            <text:p>292,64801</text:p>
          </table:table-cell>
          <table:table-cell office:value-type="float" office:value="104105" calcext:value-type="float">
            <text:p>104105</text:p>
          </table:table-cell>
          <table:table-cell office:value-type="float" office:value="945.242981" calcext:value-type="float">
            <text:p>945,242981</text:p>
          </table:table-cell>
          <table:table-cell office:value-type="float" office:value="2" calcext:value-type="float">
            <text:p>2</text:p>
          </table:table-cell>
          <table:table-cell office:value-type="float" office:value="197.690994" calcext:value-type="float">
            <text:p>197,690994</text:p>
          </table:table-cell>
        </table:table-row>
        <table:table-row table:style-name="ro1">
          <table:table-cell office:value-type="float" office:value="104429" calcext:value-type="float">
            <text:p>104429</text:p>
          </table:table-cell>
          <table:table-cell office:value-type="float" office:value="750.003967" calcext:value-type="float">
            <text:p>750,003967</text:p>
          </table:table-cell>
          <table:table-cell office:value-type="float" office:value="20" calcext:value-type="float">
            <text:p>20</text:p>
          </table:table-cell>
          <table:table-cell office:value-type="float" office:value="712.659058" calcext:value-type="float">
            <text:p>712,659058</text:p>
          </table:table-cell>
          <table:table-cell office:value-type="float" office:value="104429" calcext:value-type="float">
            <text:p>104429</text:p>
          </table:table-cell>
          <table:table-cell office:value-type="float" office:value="843.671021" calcext:value-type="float">
            <text:p>843,671021</text:p>
          </table:table-cell>
          <table:table-cell office:value-type="float" office:value="13" calcext:value-type="float">
            <text:p>13</text:p>
          </table:table-cell>
          <table:table-cell office:value-type="float" office:value="239.822998" calcext:value-type="float">
            <text:p>239,822998</text:p>
          </table:table-cell>
          <table:table-cell office:value-type="float" office:value="104429" calcext:value-type="float">
            <text:p>104429</text:p>
          </table:table-cell>
          <table:table-cell office:value-type="float" office:value="841.264038" calcext:value-type="float">
            <text:p>841,264038</text:p>
          </table:table-cell>
          <table:table-cell office:value-type="float" office:value="10" calcext:value-type="float">
            <text:p>10</text:p>
          </table:table-cell>
          <table:table-cell office:value-type="float" office:value="230.337006" calcext:value-type="float">
            <text:p>230,337006</text:p>
          </table:table-cell>
          <table:table-cell office:value-type="float" office:value="104429" calcext:value-type="float">
            <text:p>104429</text:p>
          </table:table-cell>
          <table:table-cell office:value-type="float" office:value="916.945984" calcext:value-type="float">
            <text:p>916,945984</text:p>
          </table:table-cell>
          <table:table-cell office:value-type="float" office:value="3" calcext:value-type="float">
            <text:p>3</text:p>
          </table:table-cell>
          <table:table-cell office:value-type="float" office:value="138.774994" calcext:value-type="float">
            <text:p>138,774994</text:p>
          </table:table-cell>
          <table:table-cell office:value-type="float" office:value="104429" calcext:value-type="float">
            <text:p>104429</text:p>
          </table:table-cell>
          <table:table-cell office:value-type="float" office:value="765.367981" calcext:value-type="float">
            <text:p>765,367981</text:p>
          </table:table-cell>
          <table:table-cell office:value-type="float" office:value="102" calcext:value-type="float">
            <text:p>102</text:p>
          </table:table-cell>
          <table:table-cell office:value-type="float" office:value="2075.865479" calcext:value-type="float">
            <text:p>2075,865479</text:p>
          </table:table-cell>
          <table:table-cell office:value-type="float" office:value="104429" calcext:value-type="float">
            <text:p>104429</text:p>
          </table:table-cell>
          <table:table-cell office:value-type="float" office:value="861.544006" calcext:value-type="float">
            <text:p>861,544006</text:p>
          </table:table-cell>
          <table:table-cell office:value-type="float" office:value="67" calcext:value-type="float">
            <text:p>67</text:p>
          </table:table-cell>
          <table:table-cell office:value-type="float" office:value="2277.431152" calcext:value-type="float">
            <text:p>2277,431152</text:p>
          </table:table-cell>
          <table:table-cell office:value-type="float" office:value="104429" calcext:value-type="float">
            <text:p>104429</text:p>
          </table:table-cell>
          <table:table-cell office:value-type="float" office:value="741.375977" calcext:value-type="float">
            <text:p>741,375977</text:p>
          </table:table-cell>
          <table:table-cell office:value-type="float" office:value="53" calcext:value-type="float">
            <text:p>53</text:p>
          </table:table-cell>
          <table:table-cell office:value-type="float" office:value="1860.0271" calcext:value-type="float">
            <text:p>1860,0271</text:p>
          </table:table-cell>
        </table:table-row>
        <table:table-row table:style-name="ro1">
          <table:table-cell office:value-type="float" office:value="104609" calcext:value-type="float">
            <text:p>104609</text:p>
          </table:table-cell>
          <table:table-cell office:value-type="float" office:value="830.851013" calcext:value-type="float">
            <text:p>830,851013</text:p>
          </table:table-cell>
          <table:table-cell office:value-type="float" office:value="10" calcext:value-type="float">
            <text:p>10</text:p>
          </table:table-cell>
          <table:table-cell office:value-type="float" office:value="1615.098022" calcext:value-type="float">
            <text:p>1615,098022</text:p>
          </table:table-cell>
          <table:table-cell office:value-type="float" office:value="104609" calcext:value-type="float">
            <text:p>104609</text:p>
          </table:table-cell>
          <table:table-cell office:value-type="float" office:value="1048.098999" calcext:value-type="float">
            <text:p>1048,098999</text:p>
          </table:table-cell>
          <table:table-cell office:value-type="float" office:value="7" calcext:value-type="float">
            <text:p>7</text:p>
          </table:table-cell>
          <table:table-cell office:value-type="float" office:value="1494.705811" calcext:value-type="float">
            <text:p>1494,705811</text:p>
          </table:table-cell>
          <table:table-cell office:value-type="float" office:value="104609" calcext:value-type="float">
            <text:p>104609</text:p>
          </table:table-cell>
          <table:table-cell office:value-type="float" office:value="768.096985" calcext:value-type="float">
            <text:p>768,096985</text:p>
          </table:table-cell>
          <table:table-cell office:value-type="float" office:value="7" calcext:value-type="float">
            <text:p>7</text:p>
          </table:table-cell>
          <table:table-cell office:value-type="float" office:value="1614.440063" calcext:value-type="float">
            <text:p>1614,440063</text:p>
          </table:table-cell>
          <table:table-cell office:value-type="float" office:value="104609" calcext:value-type="float">
            <text:p>104609</text:p>
          </table:table-cell>
          <table:table-cell office:value-type="float" office:value="908.514038" calcext:value-type="float">
            <text:p>908,514038</text:p>
          </table:table-cell>
          <table:table-cell office:value-type="float" office:value="7" calcext:value-type="float">
            <text:p>7</text:p>
          </table:table-cell>
          <table:table-cell office:value-type="float" office:value="1569.412964" calcext:value-type="float">
            <text:p>1569,412964</text:p>
          </table:table-cell>
          <table:table-cell office:value-type="float" office:value="104609" calcext:value-type="float">
            <text:p>104609</text:p>
          </table:table-cell>
          <table:table-cell office:value-type="float" office:value="876.410034" calcext:value-type="float">
            <text:p>876,410034</text:p>
          </table:table-cell>
          <table:table-cell office:value-type="float" office:value="6" calcext:value-type="float">
            <text:p>6</text:p>
          </table:table-cell>
          <table:table-cell office:value-type="float" office:value="925.416992" calcext:value-type="float">
            <text:p>925,416992</text:p>
          </table:table-cell>
          <table:table-cell office:value-type="float" office:value="104609" calcext:value-type="float">
            <text:p>104609</text:p>
          </table:table-cell>
          <table:table-cell office:value-type="float" office:value="778.164001" calcext:value-type="float">
            <text:p>778,164001</text:p>
          </table:table-cell>
          <table:table-cell office:value-type="float" office:value="3" calcext:value-type="float">
            <text:p>3</text:p>
          </table:table-cell>
          <table:table-cell office:value-type="float" office:value="737.604004" calcext:value-type="float">
            <text:p>737,604004</text:p>
          </table:table-cell>
          <table:table-cell office:value-type="float" office:value="104609" calcext:value-type="float">
            <text:p>104609</text:p>
          </table:table-cell>
          <table:table-cell office:value-type="float" office:value="767.019958" calcext:value-type="float">
            <text:p>767,019958</text:p>
          </table:table-cell>
          <table:table-cell office:value-type="float" office:value="5" calcext:value-type="float">
            <text:p>5</text:p>
          </table:table-cell>
          <table:table-cell office:value-type="float" office:value="1445.537109" calcext:value-type="float">
            <text:p>1445,537109</text:p>
          </table:table-cell>
        </table:table-row>
        <table:table-row table:style-name="ro1">
          <table:table-cell office:value-type="float" office:value="104749" calcext:value-type="float">
            <text:p>104749</text:p>
          </table:table-cell>
          <table:table-cell office:value-type="float" office:value="1044.20105" calcext:value-type="float">
            <text:p>1044,20105</text:p>
          </table:table-cell>
          <table:table-cell office:value-type="float" office:value="2" calcext:value-type="float">
            <text:p>2</text:p>
          </table:table-cell>
          <table:table-cell office:value-type="float" office:value="72.774002" calcext:value-type="float">
            <text:p>72,774002</text:p>
          </table:table-cell>
          <table:table-cell office:value-type="float" office:value="104749" calcext:value-type="float">
            <text:p>104749</text:p>
          </table:table-cell>
          <table:table-cell office:value-type="float" office:value="1005.153992" calcext:value-type="float">
            <text:p>1005,153992</text:p>
          </table:table-cell>
          <table:table-cell office:value-type="float" office:value="3" calcext:value-type="float">
            <text:p>3</text:p>
          </table:table-cell>
          <table:table-cell office:value-type="float" office:value="70.632004" calcext:value-type="float">
            <text:p>70,632004</text:p>
          </table:table-cell>
          <table:table-cell office:value-type="float" office:value="104749" calcext:value-type="float">
            <text:p>104749</text:p>
          </table:table-cell>
          <table:table-cell office:value-type="float" office:value="961.160034" calcext:value-type="float">
            <text:p>961,160034</text:p>
          </table:table-cell>
          <table:table-cell office:value-type="float" office:value="2" calcext:value-type="float">
            <text:p>2</text:p>
          </table:table-cell>
          <table:table-cell office:value-type="float" office:value="172.050003" calcext:value-type="float">
            <text:p>172,050003</text:p>
          </table:table-cell>
          <table:table-cell office:value-type="float" office:value="104749" calcext:value-type="float">
            <text:p>104749</text:p>
          </table:table-cell>
          <table:table-cell office:value-type="float" office:value="1012.46405" calcext:value-type="float">
            <text:p>1012,46405</text:p>
          </table:table-cell>
          <table:table-cell office:value-type="float" office:value="2" calcext:value-type="float">
            <text:p>2</text:p>
          </table:table-cell>
          <table:table-cell office:value-type="float" office:value="97.959" calcext:value-type="float">
            <text:p>97,959</text:p>
          </table:table-cell>
          <table:table-cell office:value-type="float" office:value="104749" calcext:value-type="float">
            <text:p>104749</text:p>
          </table:table-cell>
          <table:table-cell office:value-type="float" office:value="1006.165955" calcext:value-type="float">
            <text:p>1006,165955</text:p>
          </table:table-cell>
          <table:table-cell office:value-type="float" office:value="12" calcext:value-type="float">
            <text:p>12</text:p>
          </table:table-cell>
          <table:table-cell office:value-type="float" office:value="2170.738037" calcext:value-type="float">
            <text:p>2170,738037</text:p>
          </table:table-cell>
          <table:table-cell office:value-type="float" office:value="104749" calcext:value-type="float">
            <text:p>104749</text:p>
          </table:table-cell>
          <table:table-cell office:value-type="float" office:value="966.373962" calcext:value-type="float">
            <text:p>966,373962</text:p>
          </table:table-cell>
          <table:table-cell office:value-type="float" office:value="2" calcext:value-type="float">
            <text:p>2</text:p>
          </table:table-cell>
          <table:table-cell office:value-type="float" office:value="226.841003" calcext:value-type="float">
            <text:p>226,841003</text:p>
          </table:table-cell>
          <table:table-cell office:value-type="float" office:value="104749" calcext:value-type="float">
            <text:p>104749</text:p>
          </table:table-cell>
          <table:table-cell office:value-type="float" office:value="828.541992" calcext:value-type="float">
            <text:p>828,541992</text:p>
          </table:table-cell>
          <table:table-cell office:value-type="float" office:value="3" calcext:value-type="float">
            <text:p>3</text:p>
          </table:table-cell>
          <table:table-cell office:value-type="float" office:value="193.199005" calcext:value-type="float">
            <text:p>193,199005</text:p>
          </table:table-cell>
        </table:table-row>
        <table:table-row table:style-name="ro1">
          <table:table-cell office:value-type="float" office:value="105047" calcext:value-type="float">
            <text:p>105047</text:p>
          </table:table-cell>
          <table:table-cell office:value-type="float" office:value="902.489014" calcext:value-type="float">
            <text:p>902,489014</text:p>
          </table:table-cell>
          <table:table-cell office:value-type="float" office:value="8" calcext:value-type="float">
            <text:p>8</text:p>
          </table:table-cell>
          <table:table-cell office:value-type="float" office:value="722.719055" calcext:value-type="float">
            <text:p>722,719055</text:p>
          </table:table-cell>
          <table:table-cell office:value-type="float" office:value="105047" calcext:value-type="float">
            <text:p>105047</text:p>
          </table:table-cell>
          <table:table-cell office:value-type="float" office:value="1047.780029" calcext:value-type="float">
            <text:p>1047,780029</text:p>
          </table:table-cell>
          <table:table-cell office:value-type="float" office:value="2" calcext:value-type="float">
            <text:p>2</text:p>
          </table:table-cell>
          <table:table-cell office:value-type="float" office:value="743.707947" calcext:value-type="float">
            <text:p>743,707947</text:p>
          </table:table-cell>
          <table:table-cell office:value-type="float" office:value="105047" calcext:value-type="float">
            <text:p>105047</text:p>
          </table:table-cell>
          <table:table-cell office:value-type="float" office:value="981.846985" calcext:value-type="float">
            <text:p>981,846985</text:p>
          </table:table-cell>
          <table:table-cell office:value-type="float" office:value="3" calcext:value-type="float">
            <text:p>3</text:p>
          </table:table-cell>
          <table:table-cell office:value-type="float" office:value="285.17099" calcext:value-type="float">
            <text:p>285,17099</text:p>
          </table:table-cell>
          <table:table-cell office:value-type="float" office:value="105047" calcext:value-type="float">
            <text:p>105047</text:p>
          </table:table-cell>
          <table:table-cell office:value-type="float" office:value="947.116943" calcext:value-type="float">
            <text:p>947,116943</text:p>
          </table:table-cell>
          <table:table-cell office:value-type="float" office:value="1" calcext:value-type="float">
            <text:p>1</text:p>
          </table:table-cell>
          <table:table-cell office:value-type="float" office:value="37.992001" calcext:value-type="float">
            <text:p>37,992001</text:p>
          </table:table-cell>
          <table:table-cell office:value-type="float" office:value="105047" calcext:value-type="float">
            <text:p>105047</text:p>
          </table:table-cell>
          <table:table-cell office:value-type="float" office:value="940.291016" calcext:value-type="float">
            <text:p>940,291016</text:p>
          </table:table-cell>
          <table:table-cell office:value-type="float" office:value="4" calcext:value-type="float">
            <text:p>4</text:p>
          </table:table-cell>
          <table:table-cell office:value-type="float" office:value="570.390015" calcext:value-type="float">
            <text:p>570,390015</text:p>
          </table:table-cell>
          <table:table-cell office:value-type="float" office:value="105047" calcext:value-type="float">
            <text:p>105047</text:p>
          </table:table-cell>
          <table:table-cell office:value-type="float" office:value="1055.542969" calcext:value-type="float">
            <text:p>1055,542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047" calcext:value-type="float">
            <text:p>105047</text:p>
          </table:table-cell>
          <table:table-cell office:value-type="float" office:value="1046.228027" calcext:value-type="float">
            <text:p>1046,228027</text:p>
          </table:table-cell>
          <table:table-cell office:value-type="float" office:value="4" calcext:value-type="float">
            <text:p>4</text:p>
          </table:table-cell>
          <table:table-cell office:value-type="float" office:value="603.10199" calcext:value-type="float">
            <text:p>603,10199</text:p>
          </table:table-cell>
        </table:table-row>
        <table:table-row table:style-name="ro1">
          <table:table-cell office:value-type="float" office:value="105232" calcext:value-type="float">
            <text:p>105232</text:p>
          </table:table-cell>
          <table:table-cell office:value-type="float" office:value="837.96698" calcext:value-type="float">
            <text:p>837,96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32" calcext:value-type="float">
            <text:p>105232</text:p>
          </table:table-cell>
          <table:table-cell office:value-type="float" office:value="1017.205017" calcext:value-type="float">
            <text:p>1017,205017</text:p>
          </table:table-cell>
          <table:table-cell office:value-type="float" office:value="3" calcext:value-type="float">
            <text:p>3</text:p>
          </table:table-cell>
          <table:table-cell office:value-type="float" office:value="97.723" calcext:value-type="float">
            <text:p>97,723</text:p>
          </table:table-cell>
          <table:table-cell office:value-type="float" office:value="105232" calcext:value-type="float">
            <text:p>105232</text:p>
          </table:table-cell>
          <table:table-cell office:value-type="float" office:value="881.573975" calcext:value-type="float">
            <text:p>881,573975</text:p>
          </table:table-cell>
          <table:table-cell office:value-type="float" office:value="2" calcext:value-type="float">
            <text:p>2</text:p>
          </table:table-cell>
          <table:table-cell office:value-type="float" office:value="54.435001" calcext:value-type="float">
            <text:p>54,435001</text:p>
          </table:table-cell>
          <table:table-cell office:value-type="float" office:value="105232" calcext:value-type="float">
            <text:p>105232</text:p>
          </table:table-cell>
          <table:table-cell office:value-type="float" office:value="1016.569031" calcext:value-type="float">
            <text:p>1016,5690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32" calcext:value-type="float">
            <text:p>105232</text:p>
          </table:table-cell>
          <table:table-cell office:value-type="float" office:value="946.203979" calcext:value-type="float">
            <text:p>946,203979</text:p>
          </table:table-cell>
          <table:table-cell office:value-type="float" office:value="1" calcext:value-type="float">
            <text:p>1</text:p>
          </table:table-cell>
          <table:table-cell office:value-type="float" office:value="27.787001" calcext:value-type="float">
            <text:p>27,787001</text:p>
          </table:table-cell>
          <table:table-cell office:value-type="float" office:value="105232" calcext:value-type="float">
            <text:p>105232</text:p>
          </table:table-cell>
          <table:table-cell office:value-type="float" office:value="996.695007" calcext:value-type="float">
            <text:p>996,695007</text:p>
          </table:table-cell>
          <table:table-cell office:value-type="float" office:value="6" calcext:value-type="float">
            <text:p>6</text:p>
          </table:table-cell>
          <table:table-cell office:value-type="float" office:value="2604.981934" calcext:value-type="float">
            <text:p>2604,981934</text:p>
          </table:table-cell>
          <table:table-cell office:value-type="float" office:value="105232" calcext:value-type="float">
            <text:p>105232</text:p>
          </table:table-cell>
          <table:table-cell office:value-type="float" office:value="857.682007" calcext:value-type="float">
            <text:p>857,682007</text:p>
          </table:table-cell>
          <table:table-cell office:value-type="float" office:value="3" calcext:value-type="float">
            <text:p>3</text:p>
          </table:table-cell>
          <table:table-cell office:value-type="float" office:value="478.335999" calcext:value-type="float">
            <text:p>478,335999</text:p>
          </table:table-cell>
        </table:table-row>
        <table:table-row table:style-name="ro1">
          <table:table-cell office:value-type="float" office:value="105527" calcext:value-type="float">
            <text:p>105527</text:p>
          </table:table-cell>
          <table:table-cell office:value-type="float" office:value="989.772034" calcext:value-type="float">
            <text:p>989,772034</text:p>
          </table:table-cell>
          <table:table-cell office:value-type="float" office:value="1" calcext:value-type="float">
            <text:p>1</text:p>
          </table:table-cell>
          <table:table-cell office:value-type="float" office:value="87.658005" calcext:value-type="float">
            <text:p>87,658005</text:p>
          </table:table-cell>
          <table:table-cell office:value-type="float" office:value="105527" calcext:value-type="float">
            <text:p>105527</text:p>
          </table:table-cell>
          <table:table-cell office:value-type="float" office:value="808.81897" calcext:value-type="float">
            <text:p>808,81897</text:p>
          </table:table-cell>
          <table:table-cell office:value-type="float" office:value="7" calcext:value-type="float">
            <text:p>7</text:p>
          </table:table-cell>
          <table:table-cell office:value-type="float" office:value="519.256958" calcext:value-type="float">
            <text:p>519,256958</text:p>
          </table:table-cell>
          <table:table-cell office:value-type="float" office:value="105527" calcext:value-type="float">
            <text:p>105527</text:p>
          </table:table-cell>
          <table:table-cell office:value-type="float" office:value="731.355042" calcext:value-type="float">
            <text:p>731,355042</text:p>
          </table:table-cell>
          <table:table-cell office:value-type="float" office:value="3" calcext:value-type="float">
            <text:p>3</text:p>
          </table:table-cell>
          <table:table-cell office:value-type="float" office:value="192.96701" calcext:value-type="float">
            <text:p>192,96701</text:p>
          </table:table-cell>
          <table:table-cell office:value-type="float" office:value="105527" calcext:value-type="float">
            <text:p>105527</text:p>
          </table:table-cell>
          <table:table-cell office:value-type="float" office:value="851.423035" calcext:value-type="float">
            <text:p>851,423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527" calcext:value-type="float">
            <text:p>105527</text:p>
          </table:table-cell>
          <table:table-cell office:value-type="float" office:value="795.252014" calcext:value-type="float">
            <text:p>795,252014</text:p>
          </table:table-cell>
          <table:table-cell office:value-type="float" office:value="8" calcext:value-type="float">
            <text:p>8</text:p>
          </table:table-cell>
          <table:table-cell office:value-type="float" office:value="996.757996" calcext:value-type="float">
            <text:p>996,757996</text:p>
          </table:table-cell>
          <table:table-cell office:value-type="float" office:value="105527" calcext:value-type="float">
            <text:p>105527</text:p>
          </table:table-cell>
          <table:table-cell office:value-type="float" office:value="798.34198" calcext:value-type="float">
            <text:p>798,34198</text:p>
          </table:table-cell>
          <table:table-cell office:value-type="float" office:value="5" calcext:value-type="float">
            <text:p>5</text:p>
          </table:table-cell>
          <table:table-cell office:value-type="float" office:value="410.619995" calcext:value-type="float">
            <text:p>410,619995</text:p>
          </table:table-cell>
          <table:table-cell office:value-type="float" office:value="105527" calcext:value-type="float">
            <text:p>105527</text:p>
          </table:table-cell>
          <table:table-cell office:value-type="float" office:value="1137.666992" calcext:value-type="float">
            <text:p>1137,666992</text:p>
          </table:table-cell>
          <table:table-cell office:value-type="float" office:value="2" calcext:value-type="float">
            <text:p>2</text:p>
          </table:table-cell>
          <table:table-cell office:value-type="float" office:value="229.021988" calcext:value-type="float">
            <text:p>229,021988</text:p>
          </table:table-cell>
        </table:table-row>
        <table:table-row table:style-name="ro1">
          <table:table-cell office:value-type="float" office:value="123955" calcext:value-type="float">
            <text:p>123955</text:p>
          </table:table-cell>
          <table:table-cell office:value-type="float" office:value="752.143982" calcext:value-type="float">
            <text:p>752,143982</text:p>
          </table:table-cell>
          <table:table-cell office:value-type="float" office:value="1" calcext:value-type="float">
            <text:p>1</text:p>
          </table:table-cell>
          <table:table-cell office:value-type="float" office:value="22.335001" calcext:value-type="float">
            <text:p>22,335001</text:p>
          </table:table-cell>
          <table:table-cell office:value-type="float" office:value="123955" calcext:value-type="float">
            <text:p>123955</text:p>
          </table:table-cell>
          <table:table-cell office:value-type="float" office:value="830.570007" calcext:value-type="float">
            <text:p>830,570007</text:p>
          </table:table-cell>
          <table:table-cell office:value-type="float" office:value="2" calcext:value-type="float">
            <text:p>2</text:p>
          </table:table-cell>
          <table:table-cell office:value-type="float" office:value="303.885986" calcext:value-type="float">
            <text:p>303,885986</text:p>
          </table:table-cell>
          <table:table-cell office:value-type="float" office:value="123955" calcext:value-type="float">
            <text:p>123955</text:p>
          </table:table-cell>
          <table:table-cell office:value-type="float" office:value="966.244995" calcext:value-type="float">
            <text:p>966,244995</text:p>
          </table:table-cell>
          <table:table-cell office:value-type="float" office:value="1" calcext:value-type="float">
            <text:p>1</text:p>
          </table:table-cell>
          <table:table-cell office:value-type="float" office:value="57.410004" calcext:value-type="float">
            <text:p>57,410004</text:p>
          </table:table-cell>
          <table:table-cell office:value-type="float" office:value="123955" calcext:value-type="float">
            <text:p>123955</text:p>
          </table:table-cell>
          <table:table-cell office:value-type="float" office:value="863.022034" calcext:value-type="float">
            <text:p>863,022034</text:p>
          </table:table-cell>
          <table:table-cell office:value-type="float" office:value="5" calcext:value-type="float">
            <text:p>5</text:p>
          </table:table-cell>
          <table:table-cell office:value-type="float" office:value="289.613007" calcext:value-type="float">
            <text:p>289,613007</text:p>
          </table:table-cell>
          <table:table-cell office:value-type="float" office:value="123955" calcext:value-type="float">
            <text:p>123955</text:p>
          </table:table-cell>
          <table:table-cell office:value-type="float" office:value="1061.054932" calcext:value-type="float">
            <text:p>1061,054932</text:p>
          </table:table-cell>
          <table:table-cell office:value-type="float" office:value="1" calcext:value-type="float">
            <text:p>1</text:p>
          </table:table-cell>
          <table:table-cell office:value-type="float" office:value="50.200001" calcext:value-type="float">
            <text:p>50,200001</text:p>
          </table:table-cell>
          <table:table-cell office:value-type="float" office:value="123955" calcext:value-type="float">
            <text:p>123955</text:p>
          </table:table-cell>
          <table:table-cell office:value-type="float" office:value="973.204956" calcext:value-type="float">
            <text:p>973,204956</text:p>
          </table:table-cell>
          <table:table-cell office:value-type="float" office:value="3" calcext:value-type="float">
            <text:p>3</text:p>
          </table:table-cell>
          <table:table-cell office:value-type="float" office:value="129.494995" calcext:value-type="float">
            <text:p>129,494995</text:p>
          </table:table-cell>
          <table:table-cell office:value-type="float" office:value="123955" calcext:value-type="float">
            <text:p>123955</text:p>
          </table:table-cell>
          <table:table-cell office:value-type="float" office:value="1013.968018" calcext:value-type="float">
            <text:p>1013,968018</text:p>
          </table:table-cell>
          <table:table-cell office:value-type="float" office:value="2" calcext:value-type="float">
            <text:p>2</text:p>
          </table:table-cell>
          <table:table-cell office:value-type="float" office:value="116.053001" calcext:value-type="float">
            <text:p>116,053001</text:p>
          </table:table-cell>
        </table:table-row>
        <table:table-row table:style-name="ro1">
          <table:table-cell office:value-type="float" office:value="130244" calcext:value-type="float">
            <text:p>130244</text:p>
          </table:table-cell>
          <table:table-cell office:value-type="float" office:value="704.235046" calcext:value-type="float">
            <text:p>704,235046</text:p>
          </table:table-cell>
          <table:table-cell office:value-type="float" office:value="1" calcext:value-type="float">
            <text:p>1</text:p>
          </table:table-cell>
          <table:table-cell office:value-type="float" office:value="50.494999" calcext:value-type="float">
            <text:p>50,494999</text:p>
          </table:table-cell>
          <table:table-cell office:value-type="float" office:value="130244" calcext:value-type="float">
            <text:p>130244</text:p>
          </table:table-cell>
          <table:table-cell office:value-type="float" office:value="846.096985" calcext:value-type="float">
            <text:p>846,096985</text:p>
          </table:table-cell>
          <table:table-cell office:value-type="float" office:value="1" calcext:value-type="float">
            <text:p>1</text:p>
          </table:table-cell>
          <table:table-cell office:value-type="float" office:value="76.716995" calcext:value-type="float">
            <text:p>76,716995</text:p>
          </table:table-cell>
          <table:table-cell office:value-type="float" office:value="130244" calcext:value-type="float">
            <text:p>130244</text:p>
          </table:table-cell>
          <table:table-cell office:value-type="float" office:value="851.256042" calcext:value-type="float">
            <text:p>851,256042</text:p>
          </table:table-cell>
          <table:table-cell office:value-type="float" office:value="3" calcext:value-type="float">
            <text:p>3</text:p>
          </table:table-cell>
          <table:table-cell office:value-type="float" office:value="108.744995" calcext:value-type="float">
            <text:p>108,744995</text:p>
          </table:table-cell>
          <table:table-cell office:value-type="float" office:value="130244" calcext:value-type="float">
            <text:p>130244</text:p>
          </table:table-cell>
          <table:table-cell office:value-type="float" office:value="916.463013" calcext:value-type="float">
            <text:p>916,4630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244" calcext:value-type="float">
            <text:p>130244</text:p>
          </table:table-cell>
          <table:table-cell office:value-type="float" office:value="794.260986" calcext:value-type="float">
            <text:p>794,260986</text:p>
          </table:table-cell>
          <table:table-cell office:value-type="float" office:value="29" calcext:value-type="float">
            <text:p>29</text:p>
          </table:table-cell>
          <table:table-cell office:value-type="float" office:value="2244.105957" calcext:value-type="float">
            <text:p>2244,105957</text:p>
          </table:table-cell>
          <table:table-cell office:value-type="float" office:value="130244" calcext:value-type="float">
            <text:p>130244</text:p>
          </table:table-cell>
          <table:table-cell office:value-type="float" office:value="803.264954" calcext:value-type="float">
            <text:p>803,264954</text:p>
          </table:table-cell>
          <table:table-cell office:value-type="float" office:value="3" calcext:value-type="float">
            <text:p>3</text:p>
          </table:table-cell>
          <table:table-cell office:value-type="float" office:value="169.953003" calcext:value-type="float">
            <text:p>169,953003</text:p>
          </table:table-cell>
          <table:table-cell office:value-type="float" office:value="130244" calcext:value-type="float">
            <text:p>130244</text:p>
          </table:table-cell>
          <table:table-cell office:value-type="float" office:value="836.453003" calcext:value-type="float">
            <text:p>836,453003</text:p>
          </table:table-cell>
          <table:table-cell office:value-type="float" office:value="1" calcext:value-type="float">
            <text:p>1</text:p>
          </table:table-cell>
          <table:table-cell office:value-type="float" office:value="74.683006" calcext:value-type="float">
            <text:p>74,683006</text:p>
          </table:table-cell>
        </table:table-row>
        <table:table-row table:style-name="ro1">
          <table:table-cell office:value-type="float" office:value="130423" calcext:value-type="float">
            <text:p>130423</text:p>
          </table:table-cell>
          <table:table-cell office:value-type="float" office:value="799.727051" calcext:value-type="float">
            <text:p>799,727051</text:p>
          </table:table-cell>
          <table:table-cell office:value-type="float" office:value="5" calcext:value-type="float">
            <text:p>5</text:p>
          </table:table-cell>
          <table:table-cell office:value-type="float" office:value="563.906982" calcext:value-type="float">
            <text:p>563,906982</text:p>
          </table:table-cell>
          <table:table-cell office:value-type="float" office:value="130423" calcext:value-type="float">
            <text:p>130423</text:p>
          </table:table-cell>
          <table:table-cell office:value-type="float" office:value="945.146973" calcext:value-type="float">
            <text:p>945,146973</text:p>
          </table:table-cell>
          <table:table-cell office:value-type="float" office:value="3" calcext:value-type="float">
            <text:p>3</text:p>
          </table:table-cell>
          <table:table-cell office:value-type="float" office:value="224.264984" calcext:value-type="float">
            <text:p>224,264984</text:p>
          </table:table-cell>
          <table:table-cell office:value-type="float" office:value="130423" calcext:value-type="float">
            <text:p>130423</text:p>
          </table:table-cell>
          <table:table-cell office:value-type="float" office:value="775.958984" calcext:value-type="float">
            <text:p>775,958984</text:p>
          </table:table-cell>
          <table:table-cell office:value-type="float" office:value="3" calcext:value-type="float">
            <text:p>3</text:p>
          </table:table-cell>
          <table:table-cell office:value-type="float" office:value="290.434998" calcext:value-type="float">
            <text:p>290,434998</text:p>
          </table:table-cell>
          <table:table-cell office:value-type="float" office:value="130423" calcext:value-type="float">
            <text:p>130423</text:p>
          </table:table-cell>
          <table:table-cell office:value-type="float" office:value="797.882019" calcext:value-type="float">
            <text:p>797,882019</text:p>
          </table:table-cell>
          <table:table-cell office:value-type="float" office:value="3" calcext:value-type="float">
            <text:p>3</text:p>
          </table:table-cell>
          <table:table-cell office:value-type="float" office:value="371.052002" calcext:value-type="float">
            <text:p>371,052002</text:p>
          </table:table-cell>
          <table:table-cell office:value-type="float" office:value="130423" calcext:value-type="float">
            <text:p>130423</text:p>
          </table:table-cell>
          <table:table-cell office:value-type="float" office:value="892.213013" calcext:value-type="float">
            <text:p>892,213013</text:p>
          </table:table-cell>
          <table:table-cell office:value-type="float" office:value="2" calcext:value-type="float">
            <text:p>2</text:p>
          </table:table-cell>
          <table:table-cell office:value-type="float" office:value="81.917" calcext:value-type="float">
            <text:p>81,917</text:p>
          </table:table-cell>
          <table:table-cell office:value-type="float" office:value="130423" calcext:value-type="float">
            <text:p>130423</text:p>
          </table:table-cell>
          <table:table-cell office:value-type="float" office:value="743.86499" calcext:value-type="float">
            <text:p>743,86499</text:p>
          </table:table-cell>
          <table:table-cell office:value-type="float" office:value="5" calcext:value-type="float">
            <text:p>5</text:p>
          </table:table-cell>
          <table:table-cell office:value-type="float" office:value="695.641968" calcext:value-type="float">
            <text:p>695,641968</text:p>
          </table:table-cell>
          <table:table-cell office:value-type="float" office:value="130423" calcext:value-type="float">
            <text:p>130423</text:p>
          </table:table-cell>
          <table:table-cell office:value-type="float" office:value="743.857056" calcext:value-type="float">
            <text:p>743,857056</text:p>
          </table:table-cell>
          <table:table-cell office:value-type="float" office:value="3" calcext:value-type="float">
            <text:p>3</text:p>
          </table:table-cell>
          <table:table-cell office:value-type="float" office:value="346.85199" calcext:value-type="float">
            <text:p>346,85199</text:p>
          </table:table-cell>
        </table:table-row>
        <table:table-row table:style-name="ro1">
          <table:table-cell office:value-type="float" office:value="130602" calcext:value-type="float">
            <text:p>130602</text:p>
          </table:table-cell>
          <table:table-cell office:value-type="float" office:value="813.674988" calcext:value-type="float">
            <text:p>813,674988</text:p>
          </table:table-cell>
          <table:table-cell office:value-type="float" office:value="2" calcext:value-type="float">
            <text:p>2</text:p>
          </table:table-cell>
          <table:table-cell office:value-type="float" office:value="140.150009" calcext:value-type="float">
            <text:p>140,150009</text:p>
          </table:table-cell>
          <table:table-cell office:value-type="float" office:value="130602" calcext:value-type="float">
            <text:p>130602</text:p>
          </table:table-cell>
          <table:table-cell office:value-type="float" office:value="731.797974" calcext:value-type="float">
            <text:p>731,797974</text:p>
          </table:table-cell>
          <table:table-cell office:value-type="float" office:value="2" calcext:value-type="float">
            <text:p>2</text:p>
          </table:table-cell>
          <table:table-cell office:value-type="float" office:value="9.076" calcext:value-type="float">
            <text:p>9,076</text:p>
          </table:table-cell>
          <table:table-cell office:value-type="float" office:value="130602" calcext:value-type="float">
            <text:p>130602</text:p>
          </table:table-cell>
          <table:table-cell office:value-type="float" office:value="1217.059937" calcext:value-type="float">
            <text:p>1217,059937</text:p>
          </table:table-cell>
          <table:table-cell office:value-type="float" office:value="3" calcext:value-type="float">
            <text:p>3</text:p>
          </table:table-cell>
          <table:table-cell office:value-type="float" office:value="165.395996" calcext:value-type="float">
            <text:p>165,395996</text:p>
          </table:table-cell>
          <table:table-cell office:value-type="float" office:value="130602" calcext:value-type="float">
            <text:p>130602</text:p>
          </table:table-cell>
          <table:table-cell office:value-type="float" office:value="902.324951" calcext:value-type="float">
            <text:p>902,324951</text:p>
          </table:table-cell>
          <table:table-cell office:value-type="float" office:value="1" calcext:value-type="float">
            <text:p>1</text:p>
          </table:table-cell>
          <table:table-cell office:value-type="float" office:value="251.803009" calcext:value-type="float">
            <text:p>251,803009</text:p>
          </table:table-cell>
          <table:table-cell office:value-type="float" office:value="130602" calcext:value-type="float">
            <text:p>130602</text:p>
          </table:table-cell>
          <table:table-cell office:value-type="float" office:value="708.606018" calcext:value-type="float">
            <text:p>708,606018</text:p>
          </table:table-cell>
          <table:table-cell office:value-type="float" office:value="3" calcext:value-type="float">
            <text:p>3</text:p>
          </table:table-cell>
          <table:table-cell office:value-type="float" office:value="207.837997" calcext:value-type="float">
            <text:p>207,837997</text:p>
          </table:table-cell>
          <table:table-cell office:value-type="float" office:value="130602" calcext:value-type="float">
            <text:p>130602</text:p>
          </table:table-cell>
          <table:table-cell office:value-type="float" office:value="1190.641968" calcext:value-type="float">
            <text:p>1190,641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602" calcext:value-type="float">
            <text:p>130602</text:p>
          </table:table-cell>
          <table:table-cell office:value-type="float" office:value="970.86499" calcext:value-type="float">
            <text:p>970,86499</text:p>
          </table:table-cell>
          <table:table-cell office:value-type="float" office:value="4" calcext:value-type="float">
            <text:p>4</text:p>
          </table:table-cell>
          <table:table-cell office:value-type="float" office:value="326.961975" calcext:value-type="float">
            <text:p>326,961975</text:p>
          </table:table-cell>
        </table:table-row>
        <table:table-row table:style-name="ro1">
          <table:table-cell office:value-type="float" office:value="130744" calcext:value-type="float">
            <text:p>130744</text:p>
          </table:table-cell>
          <table:table-cell office:value-type="float" office:value="855.083008" calcext:value-type="float">
            <text:p>855,083008</text:p>
          </table:table-cell>
          <table:table-cell office:value-type="float" office:value="2" calcext:value-type="float">
            <text:p>2</text:p>
          </table:table-cell>
          <table:table-cell office:value-type="float" office:value="125.343002" calcext:value-type="float">
            <text:p>125,343002</text:p>
          </table:table-cell>
          <table:table-cell office:value-type="float" office:value="130744" calcext:value-type="float">
            <text:p>130744</text:p>
          </table:table-cell>
          <table:table-cell office:value-type="float" office:value="856.911987" calcext:value-type="float">
            <text:p>856,9119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44" calcext:value-type="float">
            <text:p>130744</text:p>
          </table:table-cell>
          <table:table-cell office:value-type="float" office:value="964.110046" calcext:value-type="float">
            <text:p>964,1100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744" calcext:value-type="float">
            <text:p>130744</text:p>
          </table:table-cell>
          <table:table-cell office:value-type="float" office:value="795.997009" calcext:value-type="float">
            <text:p>795,997009</text:p>
          </table:table-cell>
          <table:table-cell office:value-type="float" office:value="3" calcext:value-type="float">
            <text:p>3</text:p>
          </table:table-cell>
          <table:table-cell office:value-type="float" office:value="529.624023" calcext:value-type="float">
            <text:p>529,624023</text:p>
          </table:table-cell>
          <table:table-cell office:value-type="float" office:value="130744" calcext:value-type="float">
            <text:p>130744</text:p>
          </table:table-cell>
          <table:table-cell office:value-type="float" office:value="857.744995" calcext:value-type="float">
            <text:p>857,744995</text:p>
          </table:table-cell>
          <table:table-cell office:value-type="float" office:value="3" calcext:value-type="float">
            <text:p>3</text:p>
          </table:table-cell>
          <table:table-cell office:value-type="float" office:value="547.127991" calcext:value-type="float">
            <text:p>547,127991</text:p>
          </table:table-cell>
          <table:table-cell office:value-type="float" office:value="130744" calcext:value-type="float">
            <text:p>130744</text:p>
          </table:table-cell>
          <table:table-cell office:value-type="float" office:value="917.573975" calcext:value-type="float">
            <text:p>917,573975</text:p>
          </table:table-cell>
          <table:table-cell office:value-type="float" office:value="3" calcext:value-type="float">
            <text:p>3</text:p>
          </table:table-cell>
          <table:table-cell office:value-type="float" office:value="264.059998" calcext:value-type="float">
            <text:p>264,059998</text:p>
          </table:table-cell>
          <table:table-cell office:value-type="float" office:value="130744" calcext:value-type="float">
            <text:p>130744</text:p>
          </table:table-cell>
          <table:table-cell office:value-type="float" office:value="872.401001" calcext:value-type="float">
            <text:p>872,401001</text:p>
          </table:table-cell>
          <table:table-cell office:value-type="float" office:value="2" calcext:value-type="float">
            <text:p>2</text:p>
          </table:table-cell>
          <table:table-cell office:value-type="float" office:value="91.195999" calcext:value-type="float">
            <text:p>91,195999</text:p>
          </table:table-cell>
        </table:table-row>
        <table:table-row table:style-name="ro1">
          <table:table-cell office:value-type="float" office:value="130924" calcext:value-type="float">
            <text:p>130924</text:p>
          </table:table-cell>
          <table:table-cell office:value-type="float" office:value="811.588989" calcext:value-type="float">
            <text:p>811,588989</text:p>
          </table:table-cell>
          <table:table-cell office:value-type="float" office:value="3" calcext:value-type="float">
            <text:p>3</text:p>
          </table:table-cell>
          <table:table-cell office:value-type="float" office:value="223.246002" calcext:value-type="float">
            <text:p>223,246002</text:p>
          </table:table-cell>
          <table:table-cell office:value-type="float" office:value="130924" calcext:value-type="float">
            <text:p>130924</text:p>
          </table:table-cell>
          <table:table-cell office:value-type="float" office:value="834.343018" calcext:value-type="float">
            <text:p>834,343018</text:p>
          </table:table-cell>
          <table:table-cell office:value-type="float" office:value="4" calcext:value-type="float">
            <text:p>4</text:p>
          </table:table-cell>
          <table:table-cell office:value-type="float" office:value="158.185013" calcext:value-type="float">
            <text:p>158,185013</text:p>
          </table:table-cell>
          <table:table-cell office:value-type="float" office:value="130924" calcext:value-type="float">
            <text:p>130924</text:p>
          </table:table-cell>
          <table:table-cell office:value-type="float" office:value="961.742981" calcext:value-type="float">
            <text:p>961,742981</text:p>
          </table:table-cell>
          <table:table-cell office:value-type="float" office:value="4" calcext:value-type="float">
            <text:p>4</text:p>
          </table:table-cell>
          <table:table-cell office:value-type="float" office:value="599.768005" calcext:value-type="float">
            <text:p>599,768005</text:p>
          </table:table-cell>
          <table:table-cell office:value-type="float" office:value="130924" calcext:value-type="float">
            <text:p>130924</text:p>
          </table:table-cell>
          <table:table-cell office:value-type="float" office:value="797.595947" calcext:value-type="float">
            <text:p>797,595947</text:p>
          </table:table-cell>
          <table:table-cell office:value-type="float" office:value="3" calcext:value-type="float">
            <text:p>3</text:p>
          </table:table-cell>
          <table:table-cell office:value-type="float" office:value="50.695" calcext:value-type="float">
            <text:p>50,695</text:p>
          </table:table-cell>
          <table:table-cell office:value-type="float" office:value="130924" calcext:value-type="float">
            <text:p>130924</text:p>
          </table:table-cell>
          <table:table-cell office:value-type="float" office:value="825.083008" calcext:value-type="float">
            <text:p>825,083008</text:p>
          </table:table-cell>
          <table:table-cell office:value-type="float" office:value="2" calcext:value-type="float">
            <text:p>2</text:p>
          </table:table-cell>
          <table:table-cell office:value-type="float" office:value="390.205017" calcext:value-type="float">
            <text:p>390,205017</text:p>
          </table:table-cell>
          <table:table-cell office:value-type="float" office:value="130924" calcext:value-type="float">
            <text:p>130924</text:p>
          </table:table-cell>
          <table:table-cell office:value-type="float" office:value="907.232971" calcext:value-type="float">
            <text:p>907,232971</text:p>
          </table:table-cell>
          <table:table-cell office:value-type="float" office:value="5" calcext:value-type="float">
            <text:p>5</text:p>
          </table:table-cell>
          <table:table-cell office:value-type="float" office:value="735.075073" calcext:value-type="float">
            <text:p>735,075073</text:p>
          </table:table-cell>
          <table:table-cell office:value-type="float" office:value="130924" calcext:value-type="float">
            <text:p>130924</text:p>
          </table:table-cell>
          <table:table-cell office:value-type="float" office:value="765.25" calcext:value-type="float">
            <text:p>765,25</text:p>
          </table:table-cell>
          <table:table-cell office:value-type="float" office:value="4" calcext:value-type="float">
            <text:p>4</text:p>
          </table:table-cell>
          <table:table-cell office:value-type="float" office:value="256.687988" calcext:value-type="float">
            <text:p>256,687988</text:p>
          </table:table-cell>
        </table:table-row>
        <table:table-row table:style-name="ro1">
          <table:table-cell office:value-type="float" office:value="131104" calcext:value-type="float">
            <text:p>131104</text:p>
          </table:table-cell>
          <table:table-cell office:value-type="float" office:value="1004.372925" calcext:value-type="float">
            <text:p>1004,372925</text:p>
          </table:table-cell>
          <table:table-cell office:value-type="float" office:value="63" calcext:value-type="float">
            <text:p>63</text:p>
          </table:table-cell>
          <table:table-cell office:value-type="float" office:value="1387.740845" calcext:value-type="float">
            <text:p>1387,740845</text:p>
          </table:table-cell>
          <table:table-cell office:value-type="float" office:value="131104" calcext:value-type="float">
            <text:p>131104</text:p>
          </table:table-cell>
          <table:table-cell office:value-type="float" office:value="901.917969" calcext:value-type="float">
            <text:p>901,917969</text:p>
          </table:table-cell>
          <table:table-cell office:value-type="float" office:value="71" calcext:value-type="float">
            <text:p>71</text:p>
          </table:table-cell>
          <table:table-cell office:value-type="float" office:value="2825.782959" calcext:value-type="float">
            <text:p>2825,782959</text:p>
          </table:table-cell>
          <table:table-cell office:value-type="float" office:value="131104" calcext:value-type="float">
            <text:p>131104</text:p>
          </table:table-cell>
          <table:table-cell office:value-type="float" office:value="1008.314941" calcext:value-type="float">
            <text:p>1008,314941</text:p>
          </table:table-cell>
          <table:table-cell office:value-type="float" office:value="68" calcext:value-type="float">
            <text:p>68</text:p>
          </table:table-cell>
          <table:table-cell office:value-type="float" office:value="1803.702393" calcext:value-type="float">
            <text:p>1803,702393</text:p>
          </table:table-cell>
          <table:table-cell office:value-type="float" office:value="131104" calcext:value-type="float">
            <text:p>131104</text:p>
          </table:table-cell>
          <table:table-cell office:value-type="float" office:value="949.537964" calcext:value-type="float">
            <text:p>949,537964</text:p>
          </table:table-cell>
          <table:table-cell office:value-type="float" office:value="10" calcext:value-type="float">
            <text:p>10</text:p>
          </table:table-cell>
          <table:table-cell office:value-type="float" office:value="333.03302" calcext:value-type="float">
            <text:p>333,03302</text:p>
          </table:table-cell>
          <table:table-cell office:value-type="float" office:value="131104" calcext:value-type="float">
            <text:p>131104</text:p>
          </table:table-cell>
          <table:table-cell office:value-type="float" office:value="958.583984" calcext:value-type="float">
            <text:p>958,583984</text:p>
          </table:table-cell>
          <table:table-cell office:value-type="float" office:value="2" calcext:value-type="float">
            <text:p>2</text:p>
          </table:table-cell>
          <table:table-cell office:value-type="float" office:value="110.783005" calcext:value-type="float">
            <text:p>110,783005</text:p>
          </table:table-cell>
          <table:table-cell office:value-type="float" office:value="131104" calcext:value-type="float">
            <text:p>131104</text:p>
          </table:table-cell>
          <table:table-cell office:value-type="float" office:value="805.221008" calcext:value-type="float">
            <text:p>805,221008</text:p>
          </table:table-cell>
          <table:table-cell office:value-type="float" office:value="37" calcext:value-type="float">
            <text:p>37</text:p>
          </table:table-cell>
          <table:table-cell office:value-type="float" office:value="1525.828003" calcext:value-type="float">
            <text:p>1525,828003</text:p>
          </table:table-cell>
          <table:table-cell office:value-type="float" office:value="131104" calcext:value-type="float">
            <text:p>131104</text:p>
          </table:table-cell>
          <table:table-cell office:value-type="float" office:value="1026.30603" calcext:value-type="float">
            <text:p>1026,30603</text:p>
          </table:table-cell>
          <table:table-cell office:value-type="float" office:value="62" calcext:value-type="float">
            <text:p>62</text:p>
          </table:table-cell>
          <table:table-cell office:value-type="float" office:value="1932.086914" calcext:value-type="float">
            <text:p>1932,086914</text:p>
          </table:table-cell>
        </table:table-row>
        <table:table-row table:style-name="ro1">
          <table:table-cell office:value-type="float" office:value="131245" calcext:value-type="float">
            <text:p>131245</text:p>
          </table:table-cell>
          <table:table-cell office:value-type="float" office:value="1003.972046" calcext:value-type="float">
            <text:p>1003,972046</text:p>
          </table:table-cell>
          <table:table-cell office:value-type="float" office:value="2" calcext:value-type="float">
            <text:p>2</text:p>
          </table:table-cell>
          <table:table-cell office:value-type="float" office:value="105.662003" calcext:value-type="float">
            <text:p>105,662003</text:p>
          </table:table-cell>
          <table:table-cell office:value-type="float" office:value="131245" calcext:value-type="float">
            <text:p>131245</text:p>
          </table:table-cell>
          <table:table-cell office:value-type="float" office:value="1025.208008" calcext:value-type="float">
            <text:p>1025,208008</text:p>
          </table:table-cell>
          <table:table-cell office:value-type="float" office:value="1" calcext:value-type="float">
            <text:p>1</text:p>
          </table:table-cell>
          <table:table-cell office:value-type="float" office:value="44.952" calcext:value-type="float">
            <text:p>44,952</text:p>
          </table:table-cell>
          <table:table-cell office:value-type="float" office:value="131245" calcext:value-type="float">
            <text:p>131245</text:p>
          </table:table-cell>
          <table:table-cell office:value-type="float" office:value="975.638" calcext:value-type="float">
            <text:p>975,638</text:p>
          </table:table-cell>
          <table:table-cell office:value-type="float" office:value="3" calcext:value-type="float">
            <text:p>3</text:p>
          </table:table-cell>
          <table:table-cell office:value-type="float" office:value="641.494995" calcext:value-type="float">
            <text:p>641,494995</text:p>
          </table:table-cell>
          <table:table-cell office:value-type="float" office:value="131245" calcext:value-type="float">
            <text:p>131245</text:p>
          </table:table-cell>
          <table:table-cell office:value-type="float" office:value="970.726013" calcext:value-type="float">
            <text:p>970,726013</text:p>
          </table:table-cell>
          <table:table-cell office:value-type="float" office:value="2" calcext:value-type="float">
            <text:p>2</text:p>
          </table:table-cell>
          <table:table-cell office:value-type="float" office:value="175.943008" calcext:value-type="float">
            <text:p>175,943008</text:p>
          </table:table-cell>
          <table:table-cell office:value-type="float" office:value="131245" calcext:value-type="float">
            <text:p>131245</text:p>
          </table:table-cell>
          <table:table-cell office:value-type="float" office:value="839.994019" calcext:value-type="float">
            <text:p>839,994019</text:p>
          </table:table-cell>
          <table:table-cell office:value-type="float" office:value="4" calcext:value-type="float">
            <text:p>4</text:p>
          </table:table-cell>
          <table:table-cell office:value-type="float" office:value="241.606995" calcext:value-type="float">
            <text:p>241,606995</text:p>
          </table:table-cell>
          <table:table-cell office:value-type="float" office:value="131245" calcext:value-type="float">
            <text:p>131245</text:p>
          </table:table-cell>
          <table:table-cell office:value-type="float" office:value="882.794983" calcext:value-type="float">
            <text:p>882,794983</text:p>
          </table:table-cell>
          <table:table-cell office:value-type="float" office:value="2" calcext:value-type="float">
            <text:p>2</text:p>
          </table:table-cell>
          <table:table-cell office:value-type="float" office:value="30.427" calcext:value-type="float">
            <text:p>30,427</text:p>
          </table:table-cell>
          <table:table-cell office:value-type="float" office:value="131245" calcext:value-type="float">
            <text:p>131245</text:p>
          </table:table-cell>
          <table:table-cell office:value-type="float" office:value="947.994995" calcext:value-type="float">
            <text:p>947,994995</text:p>
          </table:table-cell>
          <table:table-cell office:value-type="float" office:value="3" calcext:value-type="float">
            <text:p>3</text:p>
          </table:table-cell>
          <table:table-cell office:value-type="float" office:value="158.05101" calcext:value-type="float">
            <text:p>158,05101</text:p>
          </table:table-cell>
        </table:table-row>
        <table:table-row table:style-name="ro1">
          <table:table-cell office:value-type="float" office:value="131657" calcext:value-type="float">
            <text:p>131657</text:p>
          </table:table-cell>
          <table:table-cell office:value-type="float" office:value="1100.744019" calcext:value-type="float">
            <text:p>1100,744019</text:p>
          </table:table-cell>
          <table:table-cell office:value-type="float" office:value="3" calcext:value-type="float">
            <text:p>3</text:p>
          </table:table-cell>
          <table:table-cell office:value-type="float" office:value="250.167999" calcext:value-type="float">
            <text:p>250,167999</text:p>
          </table:table-cell>
          <table:table-cell office:value-type="float" office:value="131657" calcext:value-type="float">
            <text:p>131657</text:p>
          </table:table-cell>
          <table:table-cell office:value-type="float" office:value="1068.92395" calcext:value-type="float">
            <text:p>1068,92395</text:p>
          </table:table-cell>
          <table:table-cell office:value-type="float" office:value="4" calcext:value-type="float">
            <text:p>4</text:p>
          </table:table-cell>
          <table:table-cell office:value-type="float" office:value="277.19397" calcext:value-type="float">
            <text:p>277,19397</text:p>
          </table:table-cell>
          <table:table-cell office:value-type="float" office:value="131657" calcext:value-type="float">
            <text:p>131657</text:p>
          </table:table-cell>
          <table:table-cell office:value-type="float" office:value="817.358032" calcext:value-type="float">
            <text:p>817,358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657" calcext:value-type="float">
            <text:p>131657</text:p>
          </table:table-cell>
          <table:table-cell office:value-type="float" office:value="909.440979" calcext:value-type="float">
            <text:p>909,440979</text:p>
          </table:table-cell>
          <table:table-cell office:value-type="float" office:value="2" calcext:value-type="float">
            <text:p>2</text:p>
          </table:table-cell>
          <table:table-cell office:value-type="float" office:value="178.850006" calcext:value-type="float">
            <text:p>178,850006</text:p>
          </table:table-cell>
          <table:table-cell office:value-type="float" office:value="131657" calcext:value-type="float">
            <text:p>131657</text:p>
          </table:table-cell>
          <table:table-cell office:value-type="float" office:value="950.31604" calcext:value-type="float">
            <text:p>950,31604</text:p>
          </table:table-cell>
          <table:table-cell office:value-type="float" office:value="1" calcext:value-type="float">
            <text:p>1</text:p>
          </table:table-cell>
          <table:table-cell office:value-type="float" office:value="54.411999" calcext:value-type="float">
            <text:p>54,411999</text:p>
          </table:table-cell>
          <table:table-cell office:value-type="float" office:value="131657" calcext:value-type="float">
            <text:p>131657</text:p>
          </table:table-cell>
          <table:table-cell office:value-type="float" office:value="889.275024" calcext:value-type="float">
            <text:p>889,275024</text:p>
          </table:table-cell>
          <table:table-cell office:value-type="float" office:value="3" calcext:value-type="float">
            <text:p>3</text:p>
          </table:table-cell>
          <table:table-cell office:value-type="float" office:value="333.789001" calcext:value-type="float">
            <text:p>333,789001</text:p>
          </table:table-cell>
          <table:table-cell office:value-type="float" office:value="131657" calcext:value-type="float">
            <text:p>131657</text:p>
          </table:table-cell>
          <table:table-cell office:value-type="float" office:value="870.777039" calcext:value-type="float">
            <text:p>870,777039</text:p>
          </table:table-cell>
          <table:table-cell office:value-type="float" office:value="4" calcext:value-type="float">
            <text:p>4</text:p>
          </table:table-cell>
          <table:table-cell office:value-type="float" office:value="368.739014" calcext:value-type="float">
            <text:p>368,739014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7.B5:.B34])" office:value-type="float" office:value="915.171134366667" calcext:value-type="float">
            <text:p>915,1711343667</text:p>
          </table:table-cell>
          <table:table-cell table:style-name="ce1" table:formula="of:=AVERAGE([C7.C5:.C34])" office:value-type="float" office:value="7.86666666666667" calcext:value-type="float">
            <text:p>7,8666666667</text:p>
          </table:table-cell>
          <table:table-cell table:style-name="ce15" table:formula="of:=AVERAGE([C7.D5:.D34])" office:value-type="float" office:value="491.087881933333" calcext:value-type="float">
            <text:p>491,087881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F5:.F34])" office:value-type="float" office:value="923.849361166667" calcext:value-type="float">
            <text:p>923,8493611667</text:p>
          </table:table-cell>
          <table:table-cell table:style-name="ce1" table:formula="of:=AVERAGE([C7.G5:.G34])" office:value-type="float" office:value="6.66666666666667" calcext:value-type="float">
            <text:p>6,6666666667</text:p>
          </table:table-cell>
          <table:table-cell table:style-name="ce15" table:formula="of:=AVERAGE([C7.H5:.H34])" office:value-type="float" office:value="363.4270174" calcext:value-type="float">
            <text:p>363,427017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J5:.J34])" office:value-type="float" office:value="934.622104866667" calcext:value-type="float">
            <text:p>934,6221048667</text:p>
          </table:table-cell>
          <table:table-cell table:style-name="ce1" table:formula="of:=AVERAGE([C7.K5:.K34])" office:value-type="float" office:value="9.33333333333333" calcext:value-type="float">
            <text:p>9,3333333333</text:p>
          </table:table-cell>
          <table:table-cell table:style-name="ce15" table:formula="of:=AVERAGE([C7.L5:.L34])" office:value-type="float" office:value="441.727812466667" calcext:value-type="float">
            <text:p>441,7278124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N5:.N34])" office:value-type="float" office:value="955.4369263" calcext:value-type="float">
            <text:p>955,4369263</text:p>
          </table:table-cell>
          <table:table-cell table:style-name="ce1" table:formula="of:=AVERAGE([C7.O5:.O34])" office:value-type="float" office:value="3.63333333333333" calcext:value-type="float">
            <text:p>3,6333333333</text:p>
          </table:table-cell>
          <table:table-cell table:style-name="ce15" table:formula="of:=AVERAGE([C7.P5:.P34])" office:value-type="float" office:value="287.932436666667" calcext:value-type="float">
            <text:p>287,9324366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R5:.R34])" office:value-type="float" office:value="911.765466366667" calcext:value-type="float">
            <text:p>911,7654663667</text:p>
          </table:table-cell>
          <table:table-cell table:style-name="ce1" table:formula="of:=AVERAGE([C7.S5:.S34])" office:value-type="float" office:value="8.56666666666667" calcext:value-type="float">
            <text:p>8,5666666667</text:p>
          </table:table-cell>
          <table:table-cell table:style-name="ce15" table:formula="of:=AVERAGE([C7.T5:.T34])" office:value-type="float" office:value="557.829874866667" calcext:value-type="float">
            <text:p>557,8298748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V5:.V34])" office:value-type="float" office:value="936.6013549" calcext:value-type="float">
            <text:p>936,6013549</text:p>
          </table:table-cell>
          <table:table-cell table:style-name="ce1" table:formula="of:=AVERAGE([C7.W5:.W34])" office:value-type="float" office:value="7.8" calcext:value-type="float">
            <text:p>7,8</text:p>
          </table:table-cell>
          <table:table-cell table:style-name="ce15" table:formula="of:=AVERAGE([C7.X5:.X34])" office:value-type="float" office:value="474.830470666667" calcext:value-type="float">
            <text:p>474,8304706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7.Z5:.Z34])" office:value-type="float" office:value="929.623999033333" calcext:value-type="float">
            <text:p>929,6239990333</text:p>
          </table:table-cell>
          <table:table-cell table:style-name="ce1" table:formula="of:=AVERAGE([C7.AA5:.AA34])" office:value-type="float" office:value="7.73333333333333" calcext:value-type="float">
            <text:p>7,7333333333</text:p>
          </table:table-cell>
          <table:table-cell table:style-name="ce15" table:formula="of:=AVERAGE([C7.AB5:.AB34])" office:value-type="float" office:value="466.8608017" calcext:value-type="float">
            <text:p>466,8608017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7.B5:.B34])" office:value-type="float" office:value="910.927002" calcext:value-type="float">
            <text:p>910,927002</text:p>
          </table:table-cell>
          <table:table-cell table:style-name="ce1" table:formula="of:=MEDIAN([C7.C5:.C34])" office:value-type="float" office:value="2.5" calcext:value-type="float">
            <text:p>2,5</text:p>
          </table:table-cell>
          <table:table-cell table:style-name="ce15" table:formula="of:=MEDIAN([C7.D5:.D34])" office:value-type="float" office:value="216.456001" calcext:value-type="float">
            <text:p>216,45600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F5:.F34])" office:value-type="float" office:value="920.2734985" calcext:value-type="float">
            <text:p>920,2734985</text:p>
          </table:table-cell>
          <table:table-cell table:style-name="ce1" table:formula="of:=MEDIAN([C7.G5:.G34])" office:value-type="float" office:value="3" calcext:value-type="float">
            <text:p>3</text:p>
          </table:table-cell>
          <table:table-cell table:style-name="ce15" table:formula="of:=MEDIAN([C7.H5:.H34])" office:value-type="float" office:value="143.590004" calcext:value-type="float">
            <text:p>143,59000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J5:.J34])" office:value-type="float" office:value="935.5565185" calcext:value-type="float">
            <text:p>935,5565185</text:p>
          </table:table-cell>
          <table:table-cell table:style-name="ce1" table:formula="of:=MEDIAN([C7.K5:.K34])" office:value-type="float" office:value="3" calcext:value-type="float">
            <text:p>3</text:p>
          </table:table-cell>
          <table:table-cell table:style-name="ce15" table:formula="of:=MEDIAN([C7.L5:.L34])" office:value-type="float" office:value="211.652008" calcext:value-type="float">
            <text:p>211,65200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N5:.N34])" office:value-type="float" office:value="929.9375" calcext:value-type="float">
            <text:p>929,9375</text:p>
          </table:table-cell>
          <table:table-cell table:style-name="ce1" table:formula="of:=MEDIAN([C7.O5:.O34])" office:value-type="float" office:value="3" calcext:value-type="float">
            <text:p>3</text:p>
          </table:table-cell>
          <table:table-cell table:style-name="ce15" table:formula="of:=MEDIAN([C7.P5:.P34])" office:value-type="float" office:value="254.278" calcext:value-type="float">
            <text:p>254,278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R5:.R34])" office:value-type="float" office:value="910.337006" calcext:value-type="float">
            <text:p>910,337006</text:p>
          </table:table-cell>
          <table:table-cell table:style-name="ce1" table:formula="of:=MEDIAN([C7.S5:.S34])" office:value-type="float" office:value="4" calcext:value-type="float">
            <text:p>4</text:p>
          </table:table-cell>
          <table:table-cell table:style-name="ce15" table:formula="of:=MEDIAN([C7.T5:.T34])" office:value-type="float" office:value="333.7859805" calcext:value-type="float">
            <text:p>333,78598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V5:.V34])" office:value-type="float" office:value="900.827484" calcext:value-type="float">
            <text:p>900,827484</text:p>
          </table:table-cell>
          <table:table-cell table:style-name="ce1" table:formula="of:=MEDIAN([C7.W5:.W34])" office:value-type="float" office:value="3" calcext:value-type="float">
            <text:p>3</text:p>
          </table:table-cell>
          <table:table-cell table:style-name="ce15" table:formula="of:=MEDIAN([C7.X5:.X34])" office:value-type="float" office:value="250.2955015" calcext:value-type="float">
            <text:p>250,29550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7.Z5:.Z34])" office:value-type="float" office:value="941.6579895" calcext:value-type="float">
            <text:p>941,6579895</text:p>
          </table:table-cell>
          <table:table-cell table:style-name="ce1" table:formula="of:=MEDIAN([C7.AA5:.AA34])" office:value-type="float" office:value="3" calcext:value-type="float">
            <text:p>3</text:p>
          </table:table-cell>
          <table:table-cell table:style-name="ce15" table:formula="of:=MEDIAN([C7.AB5:.AB34])" office:value-type="float" office:value="242.854988" calcext:value-type="float">
            <text:p>242,854988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7.B5:.B34])" office:value-type="float" office:value="123.667509086695" calcext:value-type="float">
            <text:p>123,6675090867</text:p>
          </table:table-cell>
          <table:table-cell table:style-name="ce11" table:formula="of:=STDEV([C7.C5:.C34])" office:value-type="float" office:value="17.2701323464636" calcext:value-type="float">
            <text:p>17,2701323465</text:p>
          </table:table-cell>
          <table:table-cell table:style-name="ce16" table:formula="of:=STDEV([C7.D5:.D34])" office:value-type="float" office:value="634.339697428131" calcext:value-type="float">
            <text:p>634,339697428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F5:.F34])" office:value-type="float" office:value="101.570913237518" calcext:value-type="float">
            <text:p>101,5709132375</text:p>
          </table:table-cell>
          <table:table-cell table:style-name="ce11" table:formula="of:=STDEV([C7.G5:.G34])" office:value-type="float" office:value="14.3246431822524" calcext:value-type="float">
            <text:p>14,3246431823</text:p>
          </table:table-cell>
          <table:table-cell table:style-name="ce16" table:formula="of:=STDEV([C7.H5:.H34])" office:value-type="float" office:value="566.092708888736" calcext:value-type="float">
            <text:p>566,092708888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J5:.J34])" office:value-type="float" office:value="107.702608049218" calcext:value-type="float">
            <text:p>107,7026080492</text:p>
          </table:table-cell>
          <table:table-cell table:style-name="ce11" table:formula="of:=STDEV([C7.K5:.K34])" office:value-type="float" office:value="24.451688233561" calcext:value-type="float">
            <text:p>24,4516882336</text:p>
          </table:table-cell>
          <table:table-cell table:style-name="ce16" table:formula="of:=STDEV([C7.L5:.L34])" office:value-type="float" office:value="633.487557138862" calcext:value-type="float">
            <text:p>633,487557138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N5:.N34])" office:value-type="float" office:value="116.635151658978" calcext:value-type="float">
            <text:p>116,635151659</text:p>
          </table:table-cell>
          <table:table-cell table:style-name="ce11" table:formula="of:=STDEV([C7.O5:.O34])" office:value-type="float" office:value="4.29501180868943" calcext:value-type="float">
            <text:p>4,2950118087</text:p>
          </table:table-cell>
          <table:table-cell table:style-name="ce16" table:formula="of:=STDEV([C7.P5:.P34])" office:value-type="float" office:value="304.5268993797" calcext:value-type="float">
            <text:p>304,526899379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R5:.R34])" office:value-type="float" office:value="96.3943704639011" calcext:value-type="float">
            <text:p>96,3943704639</text:p>
          </table:table-cell>
          <table:table-cell table:style-name="ce11" table:formula="of:=STDEV([C7.S5:.S34])" office:value-type="float" office:value="18.7261265640269" calcext:value-type="float">
            <text:p>18,726126564</text:p>
          </table:table-cell>
          <table:table-cell table:style-name="ce16" table:formula="of:=STDEV([C7.T5:.T34])" office:value-type="float" office:value="649.370933890033" calcext:value-type="float">
            <text:p>649,37093389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V5:.V34])" office:value-type="float" office:value="145.787674102111" calcext:value-type="float">
            <text:p>145,7876741021</text:p>
          </table:table-cell>
          <table:table-cell table:style-name="ce11" table:formula="of:=STDEV([C7.W5:.W34])" office:value-type="float" office:value="15.7882540363791" calcext:value-type="float">
            <text:p>15,7882540364</text:p>
          </table:table-cell>
          <table:table-cell table:style-name="ce16" table:formula="of:=STDEV([C7.X5:.X34])" office:value-type="float" office:value="631.006478446589" calcext:value-type="float">
            <text:p>631,006478446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7.Z5:.Z34])" office:value-type="float" office:value="114.452430259653" calcext:value-type="float">
            <text:p>114,4524302597</text:p>
          </table:table-cell>
          <table:table-cell table:style-name="ce11" table:formula="of:=STDEV([C7.AA5:.AA34])" office:value-type="float" office:value="14.7599956390362" calcext:value-type="float">
            <text:p>14,759995639</text:p>
          </table:table-cell>
          <table:table-cell table:style-name="ce16" table:formula="of:=STDEV([C7.AB5:.AB34])" office:value-type="float" office:value="512.231451564578" calcext:value-type="float">
            <text:p>512,2314515646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)" office:value-type="float" office:value="929.581478142857" calcext:value-type="float">
            <text:p>929,5814781429</text:p>
          </table:table-cell>
          <table:table-cell table:formula="of:=STDEV([.B5:.B34];[.F5:.F34];[.J5:.J34];[.N5:.N34];[.R5:.R34];[.V5:.V34];[.Z5:.Z34])" office:value-type="float" office:value="115.297620650763" calcext:value-type="float">
            <text:p>115,2976206508</text:p>
          </table:table-cell>
          <table:table-cell table:style-name="Default" table:formula="of:=COUNT([.B5:.B34];[.F5:.F34];[.J5:.J34];[.N5:.N34];[.R5:.R34];[.V5:.V34];[.Z5:.Z34])" office:value-type="float" office:value="210" calcext:value-type="float">
            <text:p>210</text:p>
          </table:table-cell>
          <table:table-cell table:style-name="Default" table:formula="of:=2*[.C40]/SQRT([.D40])" office:value-type="float" office:value="15.9125834170423" calcext:value-type="float">
            <text:p>15,91258341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)" office:value-type="float" office:value="7.37142857142857" calcext:value-type="float">
            <text:p>7,3714285714</text:p>
          </table:table-cell>
          <table:table-cell table:formula="of:=STDEV([.C5:.C34];[.G5:.G34];[.K5:.K34];[.O5:.O34];[.S5:.S34];[.W5:.W34];[.AA5:.AA34])" office:value-type="float" office:value="16.4853173140414" calcext:value-type="float">
            <text:p>16,485317314</text:p>
          </table:table-cell>
          <table:table-cell table:style-name="Default" table:formula="of:=COUNT([.C5:.C34];[.G5:.G34];[.K5:.K34];[.O5:.O34];[.S5:.S34];[.W5:.W34];[.AA5:.AA34])" office:value-type="float" office:value="210" calcext:value-type="float">
            <text:p>210</text:p>
          </table:table-cell>
          <table:table-cell table:style-name="Default" table:formula="of:=2*[.C41]/SQRT([.D41])" office:value-type="float" office:value="2.27518994265004" calcext:value-type="float">
            <text:p>2,2751899427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)" office:value-type="float" office:value="440.528042242857" calcext:value-type="float">
            <text:p>440,5280422429</text:p>
          </table:table-cell>
          <table:table-cell table:formula="of:=STDEV([.D5:.D34];[.H5:.H34];[.L5:.L34];[.P5:.P34];[.T5:.T34];[.X5:.X34];[.AB5:.AB34])" office:value-type="float" office:value="570.809526550074" calcext:value-type="float">
            <text:p>570,8095265501</text:p>
          </table:table-cell>
          <table:table-cell table:style-name="Default" table:formula="of:=COUNT([.D5:.D34];[.H5:.H34];[.L5:.L34];[.P5:.P34];[.T5:.T34];[.X5:.X34];[.AB5:.AB34])" office:value-type="float" office:value="210" calcext:value-type="float">
            <text:p>210</text:p>
          </table:table-cell>
          <table:table-cell table:style-name="Default" table:formula="of:=2*[.C42]/SQRT([.D42])" office:value-type="float" office:value="78.7791990433442" calcext:value-type="float">
            <text:p>78,7791990433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8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ce23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42341" calcext:value-type="float">
            <text:p>142341</text:p>
          </table:table-cell>
          <table:table-cell office:value-type="float" office:value="950.502991" calcext:value-type="float">
            <text:p>950,502991</text:p>
          </table:table-cell>
          <table:table-cell office:value-type="float" office:value="105" calcext:value-type="float">
            <text:p>105</text:p>
          </table:table-cell>
          <table:table-cell office:value-type="float" office:value="2291.164062" calcext:value-type="float">
            <text:p>2291,164062</text:p>
          </table:table-cell>
          <table:table-cell office:value-type="float" office:value="142341" calcext:value-type="float">
            <text:p>142341</text:p>
          </table:table-cell>
          <table:table-cell office:value-type="float" office:value="984.072021" calcext:value-type="float">
            <text:p>984,072021</text:p>
          </table:table-cell>
          <table:table-cell office:value-type="float" office:value="73" calcext:value-type="float">
            <text:p>73</text:p>
          </table:table-cell>
          <table:table-cell office:value-type="float" office:value="1887.654907" calcext:value-type="float">
            <text:p>1887,654907</text:p>
          </table:table-cell>
          <table:table-cell office:value-type="float" office:value="142341" calcext:value-type="float">
            <text:p>142341</text:p>
          </table:table-cell>
          <table:table-cell office:value-type="float" office:value="965.719971" calcext:value-type="float">
            <text:p>965,719971</text:p>
          </table:table-cell>
          <table:table-cell office:value-type="float" office:value="99" calcext:value-type="float">
            <text:p>99</text:p>
          </table:table-cell>
          <table:table-cell office:value-type="float" office:value="2647.584961" calcext:value-type="float">
            <text:p>2647,584961</text:p>
          </table:table-cell>
          <table:table-cell office:value-type="float" office:value="142341" calcext:value-type="float">
            <text:p>142341</text:p>
          </table:table-cell>
          <table:table-cell office:value-type="float" office:value="1223.245972" calcext:value-type="float">
            <text:p>1223,245972</text:p>
          </table:table-cell>
          <table:table-cell office:value-type="float" office:value="2" calcext:value-type="float">
            <text:p>2</text:p>
          </table:table-cell>
          <table:table-cell office:value-type="float" office:value="18.521" calcext:value-type="float">
            <text:p>18,521</text:p>
          </table:table-cell>
          <table:table-cell office:value-type="float" office:value="142341" calcext:value-type="float">
            <text:p>142341</text:p>
          </table:table-cell>
          <table:table-cell office:value-type="float" office:value="1121.495972" calcext:value-type="float">
            <text:p>1121,495972</text:p>
          </table:table-cell>
          <table:table-cell office:value-type="float" office:value="113" calcext:value-type="float">
            <text:p>113</text:p>
          </table:table-cell>
          <table:table-cell office:value-type="float" office:value="2724.151367" calcext:value-type="float">
            <text:p>2724,151367</text:p>
          </table:table-cell>
          <table:table-cell office:value-type="float" office:value="142341" calcext:value-type="float">
            <text:p>142341</text:p>
          </table:table-cell>
          <table:table-cell office:value-type="float" office:value="1042.529907" calcext:value-type="float">
            <text:p>1042,529907</text:p>
          </table:table-cell>
          <table:table-cell office:value-type="float" office:value="130" calcext:value-type="float">
            <text:p>130</text:p>
          </table:table-cell>
          <table:table-cell office:value-type="float" office:value="2867.15332" calcext:value-type="float">
            <text:p>2867,15332</text:p>
          </table:table-cell>
          <table:table-cell office:value-type="float" office:value="142341" calcext:value-type="float">
            <text:p>142341</text:p>
          </table:table-cell>
          <table:table-cell office:value-type="float" office:value="867.618042" calcext:value-type="float">
            <text:p>867,618042</text:p>
          </table:table-cell>
          <table:table-cell office:value-type="float" office:value="100" calcext:value-type="float">
            <text:p>100</text:p>
          </table:table-cell>
          <table:table-cell office:value-type="float" office:value="2721.833496" calcext:value-type="float">
            <text:p>2721,833496</text:p>
          </table:table-cell>
          <table:table-cell office:value-type="float" office:value="142341" calcext:value-type="float">
            <text:p>142341</text:p>
          </table:table-cell>
          <table:table-cell office:value-type="float" office:value="1066.149048" calcext:value-type="float">
            <text:p>1066,149048</text:p>
          </table:table-cell>
          <table:table-cell office:value-type="float" office:value="78" calcext:value-type="float">
            <text:p>78</text:p>
          </table:table-cell>
          <table:table-cell office:value-type="float" office:value="1955.467896" calcext:value-type="float">
            <text:p>1955,467896</text:p>
          </table:table-cell>
        </table:table-row>
        <table:table-row table:style-name="ro1">
          <table:table-cell office:value-type="float" office:value="142542" calcext:value-type="float">
            <text:p>142542</text:p>
          </table:table-cell>
          <table:table-cell office:value-type="float" office:value="807.98999" calcext:value-type="float">
            <text:p>807,98999</text:p>
          </table:table-cell>
          <table:table-cell office:value-type="float" office:value="3" calcext:value-type="float">
            <text:p>3</text:p>
          </table:table-cell>
          <table:table-cell office:value-type="float" office:value="845.565979" calcext:value-type="float">
            <text:p>845,565979</text:p>
          </table:table-cell>
          <table:table-cell office:value-type="float" office:value="142542" calcext:value-type="float">
            <text:p>142542</text:p>
          </table:table-cell>
          <table:table-cell office:value-type="float" office:value="935.133972" calcext:value-type="float">
            <text:p>935,133972</text:p>
          </table:table-cell>
          <table:table-cell office:value-type="float" office:value="6" calcext:value-type="float">
            <text:p>6</text:p>
          </table:table-cell>
          <table:table-cell office:value-type="float" office:value="1592.932983" calcext:value-type="float">
            <text:p>1592,932983</text:p>
          </table:table-cell>
          <table:table-cell office:value-type="float" office:value="142542" calcext:value-type="float">
            <text:p>142542</text:p>
          </table:table-cell>
          <table:table-cell office:value-type="float" office:value="1044.583984" calcext:value-type="float">
            <text:p>1044,583984</text:p>
          </table:table-cell>
          <table:table-cell office:value-type="float" office:value="4" calcext:value-type="float">
            <text:p>4</text:p>
          </table:table-cell>
          <table:table-cell office:value-type="float" office:value="1492.325073" calcext:value-type="float">
            <text:p>1492,325073</text:p>
          </table:table-cell>
          <table:table-cell office:value-type="float" office:value="142542" calcext:value-type="float">
            <text:p>142542</text:p>
          </table:table-cell>
          <table:table-cell office:value-type="float" office:value="1075.904053" calcext:value-type="float">
            <text:p>1075,904053</text:p>
          </table:table-cell>
          <table:table-cell office:value-type="float" office:value="14" calcext:value-type="float">
            <text:p>14</text:p>
          </table:table-cell>
          <table:table-cell office:value-type="float" office:value="9315.458984" calcext:value-type="float">
            <text:p>9315,458984</text:p>
          </table:table-cell>
          <table:table-cell office:value-type="float" office:value="142542" calcext:value-type="float">
            <text:p>142542</text:p>
          </table:table-cell>
          <table:table-cell office:value-type="float" office:value="846.169983" calcext:value-type="float">
            <text:p>846,169983</text:p>
          </table:table-cell>
          <table:table-cell office:value-type="float" office:value="4" calcext:value-type="float">
            <text:p>4</text:p>
          </table:table-cell>
          <table:table-cell office:value-type="float" office:value="1099.194946" calcext:value-type="float">
            <text:p>1099,194946</text:p>
          </table:table-cell>
          <table:table-cell office:value-type="float" office:value="142542" calcext:value-type="float">
            <text:p>142542</text:p>
          </table:table-cell>
          <table:table-cell office:value-type="float" office:value="939.533997" calcext:value-type="float">
            <text:p>939,533997</text:p>
          </table:table-cell>
          <table:table-cell office:value-type="float" office:value="3" calcext:value-type="float">
            <text:p>3</text:p>
          </table:table-cell>
          <table:table-cell office:value-type="float" office:value="1479.123901" calcext:value-type="float">
            <text:p>1479,123901</text:p>
          </table:table-cell>
          <table:table-cell office:value-type="float" office:value="142542" calcext:value-type="float">
            <text:p>142542</text:p>
          </table:table-cell>
          <table:table-cell office:value-type="float" office:value="809.495972" calcext:value-type="float">
            <text:p>809,495972</text:p>
          </table:table-cell>
          <table:table-cell office:value-type="float" office:value="2" calcext:value-type="float">
            <text:p>2</text:p>
          </table:table-cell>
          <table:table-cell office:value-type="float" office:value="1263.254028" calcext:value-type="float">
            <text:p>1263,254028</text:p>
          </table:table-cell>
          <table:table-cell office:value-type="float" office:value="142542" calcext:value-type="float">
            <text:p>142542</text:p>
          </table:table-cell>
          <table:table-cell office:value-type="float" office:value="852.906006" calcext:value-type="float">
            <text:p>852,906006</text:p>
          </table:table-cell>
          <table:table-cell office:value-type="float" office:value="3" calcext:value-type="float">
            <text:p>3</text:p>
          </table:table-cell>
          <table:table-cell office:value-type="float" office:value="1201.250122" calcext:value-type="float">
            <text:p>1201,250122</text:p>
          </table:table-cell>
        </table:table-row>
        <table:table-row table:style-name="ro1">
          <table:table-cell office:value-type="float" office:value="142724" calcext:value-type="float">
            <text:p>142724</text:p>
          </table:table-cell>
          <table:table-cell office:value-type="float" office:value="1073.488892" calcext:value-type="float">
            <text:p>1073,488892</text:p>
          </table:table-cell>
          <table:table-cell office:value-type="float" office:value="4" calcext:value-type="float">
            <text:p>4</text:p>
          </table:table-cell>
          <table:table-cell office:value-type="float" office:value="481.264008" calcext:value-type="float">
            <text:p>481,264008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77.509033" calcext:value-type="float">
            <text:p>1077,509033</text:p>
          </table:table-cell>
          <table:table-cell office:value-type="float" office:value="32" calcext:value-type="float">
            <text:p>32</text:p>
          </table:table-cell>
          <table:table-cell office:value-type="float" office:value="10508.166016" calcext:value-type="float">
            <text:p>10508,166016</text:p>
          </table:table-cell>
          <table:table-cell office:value-type="float" office:value="142724" calcext:value-type="float">
            <text:p>142724</text:p>
          </table:table-cell>
          <table:table-cell office:value-type="float" office:value="902.065979" calcext:value-type="float">
            <text:p>902,065979</text:p>
          </table:table-cell>
          <table:table-cell office:value-type="float" office:value="19" calcext:value-type="float">
            <text:p>19</text:p>
          </table:table-cell>
          <table:table-cell office:value-type="float" office:value="960.807068" calcext:value-type="float">
            <text:p>960,807068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64.699097" calcext:value-type="float">
            <text:p>1064,699097</text:p>
          </table:table-cell>
          <table:table-cell office:value-type="float" office:value="11" calcext:value-type="float">
            <text:p>11</text:p>
          </table:table-cell>
          <table:table-cell office:value-type="float" office:value="1684.189087" calcext:value-type="float">
            <text:p>1684,189087</text:p>
          </table:table-cell>
          <table:table-cell office:value-type="float" office:value="142724" calcext:value-type="float">
            <text:p>142724</text:p>
          </table:table-cell>
          <table:table-cell office:value-type="float" office:value="896.635986" calcext:value-type="float">
            <text:p>896,635986</text:p>
          </table:table-cell>
          <table:table-cell office:value-type="float" office:value="6" calcext:value-type="float">
            <text:p>6</text:p>
          </table:table-cell>
          <table:table-cell office:value-type="float" office:value="471.639984" calcext:value-type="float">
            <text:p>471,639984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42.708984" calcext:value-type="float">
            <text:p>1042,708984</text:p>
          </table:table-cell>
          <table:table-cell office:value-type="float" office:value="5" calcext:value-type="float">
            <text:p>5</text:p>
          </table:table-cell>
          <table:table-cell office:value-type="float" office:value="556.353027" calcext:value-type="float">
            <text:p>556,353027</text:p>
          </table:table-cell>
          <table:table-cell office:value-type="float" office:value="142724" calcext:value-type="float">
            <text:p>142724</text:p>
          </table:table-cell>
          <table:table-cell office:value-type="float" office:value="1289.266968" calcext:value-type="float">
            <text:p>1289,266968</text:p>
          </table:table-cell>
          <table:table-cell office:value-type="float" office:value="2" calcext:value-type="float">
            <text:p>2</text:p>
          </table:table-cell>
          <table:table-cell office:value-type="float" office:value="115.774002" calcext:value-type="float">
            <text:p>115,774002</text:p>
          </table:table-cell>
          <table:table-cell office:value-type="float" office:value="142724" calcext:value-type="float">
            <text:p>142724</text:p>
          </table:table-cell>
          <table:table-cell office:value-type="float" office:value="1083.619019" calcext:value-type="float">
            <text:p>1083,619019</text:p>
          </table:table-cell>
          <table:table-cell office:value-type="float" office:value="4" calcext:value-type="float">
            <text:p>4</text:p>
          </table:table-cell>
          <table:table-cell office:value-type="float" office:value="172.326019" calcext:value-type="float">
            <text:p>172,326019</text:p>
          </table:table-cell>
        </table:table-row>
        <table:table-row table:style-name="ro1">
          <table:table-cell office:value-type="float" office:value="142915" calcext:value-type="float">
            <text:p>142915</text:p>
          </table:table-cell>
          <table:table-cell office:value-type="float" office:value="861.474976" calcext:value-type="float">
            <text:p>861,474976</text:p>
          </table:table-cell>
          <table:table-cell office:value-type="float" office:value="169" calcext:value-type="float">
            <text:p>169</text:p>
          </table:table-cell>
          <table:table-cell office:value-type="float" office:value="3776.479736" calcext:value-type="float">
            <text:p>3776,479736</text:p>
          </table:table-cell>
          <table:table-cell office:value-type="float" office:value="142915" calcext:value-type="float">
            <text:p>142915</text:p>
          </table:table-cell>
          <table:table-cell office:value-type="float" office:value="1437.337036" calcext:value-type="float">
            <text:p>1437,337036</text:p>
          </table:table-cell>
          <table:table-cell office:value-type="float" office:value="123" calcext:value-type="float">
            <text:p>123</text:p>
          </table:table-cell>
          <table:table-cell office:value-type="float" office:value="3552.015381" calcext:value-type="float">
            <text:p>3552,015381</text:p>
          </table:table-cell>
          <table:table-cell office:value-type="float" office:value="142915" calcext:value-type="float">
            <text:p>142915</text:p>
          </table:table-cell>
          <table:table-cell office:value-type="float" office:value="1033.28894" calcext:value-type="float">
            <text:p>1033,28894</text:p>
          </table:table-cell>
          <table:table-cell office:value-type="float" office:value="175" calcext:value-type="float">
            <text:p>175</text:p>
          </table:table-cell>
          <table:table-cell office:value-type="float" office:value="3835.894531" calcext:value-type="float">
            <text:p>3835,894531</text:p>
          </table:table-cell>
          <table:table-cell office:value-type="float" office:value="142915" calcext:value-type="float">
            <text:p>142915</text:p>
          </table:table-cell>
          <table:table-cell office:value-type="float" office:value="1104.536011" calcext:value-type="float">
            <text:p>1104,536011</text:p>
          </table:table-cell>
          <table:table-cell office:value-type="float" office:value="128" calcext:value-type="float">
            <text:p>128</text:p>
          </table:table-cell>
          <table:table-cell office:value-type="float" office:value="2768.19873" calcext:value-type="float">
            <text:p>2768,19873</text:p>
          </table:table-cell>
          <table:table-cell office:value-type="float" office:value="142915" calcext:value-type="float">
            <text:p>142915</text:p>
          </table:table-cell>
          <table:table-cell office:value-type="float" office:value="952.953979" calcext:value-type="float">
            <text:p>952,953979</text:p>
          </table:table-cell>
          <table:table-cell office:value-type="float" office:value="14" calcext:value-type="float">
            <text:p>14</text:p>
          </table:table-cell>
          <table:table-cell office:value-type="float" office:value="557.687012" calcext:value-type="float">
            <text:p>557,687012</text:p>
          </table:table-cell>
          <table:table-cell office:value-type="float" office:value="142915" calcext:value-type="float">
            <text:p>142915</text:p>
          </table:table-cell>
          <table:table-cell office:value-type="float" office:value="1147.492065" calcext:value-type="float">
            <text:p>1147,492065</text:p>
          </table:table-cell>
          <table:table-cell office:value-type="float" office:value="94" calcext:value-type="float">
            <text:p>94</text:p>
          </table:table-cell>
          <table:table-cell office:value-type="float" office:value="1839.558716" calcext:value-type="float">
            <text:p>1839,558716</text:p>
          </table:table-cell>
          <table:table-cell office:value-type="float" office:value="142915" calcext:value-type="float">
            <text:p>142915</text:p>
          </table:table-cell>
          <table:table-cell office:value-type="float" office:value="1050.281982" calcext:value-type="float">
            <text:p>1050,281982</text:p>
          </table:table-cell>
          <table:table-cell office:value-type="float" office:value="46" calcext:value-type="float">
            <text:p>46</text:p>
          </table:table-cell>
          <table:table-cell office:value-type="float" office:value="1247.364868" calcext:value-type="float">
            <text:p>1247,364868</text:p>
          </table:table-cell>
          <table:table-cell office:value-type="float" office:value="142915" calcext:value-type="float">
            <text:p>142915</text:p>
          </table:table-cell>
          <table:table-cell office:value-type="float" office:value="1242.851929" calcext:value-type="float">
            <text:p>1242,851929</text:p>
          </table:table-cell>
          <table:table-cell office:value-type="float" office:value="144" calcext:value-type="float">
            <text:p>144</text:p>
          </table:table-cell>
          <table:table-cell office:value-type="float" office:value="3243.301025" calcext:value-type="float">
            <text:p>3243,301025</text:p>
          </table:table-cell>
        </table:table-row>
        <table:table-row table:style-name="ro1">
          <table:table-cell office:value-type="float" office:value="143120" calcext:value-type="float">
            <text:p>143120</text:p>
          </table:table-cell>
          <table:table-cell office:value-type="float" office:value="1045.788086" calcext:value-type="float">
            <text:p>1045,788086</text:p>
          </table:table-cell>
          <table:table-cell office:value-type="float" office:value="6" calcext:value-type="float">
            <text:p>6</text:p>
          </table:table-cell>
          <table:table-cell office:value-type="float" office:value="1131.331055" calcext:value-type="float">
            <text:p>1131,331055</text:p>
          </table:table-cell>
          <table:table-cell office:value-type="float" office:value="143120" calcext:value-type="float">
            <text:p>143120</text:p>
          </table:table-cell>
          <table:table-cell office:value-type="float" office:value="984.942017" calcext:value-type="float">
            <text:p>984,942017</text:p>
          </table:table-cell>
          <table:table-cell office:value-type="float" office:value="8" calcext:value-type="float">
            <text:p>8</text:p>
          </table:table-cell>
          <table:table-cell office:value-type="float" office:value="1416.039917" calcext:value-type="float">
            <text:p>1416,039917</text:p>
          </table:table-cell>
          <table:table-cell office:value-type="float" office:value="143120" calcext:value-type="float">
            <text:p>143120</text:p>
          </table:table-cell>
          <table:table-cell office:value-type="float" office:value="977.105957" calcext:value-type="float">
            <text:p>977,105957</text:p>
          </table:table-cell>
          <table:table-cell office:value-type="float" office:value="17" calcext:value-type="float">
            <text:p>17</text:p>
          </table:table-cell>
          <table:table-cell office:value-type="float" office:value="8720.269531" calcext:value-type="float">
            <text:p>8720,269531</text:p>
          </table:table-cell>
          <table:table-cell office:value-type="float" office:value="143120" calcext:value-type="float">
            <text:p>143120</text:p>
          </table:table-cell>
          <table:table-cell office:value-type="float" office:value="816.47998" calcext:value-type="float">
            <text:p>816,47998</text:p>
          </table:table-cell>
          <table:table-cell office:value-type="float" office:value="4" calcext:value-type="float">
            <text:p>4</text:p>
          </table:table-cell>
          <table:table-cell office:value-type="float" office:value="1268.342041" calcext:value-type="float">
            <text:p>1268,342041</text:p>
          </table:table-cell>
          <table:table-cell office:value-type="float" office:value="143120" calcext:value-type="float">
            <text:p>143120</text:p>
          </table:table-cell>
          <table:table-cell office:value-type="float" office:value="883.024963" calcext:value-type="float">
            <text:p>883,024963</text:p>
          </table:table-cell>
          <table:table-cell office:value-type="float" office:value="20" calcext:value-type="float">
            <text:p>20</text:p>
          </table:table-cell>
          <table:table-cell office:value-type="float" office:value="10550.080078" calcext:value-type="float">
            <text:p>10550,080078</text:p>
          </table:table-cell>
          <table:table-cell office:value-type="float" office:value="143120" calcext:value-type="float">
            <text:p>143120</text:p>
          </table:table-cell>
          <table:table-cell office:value-type="float" office:value="945.199036" calcext:value-type="float">
            <text:p>945,199036</text:p>
          </table:table-cell>
          <table:table-cell office:value-type="float" office:value="3" calcext:value-type="float">
            <text:p>3</text:p>
          </table:table-cell>
          <table:table-cell office:value-type="float" office:value="262.485992" calcext:value-type="float">
            <text:p>262,485992</text:p>
          </table:table-cell>
          <table:table-cell office:value-type="float" office:value="143120" calcext:value-type="float">
            <text:p>143120</text:p>
          </table:table-cell>
          <table:table-cell office:value-type="float" office:value="938.264038" calcext:value-type="float">
            <text:p>938,264038</text:p>
          </table:table-cell>
          <table:table-cell office:value-type="float" office:value="8" calcext:value-type="float">
            <text:p>8</text:p>
          </table:table-cell>
          <table:table-cell office:value-type="float" office:value="1167.039062" calcext:value-type="float">
            <text:p>1167,039062</text:p>
          </table:table-cell>
          <table:table-cell office:value-type="float" office:value="143120" calcext:value-type="float">
            <text:p>143120</text:p>
          </table:table-cell>
          <table:table-cell office:value-type="float" office:value="958.919006" calcext:value-type="float">
            <text:p>958,919006</text:p>
          </table:table-cell>
          <table:table-cell office:value-type="float" office:value="9" calcext:value-type="float">
            <text:p>9</text:p>
          </table:table-cell>
          <table:table-cell office:value-type="float" office:value="1215.571045" calcext:value-type="float">
            <text:p>1215,571045</text:p>
          </table:table-cell>
        </table:table-row>
        <table:table-row table:style-name="ro1">
          <table:table-cell office:value-type="float" office:value="143301" calcext:value-type="float">
            <text:p>143301</text:p>
          </table:table-cell>
          <table:table-cell office:value-type="float" office:value="982.945984" calcext:value-type="float">
            <text:p>982,945984</text:p>
          </table:table-cell>
          <table:table-cell office:value-type="float" office:value="5" calcext:value-type="float">
            <text:p>5</text:p>
          </table:table-cell>
          <table:table-cell office:value-type="float" office:value="368.449982" calcext:value-type="float">
            <text:p>368,449982</text:p>
          </table:table-cell>
          <table:table-cell office:value-type="float" office:value="143301" calcext:value-type="float">
            <text:p>143301</text:p>
          </table:table-cell>
          <table:table-cell office:value-type="float" office:value="953.55896" calcext:value-type="float">
            <text:p>953,55896</text:p>
          </table:table-cell>
          <table:table-cell office:value-type="float" office:value="6" calcext:value-type="float">
            <text:p>6</text:p>
          </table:table-cell>
          <table:table-cell office:value-type="float" office:value="980.651978" calcext:value-type="float">
            <text:p>980,651978</text:p>
          </table:table-cell>
          <table:table-cell office:value-type="float" office:value="143301" calcext:value-type="float">
            <text:p>143301</text:p>
          </table:table-cell>
          <table:table-cell office:value-type="float" office:value="929.894958" calcext:value-type="float">
            <text:p>929,894958</text:p>
          </table:table-cell>
          <table:table-cell office:value-type="float" office:value="2" calcext:value-type="float">
            <text:p>2</text:p>
          </table:table-cell>
          <table:table-cell office:value-type="float" office:value="453.390015" calcext:value-type="float">
            <text:p>453,390015</text:p>
          </table:table-cell>
          <table:table-cell office:value-type="float" office:value="143301" calcext:value-type="float">
            <text:p>143301</text:p>
          </table:table-cell>
          <table:table-cell office:value-type="float" office:value="946.763977" calcext:value-type="float">
            <text:p>946,763977</text:p>
          </table:table-cell>
          <table:table-cell office:value-type="float" office:value="5" calcext:value-type="float">
            <text:p>5</text:p>
          </table:table-cell>
          <table:table-cell office:value-type="float" office:value="996.708008" calcext:value-type="float">
            <text:p>996,708008</text:p>
          </table:table-cell>
          <table:table-cell office:value-type="float" office:value="143301" calcext:value-type="float">
            <text:p>143301</text:p>
          </table:table-cell>
          <table:table-cell office:value-type="float" office:value="1065.381958" calcext:value-type="float">
            <text:p>1065,381958</text:p>
          </table:table-cell>
          <table:table-cell office:value-type="float" office:value="3" calcext:value-type="float">
            <text:p>3</text:p>
          </table:table-cell>
          <table:table-cell office:value-type="float" office:value="465.046997" calcext:value-type="float">
            <text:p>465,046997</text:p>
          </table:table-cell>
          <table:table-cell office:value-type="float" office:value="143301" calcext:value-type="float">
            <text:p>143301</text:p>
          </table:table-cell>
          <table:table-cell office:value-type="float" office:value="1138.129028" calcext:value-type="float">
            <text:p>1138,129028</text:p>
          </table:table-cell>
          <table:table-cell office:value-type="float" office:value="10" calcext:value-type="float">
            <text:p>10</text:p>
          </table:table-cell>
          <table:table-cell office:value-type="float" office:value="1679.69397" calcext:value-type="float">
            <text:p>1679,69397</text:p>
          </table:table-cell>
          <table:table-cell office:value-type="float" office:value="143301" calcext:value-type="float">
            <text:p>143301</text:p>
          </table:table-cell>
          <table:table-cell office:value-type="float" office:value="848.023987" calcext:value-type="float">
            <text:p>848,023987</text:p>
          </table:table-cell>
          <table:table-cell office:value-type="float" office:value="5" calcext:value-type="float">
            <text:p>5</text:p>
          </table:table-cell>
          <table:table-cell office:value-type="float" office:value="1380.028076" calcext:value-type="float">
            <text:p>1380,028076</text:p>
          </table:table-cell>
          <table:table-cell office:value-type="float" office:value="143301" calcext:value-type="float">
            <text:p>143301</text:p>
          </table:table-cell>
          <table:table-cell office:value-type="float" office:value="1057.679077" calcext:value-type="float">
            <text:p>1057,679077</text:p>
          </table:table-cell>
          <table:table-cell office:value-type="float" office:value="8" calcext:value-type="float">
            <text:p>8</text:p>
          </table:table-cell>
          <table:table-cell office:value-type="float" office:value="1275.588013" calcext:value-type="float">
            <text:p>1275,588013</text:p>
          </table:table-cell>
        </table:table-row>
        <table:table-row table:style-name="ro1">
          <table:table-cell office:value-type="float" office:value="143443" calcext:value-type="float">
            <text:p>143443</text:p>
          </table:table-cell>
          <table:table-cell office:value-type="float" office:value="954.810974" calcext:value-type="float">
            <text:p>954,810974</text:p>
          </table:table-cell>
          <table:table-cell office:value-type="float" office:value="2" calcext:value-type="float">
            <text:p>2</text:p>
          </table:table-cell>
          <table:table-cell office:value-type="float" office:value="116.282005" calcext:value-type="float">
            <text:p>116,282005</text:p>
          </table:table-cell>
          <table:table-cell office:value-type="float" office:value="143443" calcext:value-type="float">
            <text:p>143443</text:p>
          </table:table-cell>
          <table:table-cell office:value-type="float" office:value="855.225037" calcext:value-type="float">
            <text:p>855,225037</text:p>
          </table:table-cell>
          <table:table-cell office:value-type="float" office:value="7" calcext:value-type="float">
            <text:p>7</text:p>
          </table:table-cell>
          <table:table-cell office:value-type="float" office:value="758.508972" calcext:value-type="float">
            <text:p>758,508972</text:p>
          </table:table-cell>
          <table:table-cell office:value-type="float" office:value="143443" calcext:value-type="float">
            <text:p>143443</text:p>
          </table:table-cell>
          <table:table-cell office:value-type="float" office:value="939.011963" calcext:value-type="float">
            <text:p>939,011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43" calcext:value-type="float">
            <text:p>143443</text:p>
          </table:table-cell>
          <table:table-cell office:value-type="float" office:value="856.510986" calcext:value-type="float">
            <text:p>856,510986</text:p>
          </table:table-cell>
          <table:table-cell office:value-type="float" office:value="5" calcext:value-type="float">
            <text:p>5</text:p>
          </table:table-cell>
          <table:table-cell office:value-type="float" office:value="343.179993" calcext:value-type="float">
            <text:p>343,179993</text:p>
          </table:table-cell>
          <table:table-cell office:value-type="float" office:value="143443" calcext:value-type="float">
            <text:p>143443</text:p>
          </table:table-cell>
          <table:table-cell office:value-type="float" office:value="920.404968" calcext:value-type="float">
            <text:p>920,404968</text:p>
          </table:table-cell>
          <table:table-cell office:value-type="float" office:value="3" calcext:value-type="float">
            <text:p>3</text:p>
          </table:table-cell>
          <table:table-cell office:value-type="float" office:value="332.117004" calcext:value-type="float">
            <text:p>332,117004</text:p>
          </table:table-cell>
          <table:table-cell office:value-type="float" office:value="143443" calcext:value-type="float">
            <text:p>143443</text:p>
          </table:table-cell>
          <table:table-cell office:value-type="float" office:value="1040.36499" calcext:value-type="float">
            <text:p>1040,36499</text:p>
          </table:table-cell>
          <table:table-cell office:value-type="float" office:value="3" calcext:value-type="float">
            <text:p>3</text:p>
          </table:table-cell>
          <table:table-cell office:value-type="float" office:value="209.278992" calcext:value-type="float">
            <text:p>209,278992</text:p>
          </table:table-cell>
          <table:table-cell office:value-type="float" office:value="143443" calcext:value-type="float">
            <text:p>143443</text:p>
          </table:table-cell>
          <table:table-cell office:value-type="float" office:value="1234.488037" calcext:value-type="float">
            <text:p>1234,488037</text:p>
          </table:table-cell>
          <table:table-cell office:value-type="float" office:value="4" calcext:value-type="float">
            <text:p>4</text:p>
          </table:table-cell>
          <table:table-cell office:value-type="float" office:value="277.575989" calcext:value-type="float">
            <text:p>277,575989</text:p>
          </table:table-cell>
          <table:table-cell office:value-type="float" office:value="143443" calcext:value-type="float">
            <text:p>143443</text:p>
          </table:table-cell>
          <table:table-cell office:value-type="float" office:value="965.695007" calcext:value-type="float">
            <text:p>965,695007</text:p>
          </table:table-cell>
          <table:table-cell office:value-type="float" office:value="4" calcext:value-type="float">
            <text:p>4</text:p>
          </table:table-cell>
          <table:table-cell office:value-type="float" office:value="230.860992" calcext:value-type="float">
            <text:p>230,860992</text:p>
          </table:table-cell>
        </table:table-row>
        <table:table-row table:style-name="ro1">
          <table:table-cell office:value-type="float" office:value="143624" calcext:value-type="float">
            <text:p>143624</text:p>
          </table:table-cell>
          <table:table-cell office:value-type="float" office:value="1067.867065" calcext:value-type="float">
            <text:p>1067,867065</text:p>
          </table:table-cell>
          <table:table-cell office:value-type="float" office:value="90" calcext:value-type="float">
            <text:p>90</text:p>
          </table:table-cell>
          <table:table-cell office:value-type="float" office:value="1808.773804" calcext:value-type="float">
            <text:p>1808,773804</text:p>
          </table:table-cell>
          <table:table-cell office:value-type="float" office:value="143624" calcext:value-type="float">
            <text:p>143624</text:p>
          </table:table-cell>
          <table:table-cell office:value-type="float" office:value="965.973022" calcext:value-type="float">
            <text:p>965,973022</text:p>
          </table:table-cell>
          <table:table-cell office:value-type="float" office:value="61" calcext:value-type="float">
            <text:p>61</text:p>
          </table:table-cell>
          <table:table-cell office:value-type="float" office:value="1388.245117" calcext:value-type="float">
            <text:p>1388,245117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86.69104" calcext:value-type="float">
            <text:p>1186,69104</text:p>
          </table:table-cell>
          <table:table-cell office:value-type="float" office:value="144" calcext:value-type="float">
            <text:p>144</text:p>
          </table:table-cell>
          <table:table-cell office:value-type="float" office:value="3099.641113" calcext:value-type="float">
            <text:p>3099,641113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87.390015" calcext:value-type="float">
            <text:p>1187,390015</text:p>
          </table:table-cell>
          <table:table-cell office:value-type="float" office:value="2" calcext:value-type="float">
            <text:p>2</text:p>
          </table:table-cell>
          <table:table-cell office:value-type="float" office:value="359.953003" calcext:value-type="float">
            <text:p>359,953003</text:p>
          </table:table-cell>
          <table:table-cell office:value-type="float" office:value="143624" calcext:value-type="float">
            <text:p>143624</text:p>
          </table:table-cell>
          <table:table-cell office:value-type="float" office:value="1029.953003" calcext:value-type="float">
            <text:p>1029,953003</text:p>
          </table:table-cell>
          <table:table-cell office:value-type="float" office:value="155" calcext:value-type="float">
            <text:p>155</text:p>
          </table:table-cell>
          <table:table-cell office:value-type="float" office:value="3448.45166" calcext:value-type="float">
            <text:p>3448,45166</text:p>
          </table:table-cell>
          <table:table-cell office:value-type="float" office:value="143624" calcext:value-type="float">
            <text:p>143624</text:p>
          </table:table-cell>
          <table:table-cell office:value-type="float" office:value="1165.824097" calcext:value-type="float">
            <text:p>1165,824097</text:p>
          </table:table-cell>
          <table:table-cell office:value-type="float" office:value="149" calcext:value-type="float">
            <text:p>149</text:p>
          </table:table-cell>
          <table:table-cell office:value-type="float" office:value="3457.77124" calcext:value-type="float">
            <text:p>3457,77124</text:p>
          </table:table-cell>
          <table:table-cell office:value-type="float" office:value="143624" calcext:value-type="float">
            <text:p>143624</text:p>
          </table:table-cell>
          <table:table-cell office:value-type="float" office:value="1303.861938" calcext:value-type="float">
            <text:p>1303,861938</text:p>
          </table:table-cell>
          <table:table-cell office:value-type="float" office:value="112" calcext:value-type="float">
            <text:p>112</text:p>
          </table:table-cell>
          <table:table-cell office:value-type="float" office:value="2776.445557" calcext:value-type="float">
            <text:p>2776,445557</text:p>
          </table:table-cell>
          <table:table-cell office:value-type="float" office:value="143624" calcext:value-type="float">
            <text:p>143624</text:p>
          </table:table-cell>
          <table:table-cell office:value-type="float" office:value="982.567017" calcext:value-type="float">
            <text:p>982,567017</text:p>
          </table:table-cell>
          <table:table-cell office:value-type="float" office:value="135" calcext:value-type="float">
            <text:p>135</text:p>
          </table:table-cell>
          <table:table-cell office:value-type="float" office:value="3253.613037" calcext:value-type="float">
            <text:p>3253,613037</text:p>
          </table:table-cell>
        </table:table-row>
        <table:table-row table:style-name="ro1">
          <table:table-cell office:value-type="float" office:value="143827" calcext:value-type="float">
            <text:p>143827</text:p>
          </table:table-cell>
          <table:table-cell office:value-type="float" office:value="877.429016" calcext:value-type="float">
            <text:p>877,429016</text:p>
          </table:table-cell>
          <table:table-cell office:value-type="float" office:value="7" calcext:value-type="float">
            <text:p>7</text:p>
          </table:table-cell>
          <table:table-cell office:value-type="float" office:value="2085.098145" calcext:value-type="float">
            <text:p>2085,098145</text:p>
          </table:table-cell>
          <table:table-cell office:value-type="float" office:value="143827" calcext:value-type="float">
            <text:p>143827</text:p>
          </table:table-cell>
          <table:table-cell office:value-type="float" office:value="843.641968" calcext:value-type="float">
            <text:p>843,641968</text:p>
          </table:table-cell>
          <table:table-cell office:value-type="float" office:value="25" calcext:value-type="float">
            <text:p>25</text:p>
          </table:table-cell>
          <table:table-cell office:value-type="float" office:value="7672.211426" calcext:value-type="float">
            <text:p>7672,211426</text:p>
          </table:table-cell>
          <table:table-cell office:value-type="float" office:value="143827" calcext:value-type="float">
            <text:p>143827</text:p>
          </table:table-cell>
          <table:table-cell office:value-type="float" office:value="861.661987" calcext:value-type="float">
            <text:p>861,661987</text:p>
          </table:table-cell>
          <table:table-cell office:value-type="float" office:value="8" calcext:value-type="float">
            <text:p>8</text:p>
          </table:table-cell>
          <table:table-cell office:value-type="float" office:value="2334.022949" calcext:value-type="float">
            <text:p>2334,022949</text:p>
          </table:table-cell>
          <table:table-cell office:value-type="float" office:value="143827" calcext:value-type="float">
            <text:p>143827</text:p>
          </table:table-cell>
          <table:table-cell office:value-type="float" office:value="849.940002" calcext:value-type="float">
            <text:p>849,940002</text:p>
          </table:table-cell>
          <table:table-cell office:value-type="float" office:value="6" calcext:value-type="float">
            <text:p>6</text:p>
          </table:table-cell>
          <table:table-cell office:value-type="float" office:value="2157.517822" calcext:value-type="float">
            <text:p>2157,517822</text:p>
          </table:table-cell>
          <table:table-cell office:value-type="float" office:value="143827" calcext:value-type="float">
            <text:p>143827</text:p>
          </table:table-cell>
          <table:table-cell office:value-type="float" office:value="1027.16394" calcext:value-type="float">
            <text:p>1027,16394</text:p>
          </table:table-cell>
          <table:table-cell office:value-type="float" office:value="11" calcext:value-type="float">
            <text:p>11</text:p>
          </table:table-cell>
          <table:table-cell office:value-type="float" office:value="2324.577637" calcext:value-type="float">
            <text:p>2324,577637</text:p>
          </table:table-cell>
          <table:table-cell office:value-type="float" office:value="143827" calcext:value-type="float">
            <text:p>143827</text:p>
          </table:table-cell>
          <table:table-cell office:value-type="float" office:value="976.55603" calcext:value-type="float">
            <text:p>976,55603</text:p>
          </table:table-cell>
          <table:table-cell office:value-type="float" office:value="7" calcext:value-type="float">
            <text:p>7</text:p>
          </table:table-cell>
          <table:table-cell office:value-type="float" office:value="1965.888184" calcext:value-type="float">
            <text:p>1965,888184</text:p>
          </table:table-cell>
          <table:table-cell office:value-type="float" office:value="143827" calcext:value-type="float">
            <text:p>143827</text:p>
          </table:table-cell>
          <table:table-cell office:value-type="float" office:value="1055.72998" calcext:value-type="float">
            <text:p>1055,72998</text:p>
          </table:table-cell>
          <table:table-cell office:value-type="float" office:value="13" calcext:value-type="float">
            <text:p>13</text:p>
          </table:table-cell>
          <table:table-cell office:value-type="float" office:value="3024.908203" calcext:value-type="float">
            <text:p>3024,908203</text:p>
          </table:table-cell>
          <table:table-cell office:value-type="float" office:value="143827" calcext:value-type="float">
            <text:p>143827</text:p>
          </table:table-cell>
          <table:table-cell office:value-type="float" office:value="823.434998" calcext:value-type="float">
            <text:p>823,434998</text:p>
          </table:table-cell>
          <table:table-cell office:value-type="float" office:value="6" calcext:value-type="float">
            <text:p>6</text:p>
          </table:table-cell>
          <table:table-cell office:value-type="float" office:value="1297.98999" calcext:value-type="float">
            <text:p>1297,98999</text:p>
          </table:table-cell>
        </table:table-row>
        <table:table-row table:style-name="ro1">
          <table:table-cell office:value-type="float" office:value="144022" calcext:value-type="float">
            <text:p>144022</text:p>
          </table:table-cell>
          <table:table-cell office:value-type="float" office:value="937.536987" calcext:value-type="float">
            <text:p>937,536987</text:p>
          </table:table-cell>
          <table:table-cell office:value-type="float" office:value="7" calcext:value-type="float">
            <text:p>7</text:p>
          </table:table-cell>
          <table:table-cell office:value-type="float" office:value="555.618042" calcext:value-type="float">
            <text:p>555,61804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15.922974" calcext:value-type="float">
            <text:p>915,922974</text:p>
          </table:table-cell>
          <table:table-cell office:value-type="float" office:value="14" calcext:value-type="float">
            <text:p>14</text:p>
          </table:table-cell>
          <table:table-cell office:value-type="float" office:value="1449.711182" calcext:value-type="float">
            <text:p>1449,71118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92.21405" calcext:value-type="float">
            <text:p>992,21405</text:p>
          </table:table-cell>
          <table:table-cell office:value-type="float" office:value="3" calcext:value-type="float">
            <text:p>3</text:p>
          </table:table-cell>
          <table:table-cell office:value-type="float" office:value="727.911987" calcext:value-type="float">
            <text:p>727,911987</text:p>
          </table:table-cell>
          <table:table-cell office:value-type="float" office:value="144022" calcext:value-type="float">
            <text:p>144022</text:p>
          </table:table-cell>
          <table:table-cell office:value-type="float" office:value="1084.083984" calcext:value-type="float">
            <text:p>1084,083984</text:p>
          </table:table-cell>
          <table:table-cell office:value-type="float" office:value="5" calcext:value-type="float">
            <text:p>5</text:p>
          </table:table-cell>
          <table:table-cell office:value-type="float" office:value="259.268982" calcext:value-type="float">
            <text:p>259,268982</text:p>
          </table:table-cell>
          <table:table-cell office:value-type="float" office:value="144022" calcext:value-type="float">
            <text:p>144022</text:p>
          </table:table-cell>
          <table:table-cell office:value-type="float" office:value="798.690002" calcext:value-type="float">
            <text:p>798,690002</text:p>
          </table:table-cell>
          <table:table-cell office:value-type="float" office:value="10" calcext:value-type="float">
            <text:p>10</text:p>
          </table:table-cell>
          <table:table-cell office:value-type="float" office:value="1182.720947" calcext:value-type="float">
            <text:p>1182,720947</text:p>
          </table:table-cell>
          <table:table-cell office:value-type="float" office:value="144022" calcext:value-type="float">
            <text:p>144022</text:p>
          </table:table-cell>
          <table:table-cell office:value-type="float" office:value="892.862" calcext:value-type="float">
            <text:p>892,862</text:p>
          </table:table-cell>
          <table:table-cell office:value-type="float" office:value="8" calcext:value-type="float">
            <text:p>8</text:p>
          </table:table-cell>
          <table:table-cell office:value-type="float" office:value="897.690002" calcext:value-type="float">
            <text:p>897,690002</text:p>
          </table:table-cell>
          <table:table-cell office:value-type="float" office:value="144022" calcext:value-type="float">
            <text:p>144022</text:p>
          </table:table-cell>
          <table:table-cell office:value-type="float" office:value="944.962952" calcext:value-type="float">
            <text:p>944,962952</text:p>
          </table:table-cell>
          <table:table-cell office:value-type="float" office:value="5" calcext:value-type="float">
            <text:p>5</text:p>
          </table:table-cell>
          <table:table-cell office:value-type="float" office:value="840.049072" calcext:value-type="float">
            <text:p>840,049072</text:p>
          </table:table-cell>
          <table:table-cell office:value-type="float" office:value="144022" calcext:value-type="float">
            <text:p>144022</text:p>
          </table:table-cell>
          <table:table-cell office:value-type="float" office:value="1279.840942" calcext:value-type="float">
            <text:p>1279,840942</text:p>
          </table:table-cell>
          <table:table-cell office:value-type="float" office:value="5" calcext:value-type="float">
            <text:p>5</text:p>
          </table:table-cell>
          <table:table-cell office:value-type="float" office:value="1185.341064" calcext:value-type="float">
            <text:p>1185,341064</text:p>
          </table:table-cell>
        </table:table-row>
        <table:table-row table:style-name="ro1">
          <table:table-cell office:value-type="float" office:value="154045" calcext:value-type="float">
            <text:p>154045</text:p>
          </table:table-cell>
          <table:table-cell office:value-type="float" office:value="932.282959" calcext:value-type="float">
            <text:p>932,282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045" calcext:value-type="float">
            <text:p>154045</text:p>
          </table:table-cell>
          <table:table-cell office:value-type="float" office:value="940.640991" calcext:value-type="float">
            <text:p>940,640991</text:p>
          </table:table-cell>
          <table:table-cell office:value-type="float" office:value="4" calcext:value-type="float">
            <text:p>4</text:p>
          </table:table-cell>
          <table:table-cell office:value-type="float" office:value="582.901978" calcext:value-type="float">
            <text:p>582,901978</text:p>
          </table:table-cell>
          <table:table-cell office:value-type="float" office:value="154045" calcext:value-type="float">
            <text:p>154045</text:p>
          </table:table-cell>
          <table:table-cell office:value-type="float" office:value="839.981995" calcext:value-type="float">
            <text:p>839,981995</text:p>
          </table:table-cell>
          <table:table-cell office:value-type="float" office:value="5" calcext:value-type="float">
            <text:p>5</text:p>
          </table:table-cell>
          <table:table-cell office:value-type="float" office:value="558.825012" calcext:value-type="float">
            <text:p>558,825012</text:p>
          </table:table-cell>
          <table:table-cell office:value-type="float" office:value="154045" calcext:value-type="float">
            <text:p>154045</text:p>
          </table:table-cell>
          <table:table-cell office:value-type="float" office:value="927.448975" calcext:value-type="float">
            <text:p>927,448975</text:p>
          </table:table-cell>
          <table:table-cell office:value-type="float" office:value="30" calcext:value-type="float">
            <text:p>30</text:p>
          </table:table-cell>
          <table:table-cell office:value-type="float" office:value="2842.943848" calcext:value-type="float">
            <text:p>2842,943848</text:p>
          </table:table-cell>
          <table:table-cell office:value-type="float" office:value="154045" calcext:value-type="float">
            <text:p>154045</text:p>
          </table:table-cell>
          <table:table-cell office:value-type="float" office:value="886.291992" calcext:value-type="float">
            <text:p>886,291992</text:p>
          </table:table-cell>
          <table:table-cell office:value-type="float" office:value="3" calcext:value-type="float">
            <text:p>3</text:p>
          </table:table-cell>
          <table:table-cell office:value-type="float" office:value="115.100006" calcext:value-type="float">
            <text:p>115,100006</text:p>
          </table:table-cell>
          <table:table-cell office:value-type="float" office:value="154045" calcext:value-type="float">
            <text:p>154045</text:p>
          </table:table-cell>
          <table:table-cell office:value-type="float" office:value="934.818054" calcext:value-type="float">
            <text:p>934,818054</text:p>
          </table:table-cell>
          <table:table-cell office:value-type="float" office:value="3" calcext:value-type="float">
            <text:p>3</text:p>
          </table:table-cell>
          <table:table-cell office:value-type="float" office:value="467.108032" calcext:value-type="float">
            <text:p>467,108032</text:p>
          </table:table-cell>
          <table:table-cell office:value-type="float" office:value="154045" calcext:value-type="float">
            <text:p>154045</text:p>
          </table:table-cell>
          <table:table-cell office:value-type="float" office:value="789.27301" calcext:value-type="float">
            <text:p>789,27301</text:p>
          </table:table-cell>
          <table:table-cell office:value-type="float" office:value="1" calcext:value-type="float">
            <text:p>1</text:p>
          </table:table-cell>
          <table:table-cell office:value-type="float" office:value="133.895996" calcext:value-type="float">
            <text:p>133,895996</text:p>
          </table:table-cell>
          <table:table-cell office:value-type="float" office:value="154045" calcext:value-type="float">
            <text:p>154045</text:p>
          </table:table-cell>
          <table:table-cell office:value-type="float" office:value="879.531982" calcext:value-type="float">
            <text:p>879,531982</text:p>
          </table:table-cell>
          <table:table-cell office:value-type="float" office:value="1" calcext:value-type="float">
            <text:p>1</text:p>
          </table:table-cell>
          <table:table-cell office:value-type="float" office:value="219.576004" calcext:value-type="float">
            <text:p>219,576004</text:p>
          </table:table-cell>
        </table:table-row>
        <table:table-row table:style-name="ro1">
          <table:table-cell office:value-type="float" office:value="154227" calcext:value-type="float">
            <text:p>154227</text:p>
          </table:table-cell>
          <table:table-cell office:value-type="float" office:value="892.510986" calcext:value-type="float">
            <text:p>892,510986</text:p>
          </table:table-cell>
          <table:table-cell office:value-type="float" office:value="8" calcext:value-type="float">
            <text:p>8</text:p>
          </table:table-cell>
          <table:table-cell office:value-type="float" office:value="573.593994" calcext:value-type="float">
            <text:p>573,593994</text:p>
          </table:table-cell>
          <table:table-cell office:value-type="float" office:value="154227" calcext:value-type="float">
            <text:p>154227</text:p>
          </table:table-cell>
          <table:table-cell office:value-type="float" office:value="895.34198" calcext:value-type="float">
            <text:p>895,34198</text:p>
          </table:table-cell>
          <table:table-cell office:value-type="float" office:value="3" calcext:value-type="float">
            <text:p>3</text:p>
          </table:table-cell>
          <table:table-cell office:value-type="float" office:value="374.760986" calcext:value-type="float">
            <text:p>374,760986</text:p>
          </table:table-cell>
          <table:table-cell office:value-type="float" office:value="154227" calcext:value-type="float">
            <text:p>154227</text:p>
          </table:table-cell>
          <table:table-cell office:value-type="float" office:value="968.087036" calcext:value-type="float">
            <text:p>968,087036</text:p>
          </table:table-cell>
          <table:table-cell office:value-type="float" office:value="17" calcext:value-type="float">
            <text:p>17</text:p>
          </table:table-cell>
          <table:table-cell office:value-type="float" office:value="5529.458008" calcext:value-type="float">
            <text:p>5529,458008</text:p>
          </table:table-cell>
          <table:table-cell office:value-type="float" office:value="154227" calcext:value-type="float">
            <text:p>154227</text:p>
          </table:table-cell>
          <table:table-cell office:value-type="float" office:value="820.044006" calcext:value-type="float">
            <text:p>820,044006</text:p>
          </table:table-cell>
          <table:table-cell office:value-type="float" office:value="23" calcext:value-type="float">
            <text:p>23</text:p>
          </table:table-cell>
          <table:table-cell office:value-type="float" office:value="6332.474121" calcext:value-type="float">
            <text:p>6332,474121</text:p>
          </table:table-cell>
          <table:table-cell office:value-type="float" office:value="154227" calcext:value-type="float">
            <text:p>154227</text:p>
          </table:table-cell>
          <table:table-cell office:value-type="float" office:value="752.496033" calcext:value-type="float">
            <text:p>752,496033</text:p>
          </table:table-cell>
          <table:table-cell office:value-type="float" office:value="8" calcext:value-type="float">
            <text:p>8</text:p>
          </table:table-cell>
          <table:table-cell office:value-type="float" office:value="547.89801" calcext:value-type="float">
            <text:p>547,89801</text:p>
          </table:table-cell>
          <table:table-cell office:value-type="float" office:value="154227" calcext:value-type="float">
            <text:p>154227</text:p>
          </table:table-cell>
          <table:table-cell office:value-type="float" office:value="887.325989" calcext:value-type="float">
            <text:p>887,325989</text:p>
          </table:table-cell>
          <table:table-cell office:value-type="float" office:value="1" calcext:value-type="float">
            <text:p>1</text:p>
          </table:table-cell>
          <table:table-cell office:value-type="float" office:value="104.241997" calcext:value-type="float">
            <text:p>104,241997</text:p>
          </table:table-cell>
          <table:table-cell office:value-type="float" office:value="154227" calcext:value-type="float">
            <text:p>154227</text:p>
          </table:table-cell>
          <table:table-cell office:value-type="float" office:value="886.084961" calcext:value-type="float">
            <text:p>886,084961</text:p>
          </table:table-cell>
          <table:table-cell office:value-type="float" office:value="3" calcext:value-type="float">
            <text:p>3</text:p>
          </table:table-cell>
          <table:table-cell office:value-type="float" office:value="195.684998" calcext:value-type="float">
            <text:p>195,684998</text:p>
          </table:table-cell>
          <table:table-cell office:value-type="float" office:value="154227" calcext:value-type="float">
            <text:p>154227</text:p>
          </table:table-cell>
          <table:table-cell office:value-type="float" office:value="867.059021" calcext:value-type="float">
            <text:p>867,059021</text:p>
          </table:table-cell>
          <table:table-cell office:value-type="float" office:value="4" calcext:value-type="float">
            <text:p>4</text:p>
          </table:table-cell>
          <table:table-cell office:value-type="float" office:value="1049.171997" calcext:value-type="float">
            <text:p>1049,171997</text:p>
          </table:table-cell>
        </table:table-row>
        <table:table-row table:style-name="ro1">
          <table:table-cell office:value-type="float" office:value="154407" calcext:value-type="float">
            <text:p>154407</text:p>
          </table:table-cell>
          <table:table-cell office:value-type="float" office:value="1072.451904" calcext:value-type="float">
            <text:p>1072,451904</text:p>
          </table:table-cell>
          <table:table-cell office:value-type="float" office:value="4" calcext:value-type="float">
            <text:p>4</text:p>
          </table:table-cell>
          <table:table-cell office:value-type="float" office:value="1339.75" calcext:value-type="float">
            <text:p>1339,75</text:p>
          </table:table-cell>
          <table:table-cell office:value-type="float" office:value="154407" calcext:value-type="float">
            <text:p>154407</text:p>
          </table:table-cell>
          <table:table-cell office:value-type="float" office:value="967.851013" calcext:value-type="float">
            <text:p>967,851013</text:p>
          </table:table-cell>
          <table:table-cell office:value-type="float" office:value="3" calcext:value-type="float">
            <text:p>3</text:p>
          </table:table-cell>
          <table:table-cell office:value-type="float" office:value="387.993988" calcext:value-type="float">
            <text:p>387,993988</text:p>
          </table:table-cell>
          <table:table-cell office:value-type="float" office:value="154407" calcext:value-type="float">
            <text:p>154407</text:p>
          </table:table-cell>
          <table:table-cell office:value-type="float" office:value="881.244019" calcext:value-type="float">
            <text:p>881,244019</text:p>
          </table:table-cell>
          <table:table-cell office:value-type="float" office:value="8" calcext:value-type="float">
            <text:p>8</text:p>
          </table:table-cell>
          <table:table-cell office:value-type="float" office:value="1771.354004" calcext:value-type="float">
            <text:p>1771,354004</text:p>
          </table:table-cell>
          <table:table-cell office:value-type="float" office:value="154407" calcext:value-type="float">
            <text:p>154407</text:p>
          </table:table-cell>
          <table:table-cell office:value-type="float" office:value="990.781006" calcext:value-type="float">
            <text:p>990,781006</text:p>
          </table:table-cell>
          <table:table-cell office:value-type="float" office:value="7" calcext:value-type="float">
            <text:p>7</text:p>
          </table:table-cell>
          <table:table-cell office:value-type="float" office:value="1281.465088" calcext:value-type="float">
            <text:p>1281,465088</text:p>
          </table:table-cell>
          <table:table-cell office:value-type="float" office:value="154407" calcext:value-type="float">
            <text:p>154407</text:p>
          </table:table-cell>
          <table:table-cell office:value-type="float" office:value="937.96698" calcext:value-type="float">
            <text:p>937,96698</text:p>
          </table:table-cell>
          <table:table-cell office:value-type="float" office:value="11" calcext:value-type="float">
            <text:p>11</text:p>
          </table:table-cell>
          <table:table-cell office:value-type="float" office:value="1891.121094" calcext:value-type="float">
            <text:p>1891,121094</text:p>
          </table:table-cell>
          <table:table-cell office:value-type="float" office:value="154407" calcext:value-type="float">
            <text:p>154407</text:p>
          </table:table-cell>
          <table:table-cell office:value-type="float" office:value="968.161987" calcext:value-type="float">
            <text:p>968,161987</text:p>
          </table:table-cell>
          <table:table-cell office:value-type="float" office:value="5" calcext:value-type="float">
            <text:p>5</text:p>
          </table:table-cell>
          <table:table-cell office:value-type="float" office:value="1051.195068" calcext:value-type="float">
            <text:p>1051,195068</text:p>
          </table:table-cell>
          <table:table-cell office:value-type="float" office:value="154407" calcext:value-type="float">
            <text:p>154407</text:p>
          </table:table-cell>
          <table:table-cell office:value-type="float" office:value="878.322998" calcext:value-type="float">
            <text:p>878,322998</text:p>
          </table:table-cell>
          <table:table-cell office:value-type="float" office:value="5" calcext:value-type="float">
            <text:p>5</text:p>
          </table:table-cell>
          <table:table-cell office:value-type="float" office:value="436.601013" calcext:value-type="float">
            <text:p>436,601013</text:p>
          </table:table-cell>
          <table:table-cell office:value-type="float" office:value="154407" calcext:value-type="float">
            <text:p>154407</text:p>
          </table:table-cell>
          <table:table-cell office:value-type="float" office:value="703.075012" calcext:value-type="float">
            <text:p>703,075012</text:p>
          </table:table-cell>
          <table:table-cell office:value-type="float" office:value="7" calcext:value-type="float">
            <text:p>7</text:p>
          </table:table-cell>
          <table:table-cell office:value-type="float" office:value="878.419922" calcext:value-type="float">
            <text:p>878,419922</text:p>
          </table:table-cell>
        </table:table-row>
        <table:table-row table:style-name="ro1">
          <table:table-cell office:value-type="float" office:value="154644" calcext:value-type="float">
            <text:p>154644</text:p>
          </table:table-cell>
          <table:table-cell office:value-type="float" office:value="991.122009" calcext:value-type="float">
            <text:p>991,122009</text:p>
          </table:table-cell>
          <table:table-cell office:value-type="float" office:value="7" calcext:value-type="float">
            <text:p>7</text:p>
          </table:table-cell>
          <table:table-cell office:value-type="float" office:value="543.623047" calcext:value-type="float">
            <text:p>543,623047</text:p>
          </table:table-cell>
          <table:table-cell office:value-type="float" office:value="154644" calcext:value-type="float">
            <text:p>154644</text:p>
          </table:table-cell>
          <table:table-cell office:value-type="float" office:value="1058.087036" calcext:value-type="float">
            <text:p>1058,087036</text:p>
          </table:table-cell>
          <table:table-cell office:value-type="float" office:value="7" calcext:value-type="float">
            <text:p>7</text:p>
          </table:table-cell>
          <table:table-cell office:value-type="float" office:value="1028.073975" calcext:value-type="float">
            <text:p>1028,073975</text:p>
          </table:table-cell>
          <table:table-cell office:value-type="float" office:value="154644" calcext:value-type="float">
            <text:p>154644</text:p>
          </table:table-cell>
          <table:table-cell office:value-type="float" office:value="891.031006" calcext:value-type="float">
            <text:p>891,031006</text:p>
          </table:table-cell>
          <table:table-cell office:value-type="float" office:value="6" calcext:value-type="float">
            <text:p>6</text:p>
          </table:table-cell>
          <table:table-cell office:value-type="float" office:value="640.681946" calcext:value-type="float">
            <text:p>640,681946</text:p>
          </table:table-cell>
          <table:table-cell office:value-type="float" office:value="154644" calcext:value-type="float">
            <text:p>154644</text:p>
          </table:table-cell>
          <table:table-cell office:value-type="float" office:value="894.779968" calcext:value-type="float">
            <text:p>894,779968</text:p>
          </table:table-cell>
          <table:table-cell office:value-type="float" office:value="5" calcext:value-type="float">
            <text:p>5</text:p>
          </table:table-cell>
          <table:table-cell office:value-type="float" office:value="379.984985" calcext:value-type="float">
            <text:p>379,984985</text:p>
          </table:table-cell>
          <table:table-cell office:value-type="float" office:value="154644" calcext:value-type="float">
            <text:p>154644</text:p>
          </table:table-cell>
          <table:table-cell office:value-type="float" office:value="1144.029053" calcext:value-type="float">
            <text:p>1144,029053</text:p>
          </table:table-cell>
          <table:table-cell office:value-type="float" office:value="7" calcext:value-type="float">
            <text:p>7</text:p>
          </table:table-cell>
          <table:table-cell office:value-type="float" office:value="525.755981" calcext:value-type="float">
            <text:p>525,755981</text:p>
          </table:table-cell>
          <table:table-cell office:value-type="float" office:value="154644" calcext:value-type="float">
            <text:p>154644</text:p>
          </table:table-cell>
          <table:table-cell office:value-type="float" office:value="1100.400024" calcext:value-type="float">
            <text:p>1100,400024</text:p>
          </table:table-cell>
          <table:table-cell office:value-type="float" office:value="4" calcext:value-type="float">
            <text:p>4</text:p>
          </table:table-cell>
          <table:table-cell office:value-type="float" office:value="885.442017" calcext:value-type="float">
            <text:p>885,442017</text:p>
          </table:table-cell>
          <table:table-cell office:value-type="float" office:value="154644" calcext:value-type="float">
            <text:p>154644</text:p>
          </table:table-cell>
          <table:table-cell office:value-type="float" office:value="949.192017" calcext:value-type="float">
            <text:p>949,192017</text:p>
          </table:table-cell>
          <table:table-cell office:value-type="float" office:value="5" calcext:value-type="float">
            <text:p>5</text:p>
          </table:table-cell>
          <table:table-cell office:value-type="float" office:value="805.591003" calcext:value-type="float">
            <text:p>805,591003</text:p>
          </table:table-cell>
          <table:table-cell office:value-type="float" office:value="154644" calcext:value-type="float">
            <text:p>154644</text:p>
          </table:table-cell>
          <table:table-cell office:value-type="float" office:value="1135.841919" calcext:value-type="float">
            <text:p>1135,841919</text:p>
          </table:table-cell>
          <table:table-cell office:value-type="float" office:value="6" calcext:value-type="float">
            <text:p>6</text:p>
          </table:table-cell>
          <table:table-cell office:value-type="float" office:value="489.471985" calcext:value-type="float">
            <text:p>489,471985</text:p>
          </table:table-cell>
        </table:table-row>
        <table:table-row table:style-name="ro1">
          <table:table-cell office:value-type="float" office:value="155200" calcext:value-type="float">
            <text:p>155200</text:p>
          </table:table-cell>
          <table:table-cell office:value-type="float" office:value="968.539001" calcext:value-type="float">
            <text:p>968,539001</text:p>
          </table:table-cell>
          <table:table-cell office:value-type="float" office:value="22" calcext:value-type="float">
            <text:p>22</text:p>
          </table:table-cell>
          <table:table-cell office:value-type="float" office:value="3409.948486" calcext:value-type="float">
            <text:p>3409,948486</text:p>
          </table:table-cell>
          <table:table-cell office:value-type="float" office:value="155200" calcext:value-type="float">
            <text:p>155200</text:p>
          </table:table-cell>
          <table:table-cell office:value-type="float" office:value="852.942993" calcext:value-type="float">
            <text:p>852,942993</text:p>
          </table:table-cell>
          <table:table-cell office:value-type="float" office:value="4" calcext:value-type="float">
            <text:p>4</text:p>
          </table:table-cell>
          <table:table-cell office:value-type="float" office:value="1123.723022" calcext:value-type="float">
            <text:p>1123,723022</text:p>
          </table:table-cell>
          <table:table-cell office:value-type="float" office:value="155200" calcext:value-type="float">
            <text:p>155200</text:p>
          </table:table-cell>
          <table:table-cell office:value-type="float" office:value="972.614014" calcext:value-type="float">
            <text:p>972,614014</text:p>
          </table:table-cell>
          <table:table-cell office:value-type="float" office:value="6" calcext:value-type="float">
            <text:p>6</text:p>
          </table:table-cell>
          <table:table-cell office:value-type="float" office:value="687.260925" calcext:value-type="float">
            <text:p>687,260925</text:p>
          </table:table-cell>
          <table:table-cell office:value-type="float" office:value="155200" calcext:value-type="float">
            <text:p>155200</text:p>
          </table:table-cell>
          <table:table-cell office:value-type="float" office:value="1001.356018" calcext:value-type="float">
            <text:p>1001,356018</text:p>
          </table:table-cell>
          <table:table-cell office:value-type="float" office:value="4" calcext:value-type="float">
            <text:p>4</text:p>
          </table:table-cell>
          <table:table-cell office:value-type="float" office:value="606.291016" calcext:value-type="float">
            <text:p>606,291016</text:p>
          </table:table-cell>
          <table:table-cell office:value-type="float" office:value="155200" calcext:value-type="float">
            <text:p>155200</text:p>
          </table:table-cell>
          <table:table-cell office:value-type="float" office:value="867.109009" calcext:value-type="float">
            <text:p>867,109009</text:p>
          </table:table-cell>
          <table:table-cell office:value-type="float" office:value="4" calcext:value-type="float">
            <text:p>4</text:p>
          </table:table-cell>
          <table:table-cell office:value-type="float" office:value="108.406998" calcext:value-type="float">
            <text:p>108,406998</text:p>
          </table:table-cell>
          <table:table-cell office:value-type="float" office:value="155200" calcext:value-type="float">
            <text:p>155200</text:p>
          </table:table-cell>
          <table:table-cell office:value-type="float" office:value="859.848022" calcext:value-type="float">
            <text:p>859,848022</text:p>
          </table:table-cell>
          <table:table-cell office:value-type="float" office:value="4" calcext:value-type="float">
            <text:p>4</text:p>
          </table:table-cell>
          <table:table-cell office:value-type="float" office:value="341.678986" calcext:value-type="float">
            <text:p>341,678986</text:p>
          </table:table-cell>
          <table:table-cell office:value-type="float" office:value="155200" calcext:value-type="float">
            <text:p>155200</text:p>
          </table:table-cell>
          <table:table-cell office:value-type="float" office:value="804.503967" calcext:value-type="float">
            <text:p>804,503967</text:p>
          </table:table-cell>
          <table:table-cell office:value-type="float" office:value="4" calcext:value-type="float">
            <text:p>4</text:p>
          </table:table-cell>
          <table:table-cell office:value-type="float" office:value="557.852051" calcext:value-type="float">
            <text:p>557,852051</text:p>
          </table:table-cell>
          <table:table-cell office:value-type="float" office:value="155200" calcext:value-type="float">
            <text:p>155200</text:p>
          </table:table-cell>
          <table:table-cell office:value-type="float" office:value="829.682983" calcext:value-type="float">
            <text:p>829,682983</text:p>
          </table:table-cell>
          <table:table-cell office:value-type="float" office:value="2" calcext:value-type="float">
            <text:p>2</text:p>
          </table:table-cell>
          <table:table-cell office:value-type="float" office:value="368.637024" calcext:value-type="float">
            <text:p>368,637024</text:p>
          </table:table-cell>
        </table:table-row>
        <table:table-row table:style-name="ro1">
          <table:table-cell office:value-type="float" office:value="155340" calcext:value-type="float">
            <text:p>155340</text:p>
          </table:table-cell>
          <table:table-cell office:value-type="float" office:value="810.459961" calcext:value-type="float">
            <text:p>810,459961</text:p>
          </table:table-cell>
          <table:table-cell office:value-type="float" office:value="4" calcext:value-type="float">
            <text:p>4</text:p>
          </table:table-cell>
          <table:table-cell office:value-type="float" office:value="1057.515991" calcext:value-type="float">
            <text:p>1057,515991</text:p>
          </table:table-cell>
          <table:table-cell office:value-type="float" office:value="155340" calcext:value-type="float">
            <text:p>155340</text:p>
          </table:table-cell>
          <table:table-cell office:value-type="float" office:value="951.61499" calcext:value-type="float">
            <text:p>951,61499</text:p>
          </table:table-cell>
          <table:table-cell office:value-type="float" office:value="4" calcext:value-type="float">
            <text:p>4</text:p>
          </table:table-cell>
          <table:table-cell office:value-type="float" office:value="806.414062" calcext:value-type="float">
            <text:p>806,414062</text:p>
          </table:table-cell>
          <table:table-cell office:value-type="float" office:value="155340" calcext:value-type="float">
            <text:p>155340</text:p>
          </table:table-cell>
          <table:table-cell office:value-type="float" office:value="829.929016" calcext:value-type="float">
            <text:p>829,929016</text:p>
          </table:table-cell>
          <table:table-cell office:value-type="float" office:value="4" calcext:value-type="float">
            <text:p>4</text:p>
          </table:table-cell>
          <table:table-cell office:value-type="float" office:value="1740.98999" calcext:value-type="float">
            <text:p>1740,98999</text:p>
          </table:table-cell>
          <table:table-cell office:value-type="float" office:value="155340" calcext:value-type="float">
            <text:p>155340</text:p>
          </table:table-cell>
          <table:table-cell office:value-type="float" office:value="833.013" calcext:value-type="float">
            <text:p>833,013</text:p>
          </table:table-cell>
          <table:table-cell office:value-type="float" office:value="5" calcext:value-type="float">
            <text:p>5</text:p>
          </table:table-cell>
          <table:table-cell office:value-type="float" office:value="1227.760986" calcext:value-type="float">
            <text:p>1227,760986</text:p>
          </table:table-cell>
          <table:table-cell office:value-type="float" office:value="155340" calcext:value-type="float">
            <text:p>155340</text:p>
          </table:table-cell>
          <table:table-cell office:value-type="float" office:value="861.886963" calcext:value-type="float">
            <text:p>861,886963</text:p>
          </table:table-cell>
          <table:table-cell office:value-type="float" office:value="5" calcext:value-type="float">
            <text:p>5</text:p>
          </table:table-cell>
          <table:table-cell office:value-type="float" office:value="456.693024" calcext:value-type="float">
            <text:p>456,693024</text:p>
          </table:table-cell>
          <table:table-cell office:value-type="float" office:value="155340" calcext:value-type="float">
            <text:p>155340</text:p>
          </table:table-cell>
          <table:table-cell office:value-type="float" office:value="848.307007" calcext:value-type="float">
            <text:p>848,307007</text:p>
          </table:table-cell>
          <table:table-cell office:value-type="float" office:value="14" calcext:value-type="float">
            <text:p>14</text:p>
          </table:table-cell>
          <table:table-cell office:value-type="float" office:value="3799.503174" calcext:value-type="float">
            <text:p>3799,503174</text:p>
          </table:table-cell>
          <table:table-cell office:value-type="float" office:value="155340" calcext:value-type="float">
            <text:p>155340</text:p>
          </table:table-cell>
          <table:table-cell office:value-type="float" office:value="890.254028" calcext:value-type="float">
            <text:p>890,254028</text:p>
          </table:table-cell>
          <table:table-cell office:value-type="float" office:value="6" calcext:value-type="float">
            <text:p>6</text:p>
          </table:table-cell>
          <table:table-cell office:value-type="float" office:value="1480.551025" calcext:value-type="float">
            <text:p>1480,551025</text:p>
          </table:table-cell>
          <table:table-cell office:value-type="float" office:value="155340" calcext:value-type="float">
            <text:p>155340</text:p>
          </table:table-cell>
          <table:table-cell office:value-type="float" office:value="864.426941" calcext:value-type="float">
            <text:p>864,426941</text:p>
          </table:table-cell>
          <table:table-cell office:value-type="float" office:value="5" calcext:value-type="float">
            <text:p>5</text:p>
          </table:table-cell>
          <table:table-cell office:value-type="float" office:value="808.213928" calcext:value-type="float">
            <text:p>808,213928</text:p>
          </table:table-cell>
        </table:table-row>
        <table:table-row table:style-name="ro1">
          <table:table-cell office:value-type="float" office:value="155520" calcext:value-type="float">
            <text:p>155520</text:p>
          </table:table-cell>
          <table:table-cell office:value-type="float" office:value="802.786987" calcext:value-type="float">
            <text:p>802,786987</text:p>
          </table:table-cell>
          <table:table-cell office:value-type="float" office:value="2" calcext:value-type="float">
            <text:p>2</text:p>
          </table:table-cell>
          <table:table-cell office:value-type="float" office:value="795.077026" calcext:value-type="float">
            <text:p>795,077026</text:p>
          </table:table-cell>
          <table:table-cell office:value-type="float" office:value="155520" calcext:value-type="float">
            <text:p>155520</text:p>
          </table:table-cell>
          <table:table-cell office:value-type="float" office:value="1096.084961" calcext:value-type="float">
            <text:p>1096,084961</text:p>
          </table:table-cell>
          <table:table-cell office:value-type="float" office:value="4" calcext:value-type="float">
            <text:p>4</text:p>
          </table:table-cell>
          <table:table-cell office:value-type="float" office:value="474.475006" calcext:value-type="float">
            <text:p>474,475006</text:p>
          </table:table-cell>
          <table:table-cell office:value-type="float" office:value="155520" calcext:value-type="float">
            <text:p>155520</text:p>
          </table:table-cell>
          <table:table-cell office:value-type="float" office:value="998.794006" calcext:value-type="float">
            <text:p>998,794006</text:p>
          </table:table-cell>
          <table:table-cell office:value-type="float" office:value="4" calcext:value-type="float">
            <text:p>4</text:p>
          </table:table-cell>
          <table:table-cell office:value-type="float" office:value="256.921997" calcext:value-type="float">
            <text:p>256,921997</text:p>
          </table:table-cell>
          <table:table-cell office:value-type="float" office:value="155520" calcext:value-type="float">
            <text:p>155520</text:p>
          </table:table-cell>
          <table:table-cell office:value-type="float" office:value="805.38501" calcext:value-type="float">
            <text:p>805,38501</text:p>
          </table:table-cell>
          <table:table-cell office:value-type="float" office:value="5" calcext:value-type="float">
            <text:p>5</text:p>
          </table:table-cell>
          <table:table-cell office:value-type="float" office:value="912.873047" calcext:value-type="float">
            <text:p>912,873047</text:p>
          </table:table-cell>
          <table:table-cell office:value-type="float" office:value="155520" calcext:value-type="float">
            <text:p>155520</text:p>
          </table:table-cell>
          <table:table-cell office:value-type="float" office:value="850.999023" calcext:value-type="float">
            <text:p>850,999023</text:p>
          </table:table-cell>
          <table:table-cell office:value-type="float" office:value="4" calcext:value-type="float">
            <text:p>4</text:p>
          </table:table-cell>
          <table:table-cell office:value-type="float" office:value="607.299011" calcext:value-type="float">
            <text:p>607,299011</text:p>
          </table:table-cell>
          <table:table-cell office:value-type="float" office:value="155520" calcext:value-type="float">
            <text:p>155520</text:p>
          </table:table-cell>
          <table:table-cell office:value-type="float" office:value="871.72699" calcext:value-type="float">
            <text:p>871,72699</text:p>
          </table:table-cell>
          <table:table-cell office:value-type="float" office:value="3" calcext:value-type="float">
            <text:p>3</text:p>
          </table:table-cell>
          <table:table-cell office:value-type="float" office:value="495.289001" calcext:value-type="float">
            <text:p>495,289001</text:p>
          </table:table-cell>
          <table:table-cell office:value-type="float" office:value="155520" calcext:value-type="float">
            <text:p>155520</text:p>
          </table:table-cell>
          <table:table-cell office:value-type="float" office:value="832.572998" calcext:value-type="float">
            <text:p>832,572998</text:p>
          </table:table-cell>
          <table:table-cell office:value-type="float" office:value="1" calcext:value-type="float">
            <text:p>1</text:p>
          </table:table-cell>
          <table:table-cell office:value-type="float" office:value="137.277008" calcext:value-type="float">
            <text:p>137,277008</text:p>
          </table:table-cell>
          <table:table-cell office:value-type="float" office:value="155520" calcext:value-type="float">
            <text:p>155520</text:p>
          </table:table-cell>
          <table:table-cell office:value-type="float" office:value="842.266052" calcext:value-type="float">
            <text:p>842,266052</text:p>
          </table:table-cell>
          <table:table-cell office:value-type="float" office:value="14" calcext:value-type="float">
            <text:p>14</text:p>
          </table:table-cell>
          <table:table-cell office:value-type="float" office:value="3033.289062" calcext:value-type="float">
            <text:p>3033,289062</text:p>
          </table:table-cell>
        </table:table-row>
        <table:table-row table:style-name="ro1">
          <table:table-cell office:value-type="float" office:value="160226" calcext:value-type="float">
            <text:p>160226</text:p>
          </table:table-cell>
          <table:table-cell office:value-type="float" office:value="980.567993" calcext:value-type="float">
            <text:p>980,567993</text:p>
          </table:table-cell>
          <table:table-cell office:value-type="float" office:value="1" calcext:value-type="float">
            <text:p>1</text:p>
          </table:table-cell>
          <table:table-cell office:value-type="float" office:value="33.282001" calcext:value-type="float">
            <text:p>33,282001</text:p>
          </table:table-cell>
          <table:table-cell office:value-type="float" office:value="160226" calcext:value-type="float">
            <text:p>160226</text:p>
          </table:table-cell>
          <table:table-cell office:value-type="float" office:value="1048.271973" calcext:value-type="float">
            <text:p>1048,271973</text:p>
          </table:table-cell>
          <table:table-cell office:value-type="float" office:value="3" calcext:value-type="float">
            <text:p>3</text:p>
          </table:table-cell>
          <table:table-cell office:value-type="float" office:value="590.151978" calcext:value-type="float">
            <text:p>590,151978</text:p>
          </table:table-cell>
          <table:table-cell office:value-type="float" office:value="160226" calcext:value-type="float">
            <text:p>160226</text:p>
          </table:table-cell>
          <table:table-cell office:value-type="float" office:value="899.911987" calcext:value-type="float">
            <text:p>899,911987</text:p>
          </table:table-cell>
          <table:table-cell office:value-type="float" office:value="1" calcext:value-type="float">
            <text:p>1</text:p>
          </table:table-cell>
          <table:table-cell office:value-type="float" office:value="45.145" calcext:value-type="float">
            <text:p>45,145</text:p>
          </table:table-cell>
          <table:table-cell office:value-type="float" office:value="160226" calcext:value-type="float">
            <text:p>160226</text:p>
          </table:table-cell>
          <table:table-cell office:value-type="float" office:value="1082.852051" calcext:value-type="float">
            <text:p>1082,852051</text:p>
          </table:table-cell>
          <table:table-cell office:value-type="float" office:value="3" calcext:value-type="float">
            <text:p>3</text:p>
          </table:table-cell>
          <table:table-cell office:value-type="float" office:value="630.185974" calcext:value-type="float">
            <text:p>630,185974</text:p>
          </table:table-cell>
          <table:table-cell office:value-type="float" office:value="160226" calcext:value-type="float">
            <text:p>160226</text:p>
          </table:table-cell>
          <table:table-cell office:value-type="float" office:value="1176.344971" calcext:value-type="float">
            <text:p>1176,344971</text:p>
          </table:table-cell>
          <table:table-cell office:value-type="float" office:value="5" calcext:value-type="float">
            <text:p>5</text:p>
          </table:table-cell>
          <table:table-cell office:value-type="float" office:value="608.106018" calcext:value-type="float">
            <text:p>608,106018</text:p>
          </table:table-cell>
          <table:table-cell office:value-type="float" office:value="160226" calcext:value-type="float">
            <text:p>160226</text:p>
          </table:table-cell>
          <table:table-cell office:value-type="float" office:value="865.919983" calcext:value-type="float">
            <text:p>865,919983</text:p>
          </table:table-cell>
          <table:table-cell office:value-type="float" office:value="5" calcext:value-type="float">
            <text:p>5</text:p>
          </table:table-cell>
          <table:table-cell office:value-type="float" office:value="203.563004" calcext:value-type="float">
            <text:p>203,563004</text:p>
          </table:table-cell>
          <table:table-cell office:value-type="float" office:value="160226" calcext:value-type="float">
            <text:p>160226</text:p>
          </table:table-cell>
          <table:table-cell office:value-type="float" office:value="1050.956909" calcext:value-type="float">
            <text:p>1050,956909</text:p>
          </table:table-cell>
          <table:table-cell office:value-type="float" office:value="3" calcext:value-type="float">
            <text:p>3</text:p>
          </table:table-cell>
          <table:table-cell office:value-type="float" office:value="290.22699" calcext:value-type="float">
            <text:p>290,22699</text:p>
          </table:table-cell>
          <table:table-cell office:value-type="float" office:value="160226" calcext:value-type="float">
            <text:p>160226</text:p>
          </table:table-cell>
          <table:table-cell office:value-type="float" office:value="900.958984" calcext:value-type="float">
            <text:p>900,958984</text:p>
          </table:table-cell>
          <table:table-cell office:value-type="float" office:value="3" calcext:value-type="float">
            <text:p>3</text:p>
          </table:table-cell>
          <table:table-cell office:value-type="float" office:value="225.981995" calcext:value-type="float">
            <text:p>225,981995</text:p>
          </table:table-cell>
        </table:table-row>
        <table:table-row table:style-name="ro1">
          <table:table-cell office:value-type="float" office:value="160407" calcext:value-type="float">
            <text:p>160407</text:p>
          </table:table-cell>
          <table:table-cell office:value-type="float" office:value="863.91095" calcext:value-type="float">
            <text:p>863,91095</text:p>
          </table:table-cell>
          <table:table-cell office:value-type="float" office:value="4" calcext:value-type="float">
            <text:p>4</text:p>
          </table:table-cell>
          <table:table-cell office:value-type="float" office:value="1093.150024" calcext:value-type="float">
            <text:p>1093,150024</text:p>
          </table:table-cell>
          <table:table-cell office:value-type="float" office:value="160407" calcext:value-type="float">
            <text:p>160407</text:p>
          </table:table-cell>
          <table:table-cell office:value-type="float" office:value="901.314026" calcext:value-type="float">
            <text:p>901,314026</text:p>
          </table:table-cell>
          <table:table-cell office:value-type="float" office:value="4" calcext:value-type="float">
            <text:p>4</text:p>
          </table:table-cell>
          <table:table-cell office:value-type="float" office:value="693.101013" calcext:value-type="float">
            <text:p>693,101013</text:p>
          </table:table-cell>
          <table:table-cell office:value-type="float" office:value="160407" calcext:value-type="float">
            <text:p>160407</text:p>
          </table:table-cell>
          <table:table-cell office:value-type="float" office:value="981.917053" calcext:value-type="float">
            <text:p>981,917053</text:p>
          </table:table-cell>
          <table:table-cell office:value-type="float" office:value="5" calcext:value-type="float">
            <text:p>5</text:p>
          </table:table-cell>
          <table:table-cell office:value-type="float" office:value="587.404968" calcext:value-type="float">
            <text:p>587,404968</text:p>
          </table:table-cell>
          <table:table-cell office:value-type="float" office:value="160407" calcext:value-type="float">
            <text:p>160407</text:p>
          </table:table-cell>
          <table:table-cell office:value-type="float" office:value="903.823975" calcext:value-type="float">
            <text:p>903,823975</text:p>
          </table:table-cell>
          <table:table-cell office:value-type="float" office:value="11" calcext:value-type="float">
            <text:p>11</text:p>
          </table:table-cell>
          <table:table-cell office:value-type="float" office:value="2887.896973" calcext:value-type="float">
            <text:p>2887,896973</text:p>
          </table:table-cell>
          <table:table-cell office:value-type="float" office:value="160407" calcext:value-type="float">
            <text:p>160407</text:p>
          </table:table-cell>
          <table:table-cell office:value-type="float" office:value="937.734009" calcext:value-type="float">
            <text:p>937,734009</text:p>
          </table:table-cell>
          <table:table-cell office:value-type="float" office:value="2" calcext:value-type="float">
            <text:p>2</text:p>
          </table:table-cell>
          <table:table-cell office:value-type="float" office:value="642.146973" calcext:value-type="float">
            <text:p>642,146973</text:p>
          </table:table-cell>
          <table:table-cell office:value-type="float" office:value="160407" calcext:value-type="float">
            <text:p>160407</text:p>
          </table:table-cell>
          <table:table-cell office:value-type="float" office:value="894.58197" calcext:value-type="float">
            <text:p>894,58197</text:p>
          </table:table-cell>
          <table:table-cell office:value-type="float" office:value="6" calcext:value-type="float">
            <text:p>6</text:p>
          </table:table-cell>
          <table:table-cell office:value-type="float" office:value="406.257996" calcext:value-type="float">
            <text:p>406,257996</text:p>
          </table:table-cell>
          <table:table-cell office:value-type="float" office:value="160407" calcext:value-type="float">
            <text:p>160407</text:p>
          </table:table-cell>
          <table:table-cell office:value-type="float" office:value="926.049011" calcext:value-type="float">
            <text:p>926,049011</text:p>
          </table:table-cell>
          <table:table-cell office:value-type="float" office:value="3" calcext:value-type="float">
            <text:p>3</text:p>
          </table:table-cell>
          <table:table-cell office:value-type="float" office:value="400.973022" calcext:value-type="float">
            <text:p>400,973022</text:p>
          </table:table-cell>
          <table:table-cell office:value-type="float" office:value="160407" calcext:value-type="float">
            <text:p>160407</text:p>
          </table:table-cell>
          <table:table-cell office:value-type="float" office:value="692.394043" calcext:value-type="float">
            <text:p>692,394043</text:p>
          </table:table-cell>
          <table:table-cell office:value-type="float" office:value="3" calcext:value-type="float">
            <text:p>3</text:p>
          </table:table-cell>
          <table:table-cell office:value-type="float" office:value="155.555008" calcext:value-type="float">
            <text:p>155,555008</text:p>
          </table:table-cell>
        </table:table-row>
        <table:table-row table:style-name="ro1">
          <table:table-cell office:value-type="float" office:value="160546" calcext:value-type="float">
            <text:p>160546</text:p>
          </table:table-cell>
          <table:table-cell office:value-type="float" office:value="1130.750977" calcext:value-type="float">
            <text:p>1130,750977</text:p>
          </table:table-cell>
          <table:table-cell office:value-type="float" office:value="8" calcext:value-type="float">
            <text:p>8</text:p>
          </table:table-cell>
          <table:table-cell office:value-type="float" office:value="1470.717163" calcext:value-type="float">
            <text:p>1470,717163</text:p>
          </table:table-cell>
          <table:table-cell office:value-type="float" office:value="160546" calcext:value-type="float">
            <text:p>160546</text:p>
          </table:table-cell>
          <table:table-cell office:value-type="float" office:value="893.461975" calcext:value-type="float">
            <text:p>893,461975</text:p>
          </table:table-cell>
          <table:table-cell office:value-type="float" office:value="5" calcext:value-type="float">
            <text:p>5</text:p>
          </table:table-cell>
          <table:table-cell office:value-type="float" office:value="994.999023" calcext:value-type="float">
            <text:p>994,999023</text:p>
          </table:table-cell>
          <table:table-cell office:value-type="float" office:value="160546" calcext:value-type="float">
            <text:p>160546</text:p>
          </table:table-cell>
          <table:table-cell office:value-type="float" office:value="906.762024" calcext:value-type="float">
            <text:p>906,762024</text:p>
          </table:table-cell>
          <table:table-cell office:value-type="float" office:value="6" calcext:value-type="float">
            <text:p>6</text:p>
          </table:table-cell>
          <table:table-cell office:value-type="float" office:value="1489.244995" calcext:value-type="float">
            <text:p>1489,244995</text:p>
          </table:table-cell>
          <table:table-cell office:value-type="float" office:value="160546" calcext:value-type="float">
            <text:p>160546</text:p>
          </table:table-cell>
          <table:table-cell office:value-type="float" office:value="969.132996" calcext:value-type="float">
            <text:p>969,132996</text:p>
          </table:table-cell>
          <table:table-cell office:value-type="float" office:value="4" calcext:value-type="float">
            <text:p>4</text:p>
          </table:table-cell>
          <table:table-cell office:value-type="float" office:value="779.325989" calcext:value-type="float">
            <text:p>779,325989</text:p>
          </table:table-cell>
          <table:table-cell office:value-type="float" office:value="160546" calcext:value-type="float">
            <text:p>160546</text:p>
          </table:table-cell>
          <table:table-cell office:value-type="float" office:value="957.195984" calcext:value-type="float">
            <text:p>957,195984</text:p>
          </table:table-cell>
          <table:table-cell office:value-type="float" office:value="17" calcext:value-type="float">
            <text:p>17</text:p>
          </table:table-cell>
          <table:table-cell office:value-type="float" office:value="5390.560547" calcext:value-type="float">
            <text:p>5390,560547</text:p>
          </table:table-cell>
          <table:table-cell office:value-type="float" office:value="160546" calcext:value-type="float">
            <text:p>160546</text:p>
          </table:table-cell>
          <table:table-cell office:value-type="float" office:value="918.529968" calcext:value-type="float">
            <text:p>918,529968</text:p>
          </table:table-cell>
          <table:table-cell office:value-type="float" office:value="4" calcext:value-type="float">
            <text:p>4</text:p>
          </table:table-cell>
          <table:table-cell office:value-type="float" office:value="538.296997" calcext:value-type="float">
            <text:p>538,296997</text:p>
          </table:table-cell>
          <table:table-cell office:value-type="float" office:value="160546" calcext:value-type="float">
            <text:p>160546</text:p>
          </table:table-cell>
          <table:table-cell office:value-type="float" office:value="1026.986938" calcext:value-type="float">
            <text:p>1026,986938</text:p>
          </table:table-cell>
          <table:table-cell office:value-type="float" office:value="7" calcext:value-type="float">
            <text:p>7</text:p>
          </table:table-cell>
          <table:table-cell office:value-type="float" office:value="2184.605957" calcext:value-type="float">
            <text:p>2184,605957</text:p>
          </table:table-cell>
          <table:table-cell office:value-type="float" office:value="160546" calcext:value-type="float">
            <text:p>160546</text:p>
          </table:table-cell>
          <table:table-cell office:value-type="float" office:value="894.52301" calcext:value-type="float">
            <text:p>894,52301</text:p>
          </table:table-cell>
          <table:table-cell office:value-type="float" office:value="7" calcext:value-type="float">
            <text:p>7</text:p>
          </table:table-cell>
          <table:table-cell office:value-type="float" office:value="565.041992" calcext:value-type="float">
            <text:p>565,041992</text:p>
          </table:table-cell>
        </table:table-row>
        <table:table-row table:style-name="ro1">
          <table:table-cell office:value-type="float" office:value="160727" calcext:value-type="float">
            <text:p>160727</text:p>
          </table:table-cell>
          <table:table-cell office:value-type="float" office:value="934.973999" calcext:value-type="float">
            <text:p>934,973999</text:p>
          </table:table-cell>
          <table:table-cell office:value-type="float" office:value="7" calcext:value-type="float">
            <text:p>7</text:p>
          </table:table-cell>
          <table:table-cell office:value-type="float" office:value="1757.108032" calcext:value-type="float">
            <text:p>1757,108032</text:p>
          </table:table-cell>
          <table:table-cell office:value-type="float" office:value="160727" calcext:value-type="float">
            <text:p>160727</text:p>
          </table:table-cell>
          <table:table-cell office:value-type="float" office:value="933.857971" calcext:value-type="float">
            <text:p>933,857971</text:p>
          </table:table-cell>
          <table:table-cell office:value-type="float" office:value="7" calcext:value-type="float">
            <text:p>7</text:p>
          </table:table-cell>
          <table:table-cell office:value-type="float" office:value="1621.397949" calcext:value-type="float">
            <text:p>1621,397949</text:p>
          </table:table-cell>
          <table:table-cell office:value-type="float" office:value="160727" calcext:value-type="float">
            <text:p>160727</text:p>
          </table:table-cell>
          <table:table-cell office:value-type="float" office:value="1008.632996" calcext:value-type="float">
            <text:p>1008,632996</text:p>
          </table:table-cell>
          <table:table-cell office:value-type="float" office:value="10" calcext:value-type="float">
            <text:p>10</text:p>
          </table:table-cell>
          <table:table-cell office:value-type="float" office:value="2317.809082" calcext:value-type="float">
            <text:p>2317,809082</text:p>
          </table:table-cell>
          <table:table-cell office:value-type="float" office:value="160727" calcext:value-type="float">
            <text:p>160727</text:p>
          </table:table-cell>
          <table:table-cell office:value-type="float" office:value="1202.875977" calcext:value-type="float">
            <text:p>1202,875977</text:p>
          </table:table-cell>
          <table:table-cell office:value-type="float" office:value="20" calcext:value-type="float">
            <text:p>20</text:p>
          </table:table-cell>
          <table:table-cell office:value-type="float" office:value="4779.769043" calcext:value-type="float">
            <text:p>4779,769043</text:p>
          </table:table-cell>
          <table:table-cell office:value-type="float" office:value="160727" calcext:value-type="float">
            <text:p>160727</text:p>
          </table:table-cell>
          <table:table-cell office:value-type="float" office:value="969.870972" calcext:value-type="float">
            <text:p>969,870972</text:p>
          </table:table-cell>
          <table:table-cell office:value-type="float" office:value="6" calcext:value-type="float">
            <text:p>6</text:p>
          </table:table-cell>
          <table:table-cell office:value-type="float" office:value="1628.87207" calcext:value-type="float">
            <text:p>1628,87207</text:p>
          </table:table-cell>
          <table:table-cell office:value-type="float" office:value="160727" calcext:value-type="float">
            <text:p>160727</text:p>
          </table:table-cell>
          <table:table-cell office:value-type="float" office:value="932.425964" calcext:value-type="float">
            <text:p>932,425964</text:p>
          </table:table-cell>
          <table:table-cell office:value-type="float" office:value="7" calcext:value-type="float">
            <text:p>7</text:p>
          </table:table-cell>
          <table:table-cell office:value-type="float" office:value="2317.789795" calcext:value-type="float">
            <text:p>2317,789795</text:p>
          </table:table-cell>
          <table:table-cell office:value-type="float" office:value="160727" calcext:value-type="float">
            <text:p>160727</text:p>
          </table:table-cell>
          <table:table-cell office:value-type="float" office:value="979.130005" calcext:value-type="float">
            <text:p>979,130005</text:p>
          </table:table-cell>
          <table:table-cell office:value-type="float" office:value="7" calcext:value-type="float">
            <text:p>7</text:p>
          </table:table-cell>
          <table:table-cell office:value-type="float" office:value="1651.094971" calcext:value-type="float">
            <text:p>1651,094971</text:p>
          </table:table-cell>
          <table:table-cell office:value-type="float" office:value="160727" calcext:value-type="float">
            <text:p>160727</text:p>
          </table:table-cell>
          <table:table-cell office:value-type="float" office:value="946.591003" calcext:value-type="float">
            <text:p>946,591003</text:p>
          </table:table-cell>
          <table:table-cell office:value-type="float" office:value="9" calcext:value-type="float">
            <text:p>9</text:p>
          </table:table-cell>
          <table:table-cell office:value-type="float" office:value="2577.447021" calcext:value-type="float">
            <text:p>2577,447021</text:p>
          </table:table-cell>
        </table:table-row>
        <table:table-row table:style-name="ro1">
          <table:table-cell office:value-type="float" office:value="162856" calcext:value-type="float">
            <text:p>162856</text:p>
          </table:table-cell>
          <table:table-cell office:value-type="float" office:value="1231.138916" calcext:value-type="float">
            <text:p>1231,138916</text:p>
          </table:table-cell>
          <table:table-cell office:value-type="float" office:value="128" calcext:value-type="float">
            <text:p>128</text:p>
          </table:table-cell>
          <table:table-cell office:value-type="float" office:value="2832.304932" calcext:value-type="float">
            <text:p>2832,304932</text:p>
          </table:table-cell>
          <table:table-cell office:value-type="float" office:value="162856" calcext:value-type="float">
            <text:p>162856</text:p>
          </table:table-cell>
          <table:table-cell office:value-type="float" office:value="986.190979" calcext:value-type="float">
            <text:p>986,190979</text:p>
          </table:table-cell>
          <table:table-cell office:value-type="float" office:value="110" calcext:value-type="float">
            <text:p>110</text:p>
          </table:table-cell>
          <table:table-cell office:value-type="float" office:value="2560.147461" calcext:value-type="float">
            <text:p>2560,147461</text:p>
          </table:table-cell>
          <table:table-cell office:value-type="float" office:value="162856" calcext:value-type="float">
            <text:p>162856</text:p>
          </table:table-cell>
          <table:table-cell office:value-type="float" office:value="1182.927979" calcext:value-type="float">
            <text:p>1182,927979</text:p>
          </table:table-cell>
          <table:table-cell office:value-type="float" office:value="101" calcext:value-type="float">
            <text:p>101</text:p>
          </table:table-cell>
          <table:table-cell office:value-type="float" office:value="2265.989258" calcext:value-type="float">
            <text:p>2265,989258</text:p>
          </table:table-cell>
          <table:table-cell office:value-type="float" office:value="162856" calcext:value-type="float">
            <text:p>162856</text:p>
          </table:table-cell>
          <table:table-cell office:value-type="float" office:value="1043.495972" calcext:value-type="float">
            <text:p>1043,495972</text:p>
          </table:table-cell>
          <table:table-cell office:value-type="float" office:value="90" calcext:value-type="float">
            <text:p>90</text:p>
          </table:table-cell>
          <table:table-cell office:value-type="float" office:value="2976.166016" calcext:value-type="float">
            <text:p>2976,166016</text:p>
          </table:table-cell>
          <table:table-cell office:value-type="float" office:value="162856" calcext:value-type="float">
            <text:p>162856</text:p>
          </table:table-cell>
          <table:table-cell office:value-type="float" office:value="1112.866089" calcext:value-type="float">
            <text:p>1112,86608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2856" calcext:value-type="float">
            <text:p>162856</text:p>
          </table:table-cell>
          <table:table-cell office:value-type="float" office:value="1178.405029" calcext:value-type="float">
            <text:p>1178,405029</text:p>
          </table:table-cell>
          <table:table-cell office:value-type="float" office:value="101" calcext:value-type="float">
            <text:p>101</text:p>
          </table:table-cell>
          <table:table-cell office:value-type="float" office:value="2308.205322" calcext:value-type="float">
            <text:p>2308,205322</text:p>
          </table:table-cell>
          <table:table-cell office:value-type="float" office:value="162856" calcext:value-type="float">
            <text:p>162856</text:p>
          </table:table-cell>
          <table:table-cell office:value-type="float" office:value="953.154968" calcext:value-type="float">
            <text:p>953,154968</text:p>
          </table:table-cell>
          <table:table-cell office:value-type="float" office:value="107" calcext:value-type="float">
            <text:p>107</text:p>
          </table:table-cell>
          <table:table-cell office:value-type="float" office:value="2401.519775" calcext:value-type="float">
            <text:p>2401,519775</text:p>
          </table:table-cell>
          <table:table-cell office:value-type="float" office:value="162856" calcext:value-type="float">
            <text:p>162856</text:p>
          </table:table-cell>
          <table:table-cell office:value-type="float" office:value="953.050964" calcext:value-type="float">
            <text:p>953,050964</text:p>
          </table:table-cell>
          <table:table-cell office:value-type="float" office:value="150" calcext:value-type="float">
            <text:p>150</text:p>
          </table:table-cell>
          <table:table-cell office:value-type="float" office:value="3571.464355" calcext:value-type="float">
            <text:p>3571,464355</text:p>
          </table:table-cell>
        </table:table-row>
        <table:table-row table:style-name="ro1">
          <table:table-cell office:value-type="float" office:value="163059" calcext:value-type="float">
            <text:p>163059</text:p>
          </table:table-cell>
          <table:table-cell office:value-type="float" office:value="935.953979" calcext:value-type="float">
            <text:p>935,953979</text:p>
          </table:table-cell>
          <table:table-cell office:value-type="float" office:value="3" calcext:value-type="float">
            <text:p>3</text:p>
          </table:table-cell>
          <table:table-cell office:value-type="float" office:value="1470.437988" calcext:value-type="float">
            <text:p>1470,437988</text:p>
          </table:table-cell>
          <table:table-cell office:value-type="float" office:value="163059" calcext:value-type="float">
            <text:p>163059</text:p>
          </table:table-cell>
          <table:table-cell office:value-type="float" office:value="1039.50293" calcext:value-type="float">
            <text:p>1039,50293</text:p>
          </table:table-cell>
          <table:table-cell office:value-type="float" office:value="5" calcext:value-type="float">
            <text:p>5</text:p>
          </table:table-cell>
          <table:table-cell office:value-type="float" office:value="845.046021" calcext:value-type="float">
            <text:p>845,046021</text:p>
          </table:table-cell>
          <table:table-cell office:value-type="float" office:value="163059" calcext:value-type="float">
            <text:p>163059</text:p>
          </table:table-cell>
          <table:table-cell office:value-type="float" office:value="1002.607971" calcext:value-type="float">
            <text:p>1002,607971</text:p>
          </table:table-cell>
          <table:table-cell office:value-type="float" office:value="2" calcext:value-type="float">
            <text:p>2</text:p>
          </table:table-cell>
          <table:table-cell office:value-type="float" office:value="189.321991" calcext:value-type="float">
            <text:p>189,321991</text:p>
          </table:table-cell>
          <table:table-cell office:value-type="float" office:value="163059" calcext:value-type="float">
            <text:p>163059</text:p>
          </table:table-cell>
          <table:table-cell office:value-type="float" office:value="933.440979" calcext:value-type="float">
            <text:p>933,440979</text:p>
          </table:table-cell>
          <table:table-cell office:value-type="float" office:value="3" calcext:value-type="float">
            <text:p>3</text:p>
          </table:table-cell>
          <table:table-cell office:value-type="float" office:value="649.375977" calcext:value-type="float">
            <text:p>649,375977</text:p>
          </table:table-cell>
          <table:table-cell office:value-type="float" office:value="163059" calcext:value-type="float">
            <text:p>163059</text:p>
          </table:table-cell>
          <table:table-cell office:value-type="float" office:value="1147.317017" calcext:value-type="float">
            <text:p>1147,317017</text:p>
          </table:table-cell>
          <table:table-cell office:value-type="float" office:value="34" calcext:value-type="float">
            <text:p>34</text:p>
          </table:table-cell>
          <table:table-cell office:value-type="float" office:value="10493.149414" calcext:value-type="float">
            <text:p>10493,149414</text:p>
          </table:table-cell>
          <table:table-cell office:value-type="float" office:value="163059" calcext:value-type="float">
            <text:p>163059</text:p>
          </table:table-cell>
          <table:table-cell office:value-type="float" office:value="984.080017" calcext:value-type="float">
            <text:p>984,080017</text:p>
          </table:table-cell>
          <table:table-cell office:value-type="float" office:value="4" calcext:value-type="float">
            <text:p>4</text:p>
          </table:table-cell>
          <table:table-cell office:value-type="float" office:value="296.533966" calcext:value-type="float">
            <text:p>296,533966</text:p>
          </table:table-cell>
          <table:table-cell office:value-type="float" office:value="163059" calcext:value-type="float">
            <text:p>163059</text:p>
          </table:table-cell>
          <table:table-cell office:value-type="float" office:value="753.714966" calcext:value-type="float">
            <text:p>753,714966</text:p>
          </table:table-cell>
          <table:table-cell office:value-type="float" office:value="4" calcext:value-type="float">
            <text:p>4</text:p>
          </table:table-cell>
          <table:table-cell office:value-type="float" office:value="828.03302" calcext:value-type="float">
            <text:p>828,03302</text:p>
          </table:table-cell>
          <table:table-cell office:value-type="float" office:value="163059" calcext:value-type="float">
            <text:p>163059</text:p>
          </table:table-cell>
          <table:table-cell office:value-type="float" office:value="957.494995" calcext:value-type="float">
            <text:p>957,494995</text:p>
          </table:table-cell>
          <table:table-cell office:value-type="float" office:value="1" calcext:value-type="float">
            <text:p>1</text:p>
          </table:table-cell>
          <table:table-cell office:value-type="float" office:value="134.477005" calcext:value-type="float">
            <text:p>134,477005</text:p>
          </table:table-cell>
        </table:table-row>
        <table:table-row table:style-name="ro1">
          <table:table-cell office:value-type="float" office:value="163243" calcext:value-type="float">
            <text:p>163243</text:p>
          </table:table-cell>
          <table:table-cell office:value-type="float" office:value="807.375" calcext:value-type="float">
            <text:p>807,375</text:p>
          </table:table-cell>
          <table:table-cell office:value-type="float" office:value="4" calcext:value-type="float">
            <text:p>4</text:p>
          </table:table-cell>
          <table:table-cell office:value-type="float" office:value="520.705994" calcext:value-type="float">
            <text:p>520,705994</text:p>
          </table:table-cell>
          <table:table-cell office:value-type="float" office:value="163243" calcext:value-type="float">
            <text:p>163243</text:p>
          </table:table-cell>
          <table:table-cell office:value-type="float" office:value="816.394958" calcext:value-type="float">
            <text:p>816,394958</text:p>
          </table:table-cell>
          <table:table-cell office:value-type="float" office:value="4" calcext:value-type="float">
            <text:p>4</text:p>
          </table:table-cell>
          <table:table-cell office:value-type="float" office:value="666.771973" calcext:value-type="float">
            <text:p>666,771973</text:p>
          </table:table-cell>
          <table:table-cell office:value-type="float" office:value="163243" calcext:value-type="float">
            <text:p>163243</text:p>
          </table:table-cell>
          <table:table-cell office:value-type="float" office:value="964.964966" calcext:value-type="float">
            <text:p>964,964966</text:p>
          </table:table-cell>
          <table:table-cell office:value-type="float" office:value="7" calcext:value-type="float">
            <text:p>7</text:p>
          </table:table-cell>
          <table:table-cell office:value-type="float" office:value="702.968994" calcext:value-type="float">
            <text:p>702,968994</text:p>
          </table:table-cell>
          <table:table-cell office:value-type="float" office:value="163243" calcext:value-type="float">
            <text:p>163243</text:p>
          </table:table-cell>
          <table:table-cell office:value-type="float" office:value="992.570007" calcext:value-type="float">
            <text:p>992,570007</text:p>
          </table:table-cell>
          <table:table-cell office:value-type="float" office:value="4" calcext:value-type="float">
            <text:p>4</text:p>
          </table:table-cell>
          <table:table-cell office:value-type="float" office:value="235.060013" calcext:value-type="float">
            <text:p>235,060013</text:p>
          </table:table-cell>
          <table:table-cell office:value-type="float" office:value="163243" calcext:value-type="float">
            <text:p>163243</text:p>
          </table:table-cell>
          <table:table-cell office:value-type="float" office:value="821.237976" calcext:value-type="float">
            <text:p>821,237976</text:p>
          </table:table-cell>
          <table:table-cell office:value-type="float" office:value="4" calcext:value-type="float">
            <text:p>4</text:p>
          </table:table-cell>
          <table:table-cell office:value-type="float" office:value="967.859009" calcext:value-type="float">
            <text:p>967,859009</text:p>
          </table:table-cell>
          <table:table-cell office:value-type="float" office:value="163243" calcext:value-type="float">
            <text:p>163243</text:p>
          </table:table-cell>
          <table:table-cell office:value-type="float" office:value="742.083008" calcext:value-type="float">
            <text:p>742,083008</text:p>
          </table:table-cell>
          <table:table-cell office:value-type="float" office:value="6" calcext:value-type="float">
            <text:p>6</text:p>
          </table:table-cell>
          <table:table-cell office:value-type="float" office:value="938.362061" calcext:value-type="float">
            <text:p>938,362061</text:p>
          </table:table-cell>
          <table:table-cell office:value-type="float" office:value="163243" calcext:value-type="float">
            <text:p>163243</text:p>
          </table:table-cell>
          <table:table-cell office:value-type="float" office:value="749.244995" calcext:value-type="float">
            <text:p>749,244995</text:p>
          </table:table-cell>
          <table:table-cell office:value-type="float" office:value="7" calcext:value-type="float">
            <text:p>7</text:p>
          </table:table-cell>
          <table:table-cell office:value-type="float" office:value="663.357056" calcext:value-type="float">
            <text:p>663,357056</text:p>
          </table:table-cell>
          <table:table-cell office:value-type="float" office:value="163243" calcext:value-type="float">
            <text:p>163243</text:p>
          </table:table-cell>
          <table:table-cell office:value-type="float" office:value="852.578003" calcext:value-type="float">
            <text:p>852,578003</text:p>
          </table:table-cell>
          <table:table-cell office:value-type="float" office:value="5" calcext:value-type="float">
            <text:p>5</text:p>
          </table:table-cell>
          <table:table-cell office:value-type="float" office:value="702.280029" calcext:value-type="float">
            <text:p>702,280029</text:p>
          </table:table-cell>
        </table:table-row>
        <table:table-row table:style-name="ro1">
          <table:table-cell office:value-type="float" office:value="165317" calcext:value-type="float">
            <text:p>165317</text:p>
          </table:table-cell>
          <table:table-cell office:value-type="float" office:value="920.113037" calcext:value-type="float">
            <text:p>920,113037</text:p>
          </table:table-cell>
          <table:table-cell office:value-type="float" office:value="1" calcext:value-type="float">
            <text:p>1</text:p>
          </table:table-cell>
          <table:table-cell office:value-type="float" office:value="89.465996" calcext:value-type="float">
            <text:p>89,465996</text:p>
          </table:table-cell>
          <table:table-cell office:value-type="float" office:value="165317" calcext:value-type="float">
            <text:p>165317</text:p>
          </table:table-cell>
          <table:table-cell office:value-type="float" office:value="1012.262939" calcext:value-type="float">
            <text:p>1012,262939</text:p>
          </table:table-cell>
          <table:table-cell office:value-type="float" office:value="36" calcext:value-type="float">
            <text:p>36</text:p>
          </table:table-cell>
          <table:table-cell office:value-type="float" office:value="8735.237305" calcext:value-type="float">
            <text:p>8735,237305</text:p>
          </table:table-cell>
          <table:table-cell office:value-type="float" office:value="165317" calcext:value-type="float">
            <text:p>165317</text:p>
          </table:table-cell>
          <table:table-cell office:value-type="float" office:value="962.767029" calcext:value-type="float">
            <text:p>962,767029</text:p>
          </table:table-cell>
          <table:table-cell office:value-type="float" office:value="4" calcext:value-type="float">
            <text:p>4</text:p>
          </table:table-cell>
          <table:table-cell office:value-type="float" office:value="580.846985" calcext:value-type="float">
            <text:p>580,846985</text:p>
          </table:table-cell>
          <table:table-cell office:value-type="float" office:value="165317" calcext:value-type="float">
            <text:p>165317</text:p>
          </table:table-cell>
          <table:table-cell office:value-type="float" office:value="1020.85498" calcext:value-type="float">
            <text:p>1020,85498</text:p>
          </table:table-cell>
          <table:table-cell office:value-type="float" office:value="15" calcext:value-type="float">
            <text:p>15</text:p>
          </table:table-cell>
          <table:table-cell office:value-type="float" office:value="3669.439453" calcext:value-type="float">
            <text:p>3669,439453</text:p>
          </table:table-cell>
          <table:table-cell office:value-type="float" office:value="165317" calcext:value-type="float">
            <text:p>165317</text:p>
          </table:table-cell>
          <table:table-cell office:value-type="float" office:value="1005.092041" calcext:value-type="float">
            <text:p>1005,092041</text:p>
          </table:table-cell>
          <table:table-cell office:value-type="float" office:value="1" calcext:value-type="float">
            <text:p>1</text:p>
          </table:table-cell>
          <table:table-cell office:value-type="float" office:value="11.118999" calcext:value-type="float">
            <text:p>11,118999</text:p>
          </table:table-cell>
          <table:table-cell office:value-type="float" office:value="165317" calcext:value-type="float">
            <text:p>165317</text:p>
          </table:table-cell>
          <table:table-cell office:value-type="float" office:value="951.277954" calcext:value-type="float">
            <text:p>951,277954</text:p>
          </table:table-cell>
          <table:table-cell office:value-type="float" office:value="4" calcext:value-type="float">
            <text:p>4</text:p>
          </table:table-cell>
          <table:table-cell office:value-type="float" office:value="213.505981" calcext:value-type="float">
            <text:p>213,505981</text:p>
          </table:table-cell>
          <table:table-cell office:value-type="float" office:value="165317" calcext:value-type="float">
            <text:p>165317</text:p>
          </table:table-cell>
          <table:table-cell office:value-type="float" office:value="924.495972" calcext:value-type="float">
            <text:p>924,495972</text:p>
          </table:table-cell>
          <table:table-cell office:value-type="float" office:value="3" calcext:value-type="float">
            <text:p>3</text:p>
          </table:table-cell>
          <table:table-cell office:value-type="float" office:value="522.432007" calcext:value-type="float">
            <text:p>522,432007</text:p>
          </table:table-cell>
          <table:table-cell office:value-type="float" office:value="165317" calcext:value-type="float">
            <text:p>165317</text:p>
          </table:table-cell>
          <table:table-cell office:value-type="float" office:value="888.833008" calcext:value-type="float">
            <text:p>888,833008</text:p>
          </table:table-cell>
          <table:table-cell office:value-type="float" office:value="2" calcext:value-type="float">
            <text:p>2</text:p>
          </table:table-cell>
          <table:table-cell office:value-type="float" office:value="227.545013" calcext:value-type="float">
            <text:p>227,545013</text:p>
          </table:table-cell>
        </table:table-row>
        <table:table-row table:style-name="ro1">
          <table:table-cell office:value-type="float" office:value="165535" calcext:value-type="float">
            <text:p>165535</text:p>
          </table:table-cell>
          <table:table-cell office:value-type="float" office:value="968.891968" calcext:value-type="float">
            <text:p>968,891968</text:p>
          </table:table-cell>
          <table:table-cell office:value-type="float" office:value="3" calcext:value-type="float">
            <text:p>3</text:p>
          </table:table-cell>
          <table:table-cell office:value-type="float" office:value="982.76001" calcext:value-type="float">
            <text:p>982,76001</text:p>
          </table:table-cell>
          <table:table-cell office:value-type="float" office:value="165535" calcext:value-type="float">
            <text:p>165535</text:p>
          </table:table-cell>
          <table:table-cell office:value-type="float" office:value="1100.767944" calcext:value-type="float">
            <text:p>1100,767944</text:p>
          </table:table-cell>
          <table:table-cell office:value-type="float" office:value="13" calcext:value-type="float">
            <text:p>13</text:p>
          </table:table-cell>
          <table:table-cell office:value-type="float" office:value="2285.545898" calcext:value-type="float">
            <text:p>2285,545898</text:p>
          </table:table-cell>
          <table:table-cell office:value-type="float" office:value="165535" calcext:value-type="float">
            <text:p>165535</text:p>
          </table:table-cell>
          <table:table-cell office:value-type="float" office:value="965.781982" calcext:value-type="float">
            <text:p>965,781982</text:p>
          </table:table-cell>
          <table:table-cell office:value-type="float" office:value="4" calcext:value-type="float">
            <text:p>4</text:p>
          </table:table-cell>
          <table:table-cell office:value-type="float" office:value="2737.119141" calcext:value-type="float">
            <text:p>2737,119141</text:p>
          </table:table-cell>
          <table:table-cell office:value-type="float" office:value="165535" calcext:value-type="float">
            <text:p>165535</text:p>
          </table:table-cell>
          <table:table-cell office:value-type="float" office:value="1092.499023" calcext:value-type="float">
            <text:p>1092,499023</text:p>
          </table:table-cell>
          <table:table-cell office:value-type="float" office:value="5" calcext:value-type="float">
            <text:p>5</text:p>
          </table:table-cell>
          <table:table-cell office:value-type="float" office:value="1319.692017" calcext:value-type="float">
            <text:p>1319,692017</text:p>
          </table:table-cell>
          <table:table-cell office:value-type="float" office:value="165535" calcext:value-type="float">
            <text:p>165535</text:p>
          </table:table-cell>
          <table:table-cell office:value-type="float" office:value="993.994995" calcext:value-type="float">
            <text:p>993,994995</text:p>
          </table:table-cell>
          <table:table-cell office:value-type="float" office:value="4" calcext:value-type="float">
            <text:p>4</text:p>
          </table:table-cell>
          <table:table-cell office:value-type="float" office:value="1636.213013" calcext:value-type="float">
            <text:p>1636,213013</text:p>
          </table:table-cell>
          <table:table-cell office:value-type="float" office:value="165535" calcext:value-type="float">
            <text:p>165535</text:p>
          </table:table-cell>
          <table:table-cell office:value-type="float" office:value="1105.901978" calcext:value-type="float">
            <text:p>1105,901978</text:p>
          </table:table-cell>
          <table:table-cell office:value-type="float" office:value="8" calcext:value-type="float">
            <text:p>8</text:p>
          </table:table-cell>
          <table:table-cell office:value-type="float" office:value="2613.832764" calcext:value-type="float">
            <text:p>2613,832764</text:p>
          </table:table-cell>
          <table:table-cell office:value-type="float" office:value="165535" calcext:value-type="float">
            <text:p>165535</text:p>
          </table:table-cell>
          <table:table-cell office:value-type="float" office:value="870.937988" calcext:value-type="float">
            <text:p>870,937988</text:p>
          </table:table-cell>
          <table:table-cell office:value-type="float" office:value="6" calcext:value-type="float">
            <text:p>6</text:p>
          </table:table-cell>
          <table:table-cell office:value-type="float" office:value="735.583984" calcext:value-type="float">
            <text:p>735,583984</text:p>
          </table:table-cell>
          <table:table-cell office:value-type="float" office:value="165535" calcext:value-type="float">
            <text:p>165535</text:p>
          </table:table-cell>
          <table:table-cell office:value-type="float" office:value="1268.587891" calcext:value-type="float">
            <text:p>1268,587891</text:p>
          </table:table-cell>
          <table:table-cell office:value-type="float" office:value="8" calcext:value-type="float">
            <text:p>8</text:p>
          </table:table-cell>
          <table:table-cell office:value-type="float" office:value="2420.38916" calcext:value-type="float">
            <text:p>2420,38916</text:p>
          </table:table-cell>
        </table:table-row>
        <table:table-row table:style-name="ro1">
          <table:table-cell office:value-type="float" office:value="165715" calcext:value-type="float">
            <text:p>165715</text:p>
          </table:table-cell>
          <table:table-cell office:value-type="float" office:value="789.829041" calcext:value-type="float">
            <text:p>789,829041</text:p>
          </table:table-cell>
          <table:table-cell office:value-type="float" office:value="6" calcext:value-type="float">
            <text:p>6</text:p>
          </table:table-cell>
          <table:table-cell office:value-type="float" office:value="845.525024" calcext:value-type="float">
            <text:p>845,525024</text:p>
          </table:table-cell>
          <table:table-cell office:value-type="float" office:value="165715" calcext:value-type="float">
            <text:p>165715</text:p>
          </table:table-cell>
          <table:table-cell office:value-type="float" office:value="907.369019" calcext:value-type="float">
            <text:p>907,369019</text:p>
          </table:table-cell>
          <table:table-cell office:value-type="float" office:value="1" calcext:value-type="float">
            <text:p>1</text:p>
          </table:table-cell>
          <table:table-cell office:value-type="float" office:value="49.865002" calcext:value-type="float">
            <text:p>49,865002</text:p>
          </table:table-cell>
          <table:table-cell office:value-type="float" office:value="165715" calcext:value-type="float">
            <text:p>165715</text:p>
          </table:table-cell>
          <table:table-cell office:value-type="float" office:value="983.628967" calcext:value-type="float">
            <text:p>983,628967</text:p>
          </table:table-cell>
          <table:table-cell office:value-type="float" office:value="6" calcext:value-type="float">
            <text:p>6</text:p>
          </table:table-cell>
          <table:table-cell office:value-type="float" office:value="937.164001" calcext:value-type="float">
            <text:p>937,164001</text:p>
          </table:table-cell>
          <table:table-cell office:value-type="float" office:value="165715" calcext:value-type="float">
            <text:p>165715</text:p>
          </table:table-cell>
          <table:table-cell office:value-type="float" office:value="836.661011" calcext:value-type="float">
            <text:p>836,661011</text:p>
          </table:table-cell>
          <table:table-cell office:value-type="float" office:value="4" calcext:value-type="float">
            <text:p>4</text:p>
          </table:table-cell>
          <table:table-cell office:value-type="float" office:value="855.065979" calcext:value-type="float">
            <text:p>855,065979</text:p>
          </table:table-cell>
          <table:table-cell office:value-type="float" office:value="165715" calcext:value-type="float">
            <text:p>165715</text:p>
          </table:table-cell>
          <table:table-cell office:value-type="float" office:value="948.70697" calcext:value-type="float">
            <text:p>948,70697</text:p>
          </table:table-cell>
          <table:table-cell office:value-type="float" office:value="14" calcext:value-type="float">
            <text:p>14</text:p>
          </table:table-cell>
          <table:table-cell office:value-type="float" office:value="2874.112061" calcext:value-type="float">
            <text:p>2874,112061</text:p>
          </table:table-cell>
          <table:table-cell office:value-type="float" office:value="165715" calcext:value-type="float">
            <text:p>165715</text:p>
          </table:table-cell>
          <table:table-cell office:value-type="float" office:value="876.315002" calcext:value-type="float">
            <text:p>876,315002</text:p>
          </table:table-cell>
          <table:table-cell office:value-type="float" office:value="2" calcext:value-type="float">
            <text:p>2</text:p>
          </table:table-cell>
          <table:table-cell office:value-type="float" office:value="323.307983" calcext:value-type="float">
            <text:p>323,307983</text:p>
          </table:table-cell>
          <table:table-cell office:value-type="float" office:value="165715" calcext:value-type="float">
            <text:p>165715</text:p>
          </table:table-cell>
          <table:table-cell office:value-type="float" office:value="942.206055" calcext:value-type="float">
            <text:p>942,206055</text:p>
          </table:table-cell>
          <table:table-cell office:value-type="float" office:value="4" calcext:value-type="float">
            <text:p>4</text:p>
          </table:table-cell>
          <table:table-cell office:value-type="float" office:value="427.432983" calcext:value-type="float">
            <text:p>427,432983</text:p>
          </table:table-cell>
          <table:table-cell office:value-type="float" office:value="165715" calcext:value-type="float">
            <text:p>165715</text:p>
          </table:table-cell>
          <table:table-cell office:value-type="float" office:value="946.575012" calcext:value-type="float">
            <text:p>946,575012</text:p>
          </table:table-cell>
          <table:table-cell office:value-type="float" office:value="3" calcext:value-type="float">
            <text:p>3</text:p>
          </table:table-cell>
          <table:table-cell office:value-type="float" office:value="262.557983" calcext:value-type="float">
            <text:p>262,557983</text:p>
          </table:table-cell>
        </table:table-row>
        <table:table-row table:style-name="ro1">
          <table:table-cell office:value-type="float" office:value="165953" calcext:value-type="float">
            <text:p>165953</text:p>
          </table:table-cell>
          <table:table-cell office:value-type="float" office:value="1037.471069" calcext:value-type="float">
            <text:p>1037,471069</text:p>
          </table:table-cell>
          <table:table-cell office:value-type="float" office:value="36" calcext:value-type="float">
            <text:p>36</text:p>
          </table:table-cell>
          <table:table-cell office:value-type="float" office:value="5404.816895" calcext:value-type="float">
            <text:p>5404,816895</text:p>
          </table:table-cell>
          <table:table-cell office:value-type="float" office:value="165953" calcext:value-type="float">
            <text:p>165953</text:p>
          </table:table-cell>
          <table:table-cell office:value-type="float" office:value="1048.917969" calcext:value-type="float">
            <text:p>1048,917969</text:p>
          </table:table-cell>
          <table:table-cell office:value-type="float" office:value="3" calcext:value-type="float">
            <text:p>3</text:p>
          </table:table-cell>
          <table:table-cell office:value-type="float" office:value="154.571991" calcext:value-type="float">
            <text:p>154,571991</text:p>
          </table:table-cell>
          <table:table-cell office:value-type="float" office:value="165953" calcext:value-type="float">
            <text:p>165953</text:p>
          </table:table-cell>
          <table:table-cell office:value-type="float" office:value="917.471985" calcext:value-type="float">
            <text:p>917,471985</text:p>
          </table:table-cell>
          <table:table-cell office:value-type="float" office:value="6" calcext:value-type="float">
            <text:p>6</text:p>
          </table:table-cell>
          <table:table-cell office:value-type="float" office:value="243.766998" calcext:value-type="float">
            <text:p>243,766998</text:p>
          </table:table-cell>
          <table:table-cell office:value-type="float" office:value="165953" calcext:value-type="float">
            <text:p>165953</text:p>
          </table:table-cell>
          <table:table-cell office:value-type="float" office:value="991.164978" calcext:value-type="float">
            <text:p>991,164978</text:p>
          </table:table-cell>
          <table:table-cell office:value-type="float" office:value="5" calcext:value-type="float">
            <text:p>5</text:p>
          </table:table-cell>
          <table:table-cell office:value-type="float" office:value="378.519012" calcext:value-type="float">
            <text:p>378,519012</text:p>
          </table:table-cell>
          <table:table-cell office:value-type="float" office:value="165953" calcext:value-type="float">
            <text:p>165953</text:p>
          </table:table-cell>
          <table:table-cell office:value-type="float" office:value="1037.717041" calcext:value-type="float">
            <text:p>1037,717041</text:p>
          </table:table-cell>
          <table:table-cell office:value-type="float" office:value="18" calcext:value-type="float">
            <text:p>18</text:p>
          </table:table-cell>
          <table:table-cell office:value-type="float" office:value="7210.96582" calcext:value-type="float">
            <text:p>7210,96582</text:p>
          </table:table-cell>
          <table:table-cell office:value-type="float" office:value="165953" calcext:value-type="float">
            <text:p>165953</text:p>
          </table:table-cell>
          <table:table-cell office:value-type="float" office:value="831.947998" calcext:value-type="float">
            <text:p>831,947998</text:p>
          </table:table-cell>
          <table:table-cell office:value-type="float" office:value="1" calcext:value-type="float">
            <text:p>1</text:p>
          </table:table-cell>
          <table:table-cell office:value-type="float" office:value="36.207001" calcext:value-type="float">
            <text:p>36,207001</text:p>
          </table:table-cell>
          <table:table-cell office:value-type="float" office:value="165953" calcext:value-type="float">
            <text:p>165953</text:p>
          </table:table-cell>
          <table:table-cell office:value-type="float" office:value="782.505981" calcext:value-type="float">
            <text:p>782,505981</text:p>
          </table:table-cell>
          <table:table-cell office:value-type="float" office:value="3" calcext:value-type="float">
            <text:p>3</text:p>
          </table:table-cell>
          <table:table-cell office:value-type="float" office:value="200.313995" calcext:value-type="float">
            <text:p>200,313995</text:p>
          </table:table-cell>
          <table:table-cell office:value-type="float" office:value="165953" calcext:value-type="float">
            <text:p>165953</text:p>
          </table:table-cell>
          <table:table-cell office:value-type="float" office:value="891.439026" calcext:value-type="float">
            <text:p>891,439026</text:p>
          </table:table-cell>
          <table:table-cell office:value-type="float" office:value="7" calcext:value-type="float">
            <text:p>7</text:p>
          </table:table-cell>
          <table:table-cell office:value-type="float" office:value="505.684967" calcext:value-type="float">
            <text:p>505,684967</text:p>
          </table:table-cell>
        </table:table-row>
        <table:table-row table:style-name="ro1">
          <table:table-cell office:value-type="float" office:value="170257" calcext:value-type="float">
            <text:p>170257</text:p>
          </table:table-cell>
          <table:table-cell office:value-type="float" office:value="1077.536011" calcext:value-type="float">
            <text:p>1077,536011</text:p>
          </table:table-cell>
          <table:table-cell office:value-type="float" office:value="25" calcext:value-type="float">
            <text:p>25</text:p>
          </table:table-cell>
          <table:table-cell office:value-type="float" office:value="10316.719727" calcext:value-type="float">
            <text:p>10316,719727</text:p>
          </table:table-cell>
          <table:table-cell office:value-type="float" office:value="170257" calcext:value-type="float">
            <text:p>170257</text:p>
          </table:table-cell>
          <table:table-cell office:value-type="float" office:value="1027.788086" calcext:value-type="float">
            <text:p>1027,788086</text:p>
          </table:table-cell>
          <table:table-cell office:value-type="float" office:value="6" calcext:value-type="float">
            <text:p>6</text:p>
          </table:table-cell>
          <table:table-cell office:value-type="float" office:value="2485.39502" calcext:value-type="float">
            <text:p>2485,39502</text:p>
          </table:table-cell>
          <table:table-cell office:value-type="float" office:value="170257" calcext:value-type="float">
            <text:p>170257</text:p>
          </table:table-cell>
          <table:table-cell office:value-type="float" office:value="897.141968" calcext:value-type="float">
            <text:p>897,141968</text:p>
          </table:table-cell>
          <table:table-cell office:value-type="float" office:value="6" calcext:value-type="float">
            <text:p>6</text:p>
          </table:table-cell>
          <table:table-cell office:value-type="float" office:value="1041.580933" calcext:value-type="float">
            <text:p>1041,580933</text:p>
          </table:table-cell>
          <table:table-cell office:value-type="float" office:value="170257" calcext:value-type="float">
            <text:p>170257</text:p>
          </table:table-cell>
          <table:table-cell office:value-type="float" office:value="962.43103" calcext:value-type="float">
            <text:p>962,43103</text:p>
          </table:table-cell>
          <table:table-cell office:value-type="float" office:value="5" calcext:value-type="float">
            <text:p>5</text:p>
          </table:table-cell>
          <table:table-cell office:value-type="float" office:value="770.036987" calcext:value-type="float">
            <text:p>770,036987</text:p>
          </table:table-cell>
          <table:table-cell office:value-type="float" office:value="170257" calcext:value-type="float">
            <text:p>170257</text:p>
          </table:table-cell>
          <table:table-cell office:value-type="float" office:value="941.492981" calcext:value-type="float">
            <text:p>941,492981</text:p>
          </table:table-cell>
          <table:table-cell office:value-type="float" office:value="13" calcext:value-type="float">
            <text:p>13</text:p>
          </table:table-cell>
          <table:table-cell office:value-type="float" office:value="2728.612305" calcext:value-type="float">
            <text:p>2728,612305</text:p>
          </table:table-cell>
          <table:table-cell office:value-type="float" office:value="170257" calcext:value-type="float">
            <text:p>170257</text:p>
          </table:table-cell>
          <table:table-cell office:value-type="float" office:value="958.095032" calcext:value-type="float">
            <text:p>958,095032</text:p>
          </table:table-cell>
          <table:table-cell office:value-type="float" office:value="7" calcext:value-type="float">
            <text:p>7</text:p>
          </table:table-cell>
          <table:table-cell office:value-type="float" office:value="1373.12793" calcext:value-type="float">
            <text:p>1373,12793</text:p>
          </table:table-cell>
          <table:table-cell office:value-type="float" office:value="170257" calcext:value-type="float">
            <text:p>170257</text:p>
          </table:table-cell>
          <table:table-cell office:value-type="float" office:value="1080.309937" calcext:value-type="float">
            <text:p>1080,309937</text:p>
          </table:table-cell>
          <table:table-cell office:value-type="float" office:value="4" calcext:value-type="float">
            <text:p>4</text:p>
          </table:table-cell>
          <table:table-cell office:value-type="float" office:value="1368.016113" calcext:value-type="float">
            <text:p>1368,016113</text:p>
          </table:table-cell>
          <table:table-cell office:value-type="float" office:value="170257" calcext:value-type="float">
            <text:p>170257</text:p>
          </table:table-cell>
          <table:table-cell office:value-type="float" office:value="889.258972" calcext:value-type="float">
            <text:p>889,258972</text:p>
          </table:table-cell>
          <table:table-cell office:value-type="float" office:value="12" calcext:value-type="float">
            <text:p>12</text:p>
          </table:table-cell>
          <table:table-cell office:value-type="float" office:value="1736.06189" calcext:value-type="float">
            <text:p>1736,06189</text:p>
          </table:table-cell>
        </table:table-row>
        <table:table-row table:style-name="ro1">
          <table:table-cell office:value-type="float" office:value="170529" calcext:value-type="float">
            <text:p>170529</text:p>
          </table:table-cell>
          <table:table-cell office:value-type="float" office:value="1220.967041" calcext:value-type="float">
            <text:p>1220,967041</text:p>
          </table:table-cell>
          <table:table-cell office:value-type="float" office:value="2" calcext:value-type="float">
            <text:p>2</text:p>
          </table:table-cell>
          <table:table-cell office:value-type="float" office:value="90.296997" calcext:value-type="float">
            <text:p>90,296997</text:p>
          </table:table-cell>
          <table:table-cell office:value-type="float" office:value="170529" calcext:value-type="float">
            <text:p>170529</text:p>
          </table:table-cell>
          <table:table-cell office:value-type="float" office:value="1003.151062" calcext:value-type="float">
            <text:p>1003,151062</text:p>
          </table:table-cell>
          <table:table-cell office:value-type="float" office:value="2" calcext:value-type="float">
            <text:p>2</text:p>
          </table:table-cell>
          <table:table-cell office:value-type="float" office:value="648.22699" calcext:value-type="float">
            <text:p>648,22699</text:p>
          </table:table-cell>
          <table:table-cell office:value-type="float" office:value="170529" calcext:value-type="float">
            <text:p>170529</text:p>
          </table:table-cell>
          <table:table-cell office:value-type="float" office:value="1043.531982" calcext:value-type="float">
            <text:p>1043,531982</text:p>
          </table:table-cell>
          <table:table-cell office:value-type="float" office:value="4" calcext:value-type="float">
            <text:p>4</text:p>
          </table:table-cell>
          <table:table-cell office:value-type="float" office:value="331.740997" calcext:value-type="float">
            <text:p>331,740997</text:p>
          </table:table-cell>
          <table:table-cell office:value-type="float" office:value="170529" calcext:value-type="float">
            <text:p>170529</text:p>
          </table:table-cell>
          <table:table-cell office:value-type="float" office:value="1057.046997" calcext:value-type="float">
            <text:p>1057,046997</text:p>
          </table:table-cell>
          <table:table-cell office:value-type="float" office:value="3" calcext:value-type="float">
            <text:p>3</text:p>
          </table:table-cell>
          <table:table-cell office:value-type="float" office:value="412.243988" calcext:value-type="float">
            <text:p>412,243988</text:p>
          </table:table-cell>
          <table:table-cell office:value-type="float" office:value="170529" calcext:value-type="float">
            <text:p>170529</text:p>
          </table:table-cell>
          <table:table-cell office:value-type="float" office:value="1193.258057" calcext:value-type="float">
            <text:p>1193,258057</text:p>
          </table:table-cell>
          <table:table-cell office:value-type="float" office:value="8" calcext:value-type="float">
            <text:p>8</text:p>
          </table:table-cell>
          <table:table-cell office:value-type="float" office:value="1088.765015" calcext:value-type="float">
            <text:p>1088,765015</text:p>
          </table:table-cell>
          <table:table-cell office:value-type="float" office:value="170529" calcext:value-type="float">
            <text:p>170529</text:p>
          </table:table-cell>
          <table:table-cell office:value-type="float" office:value="993.630005" calcext:value-type="float">
            <text:p>993,630005</text:p>
          </table:table-cell>
          <table:table-cell office:value-type="float" office:value="3" calcext:value-type="float">
            <text:p>3</text:p>
          </table:table-cell>
          <table:table-cell office:value-type="float" office:value="207.449997" calcext:value-type="float">
            <text:p>207,449997</text:p>
          </table:table-cell>
          <table:table-cell office:value-type="float" office:value="170529" calcext:value-type="float">
            <text:p>170529</text:p>
          </table:table-cell>
          <table:table-cell office:value-type="float" office:value="1091.661011" calcext:value-type="float">
            <text:p>1091,661011</text:p>
          </table:table-cell>
          <table:table-cell office:value-type="float" office:value="4" calcext:value-type="float">
            <text:p>4</text:p>
          </table:table-cell>
          <table:table-cell office:value-type="float" office:value="781.31604" calcext:value-type="float">
            <text:p>781,31604</text:p>
          </table:table-cell>
          <table:table-cell office:value-type="float" office:value="170529" calcext:value-type="float">
            <text:p>170529</text:p>
          </table:table-cell>
          <table:table-cell office:value-type="float" office:value="970.289001" calcext:value-type="float">
            <text:p>970,289001</text:p>
          </table:table-cell>
          <table:table-cell office:value-type="float" office:value="2" calcext:value-type="float">
            <text:p>2</text:p>
          </table:table-cell>
          <table:table-cell office:value-type="float" office:value="386.196014" calcext:value-type="float">
            <text:p>386,196014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8.B5:.B34])" office:value-type="float" office:value="964.315624966667" calcext:value-type="float">
            <text:p>964,3156249667</text:p>
          </table:table-cell>
          <table:table-cell table:style-name="ce1" table:formula="of:=AVERAGE([C8.C5:.C34])" office:value-type="float" office:value="22.4333333333333" calcext:value-type="float">
            <text:p>22,4333333333</text:p>
          </table:table-cell>
          <table:table-cell table:style-name="ce15" table:formula="of:=AVERAGE([C8.D5:.D34])" office:value-type="float" office:value="1602.89420483333" calcext:value-type="float">
            <text:p>1602,8942048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F5:.F34])" office:value-type="float" office:value="981.171061166667" calcext:value-type="float">
            <text:p>981,1710611667</text:p>
          </table:table-cell>
          <table:table-cell table:style-name="ce1" table:formula="of:=AVERAGE([C8.G5:.G34])" office:value-type="float" office:value="19.4333333333333" calcext:value-type="float">
            <text:p>19,4333333333</text:p>
          </table:table-cell>
          <table:table-cell table:style-name="ce15" table:formula="of:=AVERAGE([C8.H5:.H34])" office:value-type="float" office:value="1943.831284" calcext:value-type="float">
            <text:p>1943,83128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J5:.J34])" office:value-type="float" office:value="964.398960333333" calcext:value-type="float">
            <text:p>964,3989603333</text:p>
          </table:table-cell>
          <table:table-cell table:style-name="ce1" table:formula="of:=AVERAGE([C8.K5:.K34])" office:value-type="float" office:value="22.7666666666667" calcext:value-type="float">
            <text:p>22,7666666667</text:p>
          </table:table-cell>
          <table:table-cell table:style-name="ce15" table:formula="of:=AVERAGE([C8.L5:.L34])" office:value-type="float" office:value="1630.91474843333" calcext:value-type="float">
            <text:p>1630,9147484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N5:.N34])" office:value-type="float" office:value="985.707067866667" calcext:value-type="float">
            <text:p>985,7070678667</text:p>
          </table:table-cell>
          <table:table-cell table:style-name="ce1" table:formula="of:=AVERAGE([C8.O5:.O34])" office:value-type="float" office:value="14.4333333333333" calcext:value-type="float">
            <text:p>14,4333333333</text:p>
          </table:table-cell>
          <table:table-cell table:style-name="ce15" table:formula="of:=AVERAGE([C8.P5:.P34])" office:value-type="float" office:value="1769.93027206667" calcext:value-type="float">
            <text:p>1769,9302720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R5:.R34])" office:value-type="float" office:value="969.516097" calcext:value-type="float">
            <text:p>969,516097</text:p>
          </table:table-cell>
          <table:table-cell table:style-name="ce1" table:formula="of:=AVERAGE([C8.S5:.S34])" office:value-type="float" office:value="16.9" calcext:value-type="float">
            <text:p>16,9</text:p>
          </table:table-cell>
          <table:table-cell table:style-name="ce15" table:formula="of:=AVERAGE([C8.T5:.T34])" office:value-type="float" office:value="2089.6141" calcext:value-type="float">
            <text:p>2089,6141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V5:.V34])" office:value-type="float" office:value="967.832737166667" calcext:value-type="float">
            <text:p>967,8327371667</text:p>
          </table:table-cell>
          <table:table-cell table:style-name="ce1" table:formula="of:=AVERAGE([C8.W5:.W34])" office:value-type="float" office:value="20.1333333333333" calcext:value-type="float">
            <text:p>20,1333333333</text:p>
          </table:table-cell>
          <table:table-cell table:style-name="ce15" table:formula="of:=AVERAGE([C8.X5:.X34])" office:value-type="float" office:value="1137.86321386667" calcext:value-type="float">
            <text:p>1137,8632138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Z5:.Z34])" office:value-type="float" office:value="950.118420366667" calcext:value-type="float">
            <text:p>950,1184203667</text:p>
          </table:table-cell>
          <table:table-cell table:style-name="ce1" table:formula="of:=AVERAGE([C8.AA5:.AA34])" office:value-type="float" office:value="16.1333333333333" calcext:value-type="float">
            <text:p>16,1333333333</text:p>
          </table:table-cell>
          <table:table-cell table:style-name="ce15" table:formula="of:=AVERAGE([C8.AB5:.AB34])" office:value-type="float" office:value="1033.887712" calcext:value-type="float">
            <text:p>1033,887712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8.AD5:.AD34])" office:value-type="float" office:value="949.6039957" calcext:value-type="float">
            <text:p>949,6039957</text:p>
          </table:table-cell>
          <table:table-cell table:style-name="ce1" table:formula="of:=AVERAGE([C8.AE5:.AE34])" office:value-type="float" office:value="21.5666666666667" calcext:value-type="float">
            <text:p>21,5666666667</text:p>
          </table:table-cell>
          <table:table-cell table:style-name="ce15" table:formula="of:=AVERAGE([C8.AF5:.AF34])" office:value-type="float" office:value="1178.29238523333" calcext:value-type="float">
            <text:p>1178,2923852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8.B5:.B34])" office:value-type="float" office:value="952.6569825" calcext:value-type="float">
            <text:p>952,6569825</text:p>
          </table:table-cell>
          <table:table-cell table:style-name="ce1" table:formula="of:=MEDIAN([C8.C5:.C34])" office:value-type="float" office:value="5.5" calcext:value-type="float">
            <text:p>5,5</text:p>
          </table:table-cell>
          <table:table-cell table:style-name="ce15" table:formula="of:=MEDIAN([C8.D5:.D34])" office:value-type="float" office:value="1020.1380005" calcext:value-type="float">
            <text:p>1020,138000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F5:.F34])" office:value-type="float" office:value="966.9120175" calcext:value-type="float">
            <text:p>966,9120175</text:p>
          </table:table-cell>
          <table:table-cell table:style-name="ce1" table:formula="of:=MEDIAN([C8.G5:.G34])" office:value-type="float" office:value="6" calcext:value-type="float">
            <text:p>6</text:p>
          </table:table-cell>
          <table:table-cell table:style-name="ce15" table:formula="of:=MEDIAN([C8.H5:.H34])" office:value-type="float" office:value="1011.536499" calcext:value-type="float">
            <text:p>1011,536499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J5:.J34])" office:value-type="float" office:value="965.7509765" calcext:value-type="float">
            <text:p>965,7509765</text:p>
          </table:table-cell>
          <table:table-cell table:style-name="ce1" table:formula="of:=MEDIAN([C8.K5:.K34])" office:value-type="float" office:value="6" calcext:value-type="float">
            <text:p>6</text:p>
          </table:table-cell>
          <table:table-cell table:style-name="ce15" table:formula="of:=MEDIAN([C8.L5:.L34])" office:value-type="float" office:value="948.9855345" calcext:value-type="float">
            <text:p>948,98553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N5:.N34])" office:value-type="float" office:value="990.972992" calcext:value-type="float">
            <text:p>990,972992</text:p>
          </table:table-cell>
          <table:table-cell table:style-name="ce1" table:formula="of:=MEDIAN([C8.O5:.O34])" office:value-type="float" office:value="5" calcext:value-type="float">
            <text:p>5</text:p>
          </table:table-cell>
          <table:table-cell table:style-name="ce15" table:formula="of:=MEDIAN([C8.P5:.P34])" office:value-type="float" office:value="954.7905275" calcext:value-type="float">
            <text:p>954,79052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R5:.R34])" office:value-type="float" office:value="950.8304745" calcext:value-type="float">
            <text:p>950,8304745</text:p>
          </table:table-cell>
          <table:table-cell table:style-name="ce1" table:formula="of:=MEDIAN([C8.S5:.S34])" office:value-type="float" office:value="6.5" calcext:value-type="float">
            <text:p>6,5</text:p>
          </table:table-cell>
          <table:table-cell table:style-name="ce15" table:formula="of:=MEDIAN([C8.T5:.T34])" office:value-type="float" office:value="1028.312012" calcext:value-type="float">
            <text:p>1028,312012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V5:.V34])" office:value-type="float" office:value="948.238495" calcext:value-type="float">
            <text:p>948,238495</text:p>
          </table:table-cell>
          <table:table-cell table:style-name="ce1" table:formula="of:=MEDIAN([C8.W5:.W34])" office:value-type="float" office:value="5" calcext:value-type="float">
            <text:p>5</text:p>
          </table:table-cell>
          <table:table-cell table:style-name="ce15" table:formula="of:=MEDIAN([C8.X5:.X34])" office:value-type="float" office:value="720.897522" calcext:value-type="float">
            <text:p>720,897522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Z5:.Z34])" office:value-type="float" office:value="932.1565245" calcext:value-type="float">
            <text:p>932,1565245</text:p>
          </table:table-cell>
          <table:table-cell table:style-name="ce1" table:formula="of:=MEDIAN([C8.AA5:.AA34])" office:value-type="float" office:value="4.5" calcext:value-type="float">
            <text:p>4,5</text:p>
          </table:table-cell>
          <table:table-cell table:style-name="ce15" table:formula="of:=MEDIAN([C8.AB5:.AB34])" office:value-type="float" office:value="793.4535215" calcext:value-type="float">
            <text:p>793,453521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8.AD5:.AD34])" office:value-type="float" office:value="923.766998" calcext:value-type="float">
            <text:p>923,766998</text:p>
          </table:table-cell>
          <table:table-cell table:style-name="ce1" table:formula="of:=MEDIAN([C8.AE5:.AE34])" office:value-type="float" office:value="5.5" calcext:value-type="float">
            <text:p>5,5</text:p>
          </table:table-cell>
          <table:table-cell table:style-name="ce15" table:formula="of:=MEDIAN([C8.AF5:.AF34])" office:value-type="float" office:value="843.316925" calcext:value-type="float">
            <text:p>843,31692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8.B5:.B34])" office:value-type="float" office:value="116.494799765656" calcext:value-type="float">
            <text:p>116,4947997657</text:p>
          </table:table-cell>
          <table:table-cell table:style-name="ce11" table:formula="of:=STDEV([C8.C5:.C34])" office:value-type="float" office:value="42.3122085042337" calcext:value-type="float">
            <text:p>42,3122085042</text:p>
          </table:table-cell>
          <table:table-cell table:style-name="ce16" table:formula="of:=STDEV([C8.D5:.D34])" office:value-type="float" office:value="2057.6188671703" calcext:value-type="float">
            <text:p>2057,618867170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F5:.F34])" office:value-type="float" office:value="115.148280625444" calcext:value-type="float">
            <text:p>115,1482806254</text:p>
          </table:table-cell>
          <table:table-cell table:style-name="ce11" table:formula="of:=STDEV([C8.G5:.G34])" office:value-type="float" office:value="31.4945899386275" calcext:value-type="float">
            <text:p>31,4945899386</text:p>
          </table:table-cell>
          <table:table-cell table:style-name="ce16" table:formula="of:=STDEV([C8.H5:.H34])" office:value-type="float" office:value="2534.97562268816" calcext:value-type="float">
            <text:p>2534,975622688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J5:.J34])" office:value-type="float" office:value="82.4717810094148" calcext:value-type="float">
            <text:p>82,4717810094</text:p>
          </table:table-cell>
          <table:table-cell table:style-name="ce11" table:formula="of:=STDEV([C8.K5:.K34])" office:value-type="float" office:value="44.4930706215399" calcext:value-type="float">
            <text:p>44,4930706215</text:p>
          </table:table-cell>
          <table:table-cell table:style-name="ce16" table:formula="of:=STDEV([C8.L5:.L34])" office:value-type="float" office:value="1842.78577679069" calcext:value-type="float">
            <text:p>1842,785776790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N5:.N34])" office:value-type="float" office:value="118.317829955537" calcext:value-type="float">
            <text:p>118,3178299555</text:p>
          </table:table-cell>
          <table:table-cell table:style-name="ce11" table:formula="of:=STDEV([C8.O5:.O34])" office:value-type="float" office:value="27.0066190269046" calcext:value-type="float">
            <text:p>27,0066190269</text:p>
          </table:table-cell>
          <table:table-cell table:style-name="ce16" table:formula="of:=STDEV([C8.P5:.P34])" office:value-type="float" office:value="2050.36367470475" calcext:value-type="float">
            <text:p>2050,363674704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R5:.R34])" office:value-type="float" office:value="116.945891561186" calcext:value-type="float">
            <text:p>116,9458915612</text:p>
          </table:table-cell>
          <table:table-cell table:style-name="ce11" table:formula="of:=STDEV([C8.S5:.S34])" office:value-type="float" office:value="33.0666516036302" calcext:value-type="float">
            <text:p>33,0666516036</text:p>
          </table:table-cell>
          <table:table-cell table:style-name="ce16" table:formula="of:=STDEV([C8.T5:.T34])" office:value-type="float" office:value="2806.09880554114" calcext:value-type="float">
            <text:p>2806,0988055411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V5:.V34])" office:value-type="float" office:value="109.261817450324" calcext:value-type="float">
            <text:p>109,2618174503</text:p>
          </table:table-cell>
          <table:table-cell table:style-name="ce11" table:formula="of:=STDEV([C8.W5:.W34])" office:value-type="float" office:value="40.1872628074372" calcext:value-type="float">
            <text:p>40,1872628074</text:p>
          </table:table-cell>
          <table:table-cell table:style-name="ce16" table:formula="of:=STDEV([C8.X5:.X34])" office:value-type="float" office:value="1063.72466092274" calcext:value-type="float">
            <text:p>1063,724660922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Z5:.Z34])" office:value-type="float" office:value="146.406375830596" calcext:value-type="float">
            <text:p>146,4063758306</text:p>
          </table:table-cell>
          <table:table-cell table:style-name="ce11" table:formula="of:=STDEV([C8.AA5:.AA34])" office:value-type="float" office:value="31.6246666421938" calcext:value-type="float">
            <text:p>31,6246666422</text:p>
          </table:table-cell>
          <table:table-cell table:style-name="ce16" table:formula="of:=STDEV([C8.AB5:.AB34])" office:value-type="float" office:value="850.698947168708" calcext:value-type="float">
            <text:p>850,6989471687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8.AD5:.AD34])" office:value-type="float" office:value="143.752383711759" calcext:value-type="float">
            <text:p>143,7523837118</text:p>
          </table:table-cell>
          <table:table-cell table:style-name="ce11" table:formula="of:=STDEV([C8.AE5:.AE34])" office:value-type="float" office:value="43.3960774751577" calcext:value-type="float">
            <text:p>43,3960774752</text:p>
          </table:table-cell>
          <table:table-cell table:style-name="ce16" table:formula="of:=STDEV([C8.AF5:.AF34])" office:value-type="float" office:value="1064.31972148326" calcext:value-type="float">
            <text:p>1064,3197214833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)" office:value-type="float" office:value="966.582995570833" calcext:value-type="float">
            <text:p>966,5829955708</text:p>
          </table:table-cell>
          <table:table-cell table:formula="of:=STDEV([.B5:.B14];[.F5:.F14];[.J5:.J14];[.N5:.N14];[.R5:.R14];[.V5:.V14];[.Z5:.Z14];[.AD5:.AD14])" office:value-type="float" office:value="131.087154308117" calcext:value-type="float">
            <text:p>131,0871543081</text:p>
          </table:table-cell>
          <table:table-cell table:style-name="Default" table:formula="of:=COUNT([.B5:.B14];[.F5:.F14];[.J5:.J14];[.N5:.N14];[.R5:.R14];[.V5:.V14];[.Z5:.Z14];[.AD5:.AD14];[.AH5:.AH14])" office:value-type="float" office:value="80" calcext:value-type="float">
            <text:p>80</text:p>
          </table:table-cell>
          <table:table-cell table:style-name="Default" table:formula="of:=2*[.C40]/SQRT([.D40])" office:value-type="float" office:value="29.3119788009954" calcext:value-type="float">
            <text:p>29,31197880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)" office:value-type="float" office:value="19.225" calcext:value-type="float">
            <text:p>19,225</text:p>
          </table:table-cell>
          <table:table-cell table:formula="of:=STDEV([.C5:.C14];[.G5:.G14];[.K5:.K14];[.O5:.O14];[.S5:.S14];[.W5:.W14];[.AA5:.AA14];[.AE5:.AE14])" office:value-type="float" office:value="51.2421343145846" calcext:value-type="float">
            <text:p>51,2421343146</text:p>
          </table:table-cell>
          <table:table-cell table:style-name="ce17" table:formula="of:=COUNT([.C5:.C14];[.G5:.G14];[.K5:.K14];[.O5:.O14];[.S5:.S14];[.W5:.W14];[.AA5:.AA14];[.AE5:.AE14];[.AI5:.AI14])" office:value-type="float" office:value="80" calcext:value-type="float">
            <text:p>80</text:p>
          </table:table-cell>
          <table:table-cell table:style-name="Default" table:formula="of:=2*[.C41]/SQRT([.D41])" office:value-type="float" office:value="11.4580895639586" calcext:value-type="float">
            <text:p>11,458089564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)" office:value-type="float" office:value="1548.40349005417" calcext:value-type="float">
            <text:p>1548,4034900542</text:p>
          </table:table-cell>
          <table:table-cell table:formula="of:=STDEV([.D5:.D14];[.H5:.H14];[.L5:.L14];[.P5:.P14];[.T5:.T14];[.X5:.X14];[.AB5:.AB14];[.AF5:.AF14])" office:value-type="float" office:value="2189.60466010085" calcext:value-type="float">
            <text:p>2189,6046601009</text:p>
          </table:table-cell>
          <table:table-cell table:style-name="Default" table:formula="of:=COUNT([.D5:.D14];[.H5:.H14];[.L5:.L14];[.P5:.P14];[.T5:.T14];[.X5:.X14];[.AB5:.AB14];[.AF5:.AF14];[.AJ5:.AJ14])" office:value-type="float" office:value="80" calcext:value-type="float">
            <text:p>80</text:p>
          </table:table-cell>
          <table:table-cell table:style-name="Default" table:formula="of:=2*[.C42]/SQRT([.D42])" office:value-type="float" office:value="489.610486383581" calcext:value-type="float">
            <text:p>489,610486383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C9" table:style-name="ta1">
        <table:table-column table:style-name="co2" table:default-cell-style-name="ce4"/>
        <table:table-column table:style-name="co10" table:number-columns-repeated="2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8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3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column table:style-name="co6" table:default-cell-style-name="ce4"/>
        <table:table-column table:style-name="co2" table:default-cell-style-name="Default"/>
        <table:table-column table:style-name="co7" table:default-cell-style-name="Default"/>
        <table:table-column table:style-name="co10" table:default-cell-style-name="ce13"/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22" office:value-type="string" calcext:value-type="string" table:number-columns-spanned="4" table:number-rows-spanned="1">
            <text:p>sta1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2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3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4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5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6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7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8</text:p>
          </table:table-cell>
          <table:covered-table-cell table:number-columns-repeated="2" table:style-name="ce8"/>
          <table:covered-table-cell table:style-name="ce12"/>
          <table:table-cell table:style-name="ce22" office:value-type="string" calcext:value-type="string" table:number-columns-spanned="4" table:number-rows-spanned="1">
            <text:p>sta9</text:p>
          </table:table-cell>
          <table:covered-table-cell table:number-columns-repeated="2" table:style-name="ce8"/>
          <table:covered-table-cell table:style-name="ce12"/>
        </table:table-row>
        <table:table-row table:style-name="ro1"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  <table:table-cell table:style-name="ce3" office:value-type="string" calcext:value-type="string">
            <text:p>Round (#)</text:p>
          </table:table-cell>
          <table:table-cell table:style-name="ce1" office:value-type="string" calcext:value-type="string">
            <text:p>Initialization time</text:p>
          </table:table-cell>
          <table:table-cell table:style-name="ce1" office:value-type="string" calcext:value-type="string">
            <text:p>Number of stalls</text:p>
          </table:table-cell>
          <table:table-cell table:style-name="ce15" office:value-type="string" calcext:value-type="string">
            <text:p>Total stall time</text:p>
          </table:table-cell>
        </table:table-row>
        <table:table-row table:style-name="ro1">
          <table:table-cell office:value-type="float" office:value="135603" calcext:value-type="float">
            <text:p>135603</text:p>
          </table:table-cell>
          <table:table-cell office:value-type="float" office:value="1091.098999" calcext:value-type="float">
            <text:p>1091,098999</text:p>
          </table:table-cell>
          <table:table-cell office:value-type="float" office:value="124" calcext:value-type="float">
            <text:p>124</text:p>
          </table:table-cell>
          <table:table-cell office:value-type="float" office:value="2826.430664" calcext:value-type="float">
            <text:p>2826,430664</text:p>
          </table:table-cell>
          <table:table-cell office:value-type="float" office:value="135603" calcext:value-type="float">
            <text:p>135603</text:p>
          </table:table-cell>
          <table:table-cell office:value-type="float" office:value="847.39502" calcext:value-type="float">
            <text:p>847,39502</text:p>
          </table:table-cell>
          <table:table-cell office:value-type="float" office:value="84" calcext:value-type="float">
            <text:p>84</text:p>
          </table:table-cell>
          <table:table-cell office:value-type="float" office:value="2114.660156" calcext:value-type="float">
            <text:p>2114,660156</text:p>
          </table:table-cell>
          <table:table-cell office:value-type="float" office:value="135603" calcext:value-type="float">
            <text:p>135603</text:p>
          </table:table-cell>
          <table:table-cell office:value-type="float" office:value="902.629944" calcext:value-type="float">
            <text:p>902,629944</text:p>
          </table:table-cell>
          <table:table-cell office:value-type="float" office:value="125" calcext:value-type="float">
            <text:p>125</text:p>
          </table:table-cell>
          <table:table-cell office:value-type="float" office:value="2633.998291" calcext:value-type="float">
            <text:p>2633,998291</text:p>
          </table:table-cell>
          <table:table-cell office:value-type="float" office:value="135603" calcext:value-type="float">
            <text:p>135603</text:p>
          </table:table-cell>
          <table:table-cell office:value-type="float" office:value="887.890991" calcext:value-type="float">
            <text:p>887,890991</text:p>
          </table:table-cell>
          <table:table-cell office:value-type="float" office:value="127" calcext:value-type="float">
            <text:p>127</text:p>
          </table:table-cell>
          <table:table-cell office:value-type="float" office:value="3648.788574" calcext:value-type="float">
            <text:p>3648,788574</text:p>
          </table:table-cell>
          <table:table-cell office:value-type="float" office:value="135603" calcext:value-type="float">
            <text:p>135603</text:p>
          </table:table-cell>
          <table:table-cell office:value-type="float" office:value="912.958984" calcext:value-type="float">
            <text:p>912,958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603" calcext:value-type="float">
            <text:p>135603</text:p>
          </table:table-cell>
          <table:table-cell office:value-type="float" office:value="907.070984" calcext:value-type="float">
            <text:p>907,070984</text:p>
          </table:table-cell>
          <table:table-cell office:value-type="float" office:value="133" calcext:value-type="float">
            <text:p>133</text:p>
          </table:table-cell>
          <table:table-cell office:value-type="float" office:value="3611.43457" calcext:value-type="float">
            <text:p>3611,43457</text:p>
          </table:table-cell>
          <table:table-cell office:value-type="float" office:value="135603" calcext:value-type="float">
            <text:p>135603</text:p>
          </table:table-cell>
          <table:table-cell office:value-type="float" office:value="846.218994" calcext:value-type="float">
            <text:p>846,218994</text:p>
          </table:table-cell>
          <table:table-cell office:value-type="float" office:value="84" calcext:value-type="float">
            <text:p>84</text:p>
          </table:table-cell>
          <table:table-cell office:value-type="float" office:value="2162.948975" calcext:value-type="float">
            <text:p>2162,948975</text:p>
          </table:table-cell>
          <table:table-cell office:value-type="float" office:value="135603" calcext:value-type="float">
            <text:p>135603</text:p>
          </table:table-cell>
          <table:table-cell office:value-type="float" office:value="872.758972" calcext:value-type="float">
            <text:p>872,758972</text:p>
          </table:table-cell>
          <table:table-cell office:value-type="float" office:value="164" calcext:value-type="float">
            <text:p>164</text:p>
          </table:table-cell>
          <table:table-cell office:value-type="float" office:value="3814.840332" calcext:value-type="float">
            <text:p>3814,840332</text:p>
          </table:table-cell>
          <table:table-cell office:value-type="float" office:value="135603" calcext:value-type="float">
            <text:p>135603</text:p>
          </table:table-cell>
          <table:table-cell office:value-type="float" office:value="984.465027" calcext:value-type="float">
            <text:p>984,465027</text:p>
          </table:table-cell>
          <table:table-cell office:value-type="float" office:value="120" calcext:value-type="float">
            <text:p>120</text:p>
          </table:table-cell>
          <table:table-cell office:value-type="float" office:value="3549.305908" calcext:value-type="float">
            <text:p>3549,305908</text:p>
          </table:table-cell>
        </table:table-row>
        <table:table-row table:style-name="ro1">
          <table:table-cell office:value-type="float" office:value="135807" calcext:value-type="float">
            <text:p>135807</text:p>
          </table:table-cell>
          <table:table-cell office:value-type="float" office:value="887.658997" calcext:value-type="float">
            <text:p>887,658997</text:p>
          </table:table-cell>
          <table:table-cell office:value-type="float" office:value="11" calcext:value-type="float">
            <text:p>11</text:p>
          </table:table-cell>
          <table:table-cell office:value-type="float" office:value="2656.790039" calcext:value-type="float">
            <text:p>2656,790039</text:p>
          </table:table-cell>
          <table:table-cell office:value-type="float" office:value="135807" calcext:value-type="float">
            <text:p>135807</text:p>
          </table:table-cell>
          <table:table-cell office:value-type="float" office:value="929.851013" calcext:value-type="float">
            <text:p>929,851013</text:p>
          </table:table-cell>
          <table:table-cell office:value-type="float" office:value="8" calcext:value-type="float">
            <text:p>8</text:p>
          </table:table-cell>
          <table:table-cell office:value-type="float" office:value="2579.59375" calcext:value-type="float">
            <text:p>2579,59375</text:p>
          </table:table-cell>
          <table:table-cell office:value-type="float" office:value="135807" calcext:value-type="float">
            <text:p>135807</text:p>
          </table:table-cell>
          <table:table-cell office:value-type="float" office:value="993.19397" calcext:value-type="float">
            <text:p>993,19397</text:p>
          </table:table-cell>
          <table:table-cell office:value-type="float" office:value="25" calcext:value-type="float">
            <text:p>25</text:p>
          </table:table-cell>
          <table:table-cell office:value-type="float" office:value="9063.302734" calcext:value-type="float">
            <text:p>9063,302734</text:p>
          </table:table-cell>
          <table:table-cell office:value-type="float" office:value="135807" calcext:value-type="float">
            <text:p>135807</text:p>
          </table:table-cell>
          <table:table-cell office:value-type="float" office:value="1105.190063" calcext:value-type="float">
            <text:p>1105,190063</text:p>
          </table:table-cell>
          <table:table-cell office:value-type="float" office:value="10" calcext:value-type="float">
            <text:p>10</text:p>
          </table:table-cell>
          <table:table-cell office:value-type="float" office:value="2196.246094" calcext:value-type="float">
            <text:p>2196,246094</text:p>
          </table:table-cell>
          <table:table-cell office:value-type="float" office:value="135807" calcext:value-type="float">
            <text:p>135807</text:p>
          </table:table-cell>
          <table:table-cell office:value-type="float" office:value="900.437988" calcext:value-type="float">
            <text:p>900,437988</text:p>
          </table:table-cell>
          <table:table-cell office:value-type="float" office:value="6" calcext:value-type="float">
            <text:p>6</text:p>
          </table:table-cell>
          <table:table-cell office:value-type="float" office:value="1988.458008" calcext:value-type="float">
            <text:p>1988,458008</text:p>
          </table:table-cell>
          <table:table-cell office:value-type="float" office:value="135807" calcext:value-type="float">
            <text:p>135807</text:p>
          </table:table-cell>
          <table:table-cell office:value-type="float" office:value="1063.945068" calcext:value-type="float">
            <text:p>1063,945068</text:p>
          </table:table-cell>
          <table:table-cell office:value-type="float" office:value="4" calcext:value-type="float">
            <text:p>4</text:p>
          </table:table-cell>
          <table:table-cell office:value-type="float" office:value="2410.915039" calcext:value-type="float">
            <text:p>2410,915039</text:p>
          </table:table-cell>
          <table:table-cell office:value-type="float" office:value="135807" calcext:value-type="float">
            <text:p>135807</text:p>
          </table:table-cell>
          <table:table-cell office:value-type="float" office:value="744.609009" calcext:value-type="float">
            <text:p>744,609009</text:p>
          </table:table-cell>
          <table:table-cell office:value-type="float" office:value="8" calcext:value-type="float">
            <text:p>8</text:p>
          </table:table-cell>
          <table:table-cell office:value-type="float" office:value="2789.252197" calcext:value-type="float">
            <text:p>2789,252197</text:p>
          </table:table-cell>
          <table:table-cell office:value-type="float" office:value="135807" calcext:value-type="float">
            <text:p>135807</text:p>
          </table:table-cell>
          <table:table-cell office:value-type="float" office:value="907.423035" calcext:value-type="float">
            <text:p>907,423035</text:p>
          </table:table-cell>
          <table:table-cell office:value-type="float" office:value="5" calcext:value-type="float">
            <text:p>5</text:p>
          </table:table-cell>
          <table:table-cell office:value-type="float" office:value="2284.476807" calcext:value-type="float">
            <text:p>2284,476807</text:p>
          </table:table-cell>
          <table:table-cell office:value-type="float" office:value="135807" calcext:value-type="float">
            <text:p>135807</text:p>
          </table:table-cell>
          <table:table-cell office:value-type="float" office:value="876.605957" calcext:value-type="float">
            <text:p>876,605957</text:p>
          </table:table-cell>
          <table:table-cell office:value-type="float" office:value="9" calcext:value-type="float">
            <text:p>9</text:p>
          </table:table-cell>
          <table:table-cell office:value-type="float" office:value="2049.849121" calcext:value-type="float">
            <text:p>2049,849121</text:p>
          </table:table-cell>
        </table:table-row>
        <table:table-row table:style-name="ro1">
          <table:table-cell office:value-type="float" office:value="140803" calcext:value-type="float">
            <text:p>140803</text:p>
          </table:table-cell>
          <table:table-cell office:value-type="float" office:value="883.390015" calcext:value-type="float">
            <text:p>883,390015</text:p>
          </table:table-cell>
          <table:table-cell office:value-type="float" office:value="6" calcext:value-type="float">
            <text:p>6</text:p>
          </table:table-cell>
          <table:table-cell office:value-type="float" office:value="643.14502" calcext:value-type="float">
            <text:p>643,14502</text:p>
          </table:table-cell>
          <table:table-cell office:value-type="float" office:value="140803" calcext:value-type="float">
            <text:p>140803</text:p>
          </table:table-cell>
          <table:table-cell office:value-type="float" office:value="826.318054" calcext:value-type="float">
            <text:p>826,318054</text:p>
          </table:table-cell>
          <table:table-cell office:value-type="float" office:value="34" calcext:value-type="float">
            <text:p>34</text:p>
          </table:table-cell>
          <table:table-cell office:value-type="float" office:value="5511.072266" calcext:value-type="float">
            <text:p>5511,072266</text:p>
          </table:table-cell>
          <table:table-cell office:value-type="float" office:value="140803" calcext:value-type="float">
            <text:p>140803</text:p>
          </table:table-cell>
          <table:table-cell office:value-type="float" office:value="912.289001" calcext:value-type="float">
            <text:p>912,289001</text:p>
          </table:table-cell>
          <table:table-cell office:value-type="float" office:value="7" calcext:value-type="float">
            <text:p>7</text:p>
          </table:table-cell>
          <table:table-cell office:value-type="float" office:value="552.435974" calcext:value-type="float">
            <text:p>552,435974</text:p>
          </table:table-cell>
          <table:table-cell office:value-type="float" office:value="140803" calcext:value-type="float">
            <text:p>140803</text:p>
          </table:table-cell>
          <table:table-cell office:value-type="float" office:value="765.359009" calcext:value-type="float">
            <text:p>765,359009</text:p>
          </table:table-cell>
          <table:table-cell office:value-type="float" office:value="5" calcext:value-type="float">
            <text:p>5</text:p>
          </table:table-cell>
          <table:table-cell office:value-type="float" office:value="1763.115967" calcext:value-type="float">
            <text:p>1763,115967</text:p>
          </table:table-cell>
          <table:table-cell office:value-type="float" office:value="140803" calcext:value-type="float">
            <text:p>140803</text:p>
          </table:table-cell>
          <table:table-cell office:value-type="float" office:value="933.062988" calcext:value-type="float">
            <text:p>933,062988</text:p>
          </table:table-cell>
          <table:table-cell office:value-type="float" office:value="3" calcext:value-type="float">
            <text:p>3</text:p>
          </table:table-cell>
          <table:table-cell office:value-type="float" office:value="819.000977" calcext:value-type="float">
            <text:p>819,000977</text:p>
          </table:table-cell>
          <table:table-cell office:value-type="float" office:value="140803" calcext:value-type="float">
            <text:p>140803</text:p>
          </table:table-cell>
          <table:table-cell office:value-type="float" office:value="988.687988" calcext:value-type="float">
            <text:p>988,687988</text:p>
          </table:table-cell>
          <table:table-cell office:value-type="float" office:value="5" calcext:value-type="float">
            <text:p>5</text:p>
          </table:table-cell>
          <table:table-cell office:value-type="float" office:value="1929.483032" calcext:value-type="float">
            <text:p>1929,483032</text:p>
          </table:table-cell>
          <table:table-cell office:value-type="float" office:value="140803" calcext:value-type="float">
            <text:p>140803</text:p>
          </table:table-cell>
          <table:table-cell office:value-type="float" office:value="974.61499" calcext:value-type="float">
            <text:p>974,61499</text:p>
          </table:table-cell>
          <table:table-cell office:value-type="float" office:value="8" calcext:value-type="float">
            <text:p>8</text:p>
          </table:table-cell>
          <table:table-cell office:value-type="float" office:value="1565.89502" calcext:value-type="float">
            <text:p>1565,89502</text:p>
          </table:table-cell>
          <table:table-cell office:value-type="float" office:value="140803" calcext:value-type="float">
            <text:p>140803</text:p>
          </table:table-cell>
          <table:table-cell office:value-type="float" office:value="779.976013" calcext:value-type="float">
            <text:p>779,976013</text:p>
          </table:table-cell>
          <table:table-cell office:value-type="float" office:value="6" calcext:value-type="float">
            <text:p>6</text:p>
          </table:table-cell>
          <table:table-cell office:value-type="float" office:value="1629.691895" calcext:value-type="float">
            <text:p>1629,691895</text:p>
          </table:table-cell>
          <table:table-cell office:value-type="float" office:value="140803" calcext:value-type="float">
            <text:p>140803</text:p>
          </table:table-cell>
          <table:table-cell office:value-type="float" office:value="878.332947" calcext:value-type="float">
            <text:p>878,332947</text:p>
          </table:table-cell>
          <table:table-cell office:value-type="float" office:value="4" calcext:value-type="float">
            <text:p>4</text:p>
          </table:table-cell>
          <table:table-cell office:value-type="float" office:value="984.341003" calcext:value-type="float">
            <text:p>984,341003</text:p>
          </table:table-cell>
        </table:table-row>
        <table:table-row table:style-name="ro1">
          <table:table-cell office:value-type="float" office:value="140955" calcext:value-type="float">
            <text:p>140955</text:p>
          </table:table-cell>
          <table:table-cell office:value-type="float" office:value="1125.888916" calcext:value-type="float">
            <text:p>1125,888916</text:p>
          </table:table-cell>
          <table:table-cell office:value-type="float" office:value="5" calcext:value-type="float">
            <text:p>5</text:p>
          </table:table-cell>
          <table:table-cell office:value-type="float" office:value="547.868042" calcext:value-type="float">
            <text:p>547,868042</text:p>
          </table:table-cell>
          <table:table-cell office:value-type="float" office:value="140955" calcext:value-type="float">
            <text:p>140955</text:p>
          </table:table-cell>
          <table:table-cell office:value-type="float" office:value="808.554016" calcext:value-type="float">
            <text:p>808,554016</text:p>
          </table:table-cell>
          <table:table-cell office:value-type="float" office:value="4" calcext:value-type="float">
            <text:p>4</text:p>
          </table:table-cell>
          <table:table-cell office:value-type="float" office:value="967.074036" calcext:value-type="float">
            <text:p>967,074036</text:p>
          </table:table-cell>
          <table:table-cell office:value-type="float" office:value="140955" calcext:value-type="float">
            <text:p>140955</text:p>
          </table:table-cell>
          <table:table-cell office:value-type="float" office:value="1156.237061" calcext:value-type="float">
            <text:p>1156,237061</text:p>
          </table:table-cell>
          <table:table-cell office:value-type="float" office:value="4" calcext:value-type="float">
            <text:p>4</text:p>
          </table:table-cell>
          <table:table-cell office:value-type="float" office:value="561.049988" calcext:value-type="float">
            <text:p>561,049988</text:p>
          </table:table-cell>
          <table:table-cell office:value-type="float" office:value="140955" calcext:value-type="float">
            <text:p>140955</text:p>
          </table:table-cell>
          <table:table-cell office:value-type="float" office:value="920.536987" calcext:value-type="float">
            <text:p>920,536987</text:p>
          </table:table-cell>
          <table:table-cell office:value-type="float" office:value="6" calcext:value-type="float">
            <text:p>6</text:p>
          </table:table-cell>
          <table:table-cell office:value-type="float" office:value="505.449005" calcext:value-type="float">
            <text:p>505,449005</text:p>
          </table:table-cell>
          <table:table-cell office:value-type="float" office:value="140955" calcext:value-type="float">
            <text:p>140955</text:p>
          </table:table-cell>
          <table:table-cell office:value-type="float" office:value="1100.195068" calcext:value-type="float">
            <text:p>1100,195068</text:p>
          </table:table-cell>
          <table:table-cell office:value-type="float" office:value="8" calcext:value-type="float">
            <text:p>8</text:p>
          </table:table-cell>
          <table:table-cell office:value-type="float" office:value="1051.401001" calcext:value-type="float">
            <text:p>1051,401001</text:p>
          </table:table-cell>
          <table:table-cell office:value-type="float" office:value="140955" calcext:value-type="float">
            <text:p>140955</text:p>
          </table:table-cell>
          <table:table-cell office:value-type="float" office:value="847.311035" calcext:value-type="float">
            <text:p>847,311035</text:p>
          </table:table-cell>
          <table:table-cell office:value-type="float" office:value="8" calcext:value-type="float">
            <text:p>8</text:p>
          </table:table-cell>
          <table:table-cell office:value-type="float" office:value="599.48999" calcext:value-type="float">
            <text:p>599,48999</text:p>
          </table:table-cell>
          <table:table-cell office:value-type="float" office:value="140955" calcext:value-type="float">
            <text:p>140955</text:p>
          </table:table-cell>
          <table:table-cell office:value-type="float" office:value="983.174988" calcext:value-type="float">
            <text:p>983,174988</text:p>
          </table:table-cell>
          <table:table-cell office:value-type="float" office:value="9" calcext:value-type="float">
            <text:p>9</text:p>
          </table:table-cell>
          <table:table-cell office:value-type="float" office:value="620.827026" calcext:value-type="float">
            <text:p>620,827026</text:p>
          </table:table-cell>
          <table:table-cell office:value-type="float" office:value="140955" calcext:value-type="float">
            <text:p>140955</text:p>
          </table:table-cell>
          <table:table-cell office:value-type="float" office:value="919.541016" calcext:value-type="float">
            <text:p>919,541016</text:p>
          </table:table-cell>
          <table:table-cell office:value-type="float" office:value="7" calcext:value-type="float">
            <text:p>7</text:p>
          </table:table-cell>
          <table:table-cell office:value-type="float" office:value="3062.49585" calcext:value-type="float">
            <text:p>3062,49585</text:p>
          </table:table-cell>
          <table:table-cell office:value-type="float" office:value="140955" calcext:value-type="float">
            <text:p>140955</text:p>
          </table:table-cell>
          <table:table-cell office:value-type="float" office:value="955.483032" calcext:value-type="float">
            <text:p>955,483032</text:p>
          </table:table-cell>
          <table:table-cell office:value-type="float" office:value="4" calcext:value-type="float">
            <text:p>4</text:p>
          </table:table-cell>
          <table:table-cell office:value-type="float" office:value="299.069" calcext:value-type="float">
            <text:p>299,069</text:p>
          </table:table-cell>
        </table:table-row>
        <table:table-row table:style-name="ro1">
          <table:table-cell office:value-type="float" office:value="141215" calcext:value-type="float">
            <text:p>141215</text:p>
          </table:table-cell>
          <table:table-cell office:value-type="float" office:value="858.041016" calcext:value-type="float">
            <text:p>858,041016</text:p>
          </table:table-cell>
          <table:table-cell office:value-type="float" office:value="23" calcext:value-type="float">
            <text:p>23</text:p>
          </table:table-cell>
          <table:table-cell office:value-type="float" office:value="6321.946777" calcext:value-type="float">
            <text:p>6321,946777</text:p>
          </table:table-cell>
          <table:table-cell office:value-type="float" office:value="141215" calcext:value-type="float">
            <text:p>141215</text:p>
          </table:table-cell>
          <table:table-cell office:value-type="float" office:value="909.275024" calcext:value-type="float">
            <text:p>909,275024</text:p>
          </table:table-cell>
          <table:table-cell office:value-type="float" office:value="7" calcext:value-type="float">
            <text:p>7</text:p>
          </table:table-cell>
          <table:table-cell office:value-type="float" office:value="2337.761963" calcext:value-type="float">
            <text:p>2337,761963</text:p>
          </table:table-cell>
          <table:table-cell office:value-type="float" office:value="141215" calcext:value-type="float">
            <text:p>141215</text:p>
          </table:table-cell>
          <table:table-cell office:value-type="float" office:value="840.604004" calcext:value-type="float">
            <text:p>840,604004</text:p>
          </table:table-cell>
          <table:table-cell office:value-type="float" office:value="7" calcext:value-type="float">
            <text:p>7</text:p>
          </table:table-cell>
          <table:table-cell office:value-type="float" office:value="1778.583984" calcext:value-type="float">
            <text:p>1778,583984</text:p>
          </table:table-cell>
          <table:table-cell office:value-type="float" office:value="141215" calcext:value-type="float">
            <text:p>141215</text:p>
          </table:table-cell>
          <table:table-cell office:value-type="float" office:value="939.664001" calcext:value-type="float">
            <text:p>939,664001</text:p>
          </table:table-cell>
          <table:table-cell office:value-type="float" office:value="10" calcext:value-type="float">
            <text:p>10</text:p>
          </table:table-cell>
          <table:table-cell office:value-type="float" office:value="1806.274048" calcext:value-type="float">
            <text:p>1806,274048</text:p>
          </table:table-cell>
          <table:table-cell office:value-type="float" office:value="141215" calcext:value-type="float">
            <text:p>141215</text:p>
          </table:table-cell>
          <table:table-cell office:value-type="float" office:value="907.217041" calcext:value-type="float">
            <text:p>907,217041</text:p>
          </table:table-cell>
          <table:table-cell office:value-type="float" office:value="4" calcext:value-type="float">
            <text:p>4</text:p>
          </table:table-cell>
          <table:table-cell office:value-type="float" office:value="1790.10791" calcext:value-type="float">
            <text:p>1790,10791</text:p>
          </table:table-cell>
          <table:table-cell office:value-type="float" office:value="141215" calcext:value-type="float">
            <text:p>141215</text:p>
          </table:table-cell>
          <table:table-cell office:value-type="float" office:value="813.220032" calcext:value-type="float">
            <text:p>813,220032</text:p>
          </table:table-cell>
          <table:table-cell office:value-type="float" office:value="19" calcext:value-type="float">
            <text:p>19</text:p>
          </table:table-cell>
          <table:table-cell office:value-type="float" office:value="4435.079102" calcext:value-type="float">
            <text:p>4435,079102</text:p>
          </table:table-cell>
          <table:table-cell office:value-type="float" office:value="141215" calcext:value-type="float">
            <text:p>141215</text:p>
          </table:table-cell>
          <table:table-cell office:value-type="float" office:value="920.660034" calcext:value-type="float">
            <text:p>920,660034</text:p>
          </table:table-cell>
          <table:table-cell office:value-type="float" office:value="9" calcext:value-type="float">
            <text:p>9</text:p>
          </table:table-cell>
          <table:table-cell office:value-type="float" office:value="2395.324951" calcext:value-type="float">
            <text:p>2395,324951</text:p>
          </table:table-cell>
          <table:table-cell office:value-type="float" office:value="141215" calcext:value-type="float">
            <text:p>141215</text:p>
          </table:table-cell>
          <table:table-cell office:value-type="float" office:value="856.362" calcext:value-type="float">
            <text:p>856,362</text:p>
          </table:table-cell>
          <table:table-cell office:value-type="float" office:value="5" calcext:value-type="float">
            <text:p>5</text:p>
          </table:table-cell>
          <table:table-cell office:value-type="float" office:value="2054.904785" calcext:value-type="float">
            <text:p>2054,904785</text:p>
          </table:table-cell>
          <table:table-cell office:value-type="float" office:value="141215" calcext:value-type="float">
            <text:p>141215</text:p>
          </table:table-cell>
          <table:table-cell office:value-type="float" office:value="869.533997" calcext:value-type="float">
            <text:p>869,533997</text:p>
          </table:table-cell>
          <table:table-cell office:value-type="float" office:value="8" calcext:value-type="float">
            <text:p>8</text:p>
          </table:table-cell>
          <table:table-cell office:value-type="float" office:value="1454.161987" calcext:value-type="float">
            <text:p>1454,161987</text:p>
          </table:table-cell>
        </table:table-row>
        <table:table-row table:style-name="ro1">
          <table:table-cell office:value-type="float" office:value="141359" calcext:value-type="float">
            <text:p>141359</text:p>
          </table:table-cell>
          <table:table-cell office:value-type="float" office:value="1038.771973" calcext:value-type="float">
            <text:p>1038,771973</text:p>
          </table:table-cell>
          <table:table-cell office:value-type="float" office:value="6" calcext:value-type="float">
            <text:p>6</text:p>
          </table:table-cell>
          <table:table-cell office:value-type="float" office:value="1609.012939" calcext:value-type="float">
            <text:p>1609,012939</text:p>
          </table:table-cell>
          <table:table-cell office:value-type="float" office:value="141359" calcext:value-type="float">
            <text:p>141359</text:p>
          </table:table-cell>
          <table:table-cell office:value-type="float" office:value="919.584961" calcext:value-type="float">
            <text:p>919,584961</text:p>
          </table:table-cell>
          <table:table-cell office:value-type="float" office:value="9" calcext:value-type="float">
            <text:p>9</text:p>
          </table:table-cell>
          <table:table-cell office:value-type="float" office:value="584.838013" calcext:value-type="float">
            <text:p>584,838013</text:p>
          </table:table-cell>
          <table:table-cell office:value-type="float" office:value="141359" calcext:value-type="float">
            <text:p>141359</text:p>
          </table:table-cell>
          <table:table-cell office:value-type="float" office:value="955.664978" calcext:value-type="float">
            <text:p>955,664978</text:p>
          </table:table-cell>
          <table:table-cell office:value-type="float" office:value="4" calcext:value-type="float">
            <text:p>4</text:p>
          </table:table-cell>
          <table:table-cell office:value-type="float" office:value="305.584991" calcext:value-type="float">
            <text:p>305,584991</text:p>
          </table:table-cell>
          <table:table-cell office:value-type="float" office:value="141359" calcext:value-type="float">
            <text:p>141359</text:p>
          </table:table-cell>
          <table:table-cell office:value-type="float" office:value="811.263977" calcext:value-type="float">
            <text:p>811,263977</text:p>
          </table:table-cell>
          <table:table-cell office:value-type="float" office:value="6" calcext:value-type="float">
            <text:p>6</text:p>
          </table:table-cell>
          <table:table-cell office:value-type="float" office:value="1929.045166" calcext:value-type="float">
            <text:p>1929,045166</text:p>
          </table:table-cell>
          <table:table-cell office:value-type="float" office:value="141359" calcext:value-type="float">
            <text:p>141359</text:p>
          </table:table-cell>
          <table:table-cell office:value-type="float" office:value="946.173035" calcext:value-type="float">
            <text:p>946,173035</text:p>
          </table:table-cell>
          <table:table-cell office:value-type="float" office:value="34" calcext:value-type="float">
            <text:p>34</text:p>
          </table:table-cell>
          <table:table-cell office:value-type="float" office:value="5673.212402" calcext:value-type="float">
            <text:p>5673,212402</text:p>
          </table:table-cell>
          <table:table-cell office:value-type="float" office:value="141359" calcext:value-type="float">
            <text:p>141359</text:p>
          </table:table-cell>
          <table:table-cell office:value-type="float" office:value="929.203979" calcext:value-type="float">
            <text:p>929,203979</text:p>
          </table:table-cell>
          <table:table-cell office:value-type="float" office:value="18" calcext:value-type="float">
            <text:p>18</text:p>
          </table:table-cell>
          <table:table-cell office:value-type="float" office:value="2859.704102" calcext:value-type="float">
            <text:p>2859,704102</text:p>
          </table:table-cell>
          <table:table-cell office:value-type="float" office:value="141359" calcext:value-type="float">
            <text:p>141359</text:p>
          </table:table-cell>
          <table:table-cell office:value-type="float" office:value="883.856995" calcext:value-type="float">
            <text:p>883,856995</text:p>
          </table:table-cell>
          <table:table-cell office:value-type="float" office:value="3" calcext:value-type="float">
            <text:p>3</text:p>
          </table:table-cell>
          <table:table-cell office:value-type="float" office:value="355.321991" calcext:value-type="float">
            <text:p>355,321991</text:p>
          </table:table-cell>
          <table:table-cell office:value-type="float" office:value="141359" calcext:value-type="float">
            <text:p>141359</text:p>
          </table:table-cell>
          <table:table-cell office:value-type="float" office:value="1065.641968" calcext:value-type="float">
            <text:p>1065,641968</text:p>
          </table:table-cell>
          <table:table-cell office:value-type="float" office:value="3" calcext:value-type="float">
            <text:p>3</text:p>
          </table:table-cell>
          <table:table-cell office:value-type="float" office:value="566.85498" calcext:value-type="float">
            <text:p>566,85498</text:p>
          </table:table-cell>
          <table:table-cell office:value-type="float" office:value="141359" calcext:value-type="float">
            <text:p>141359</text:p>
          </table:table-cell>
          <table:table-cell office:value-type="float" office:value="966.177002" calcext:value-type="float">
            <text:p>966,177002</text:p>
          </table:table-cell>
          <table:table-cell office:value-type="float" office:value="4" calcext:value-type="float">
            <text:p>4</text:p>
          </table:table-cell>
          <table:table-cell office:value-type="float" office:value="569.582031" calcext:value-type="float">
            <text:p>569,582031</text:p>
          </table:table-cell>
        </table:table-row>
        <table:table-row table:style-name="ro1">
          <table:table-cell office:value-type="float" office:value="141603" calcext:value-type="float">
            <text:p>141603</text:p>
          </table:table-cell>
          <table:table-cell office:value-type="float" office:value="846.041992" calcext:value-type="float">
            <text:p>846,041992</text:p>
          </table:table-cell>
          <table:table-cell office:value-type="float" office:value="10" calcext:value-type="float">
            <text:p>10</text:p>
          </table:table-cell>
          <table:table-cell office:value-type="float" office:value="1542.317871" calcext:value-type="float">
            <text:p>1542,317871</text:p>
          </table:table-cell>
          <table:table-cell office:value-type="float" office:value="141603" calcext:value-type="float">
            <text:p>141603</text:p>
          </table:table-cell>
          <table:table-cell office:value-type="float" office:value="1012.361023" calcext:value-type="float">
            <text:p>1012,361023</text:p>
          </table:table-cell>
          <table:table-cell office:value-type="float" office:value="11" calcext:value-type="float">
            <text:p>11</text:p>
          </table:table-cell>
          <table:table-cell office:value-type="float" office:value="1237.119751" calcext:value-type="float">
            <text:p>1237,119751</text:p>
          </table:table-cell>
          <table:table-cell office:value-type="float" office:value="141603" calcext:value-type="float">
            <text:p>141603</text:p>
          </table:table-cell>
          <table:table-cell office:value-type="float" office:value="806.560974" calcext:value-type="float">
            <text:p>806,560974</text:p>
          </table:table-cell>
          <table:table-cell office:value-type="float" office:value="5" calcext:value-type="float">
            <text:p>5</text:p>
          </table:table-cell>
          <table:table-cell office:value-type="float" office:value="1344.192139" calcext:value-type="float">
            <text:p>1344,192139</text:p>
          </table:table-cell>
          <table:table-cell office:value-type="float" office:value="141603" calcext:value-type="float">
            <text:p>141603</text:p>
          </table:table-cell>
          <table:table-cell office:value-type="float" office:value="940.530029" calcext:value-type="float">
            <text:p>940,530029</text:p>
          </table:table-cell>
          <table:table-cell office:value-type="float" office:value="24" calcext:value-type="float">
            <text:p>24</text:p>
          </table:table-cell>
          <table:table-cell office:value-type="float" office:value="3120.697998" calcext:value-type="float">
            <text:p>3120,697998</text:p>
          </table:table-cell>
          <table:table-cell office:value-type="float" office:value="141603" calcext:value-type="float">
            <text:p>141603</text:p>
          </table:table-cell>
          <table:table-cell office:value-type="float" office:value="898.549011" calcext:value-type="float">
            <text:p>898,549011</text:p>
          </table:table-cell>
          <table:table-cell office:value-type="float" office:value="13" calcext:value-type="float">
            <text:p>13</text:p>
          </table:table-cell>
          <table:table-cell office:value-type="float" office:value="2327.695801" calcext:value-type="float">
            <text:p>2327,695801</text:p>
          </table:table-cell>
          <table:table-cell office:value-type="float" office:value="141603" calcext:value-type="float">
            <text:p>141603</text:p>
          </table:table-cell>
          <table:table-cell office:value-type="float" office:value="853.60498" calcext:value-type="float">
            <text:p>853,60498</text:p>
          </table:table-cell>
          <table:table-cell office:value-type="float" office:value="29" calcext:value-type="float">
            <text:p>29</text:p>
          </table:table-cell>
          <table:table-cell office:value-type="float" office:value="7986.24707" calcext:value-type="float">
            <text:p>7986,24707</text:p>
          </table:table-cell>
          <table:table-cell office:value-type="float" office:value="141603" calcext:value-type="float">
            <text:p>141603</text:p>
          </table:table-cell>
          <table:table-cell office:value-type="float" office:value="702.386047" calcext:value-type="float">
            <text:p>702,386047</text:p>
          </table:table-cell>
          <table:table-cell office:value-type="float" office:value="8" calcext:value-type="float">
            <text:p>8</text:p>
          </table:table-cell>
          <table:table-cell office:value-type="float" office:value="1889.979126" calcext:value-type="float">
            <text:p>1889,979126</text:p>
          </table:table-cell>
          <table:table-cell office:value-type="float" office:value="141603" calcext:value-type="float">
            <text:p>141603</text:p>
          </table:table-cell>
          <table:table-cell office:value-type="float" office:value="850.494019" calcext:value-type="float">
            <text:p>850,494019</text:p>
          </table:table-cell>
          <table:table-cell office:value-type="float" office:value="4" calcext:value-type="float">
            <text:p>4</text:p>
          </table:table-cell>
          <table:table-cell office:value-type="float" office:value="1305.797974" calcext:value-type="float">
            <text:p>1305,797974</text:p>
          </table:table-cell>
          <table:table-cell office:value-type="float" office:value="141603" calcext:value-type="float">
            <text:p>141603</text:p>
          </table:table-cell>
          <table:table-cell office:value-type="float" office:value="860.746033" calcext:value-type="float">
            <text:p>860,746033</text:p>
          </table:table-cell>
          <table:table-cell office:value-type="float" office:value="9" calcext:value-type="float">
            <text:p>9</text:p>
          </table:table-cell>
          <table:table-cell office:value-type="float" office:value="3045.526123" calcext:value-type="float">
            <text:p>3045,526123</text:p>
          </table:table-cell>
        </table:table-row>
        <table:table-row table:style-name="ro1">
          <table:table-cell office:value-type="float" office:value="141808" calcext:value-type="float">
            <text:p>141808</text:p>
          </table:table-cell>
          <table:table-cell office:value-type="float" office:value="886.729004" calcext:value-type="float">
            <text:p>886,729004</text:p>
          </table:table-cell>
          <table:table-cell office:value-type="float" office:value="4" calcext:value-type="float">
            <text:p>4</text:p>
          </table:table-cell>
          <table:table-cell office:value-type="float" office:value="1107.758911" calcext:value-type="float">
            <text:p>1107,758911</text:p>
          </table:table-cell>
          <table:table-cell office:value-type="float" office:value="141808" calcext:value-type="float">
            <text:p>141808</text:p>
          </table:table-cell>
          <table:table-cell office:value-type="float" office:value="691.461975" calcext:value-type="float">
            <text:p>691,461975</text:p>
          </table:table-cell>
          <table:table-cell office:value-type="float" office:value="5" calcext:value-type="float">
            <text:p>5</text:p>
          </table:table-cell>
          <table:table-cell office:value-type="float" office:value="297.761017" calcext:value-type="float">
            <text:p>297,761017</text:p>
          </table:table-cell>
          <table:table-cell office:value-type="float" office:value="141808" calcext:value-type="float">
            <text:p>141808</text:p>
          </table:table-cell>
          <table:table-cell office:value-type="float" office:value="856.625977" calcext:value-type="float">
            <text:p>856,625977</text:p>
          </table:table-cell>
          <table:table-cell office:value-type="float" office:value="8" calcext:value-type="float">
            <text:p>8</text:p>
          </table:table-cell>
          <table:table-cell office:value-type="float" office:value="472.872986" calcext:value-type="float">
            <text:p>472,87298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27.963013" calcext:value-type="float">
            <text:p>827,963013</text:p>
          </table:table-cell>
          <table:table-cell office:value-type="float" office:value="7" calcext:value-type="float">
            <text:p>7</text:p>
          </table:table-cell>
          <table:table-cell office:value-type="float" office:value="642" calcext:value-type="float">
            <text:p>642</text:p>
          </table:table-cell>
          <table:table-cell office:value-type="float" office:value="141808" calcext:value-type="float">
            <text:p>141808</text:p>
          </table:table-cell>
          <table:table-cell office:value-type="float" office:value="877.929993" calcext:value-type="float">
            <text:p>877,929993</text:p>
          </table:table-cell>
          <table:table-cell office:value-type="float" office:value="19" calcext:value-type="float">
            <text:p>19</text:p>
          </table:table-cell>
          <table:table-cell office:value-type="float" office:value="3299.024902" calcext:value-type="float">
            <text:p>3299,024902</text:p>
          </table:table-cell>
          <table:table-cell office:value-type="float" office:value="141808" calcext:value-type="float">
            <text:p>141808</text:p>
          </table:table-cell>
          <table:table-cell office:value-type="float" office:value="1019.968018" calcext:value-type="float">
            <text:p>1019,968018</text:p>
          </table:table-cell>
          <table:table-cell office:value-type="float" office:value="3" calcext:value-type="float">
            <text:p>3</text:p>
          </table:table-cell>
          <table:table-cell office:value-type="float" office:value="300.686005" calcext:value-type="float">
            <text:p>300,686005</text:p>
          </table:table-cell>
          <table:table-cell office:value-type="float" office:value="141808" calcext:value-type="float">
            <text:p>141808</text:p>
          </table:table-cell>
          <table:table-cell office:value-type="float" office:value="821.124023" calcext:value-type="float">
            <text:p>821,124023</text:p>
          </table:table-cell>
          <table:table-cell office:value-type="float" office:value="2" calcext:value-type="float">
            <text:p>2</text:p>
          </table:table-cell>
          <table:table-cell office:value-type="float" office:value="123.867996" calcext:value-type="float">
            <text:p>123,86799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33.148987" calcext:value-type="float">
            <text:p>833,148987</text:p>
          </table:table-cell>
          <table:table-cell office:value-type="float" office:value="6" calcext:value-type="float">
            <text:p>6</text:p>
          </table:table-cell>
          <table:table-cell office:value-type="float" office:value="608.474976" calcext:value-type="float">
            <text:p>608,474976</text:p>
          </table:table-cell>
          <table:table-cell office:value-type="float" office:value="141808" calcext:value-type="float">
            <text:p>141808</text:p>
          </table:table-cell>
          <table:table-cell office:value-type="float" office:value="804.674011" calcext:value-type="float">
            <text:p>804,674011</text:p>
          </table:table-cell>
          <table:table-cell office:value-type="float" office:value="6" calcext:value-type="float">
            <text:p>6</text:p>
          </table:table-cell>
          <table:table-cell office:value-type="float" office:value="531.227966" calcext:value-type="float">
            <text:p>531,227966</text:p>
          </table:table-cell>
        </table:table-row>
        <table:table-row table:style-name="ro1">
          <table:table-cell office:value-type="float" office:value="142005" calcext:value-type="float">
            <text:p>142005</text:p>
          </table:table-cell>
          <table:table-cell office:value-type="float" office:value="923.503967" calcext:value-type="float">
            <text:p>923,503967</text:p>
          </table:table-cell>
          <table:table-cell office:value-type="float" office:value="30" calcext:value-type="float">
            <text:p>30</text:p>
          </table:table-cell>
          <table:table-cell office:value-type="float" office:value="5023.785156" calcext:value-type="float">
            <text:p>5023,785156</text:p>
          </table:table-cell>
          <table:table-cell office:value-type="float" office:value="142005" calcext:value-type="float">
            <text:p>142005</text:p>
          </table:table-cell>
          <table:table-cell office:value-type="float" office:value="917.911011" calcext:value-type="float">
            <text:p>917,911011</text:p>
          </table:table-cell>
          <table:table-cell office:value-type="float" office:value="8" calcext:value-type="float">
            <text:p>8</text:p>
          </table:table-cell>
          <table:table-cell office:value-type="float" office:value="1972.589966" calcext:value-type="float">
            <text:p>1972,589966</text:p>
          </table:table-cell>
          <table:table-cell office:value-type="float" office:value="142005" calcext:value-type="float">
            <text:p>142005</text:p>
          </table:table-cell>
          <table:table-cell office:value-type="float" office:value="1029.10498" calcext:value-type="float">
            <text:p>1029,10498</text:p>
          </table:table-cell>
          <table:table-cell office:value-type="float" office:value="9" calcext:value-type="float">
            <text:p>9</text:p>
          </table:table-cell>
          <table:table-cell office:value-type="float" office:value="2650.427002" calcext:value-type="float">
            <text:p>2650,427002</text:p>
          </table:table-cell>
          <table:table-cell office:value-type="float" office:value="142005" calcext:value-type="float">
            <text:p>142005</text:p>
          </table:table-cell>
          <table:table-cell office:value-type="float" office:value="926.531006" calcext:value-type="float">
            <text:p>926,531006</text:p>
          </table:table-cell>
          <table:table-cell office:value-type="float" office:value="5" calcext:value-type="float">
            <text:p>5</text:p>
          </table:table-cell>
          <table:table-cell office:value-type="float" office:value="1625.395142" calcext:value-type="float">
            <text:p>1625,395142</text:p>
          </table:table-cell>
          <table:table-cell office:value-type="float" office:value="142005" calcext:value-type="float">
            <text:p>142005</text:p>
          </table:table-cell>
          <table:table-cell office:value-type="float" office:value="1012.256042" calcext:value-type="float">
            <text:p>1012,256042</text:p>
          </table:table-cell>
          <table:table-cell office:value-type="float" office:value="15" calcext:value-type="float">
            <text:p>15</text:p>
          </table:table-cell>
          <table:table-cell office:value-type="float" office:value="3249.966064" calcext:value-type="float">
            <text:p>3249,966064</text:p>
          </table:table-cell>
          <table:table-cell office:value-type="float" office:value="142005" calcext:value-type="float">
            <text:p>142005</text:p>
          </table:table-cell>
          <table:table-cell office:value-type="float" office:value="843.270996" calcext:value-type="float">
            <text:p>843,270996</text:p>
          </table:table-cell>
          <table:table-cell office:value-type="float" office:value="18" calcext:value-type="float">
            <text:p>18</text:p>
          </table:table-cell>
          <table:table-cell office:value-type="float" office:value="9409.552734" calcext:value-type="float">
            <text:p>9409,552734</text:p>
          </table:table-cell>
          <table:table-cell office:value-type="float" office:value="142005" calcext:value-type="float">
            <text:p>142005</text:p>
          </table:table-cell>
          <table:table-cell office:value-type="float" office:value="886.437988" calcext:value-type="float">
            <text:p>886,437988</text:p>
          </table:table-cell>
          <table:table-cell office:value-type="float" office:value="8" calcext:value-type="float">
            <text:p>8</text:p>
          </table:table-cell>
          <table:table-cell office:value-type="float" office:value="1790.078125" calcext:value-type="float">
            <text:p>1790,078125</text:p>
          </table:table-cell>
          <table:table-cell office:value-type="float" office:value="142005" calcext:value-type="float">
            <text:p>142005</text:p>
          </table:table-cell>
          <table:table-cell office:value-type="float" office:value="977.364014" calcext:value-type="float">
            <text:p>977,364014</text:p>
          </table:table-cell>
          <table:table-cell office:value-type="float" office:value="12" calcext:value-type="float">
            <text:p>12</text:p>
          </table:table-cell>
          <table:table-cell office:value-type="float" office:value="2304.047852" calcext:value-type="float">
            <text:p>2304,047852</text:p>
          </table:table-cell>
          <table:table-cell office:value-type="float" office:value="142005" calcext:value-type="float">
            <text:p>142005</text:p>
          </table:table-cell>
          <table:table-cell office:value-type="float" office:value="942.775024" calcext:value-type="float">
            <text:p>942,775024</text:p>
          </table:table-cell>
          <table:table-cell office:value-type="float" office:value="4" calcext:value-type="float">
            <text:p>4</text:p>
          </table:table-cell>
          <table:table-cell office:value-type="float" office:value="1810.509033" calcext:value-type="float">
            <text:p>1810,509033</text:p>
          </table:table-cell>
        </table:table-row>
        <table:table-row table:style-name="ro1">
          <table:table-cell office:value-type="float" office:value="142159" calcext:value-type="float">
            <text:p>142159</text:p>
          </table:table-cell>
          <table:table-cell office:value-type="float" office:value="833.825989" calcext:value-type="float">
            <text:p>833,825989</text:p>
          </table:table-cell>
          <table:table-cell office:value-type="float" office:value="4" calcext:value-type="float">
            <text:p>4</text:p>
          </table:table-cell>
          <table:table-cell office:value-type="float" office:value="1055.733032" calcext:value-type="float">
            <text:p>1055,733032</text:p>
          </table:table-cell>
          <table:table-cell office:value-type="float" office:value="142159" calcext:value-type="float">
            <text:p>142159</text:p>
          </table:table-cell>
          <table:table-cell office:value-type="float" office:value="953.632019" calcext:value-type="float">
            <text:p>953,632019</text:p>
          </table:table-cell>
          <table:table-cell office:value-type="float" office:value="15" calcext:value-type="float">
            <text:p>15</text:p>
          </table:table-cell>
          <table:table-cell office:value-type="float" office:value="6434.561035" calcext:value-type="float">
            <text:p>6434,561035</text:p>
          </table:table-cell>
          <table:table-cell office:value-type="float" office:value="142159" calcext:value-type="float">
            <text:p>142159</text:p>
          </table:table-cell>
          <table:table-cell office:value-type="float" office:value="1097.401978" calcext:value-type="float">
            <text:p>1097,401978</text:p>
          </table:table-cell>
          <table:table-cell office:value-type="float" office:value="6" calcext:value-type="float">
            <text:p>6</text:p>
          </table:table-cell>
          <table:table-cell office:value-type="float" office:value="958.696045" calcext:value-type="float">
            <text:p>958,696045</text:p>
          </table:table-cell>
          <table:table-cell office:value-type="float" office:value="142159" calcext:value-type="float">
            <text:p>142159</text:p>
          </table:table-cell>
          <table:table-cell office:value-type="float" office:value="893.347046" calcext:value-type="float">
            <text:p>893,347046</text:p>
          </table:table-cell>
          <table:table-cell office:value-type="float" office:value="8" calcext:value-type="float">
            <text:p>8</text:p>
          </table:table-cell>
          <table:table-cell office:value-type="float" office:value="3093.060791" calcext:value-type="float">
            <text:p>3093,060791</text:p>
          </table:table-cell>
          <table:table-cell office:value-type="float" office:value="142159" calcext:value-type="float">
            <text:p>142159</text:p>
          </table:table-cell>
          <table:table-cell office:value-type="float" office:value="1059.705078" calcext:value-type="float">
            <text:p>1059,705078</text:p>
          </table:table-cell>
          <table:table-cell office:value-type="float" office:value="9" calcext:value-type="float">
            <text:p>9</text:p>
          </table:table-cell>
          <table:table-cell office:value-type="float" office:value="1449.68811" calcext:value-type="float">
            <text:p>1449,68811</text:p>
          </table:table-cell>
          <table:table-cell office:value-type="float" office:value="142159" calcext:value-type="float">
            <text:p>142159</text:p>
          </table:table-cell>
          <table:table-cell office:value-type="float" office:value="988.466003" calcext:value-type="float">
            <text:p>988,466003</text:p>
          </table:table-cell>
          <table:table-cell office:value-type="float" office:value="4" calcext:value-type="float">
            <text:p>4</text:p>
          </table:table-cell>
          <table:table-cell office:value-type="float" office:value="1167.134033" calcext:value-type="float">
            <text:p>1167,134033</text:p>
          </table:table-cell>
          <table:table-cell office:value-type="float" office:value="142159" calcext:value-type="float">
            <text:p>142159</text:p>
          </table:table-cell>
          <table:table-cell office:value-type="float" office:value="877.643005" calcext:value-type="float">
            <text:p>877,643005</text:p>
          </table:table-cell>
          <table:table-cell office:value-type="float" office:value="9" calcext:value-type="float">
            <text:p>9</text:p>
          </table:table-cell>
          <table:table-cell office:value-type="float" office:value="2156.694824" calcext:value-type="float">
            <text:p>2156,694824</text:p>
          </table:table-cell>
          <table:table-cell office:value-type="float" office:value="142159" calcext:value-type="float">
            <text:p>142159</text:p>
          </table:table-cell>
          <table:table-cell office:value-type="float" office:value="948.940979" calcext:value-type="float">
            <text:p>948,940979</text:p>
          </table:table-cell>
          <table:table-cell office:value-type="float" office:value="5" calcext:value-type="float">
            <text:p>5</text:p>
          </table:table-cell>
          <table:table-cell office:value-type="float" office:value="935.776978" calcext:value-type="float">
            <text:p>935,776978</text:p>
          </table:table-cell>
          <table:table-cell office:value-type="float" office:value="142159" calcext:value-type="float">
            <text:p>142159</text:p>
          </table:table-cell>
          <table:table-cell office:value-type="float" office:value="931.367981" calcext:value-type="float">
            <text:p>931,367981</text:p>
          </table:table-cell>
          <table:table-cell office:value-type="float" office:value="20" calcext:value-type="float">
            <text:p>20</text:p>
          </table:table-cell>
          <table:table-cell office:value-type="float" office:value="6509.668457" calcext:value-type="float">
            <text:p>6509,668457</text:p>
          </table:table-cell>
        </table:table-row>
        <table:table-row table:style-name="ro1">
          <table:table-cell office:value-type="float" office:value="143340" calcext:value-type="float">
            <text:p>143340</text:p>
          </table:table-cell>
          <table:table-cell office:value-type="float" office:value="1018.278015" calcext:value-type="float">
            <text:p>1018,278015</text:p>
          </table:table-cell>
          <table:table-cell office:value-type="float" office:value="13" calcext:value-type="float">
            <text:p>13</text:p>
          </table:table-cell>
          <table:table-cell office:value-type="float" office:value="9476.714844" calcext:value-type="float">
            <text:p>9476,714844</text:p>
          </table:table-cell>
          <table:table-cell office:value-type="float" office:value="143340" calcext:value-type="float">
            <text:p>143340</text:p>
          </table:table-cell>
          <table:table-cell office:value-type="float" office:value="861.415039" calcext:value-type="float">
            <text:p>861,415039</text:p>
          </table:table-cell>
          <table:table-cell office:value-type="float" office:value="11" calcext:value-type="float">
            <text:p>11</text:p>
          </table:table-cell>
          <table:table-cell office:value-type="float" office:value="6406.940918" calcext:value-type="float">
            <text:p>6406,940918</text:p>
          </table:table-cell>
          <table:table-cell office:value-type="float" office:value="143340" calcext:value-type="float">
            <text:p>143340</text:p>
          </table:table-cell>
          <table:table-cell office:value-type="float" office:value="1016.607056" calcext:value-type="float">
            <text:p>1016,607056</text:p>
          </table:table-cell>
          <table:table-cell office:value-type="float" office:value="9" calcext:value-type="float">
            <text:p>9</text:p>
          </table:table-cell>
          <table:table-cell office:value-type="float" office:value="5238.123535" calcext:value-type="float">
            <text:p>5238,123535</text:p>
          </table:table-cell>
          <table:table-cell office:value-type="float" office:value="143340" calcext:value-type="float">
            <text:p>143340</text:p>
          </table:table-cell>
          <table:table-cell office:value-type="float" office:value="900.463013" calcext:value-type="float">
            <text:p>900,463013</text:p>
          </table:table-cell>
          <table:table-cell office:value-type="float" office:value="16" calcext:value-type="float">
            <text:p>16</text:p>
          </table:table-cell>
          <table:table-cell office:value-type="float" office:value="4868.16748" calcext:value-type="float">
            <text:p>4868,16748</text:p>
          </table:table-cell>
          <table:table-cell office:value-type="float" office:value="143340" calcext:value-type="float">
            <text:p>143340</text:p>
          </table:table-cell>
          <table:table-cell office:value-type="float" office:value="1012.143982" calcext:value-type="float">
            <text:p>1012,143982</text:p>
          </table:table-cell>
          <table:table-cell office:value-type="float" office:value="25" calcext:value-type="float">
            <text:p>25</text:p>
          </table:table-cell>
          <table:table-cell office:value-type="float" office:value="7609.136719" calcext:value-type="float">
            <text:p>7609,136719</text:p>
          </table:table-cell>
          <table:table-cell office:value-type="float" office:value="143340" calcext:value-type="float">
            <text:p>143340</text:p>
          </table:table-cell>
          <table:table-cell office:value-type="float" office:value="842.039978" calcext:value-type="float">
            <text:p>842,039978</text:p>
          </table:table-cell>
          <table:table-cell office:value-type="float" office:value="10" calcext:value-type="float">
            <text:p>10</text:p>
          </table:table-cell>
          <table:table-cell office:value-type="float" office:value="3772.559082" calcext:value-type="float">
            <text:p>3772,559082</text:p>
          </table:table-cell>
          <table:table-cell office:value-type="float" office:value="143340" calcext:value-type="float">
            <text:p>143340</text:p>
          </table:table-cell>
          <table:table-cell office:value-type="float" office:value="930.703979" calcext:value-type="float">
            <text:p>930,703979</text:p>
          </table:table-cell>
          <table:table-cell office:value-type="float" office:value="8" calcext:value-type="float">
            <text:p>8</text:p>
          </table:table-cell>
          <table:table-cell office:value-type="float" office:value="4731.535645" calcext:value-type="float">
            <text:p>4731,535645</text:p>
          </table:table-cell>
          <table:table-cell office:value-type="float" office:value="143340" calcext:value-type="float">
            <text:p>143340</text:p>
          </table:table-cell>
          <table:table-cell office:value-type="float" office:value="928.071045" calcext:value-type="float">
            <text:p>928,071045</text:p>
          </table:table-cell>
          <table:table-cell office:value-type="float" office:value="16" calcext:value-type="float">
            <text:p>16</text:p>
          </table:table-cell>
          <table:table-cell office:value-type="float" office:value="6905.363281" calcext:value-type="float">
            <text:p>6905,363281</text:p>
          </table:table-cell>
          <table:table-cell office:value-type="float" office:value="143340" calcext:value-type="float">
            <text:p>143340</text:p>
          </table:table-cell>
          <table:table-cell office:value-type="float" office:value="1097.623047" calcext:value-type="float">
            <text:p>1097,623047</text:p>
          </table:table-cell>
          <table:table-cell office:value-type="float" office:value="10" calcext:value-type="float">
            <text:p>10</text:p>
          </table:table-cell>
          <table:table-cell office:value-type="float" office:value="6518.12207" calcext:value-type="float">
            <text:p>6518,12207</text:p>
          </table:table-cell>
        </table:table-row>
        <table:table-row table:style-name="ro1">
          <table:table-cell office:value-type="float" office:value="143850" calcext:value-type="float">
            <text:p>143850</text:p>
          </table:table-cell>
          <table:table-cell office:value-type="float" office:value="764.275024" calcext:value-type="float">
            <text:p>764,275024</text:p>
          </table:table-cell>
          <table:table-cell office:value-type="float" office:value="5" calcext:value-type="float">
            <text:p>5</text:p>
          </table:table-cell>
          <table:table-cell office:value-type="float" office:value="580.138" calcext:value-type="float">
            <text:p>580,138</text:p>
          </table:table-cell>
          <table:table-cell office:value-type="float" office:value="143850" calcext:value-type="float">
            <text:p>143850</text:p>
          </table:table-cell>
          <table:table-cell office:value-type="float" office:value="1002.048035" calcext:value-type="float">
            <text:p>1002,048035</text:p>
          </table:table-cell>
          <table:table-cell office:value-type="float" office:value="8" calcext:value-type="float">
            <text:p>8</text:p>
          </table:table-cell>
          <table:table-cell office:value-type="float" office:value="1158.19397" calcext:value-type="float">
            <text:p>1158,19397</text:p>
          </table:table-cell>
          <table:table-cell office:value-type="float" office:value="143850" calcext:value-type="float">
            <text:p>143850</text:p>
          </table:table-cell>
          <table:table-cell office:value-type="float" office:value="805.352966" calcext:value-type="float">
            <text:p>805,352966</text:p>
          </table:table-cell>
          <table:table-cell office:value-type="float" office:value="7" calcext:value-type="float">
            <text:p>7</text:p>
          </table:table-cell>
          <table:table-cell office:value-type="float" office:value="1441.359009" calcext:value-type="float">
            <text:p>1441,359009</text:p>
          </table:table-cell>
          <table:table-cell office:value-type="float" office:value="143850" calcext:value-type="float">
            <text:p>143850</text:p>
          </table:table-cell>
          <table:table-cell office:value-type="float" office:value="992.875" calcext:value-type="float">
            <text:p>992,875</text:p>
          </table:table-cell>
          <table:table-cell office:value-type="float" office:value="30" calcext:value-type="float">
            <text:p>30</text:p>
          </table:table-cell>
          <table:table-cell office:value-type="float" office:value="8658.842773" calcext:value-type="float">
            <text:p>8658,842773</text:p>
          </table:table-cell>
          <table:table-cell office:value-type="float" office:value="143850" calcext:value-type="float">
            <text:p>143850</text:p>
          </table:table-cell>
          <table:table-cell office:value-type="float" office:value="808.322021" calcext:value-type="float">
            <text:p>808,322021</text:p>
          </table:table-cell>
          <table:table-cell office:value-type="float" office:value="6" calcext:value-type="float">
            <text:p>6</text:p>
          </table:table-cell>
          <table:table-cell office:value-type="float" office:value="334.949982" calcext:value-type="float">
            <text:p>334,949982</text:p>
          </table:table-cell>
          <table:table-cell office:value-type="float" office:value="143850" calcext:value-type="float">
            <text:p>143850</text:p>
          </table:table-cell>
          <table:table-cell office:value-type="float" office:value="988.807983" calcext:value-type="float">
            <text:p>988,807983</text:p>
          </table:table-cell>
          <table:table-cell office:value-type="float" office:value="4" calcext:value-type="float">
            <text:p>4</text:p>
          </table:table-cell>
          <table:table-cell office:value-type="float" office:value="745.244995" calcext:value-type="float">
            <text:p>745,244995</text:p>
          </table:table-cell>
          <table:table-cell office:value-type="float" office:value="143850" calcext:value-type="float">
            <text:p>143850</text:p>
          </table:table-cell>
          <table:table-cell office:value-type="float" office:value="930.76001" calcext:value-type="float">
            <text:p>930,76001</text:p>
          </table:table-cell>
          <table:table-cell office:value-type="float" office:value="4" calcext:value-type="float">
            <text:p>4</text:p>
          </table:table-cell>
          <table:table-cell office:value-type="float" office:value="970.253052" calcext:value-type="float">
            <text:p>970,253052</text:p>
          </table:table-cell>
          <table:table-cell office:value-type="float" office:value="143850" calcext:value-type="float">
            <text:p>143850</text:p>
          </table:table-cell>
          <table:table-cell office:value-type="float" office:value="809.126953" calcext:value-type="float">
            <text:p>809,126953</text:p>
          </table:table-cell>
          <table:table-cell office:value-type="float" office:value="10" calcext:value-type="float">
            <text:p>10</text:p>
          </table:table-cell>
          <table:table-cell office:value-type="float" office:value="1302.557007" calcext:value-type="float">
            <text:p>1302,557007</text:p>
          </table:table-cell>
          <table:table-cell office:value-type="float" office:value="143850" calcext:value-type="float">
            <text:p>143850</text:p>
          </table:table-cell>
          <table:table-cell office:value-type="float" office:value="900.834961" calcext:value-type="float">
            <text:p>900,834961</text:p>
          </table:table-cell>
          <table:table-cell office:value-type="float" office:value="8" calcext:value-type="float">
            <text:p>8</text:p>
          </table:table-cell>
          <table:table-cell office:value-type="float" office:value="1771.712036" calcext:value-type="float">
            <text:p>1771,712036</text:p>
          </table:table-cell>
        </table:table-row>
        <table:table-row table:style-name="ro1">
          <table:table-cell office:value-type="float" office:value="144034" calcext:value-type="float">
            <text:p>144034</text:p>
          </table:table-cell>
          <table:table-cell office:value-type="float" office:value="1001.324036" calcext:value-type="float">
            <text:p>1001,324036</text:p>
          </table:table-cell>
          <table:table-cell office:value-type="float" office:value="5" calcext:value-type="float">
            <text:p>5</text:p>
          </table:table-cell>
          <table:table-cell office:value-type="float" office:value="1187.825073" calcext:value-type="float">
            <text:p>1187,825073</text:p>
          </table:table-cell>
          <table:table-cell office:value-type="float" office:value="144034" calcext:value-type="float">
            <text:p>144034</text:p>
          </table:table-cell>
          <table:table-cell office:value-type="float" office:value="1051.859985" calcext:value-type="float">
            <text:p>1051,859985</text:p>
          </table:table-cell>
          <table:table-cell office:value-type="float" office:value="6" calcext:value-type="float">
            <text:p>6</text:p>
          </table:table-cell>
          <table:table-cell office:value-type="float" office:value="328.895996" calcext:value-type="float">
            <text:p>328,895996</text:p>
          </table:table-cell>
          <table:table-cell office:value-type="float" office:value="144034" calcext:value-type="float">
            <text:p>144034</text:p>
          </table:table-cell>
          <table:table-cell office:value-type="float" office:value="1076.289062" calcext:value-type="float">
            <text:p>1076,289062</text:p>
          </table:table-cell>
          <table:table-cell office:value-type="float" office:value="6" calcext:value-type="float">
            <text:p>6</text:p>
          </table:table-cell>
          <table:table-cell office:value-type="float" office:value="1073.848022" calcext:value-type="float">
            <text:p>1073,848022</text:p>
          </table:table-cell>
          <table:table-cell office:value-type="float" office:value="144034" calcext:value-type="float">
            <text:p>144034</text:p>
          </table:table-cell>
          <table:table-cell office:value-type="float" office:value="1015.504028" calcext:value-type="float">
            <text:p>1015,504028</text:p>
          </table:table-cell>
          <table:table-cell office:value-type="float" office:value="33" calcext:value-type="float">
            <text:p>33</text:p>
          </table:table-cell>
          <table:table-cell office:value-type="float" office:value="3149.028076" calcext:value-type="float">
            <text:p>3149,028076</text:p>
          </table:table-cell>
          <table:table-cell office:value-type="float" office:value="144034" calcext:value-type="float">
            <text:p>144034</text:p>
          </table:table-cell>
          <table:table-cell office:value-type="float" office:value="1047.557983" calcext:value-type="float">
            <text:p>1047,557983</text:p>
          </table:table-cell>
          <table:table-cell office:value-type="float" office:value="4" calcext:value-type="float">
            <text:p>4</text:p>
          </table:table-cell>
          <table:table-cell office:value-type="float" office:value="568.036987" calcext:value-type="float">
            <text:p>568,036987</text:p>
          </table:table-cell>
          <table:table-cell office:value-type="float" office:value="144034" calcext:value-type="float">
            <text:p>144034</text:p>
          </table:table-cell>
          <table:table-cell office:value-type="float" office:value="957.401001" calcext:value-type="float">
            <text:p>957,401001</text:p>
          </table:table-cell>
          <table:table-cell office:value-type="float" office:value="3" calcext:value-type="float">
            <text:p>3</text:p>
          </table:table-cell>
          <table:table-cell office:value-type="float" office:value="482.067993" calcext:value-type="float">
            <text:p>482,067993</text:p>
          </table:table-cell>
          <table:table-cell office:value-type="float" office:value="144034" calcext:value-type="float">
            <text:p>144034</text:p>
          </table:table-cell>
          <table:table-cell office:value-type="float" office:value="959.658997" calcext:value-type="float">
            <text:p>959,658997</text:p>
          </table:table-cell>
          <table:table-cell office:value-type="float" office:value="10" calcext:value-type="float">
            <text:p>10</text:p>
          </table:table-cell>
          <table:table-cell office:value-type="float" office:value="1072.734985" calcext:value-type="float">
            <text:p>1072,734985</text:p>
          </table:table-cell>
          <table:table-cell office:value-type="float" office:value="144034" calcext:value-type="float">
            <text:p>144034</text:p>
          </table:table-cell>
          <table:table-cell office:value-type="float" office:value="998.836975" calcext:value-type="float">
            <text:p>998,836975</text:p>
          </table:table-cell>
          <table:table-cell office:value-type="float" office:value="9" calcext:value-type="float">
            <text:p>9</text:p>
          </table:table-cell>
          <table:table-cell office:value-type="float" office:value="519.76001" calcext:value-type="float">
            <text:p>519,76001</text:p>
          </table:table-cell>
          <table:table-cell office:value-type="float" office:value="144034" calcext:value-type="float">
            <text:p>144034</text:p>
          </table:table-cell>
          <table:table-cell office:value-type="float" office:value="991.692993" calcext:value-type="float">
            <text:p>991,692993</text:p>
          </table:table-cell>
          <table:table-cell office:value-type="float" office:value="6" calcext:value-type="float">
            <text:p>6</text:p>
          </table:table-cell>
          <table:table-cell office:value-type="float" office:value="471.633026" calcext:value-type="float">
            <text:p>471,633026</text:p>
          </table:table-cell>
        </table:table-row>
        <table:table-row table:style-name="ro1">
          <table:table-cell office:value-type="float" office:value="144227" calcext:value-type="float">
            <text:p>144227</text:p>
          </table:table-cell>
          <table:table-cell office:value-type="float" office:value="888.343994" calcext:value-type="float">
            <text:p>888,343994</text:p>
          </table:table-cell>
          <table:table-cell office:value-type="float" office:value="1" calcext:value-type="float">
            <text:p>1</text:p>
          </table:table-cell>
          <table:table-cell office:value-type="float" office:value="232.313004" calcext:value-type="float">
            <text:p>232,313004</text:p>
          </table:table-cell>
          <table:table-cell office:value-type="float" office:value="144227" calcext:value-type="float">
            <text:p>144227</text:p>
          </table:table-cell>
          <table:table-cell office:value-type="float" office:value="1007.779968" calcext:value-type="float">
            <text:p>1007,7799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227" calcext:value-type="float">
            <text:p>144227</text:p>
          </table:table-cell>
          <table:table-cell office:value-type="float" office:value="894.387024" calcext:value-type="float">
            <text:p>894,387024</text:p>
          </table:table-cell>
          <table:table-cell office:value-type="float" office:value="3" calcext:value-type="float">
            <text:p>3</text:p>
          </table:table-cell>
          <table:table-cell office:value-type="float" office:value="244.362991" calcext:value-type="float">
            <text:p>244,362991</text:p>
          </table:table-cell>
          <table:table-cell office:value-type="float" office:value="144227" calcext:value-type="float">
            <text:p>144227</text:p>
          </table:table-cell>
          <table:table-cell office:value-type="float" office:value="1228.014893" calcext:value-type="float">
            <text:p>1228,014893</text:p>
          </table:table-cell>
          <table:table-cell office:value-type="float" office:value="3" calcext:value-type="float">
            <text:p>3</text:p>
          </table:table-cell>
          <table:table-cell office:value-type="float" office:value="282.427002" calcext:value-type="float">
            <text:p>282,427002</text:p>
          </table:table-cell>
          <table:table-cell office:value-type="float" office:value="144227" calcext:value-type="float">
            <text:p>144227</text:p>
          </table:table-cell>
          <table:table-cell office:value-type="float" office:value="1208.630005" calcext:value-type="float">
            <text:p>1208,630005</text:p>
          </table:table-cell>
          <table:table-cell office:value-type="float" office:value="33" calcext:value-type="float">
            <text:p>33</text:p>
          </table:table-cell>
          <table:table-cell office:value-type="float" office:value="9014.581055" calcext:value-type="float">
            <text:p>9014,581055</text:p>
          </table:table-cell>
          <table:table-cell office:value-type="float" office:value="144227" calcext:value-type="float">
            <text:p>144227</text:p>
          </table:table-cell>
          <table:table-cell office:value-type="float" office:value="1023.581055" calcext:value-type="float">
            <text:p>1023,581055</text:p>
          </table:table-cell>
          <table:table-cell office:value-type="float" office:value="26" calcext:value-type="float">
            <text:p>26</text:p>
          </table:table-cell>
          <table:table-cell office:value-type="float" office:value="6986.095215" calcext:value-type="float">
            <text:p>6986,095215</text:p>
          </table:table-cell>
          <table:table-cell office:value-type="float" office:value="144227" calcext:value-type="float">
            <text:p>144227</text:p>
          </table:table-cell>
          <table:table-cell office:value-type="float" office:value="993.256958" calcext:value-type="float">
            <text:p>993,256958</text:p>
          </table:table-cell>
          <table:table-cell office:value-type="float" office:value="1" calcext:value-type="float">
            <text:p>1</text:p>
          </table:table-cell>
          <table:table-cell office:value-type="float" office:value="26.961" calcext:value-type="float">
            <text:p>26,961</text:p>
          </table:table-cell>
          <table:table-cell office:value-type="float" office:value="144227" calcext:value-type="float">
            <text:p>144227</text:p>
          </table:table-cell>
          <table:table-cell office:value-type="float" office:value="951.040955" calcext:value-type="float">
            <text:p>951,040955</text:p>
          </table:table-cell>
          <table:table-cell office:value-type="float" office:value="1" calcext:value-type="float">
            <text:p>1</text:p>
          </table:table-cell>
          <table:table-cell office:value-type="float" office:value="52.005001" calcext:value-type="float">
            <text:p>52,005001</text:p>
          </table:table-cell>
          <table:table-cell office:value-type="float" office:value="144227" calcext:value-type="float">
            <text:p>144227</text:p>
          </table:table-cell>
          <table:table-cell office:value-type="float" office:value="1166.162964" calcext:value-type="float">
            <text:p>1166,162964</text:p>
          </table:table-cell>
          <table:table-cell office:value-type="float" office:value="5" calcext:value-type="float">
            <text:p>5</text:p>
          </table:table-cell>
          <table:table-cell office:value-type="float" office:value="927.28302" calcext:value-type="float">
            <text:p>927,28302</text:p>
          </table:table-cell>
        </table:table-row>
        <table:table-row table:style-name="ro1">
          <table:table-cell office:value-type="float" office:value="144554" calcext:value-type="float">
            <text:p>144554</text:p>
          </table:table-cell>
          <table:table-cell office:value-type="float" office:value="828.362" calcext:value-type="float">
            <text:p>828,362</text:p>
          </table:table-cell>
          <table:table-cell office:value-type="float" office:value="7" calcext:value-type="float">
            <text:p>7</text:p>
          </table:table-cell>
          <table:table-cell office:value-type="float" office:value="1843.631104" calcext:value-type="float">
            <text:p>1843,631104</text:p>
          </table:table-cell>
          <table:table-cell office:value-type="float" office:value="144554" calcext:value-type="float">
            <text:p>144554</text:p>
          </table:table-cell>
          <table:table-cell office:value-type="float" office:value="1055.508911" calcext:value-type="float">
            <text:p>1055,508911</text:p>
          </table:table-cell>
          <table:table-cell office:value-type="float" office:value="6" calcext:value-type="float">
            <text:p>6</text:p>
          </table:table-cell>
          <table:table-cell office:value-type="float" office:value="2506.211914" calcext:value-type="float">
            <text:p>2506,211914</text:p>
          </table:table-cell>
          <table:table-cell office:value-type="float" office:value="144554" calcext:value-type="float">
            <text:p>144554</text:p>
          </table:table-cell>
          <table:table-cell office:value-type="float" office:value="856.396973" calcext:value-type="float">
            <text:p>856,396973</text:p>
          </table:table-cell>
          <table:table-cell office:value-type="float" office:value="7" calcext:value-type="float">
            <text:p>7</text:p>
          </table:table-cell>
          <table:table-cell office:value-type="float" office:value="1664.430054" calcext:value-type="float">
            <text:p>1664,430054</text:p>
          </table:table-cell>
          <table:table-cell office:value-type="float" office:value="144554" calcext:value-type="float">
            <text:p>144554</text:p>
          </table:table-cell>
          <table:table-cell office:value-type="float" office:value="1036.833984" calcext:value-type="float">
            <text:p>1036,833984</text:p>
          </table:table-cell>
          <table:table-cell office:value-type="float" office:value="6" calcext:value-type="float">
            <text:p>6</text:p>
          </table:table-cell>
          <table:table-cell office:value-type="float" office:value="1922.059937" calcext:value-type="float">
            <text:p>1922,059937</text:p>
          </table:table-cell>
          <table:table-cell office:value-type="float" office:value="144554" calcext:value-type="float">
            <text:p>144554</text:p>
          </table:table-cell>
          <table:table-cell office:value-type="float" office:value="1211.390991" calcext:value-type="float">
            <text:p>1211,390991</text:p>
          </table:table-cell>
          <table:table-cell office:value-type="float" office:value="7" calcext:value-type="float">
            <text:p>7</text:p>
          </table:table-cell>
          <table:table-cell office:value-type="float" office:value="1592.427979" calcext:value-type="float">
            <text:p>1592,427979</text:p>
          </table:table-cell>
          <table:table-cell office:value-type="float" office:value="144554" calcext:value-type="float">
            <text:p>144554</text:p>
          </table:table-cell>
          <table:table-cell office:value-type="float" office:value="989.676025" calcext:value-type="float">
            <text:p>989,676025</text:p>
          </table:table-cell>
          <table:table-cell office:value-type="float" office:value="3" calcext:value-type="float">
            <text:p>3</text:p>
          </table:table-cell>
          <table:table-cell office:value-type="float" office:value="1934.005005" calcext:value-type="float">
            <text:p>1934,005005</text:p>
          </table:table-cell>
          <table:table-cell office:value-type="float" office:value="144554" calcext:value-type="float">
            <text:p>144554</text:p>
          </table:table-cell>
          <table:table-cell office:value-type="float" office:value="894.932983" calcext:value-type="float">
            <text:p>894,932983</text:p>
          </table:table-cell>
          <table:table-cell office:value-type="float" office:value="7" calcext:value-type="float">
            <text:p>7</text:p>
          </table:table-cell>
          <table:table-cell office:value-type="float" office:value="1925.085083" calcext:value-type="float">
            <text:p>1925,085083</text:p>
          </table:table-cell>
          <table:table-cell office:value-type="float" office:value="144554" calcext:value-type="float">
            <text:p>144554</text:p>
          </table:table-cell>
          <table:table-cell office:value-type="float" office:value="1002.57196" calcext:value-type="float">
            <text:p>1002,57196</text:p>
          </table:table-cell>
          <table:table-cell office:value-type="float" office:value="20" calcext:value-type="float">
            <text:p>20</text:p>
          </table:table-cell>
          <table:table-cell office:value-type="float" office:value="6388.75293" calcext:value-type="float">
            <text:p>6388,75293</text:p>
          </table:table-cell>
          <table:table-cell office:value-type="float" office:value="144554" calcext:value-type="float">
            <text:p>144554</text:p>
          </table:table-cell>
          <table:table-cell office:value-type="float" office:value="1126.086914" calcext:value-type="float">
            <text:p>1126,086914</text:p>
          </table:table-cell>
          <table:table-cell office:value-type="float" office:value="7" calcext:value-type="float">
            <text:p>7</text:p>
          </table:table-cell>
          <table:table-cell office:value-type="float" office:value="1534.075928" calcext:value-type="float">
            <text:p>1534,075928</text:p>
          </table:table-cell>
        </table:table-row>
        <table:table-row table:style-name="ro1">
          <table:table-cell office:value-type="float" office:value="144934" calcext:value-type="float">
            <text:p>144934</text:p>
          </table:table-cell>
          <table:table-cell office:value-type="float" office:value="805.841003" calcext:value-type="float">
            <text:p>805,841003</text:p>
          </table:table-cell>
          <table:table-cell office:value-type="float" office:value="3" calcext:value-type="float">
            <text:p>3</text:p>
          </table:table-cell>
          <table:table-cell office:value-type="float" office:value="952.47998" calcext:value-type="float">
            <text:p>952,47998</text:p>
          </table:table-cell>
          <table:table-cell office:value-type="float" office:value="144934" calcext:value-type="float">
            <text:p>144934</text:p>
          </table:table-cell>
          <table:table-cell office:value-type="float" office:value="805.294983" calcext:value-type="float">
            <text:p>805,294983</text:p>
          </table:table-cell>
          <table:table-cell office:value-type="float" office:value="5" calcext:value-type="float">
            <text:p>5</text:p>
          </table:table-cell>
          <table:table-cell office:value-type="float" office:value="1483.284058" calcext:value-type="float">
            <text:p>1483,284058</text:p>
          </table:table-cell>
          <table:table-cell office:value-type="float" office:value="144934" calcext:value-type="float">
            <text:p>144934</text:p>
          </table:table-cell>
          <table:table-cell office:value-type="float" office:value="840.112976" calcext:value-type="float">
            <text:p>840,112976</text:p>
          </table:table-cell>
          <table:table-cell office:value-type="float" office:value="8" calcext:value-type="float">
            <text:p>8</text:p>
          </table:table-cell>
          <table:table-cell office:value-type="float" office:value="1580.053101" calcext:value-type="float">
            <text:p>1580,053101</text:p>
          </table:table-cell>
          <table:table-cell office:value-type="float" office:value="144934" calcext:value-type="float">
            <text:p>144934</text:p>
          </table:table-cell>
          <table:table-cell office:value-type="float" office:value="795.373047" calcext:value-type="float">
            <text:p>795,373047</text:p>
          </table:table-cell>
          <table:table-cell office:value-type="float" office:value="4" calcext:value-type="float">
            <text:p>4</text:p>
          </table:table-cell>
          <table:table-cell office:value-type="float" office:value="783.700989" calcext:value-type="float">
            <text:p>783,700989</text:p>
          </table:table-cell>
          <table:table-cell office:value-type="float" office:value="144934" calcext:value-type="float">
            <text:p>144934</text:p>
          </table:table-cell>
          <table:table-cell office:value-type="float" office:value="913.447021" calcext:value-type="float">
            <text:p>913,447021</text:p>
          </table:table-cell>
          <table:table-cell office:value-type="float" office:value="12" calcext:value-type="float">
            <text:p>12</text:p>
          </table:table-cell>
          <table:table-cell office:value-type="float" office:value="2675.336182" calcext:value-type="float">
            <text:p>2675,336182</text:p>
          </table:table-cell>
          <table:table-cell office:value-type="float" office:value="144934" calcext:value-type="float">
            <text:p>144934</text:p>
          </table:table-cell>
          <table:table-cell office:value-type="float" office:value="918.182007" calcext:value-type="float">
            <text:p>918,182007</text:p>
          </table:table-cell>
          <table:table-cell office:value-type="float" office:value="2" calcext:value-type="float">
            <text:p>2</text:p>
          </table:table-cell>
          <table:table-cell office:value-type="float" office:value="768.157043" calcext:value-type="float">
            <text:p>768,157043</text:p>
          </table:table-cell>
          <table:table-cell office:value-type="float" office:value="144934" calcext:value-type="float">
            <text:p>144934</text:p>
          </table:table-cell>
          <table:table-cell office:value-type="float" office:value="850.215027" calcext:value-type="float">
            <text:p>850,215027</text:p>
          </table:table-cell>
          <table:table-cell office:value-type="float" office:value="6" calcext:value-type="float">
            <text:p>6</text:p>
          </table:table-cell>
          <table:table-cell office:value-type="float" office:value="1268.876953" calcext:value-type="float">
            <text:p>1268,876953</text:p>
          </table:table-cell>
          <table:table-cell office:value-type="float" office:value="144934" calcext:value-type="float">
            <text:p>144934</text:p>
          </table:table-cell>
          <table:table-cell office:value-type="float" office:value="1001.75" calcext:value-type="float">
            <text:p>1001,75</text:p>
          </table:table-cell>
          <table:table-cell office:value-type="float" office:value="6" calcext:value-type="float">
            <text:p>6</text:p>
          </table:table-cell>
          <table:table-cell office:value-type="float" office:value="1120.989014" calcext:value-type="float">
            <text:p>1120,989014</text:p>
          </table:table-cell>
          <table:table-cell office:value-type="float" office:value="144934" calcext:value-type="float">
            <text:p>144934</text:p>
          </table:table-cell>
          <table:table-cell office:value-type="float" office:value="812.93396" calcext:value-type="float">
            <text:p>812,93396</text:p>
          </table:table-cell>
          <table:table-cell office:value-type="float" office:value="5" calcext:value-type="float">
            <text:p>5</text:p>
          </table:table-cell>
          <table:table-cell office:value-type="float" office:value="1478.158936" calcext:value-type="float">
            <text:p>1478,158936</text:p>
          </table:table-cell>
        </table:table-row>
        <table:table-row table:style-name="ro1">
          <table:table-cell office:value-type="float" office:value="145123" calcext:value-type="float">
            <text:p>145123</text:p>
          </table:table-cell>
          <table:table-cell office:value-type="float" office:value="984.736023" calcext:value-type="float">
            <text:p>984,736023</text:p>
          </table:table-cell>
          <table:table-cell office:value-type="float" office:value="4" calcext:value-type="float">
            <text:p>4</text:p>
          </table:table-cell>
          <table:table-cell office:value-type="float" office:value="801.61499" calcext:value-type="float">
            <text:p>801,61499</text:p>
          </table:table-cell>
          <table:table-cell office:value-type="float" office:value="145123" calcext:value-type="float">
            <text:p>145123</text:p>
          </table:table-cell>
          <table:table-cell office:value-type="float" office:value="850.648987" calcext:value-type="float">
            <text:p>850,648987</text:p>
          </table:table-cell>
          <table:table-cell office:value-type="float" office:value="6" calcext:value-type="float">
            <text:p>6</text:p>
          </table:table-cell>
          <table:table-cell office:value-type="float" office:value="987.481934" calcext:value-type="float">
            <text:p>987,481934</text:p>
          </table:table-cell>
          <table:table-cell office:value-type="float" office:value="145123" calcext:value-type="float">
            <text:p>145123</text:p>
          </table:table-cell>
          <table:table-cell office:value-type="float" office:value="1019.067993" calcext:value-type="float">
            <text:p>1019,067993</text:p>
          </table:table-cell>
          <table:table-cell office:value-type="float" office:value="6" calcext:value-type="float">
            <text:p>6</text:p>
          </table:table-cell>
          <table:table-cell office:value-type="float" office:value="721.973938" calcext:value-type="float">
            <text:p>721,973938</text:p>
          </table:table-cell>
          <table:table-cell office:value-type="float" office:value="145123" calcext:value-type="float">
            <text:p>145123</text:p>
          </table:table-cell>
          <table:table-cell office:value-type="float" office:value="1154.562012" calcext:value-type="float">
            <text:p>1154,562012</text:p>
          </table:table-cell>
          <table:table-cell office:value-type="float" office:value="6" calcext:value-type="float">
            <text:p>6</text:p>
          </table:table-cell>
          <table:table-cell office:value-type="float" office:value="268.207001" calcext:value-type="float">
            <text:p>268,207001</text:p>
          </table:table-cell>
          <table:table-cell office:value-type="float" office:value="145123" calcext:value-type="float">
            <text:p>145123</text:p>
          </table:table-cell>
          <table:table-cell office:value-type="float" office:value="1003.888" calcext:value-type="float">
            <text:p>1003,888</text:p>
          </table:table-cell>
          <table:table-cell office:value-type="float" office:value="4" calcext:value-type="float">
            <text:p>4</text:p>
          </table:table-cell>
          <table:table-cell office:value-type="float" office:value="507.798004" calcext:value-type="float">
            <text:p>507,798004</text:p>
          </table:table-cell>
          <table:table-cell office:value-type="float" office:value="145123" calcext:value-type="float">
            <text:p>145123</text:p>
          </table:table-cell>
          <table:table-cell office:value-type="float" office:value="901.033997" calcext:value-type="float">
            <text:p>901,033997</text:p>
          </table:table-cell>
          <table:table-cell office:value-type="float" office:value="5" calcext:value-type="float">
            <text:p>5</text:p>
          </table:table-cell>
          <table:table-cell office:value-type="float" office:value="430.118988" calcext:value-type="float">
            <text:p>430,118988</text:p>
          </table:table-cell>
          <table:table-cell office:value-type="float" office:value="145123" calcext:value-type="float">
            <text:p>145123</text:p>
          </table:table-cell>
          <table:table-cell office:value-type="float" office:value="995.55896" calcext:value-type="float">
            <text:p>995,55896</text:p>
          </table:table-cell>
          <table:table-cell office:value-type="float" office:value="6" calcext:value-type="float">
            <text:p>6</text:p>
          </table:table-cell>
          <table:table-cell office:value-type="float" office:value="442.80899" calcext:value-type="float">
            <text:p>442,80899</text:p>
          </table:table-cell>
          <table:table-cell office:value-type="float" office:value="145123" calcext:value-type="float">
            <text:p>145123</text:p>
          </table:table-cell>
          <table:table-cell office:value-type="float" office:value="958.576965" calcext:value-type="float">
            <text:p>958,576965</text:p>
          </table:table-cell>
          <table:table-cell office:value-type="float" office:value="6" calcext:value-type="float">
            <text:p>6</text:p>
          </table:table-cell>
          <table:table-cell office:value-type="float" office:value="1117.151978" calcext:value-type="float">
            <text:p>1117,151978</text:p>
          </table:table-cell>
          <table:table-cell office:value-type="float" office:value="145123" calcext:value-type="float">
            <text:p>145123</text:p>
          </table:table-cell>
          <table:table-cell office:value-type="float" office:value="823.782959" calcext:value-type="float">
            <text:p>823,782959</text:p>
          </table:table-cell>
          <table:table-cell office:value-type="float" office:value="5" calcext:value-type="float">
            <text:p>5</text:p>
          </table:table-cell>
          <table:table-cell office:value-type="float" office:value="1172.651123" calcext:value-type="float">
            <text:p>1172,651123</text:p>
          </table:table-cell>
        </table:table-row>
        <table:table-row table:style-name="ro1">
          <table:table-cell office:value-type="float" office:value="145326" calcext:value-type="float">
            <text:p>145326</text:p>
          </table:table-cell>
          <table:table-cell office:value-type="float" office:value="959.153992" calcext:value-type="float">
            <text:p>959,153992</text:p>
          </table:table-cell>
          <table:table-cell office:value-type="float" office:value="128" calcext:value-type="float">
            <text:p>128</text:p>
          </table:table-cell>
          <table:table-cell office:value-type="float" office:value="2301.105225" calcext:value-type="float">
            <text:p>2301,105225</text:p>
          </table:table-cell>
          <table:table-cell office:value-type="float" office:value="145326" calcext:value-type="float">
            <text:p>145326</text:p>
          </table:table-cell>
          <table:table-cell office:value-type="float" office:value="1238.793945" calcext:value-type="float">
            <text:p>1238,793945</text:p>
          </table:table-cell>
          <table:table-cell office:value-type="float" office:value="182" calcext:value-type="float">
            <text:p>182</text:p>
          </table:table-cell>
          <table:table-cell office:value-type="float" office:value="3293.759766" calcext:value-type="float">
            <text:p>3293,759766</text:p>
          </table:table-cell>
          <table:table-cell office:value-type="float" office:value="145326" calcext:value-type="float">
            <text:p>145326</text:p>
          </table:table-cell>
          <table:table-cell office:value-type="float" office:value="927.738037" calcext:value-type="float">
            <text:p>927,738037</text:p>
          </table:table-cell>
          <table:table-cell office:value-type="float" office:value="142" calcext:value-type="float">
            <text:p>142</text:p>
          </table:table-cell>
          <table:table-cell office:value-type="float" office:value="2728.922363" calcext:value-type="float">
            <text:p>2728,922363</text:p>
          </table:table-cell>
          <table:table-cell office:value-type="float" office:value="145326" calcext:value-type="float">
            <text:p>145326</text:p>
          </table:table-cell>
          <table:table-cell office:value-type="float" office:value="1317.026001" calcext:value-type="float">
            <text:p>1317,026001</text:p>
          </table:table-cell>
          <table:table-cell office:value-type="float" office:value="137" calcext:value-type="float">
            <text:p>137</text:p>
          </table:table-cell>
          <table:table-cell office:value-type="float" office:value="2484.780762" calcext:value-type="float">
            <text:p>2484,780762</text:p>
          </table:table-cell>
          <table:table-cell office:value-type="float" office:value="145326" calcext:value-type="float">
            <text:p>145326</text:p>
          </table:table-cell>
          <table:table-cell office:value-type="float" office:value="1028.833008" calcext:value-type="float">
            <text:p>1028,833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326" calcext:value-type="float">
            <text:p>145326</text:p>
          </table:table-cell>
          <table:table-cell office:value-type="float" office:value="1089.99707" calcext:value-type="float">
            <text:p>1089,99707</text:p>
          </table:table-cell>
          <table:table-cell office:value-type="float" office:value="105" calcext:value-type="float">
            <text:p>105</text:p>
          </table:table-cell>
          <table:table-cell office:value-type="float" office:value="2314.31958" calcext:value-type="float">
            <text:p>2314,31958</text:p>
          </table:table-cell>
          <table:table-cell office:value-type="float" office:value="145326" calcext:value-type="float">
            <text:p>145326</text:p>
          </table:table-cell>
          <table:table-cell office:value-type="float" office:value="1049.744019" calcext:value-type="float">
            <text:p>1049,744019</text:p>
          </table:table-cell>
          <table:table-cell office:value-type="float" office:value="122" calcext:value-type="float">
            <text:p>122</text:p>
          </table:table-cell>
          <table:table-cell office:value-type="float" office:value="2234.360352" calcext:value-type="float">
            <text:p>2234,360352</text:p>
          </table:table-cell>
          <table:table-cell office:value-type="float" office:value="145326" calcext:value-type="float">
            <text:p>145326</text:p>
          </table:table-cell>
          <table:table-cell office:value-type="float" office:value="1139.336914" calcext:value-type="float">
            <text:p>1139,336914</text:p>
          </table:table-cell>
          <table:table-cell office:value-type="float" office:value="119" calcext:value-type="float">
            <text:p>119</text:p>
          </table:table-cell>
          <table:table-cell office:value-type="float" office:value="2546.692627" calcext:value-type="float">
            <text:p>2546,692627</text:p>
          </table:table-cell>
          <table:table-cell office:value-type="float" office:value="145326" calcext:value-type="float">
            <text:p>145326</text:p>
          </table:table-cell>
          <table:table-cell office:value-type="float" office:value="1112.526001" calcext:value-type="float">
            <text:p>1112,526001</text:p>
          </table:table-cell>
          <table:table-cell office:value-type="float" office:value="182" calcext:value-type="float">
            <text:p>182</text:p>
          </table:table-cell>
          <table:table-cell office:value-type="float" office:value="3349.693604" calcext:value-type="float">
            <text:p>3349,693604</text:p>
          </table:table-cell>
        </table:table-row>
        <table:table-row table:style-name="ro1">
          <table:table-cell office:value-type="float" office:value="145537" calcext:value-type="float">
            <text:p>145537</text:p>
          </table:table-cell>
          <table:table-cell office:value-type="float" office:value="1037.942993" calcext:value-type="float">
            <text:p>1037,942993</text:p>
          </table:table-cell>
          <table:table-cell office:value-type="float" office:value="180" calcext:value-type="float">
            <text:p>180</text:p>
          </table:table-cell>
          <table:table-cell office:value-type="float" office:value="3465.296387" calcext:value-type="float">
            <text:p>3465,296387</text:p>
          </table:table-cell>
          <table:table-cell office:value-type="float" office:value="145537" calcext:value-type="float">
            <text:p>145537</text:p>
          </table:table-cell>
          <table:table-cell office:value-type="float" office:value="1244.421997" calcext:value-type="float">
            <text:p>1244,421997</text:p>
          </table:table-cell>
          <table:table-cell office:value-type="float" office:value="178" calcext:value-type="float">
            <text:p>178</text:p>
          </table:table-cell>
          <table:table-cell office:value-type="float" office:value="3512.606934" calcext:value-type="float">
            <text:p>3512,606934</text:p>
          </table:table-cell>
          <table:table-cell office:value-type="float" office:value="145537" calcext:value-type="float">
            <text:p>145537</text:p>
          </table:table-cell>
          <table:table-cell office:value-type="float" office:value="1057.090088" calcext:value-type="float">
            <text:p>1057,090088</text:p>
          </table:table-cell>
          <table:table-cell office:value-type="float" office:value="163" calcext:value-type="float">
            <text:p>163</text:p>
          </table:table-cell>
          <table:table-cell office:value-type="float" office:value="3791.519775" calcext:value-type="float">
            <text:p>3791,519775</text:p>
          </table:table-cell>
          <table:table-cell office:value-type="float" office:value="145537" calcext:value-type="float">
            <text:p>145537</text:p>
          </table:table-cell>
          <table:table-cell office:value-type="float" office:value="1363.23999" calcext:value-type="float">
            <text:p>1363,23999</text:p>
          </table:table-cell>
          <table:table-cell office:value-type="float" office:value="196" calcext:value-type="float">
            <text:p>196</text:p>
          </table:table-cell>
          <table:table-cell office:value-type="float" office:value="3987.310059" calcext:value-type="float">
            <text:p>3987,310059</text:p>
          </table:table-cell>
          <table:table-cell office:value-type="float" office:value="145537" calcext:value-type="float">
            <text:p>145537</text:p>
          </table:table-cell>
          <table:table-cell office:value-type="float" office:value="951.218994" calcext:value-type="float">
            <text:p>951,2189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537" calcext:value-type="float">
            <text:p>145537</text:p>
          </table:table-cell>
          <table:table-cell office:value-type="float" office:value="1043.450928" calcext:value-type="float">
            <text:p>1043,450928</text:p>
          </table:table-cell>
          <table:table-cell office:value-type="float" office:value="247" calcext:value-type="float">
            <text:p>247</text:p>
          </table:table-cell>
          <table:table-cell office:value-type="float" office:value="4277.337891" calcext:value-type="float">
            <text:p>4277,337891</text:p>
          </table:table-cell>
          <table:table-cell office:value-type="float" office:value="145537" calcext:value-type="float">
            <text:p>145537</text:p>
          </table:table-cell>
          <table:table-cell office:value-type="float" office:value="891.155029" calcext:value-type="float">
            <text:p>891,155029</text:p>
          </table:table-cell>
          <table:table-cell office:value-type="float" office:value="202" calcext:value-type="float">
            <text:p>202</text:p>
          </table:table-cell>
          <table:table-cell office:value-type="float" office:value="3539.191406" calcext:value-type="float">
            <text:p>3539,191406</text:p>
          </table:table-cell>
          <table:table-cell office:value-type="float" office:value="145537" calcext:value-type="float">
            <text:p>145537</text:p>
          </table:table-cell>
          <table:table-cell office:value-type="float" office:value="1121.52002" calcext:value-type="float">
            <text:p>1121,52002</text:p>
          </table:table-cell>
          <table:table-cell office:value-type="float" office:value="167" calcext:value-type="float">
            <text:p>167</text:p>
          </table:table-cell>
          <table:table-cell office:value-type="float" office:value="3616.420166" calcext:value-type="float">
            <text:p>3616,420166</text:p>
          </table:table-cell>
          <table:table-cell office:value-type="float" office:value="145537" calcext:value-type="float">
            <text:p>145537</text:p>
          </table:table-cell>
          <table:table-cell office:value-type="float" office:value="1028.963013" calcext:value-type="float">
            <text:p>1028,963013</text:p>
          </table:table-cell>
          <table:table-cell office:value-type="float" office:value="225" calcext:value-type="float">
            <text:p>225</text:p>
          </table:table-cell>
          <table:table-cell office:value-type="float" office:value="4456.384277" calcext:value-type="float">
            <text:p>4456,384277</text:p>
          </table:table-cell>
        </table:table-row>
        <table:table-row table:style-name="ro1">
          <table:table-cell office:value-type="float" office:value="145815" calcext:value-type="float">
            <text:p>145815</text:p>
          </table:table-cell>
          <table:table-cell office:value-type="float" office:value="1094.23999" calcext:value-type="float">
            <text:p>1094,23999</text:p>
          </table:table-cell>
          <table:table-cell office:value-type="float" office:value="8" calcext:value-type="float">
            <text:p>8</text:p>
          </table:table-cell>
          <table:table-cell office:value-type="float" office:value="2190.360107" calcext:value-type="float">
            <text:p>2190,360107</text:p>
          </table:table-cell>
          <table:table-cell office:value-type="float" office:value="145815" calcext:value-type="float">
            <text:p>145815</text:p>
          </table:table-cell>
          <table:table-cell office:value-type="float" office:value="899.294983" calcext:value-type="float">
            <text:p>899,294983</text:p>
          </table:table-cell>
          <table:table-cell office:value-type="float" office:value="3" calcext:value-type="float">
            <text:p>3</text:p>
          </table:table-cell>
          <table:table-cell office:value-type="float" office:value="287.510986" calcext:value-type="float">
            <text:p>287,510986</text:p>
          </table:table-cell>
          <table:table-cell office:value-type="float" office:value="145815" calcext:value-type="float">
            <text:p>145815</text:p>
          </table:table-cell>
          <table:table-cell office:value-type="float" office:value="1030.509033" calcext:value-type="float">
            <text:p>1030,509033</text:p>
          </table:table-cell>
          <table:table-cell office:value-type="float" office:value="16" calcext:value-type="float">
            <text:p>16</text:p>
          </table:table-cell>
          <table:table-cell office:value-type="float" office:value="7953.912109" calcext:value-type="float">
            <text:p>7953,912109</text:p>
          </table:table-cell>
          <table:table-cell office:value-type="float" office:value="145815" calcext:value-type="float">
            <text:p>145815</text:p>
          </table:table-cell>
          <table:table-cell office:value-type="float" office:value="1067.963013" calcext:value-type="float">
            <text:p>1067,963013</text:p>
          </table:table-cell>
          <table:table-cell office:value-type="float" office:value="9" calcext:value-type="float">
            <text:p>9</text:p>
          </table:table-cell>
          <table:table-cell office:value-type="float" office:value="1294.984985" calcext:value-type="float">
            <text:p>1294,984985</text:p>
          </table:table-cell>
          <table:table-cell office:value-type="float" office:value="145815" calcext:value-type="float">
            <text:p>145815</text:p>
          </table:table-cell>
          <table:table-cell office:value-type="float" office:value="1022.770996" calcext:value-type="float">
            <text:p>1022,770996</text:p>
          </table:table-cell>
          <table:table-cell office:value-type="float" office:value="12" calcext:value-type="float">
            <text:p>12</text:p>
          </table:table-cell>
          <table:table-cell office:value-type="float" office:value="5357.203125" calcext:value-type="float">
            <text:p>5357,203125</text:p>
          </table:table-cell>
          <table:table-cell office:value-type="float" office:value="145815" calcext:value-type="float">
            <text:p>145815</text:p>
          </table:table-cell>
          <table:table-cell office:value-type="float" office:value="1069.118042" calcext:value-type="float">
            <text:p>1069,118042</text:p>
          </table:table-cell>
          <table:table-cell office:value-type="float" office:value="8" calcext:value-type="float">
            <text:p>8</text:p>
          </table:table-cell>
          <table:table-cell office:value-type="float" office:value="1784.815796" calcext:value-type="float">
            <text:p>1784,815796</text:p>
          </table:table-cell>
          <table:table-cell office:value-type="float" office:value="145815" calcext:value-type="float">
            <text:p>145815</text:p>
          </table:table-cell>
          <table:table-cell office:value-type="float" office:value="794.226013" calcext:value-type="float">
            <text:p>794,226013</text:p>
          </table:table-cell>
          <table:table-cell office:value-type="float" office:value="4" calcext:value-type="float">
            <text:p>4</text:p>
          </table:table-cell>
          <table:table-cell office:value-type="float" office:value="920.858032" calcext:value-type="float">
            <text:p>920,858032</text:p>
          </table:table-cell>
          <table:table-cell office:value-type="float" office:value="145815" calcext:value-type="float">
            <text:p>145815</text:p>
          </table:table-cell>
          <table:table-cell office:value-type="float" office:value="970.247986" calcext:value-type="float">
            <text:p>970,247986</text:p>
          </table:table-cell>
          <table:table-cell office:value-type="float" office:value="5" calcext:value-type="float">
            <text:p>5</text:p>
          </table:table-cell>
          <table:table-cell office:value-type="float" office:value="691.215942" calcext:value-type="float">
            <text:p>691,215942</text:p>
          </table:table-cell>
          <table:table-cell office:value-type="float" office:value="145815" calcext:value-type="float">
            <text:p>145815</text:p>
          </table:table-cell>
          <table:table-cell office:value-type="float" office:value="947.188965" calcext:value-type="float">
            <text:p>947,188965</text:p>
          </table:table-cell>
          <table:table-cell office:value-type="float" office:value="8" calcext:value-type="float">
            <text:p>8</text:p>
          </table:table-cell>
          <table:table-cell office:value-type="float" office:value="566.921997" calcext:value-type="float">
            <text:p>566,921997</text:p>
          </table:table-cell>
        </table:table-row>
        <table:table-row table:style-name="ro1">
          <table:table-cell office:value-type="float" office:value="150132" calcext:value-type="float">
            <text:p>150132</text:p>
          </table:table-cell>
          <table:table-cell office:value-type="float" office:value="983.389038" calcext:value-type="float">
            <text:p>983,389038</text:p>
          </table:table-cell>
          <table:table-cell office:value-type="float" office:value="247" calcext:value-type="float">
            <text:p>247</text:p>
          </table:table-cell>
          <table:table-cell office:value-type="float" office:value="4699.107422" calcext:value-type="float">
            <text:p>4699,107422</text:p>
          </table:table-cell>
          <table:table-cell office:value-type="float" office:value="150132" calcext:value-type="float">
            <text:p>150132</text:p>
          </table:table-cell>
          <table:table-cell office:value-type="float" office:value="984.399963" calcext:value-type="float">
            <text:p>984,399963</text:p>
          </table:table-cell>
          <table:table-cell office:value-type="float" office:value="210" calcext:value-type="float">
            <text:p>210</text:p>
          </table:table-cell>
          <table:table-cell office:value-type="float" office:value="3948.881592" calcext:value-type="float">
            <text:p>3948,881592</text:p>
          </table:table-cell>
          <table:table-cell office:value-type="float" office:value="150132" calcext:value-type="float">
            <text:p>150132</text:p>
          </table:table-cell>
          <table:table-cell office:value-type="float" office:value="1066.287964" calcext:value-type="float">
            <text:p>1066,287964</text:p>
          </table:table-cell>
          <table:table-cell office:value-type="float" office:value="210" calcext:value-type="float">
            <text:p>210</text:p>
          </table:table-cell>
          <table:table-cell office:value-type="float" office:value="4218.125" calcext:value-type="float">
            <text:p>4218,125</text:p>
          </table:table-cell>
          <table:table-cell office:value-type="float" office:value="150132" calcext:value-type="float">
            <text:p>150132</text:p>
          </table:table-cell>
          <table:table-cell office:value-type="float" office:value="1075.536011" calcext:value-type="float">
            <text:p>1075,536011</text:p>
          </table:table-cell>
          <table:table-cell office:value-type="float" office:value="215" calcext:value-type="float">
            <text:p>215</text:p>
          </table:table-cell>
          <table:table-cell office:value-type="float" office:value="3669.27124" calcext:value-type="float">
            <text:p>3669,27124</text:p>
          </table:table-cell>
          <table:table-cell office:value-type="float" office:value="150132" calcext:value-type="float">
            <text:p>150132</text:p>
          </table:table-cell>
          <table:table-cell office:value-type="float" office:value="1171.684937" calcext:value-type="float">
            <text:p>1171,684937</text:p>
          </table:table-cell>
          <table:table-cell office:value-type="float" office:value="7" calcext:value-type="float">
            <text:p>7</text:p>
          </table:table-cell>
          <table:table-cell office:value-type="float" office:value="312.479004" calcext:value-type="float">
            <text:p>312,479004</text:p>
          </table:table-cell>
          <table:table-cell office:value-type="float" office:value="150132" calcext:value-type="float">
            <text:p>150132</text:p>
          </table:table-cell>
          <table:table-cell office:value-type="float" office:value="1093.350952" calcext:value-type="float">
            <text:p>1093,350952</text:p>
          </table:table-cell>
          <table:table-cell office:value-type="float" office:value="237" calcext:value-type="float">
            <text:p>237</text:p>
          </table:table-cell>
          <table:table-cell office:value-type="float" office:value="4578.410645" calcext:value-type="float">
            <text:p>4578,410645</text:p>
          </table:table-cell>
          <table:table-cell office:value-type="float" office:value="150132" calcext:value-type="float">
            <text:p>150132</text:p>
          </table:table-cell>
          <table:table-cell office:value-type="float" office:value="1102.307983" calcext:value-type="float">
            <text:p>1102,307983</text:p>
          </table:table-cell>
          <table:table-cell office:value-type="float" office:value="240" calcext:value-type="float">
            <text:p>240</text:p>
          </table:table-cell>
          <table:table-cell office:value-type="float" office:value="5060.007812" calcext:value-type="float">
            <text:p>5060,007812</text:p>
          </table:table-cell>
          <table:table-cell office:value-type="float" office:value="150132" calcext:value-type="float">
            <text:p>150132</text:p>
          </table:table-cell>
          <table:table-cell office:value-type="float" office:value="982.052002" calcext:value-type="float">
            <text:p>982,052002</text:p>
          </table:table-cell>
          <table:table-cell office:value-type="float" office:value="246" calcext:value-type="float">
            <text:p>246</text:p>
          </table:table-cell>
          <table:table-cell office:value-type="float" office:value="4756.205078" calcext:value-type="float">
            <text:p>4756,205078</text:p>
          </table:table-cell>
          <table:table-cell office:value-type="float" office:value="150132" calcext:value-type="float">
            <text:p>150132</text:p>
          </table:table-cell>
          <table:table-cell office:value-type="float" office:value="1242.279053" calcext:value-type="float">
            <text:p>1242,279053</text:p>
          </table:table-cell>
          <table:table-cell office:value-type="float" office:value="271" calcext:value-type="float">
            <text:p>271</text:p>
          </table:table-cell>
          <table:table-cell office:value-type="float" office:value="5133.111816" calcext:value-type="float">
            <text:p>5133,111816</text:p>
          </table:table-cell>
        </table:table-row>
        <table:table-row table:style-name="ro1">
          <table:table-cell office:value-type="float" office:value="150358" calcext:value-type="float">
            <text:p>150358</text:p>
          </table:table-cell>
          <table:table-cell office:value-type="float" office:value="872.174988" calcext:value-type="float">
            <text:p>872,174988</text:p>
          </table:table-cell>
          <table:table-cell office:value-type="float" office:value="5" calcext:value-type="float">
            <text:p>5</text:p>
          </table:table-cell>
          <table:table-cell office:value-type="float" office:value="1192.841919" calcext:value-type="float">
            <text:p>1192,841919</text:p>
          </table:table-cell>
          <table:table-cell office:value-type="float" office:value="150358" calcext:value-type="float">
            <text:p>150358</text:p>
          </table:table-cell>
          <table:table-cell office:value-type="float" office:value="834.662048" calcext:value-type="float">
            <text:p>834,662048</text:p>
          </table:table-cell>
          <table:table-cell office:value-type="float" office:value="7" calcext:value-type="float">
            <text:p>7</text:p>
          </table:table-cell>
          <table:table-cell office:value-type="float" office:value="2268.928223" calcext:value-type="float">
            <text:p>2268,928223</text:p>
          </table:table-cell>
          <table:table-cell office:value-type="float" office:value="150358" calcext:value-type="float">
            <text:p>150358</text:p>
          </table:table-cell>
          <table:table-cell office:value-type="float" office:value="965.618042" calcext:value-type="float">
            <text:p>965,618042</text:p>
          </table:table-cell>
          <table:table-cell office:value-type="float" office:value="7" calcext:value-type="float">
            <text:p>7</text:p>
          </table:table-cell>
          <table:table-cell office:value-type="float" office:value="1327.493896" calcext:value-type="float">
            <text:p>1327,493896</text:p>
          </table:table-cell>
          <table:table-cell office:value-type="float" office:value="150358" calcext:value-type="float">
            <text:p>150358</text:p>
          </table:table-cell>
          <table:table-cell office:value-type="float" office:value="947.218018" calcext:value-type="float">
            <text:p>947,218018</text:p>
          </table:table-cell>
          <table:table-cell office:value-type="float" office:value="5" calcext:value-type="float">
            <text:p>5</text:p>
          </table:table-cell>
          <table:table-cell office:value-type="float" office:value="656.64801" calcext:value-type="float">
            <text:p>656,64801</text:p>
          </table:table-cell>
          <table:table-cell office:value-type="float" office:value="150358" calcext:value-type="float">
            <text:p>150358</text:p>
          </table:table-cell>
          <table:table-cell office:value-type="float" office:value="1014.979004" calcext:value-type="float">
            <text:p>1014,979004</text:p>
          </table:table-cell>
          <table:table-cell office:value-type="float" office:value="6" calcext:value-type="float">
            <text:p>6</text:p>
          </table:table-cell>
          <table:table-cell office:value-type="float" office:value="761.419983" calcext:value-type="float">
            <text:p>761,419983</text:p>
          </table:table-cell>
          <table:table-cell office:value-type="float" office:value="150358" calcext:value-type="float">
            <text:p>150358</text:p>
          </table:table-cell>
          <table:table-cell office:value-type="float" office:value="908.60498" calcext:value-type="float">
            <text:p>908,60498</text:p>
          </table:table-cell>
          <table:table-cell office:value-type="float" office:value="7" calcext:value-type="float">
            <text:p>7</text:p>
          </table:table-cell>
          <table:table-cell office:value-type="float" office:value="929.379028" calcext:value-type="float">
            <text:p>929,379028</text:p>
          </table:table-cell>
          <table:table-cell office:value-type="float" office:value="150358" calcext:value-type="float">
            <text:p>150358</text:p>
          </table:table-cell>
          <table:table-cell office:value-type="float" office:value="810.799988" calcext:value-type="float">
            <text:p>810,799988</text:p>
          </table:table-cell>
          <table:table-cell office:value-type="float" office:value="8" calcext:value-type="float">
            <text:p>8</text:p>
          </table:table-cell>
          <table:table-cell office:value-type="float" office:value="1768.473877" calcext:value-type="float">
            <text:p>1768,473877</text:p>
          </table:table-cell>
          <table:table-cell office:value-type="float" office:value="150358" calcext:value-type="float">
            <text:p>150358</text:p>
          </table:table-cell>
          <table:table-cell office:value-type="float" office:value="1009.443054" calcext:value-type="float">
            <text:p>1009,443054</text:p>
          </table:table-cell>
          <table:table-cell office:value-type="float" office:value="20" calcext:value-type="float">
            <text:p>20</text:p>
          </table:table-cell>
          <table:table-cell office:value-type="float" office:value="10440.470703" calcext:value-type="float">
            <text:p>10440,470703</text:p>
          </table:table-cell>
          <table:table-cell office:value-type="float" office:value="150358" calcext:value-type="float">
            <text:p>150358</text:p>
          </table:table-cell>
          <table:table-cell office:value-type="float" office:value="850.942017" calcext:value-type="float">
            <text:p>850,942017</text:p>
          </table:table-cell>
          <table:table-cell office:value-type="float" office:value="7" calcext:value-type="float">
            <text:p>7</text:p>
          </table:table-cell>
          <table:table-cell office:value-type="float" office:value="1446.515015" calcext:value-type="float">
            <text:p>1446,515015</text:p>
          </table:table-cell>
        </table:table-row>
        <table:table-row table:style-name="ro1">
          <table:table-cell office:value-type="float" office:value="150541" calcext:value-type="float">
            <text:p>150541</text:p>
          </table:table-cell>
          <table:table-cell office:value-type="float" office:value="1088.984985" calcext:value-type="float">
            <text:p>1088,984985</text:p>
          </table:table-cell>
          <table:table-cell office:value-type="float" office:value="177" calcext:value-type="float">
            <text:p>177</text:p>
          </table:table-cell>
          <table:table-cell office:value-type="float" office:value="3875.702637" calcext:value-type="float">
            <text:p>3875,702637</text:p>
          </table:table-cell>
          <table:table-cell office:value-type="float" office:value="150541" calcext:value-type="float">
            <text:p>150541</text:p>
          </table:table-cell>
          <table:table-cell office:value-type="float" office:value="1034.222046" calcext:value-type="float">
            <text:p>1034,222046</text:p>
          </table:table-cell>
          <table:table-cell office:value-type="float" office:value="203" calcext:value-type="float">
            <text:p>203</text:p>
          </table:table-cell>
          <table:table-cell office:value-type="float" office:value="4583.976074" calcext:value-type="float">
            <text:p>4583,976074</text:p>
          </table:table-cell>
          <table:table-cell office:value-type="float" office:value="150541" calcext:value-type="float">
            <text:p>150541</text:p>
          </table:table-cell>
          <table:table-cell office:value-type="float" office:value="1115.753052" calcext:value-type="float">
            <text:p>1115,753052</text:p>
          </table:table-cell>
          <table:table-cell office:value-type="float" office:value="189" calcext:value-type="float">
            <text:p>189</text:p>
          </table:table-cell>
          <table:table-cell office:value-type="float" office:value="4532.878906" calcext:value-type="float">
            <text:p>4532,878906</text:p>
          </table:table-cell>
          <table:table-cell office:value-type="float" office:value="150541" calcext:value-type="float">
            <text:p>150541</text:p>
          </table:table-cell>
          <table:table-cell office:value-type="float" office:value="1135.39502" calcext:value-type="float">
            <text:p>1135,39502</text:p>
          </table:table-cell>
          <table:table-cell office:value-type="float" office:value="167" calcext:value-type="float">
            <text:p>167</text:p>
          </table:table-cell>
          <table:table-cell office:value-type="float" office:value="3539.398682" calcext:value-type="float">
            <text:p>3539,398682</text:p>
          </table:table-cell>
          <table:table-cell office:value-type="float" office:value="150541" calcext:value-type="float">
            <text:p>150541</text:p>
          </table:table-cell>
          <table:table-cell office:value-type="float" office:value="1171.020996" calcext:value-type="float">
            <text:p>1171,020996</text:p>
          </table:table-cell>
          <table:table-cell office:value-type="float" office:value="8" calcext:value-type="float">
            <text:p>8</text:p>
          </table:table-cell>
          <table:table-cell office:value-type="float" office:value="235.630005" calcext:value-type="float">
            <text:p>235,630005</text:p>
          </table:table-cell>
          <table:table-cell office:value-type="float" office:value="150541" calcext:value-type="float">
            <text:p>150541</text:p>
          </table:table-cell>
          <table:table-cell office:value-type="float" office:value="1128.924927" calcext:value-type="float">
            <text:p>1128,924927</text:p>
          </table:table-cell>
          <table:table-cell office:value-type="float" office:value="207" calcext:value-type="float">
            <text:p>207</text:p>
          </table:table-cell>
          <table:table-cell office:value-type="float" office:value="4581.302734" calcext:value-type="float">
            <text:p>4581,302734</text:p>
          </table:table-cell>
          <table:table-cell office:value-type="float" office:value="150541" calcext:value-type="float">
            <text:p>150541</text:p>
          </table:table-cell>
          <table:table-cell office:value-type="float" office:value="1069.000977" calcext:value-type="float">
            <text:p>1069,000977</text:p>
          </table:table-cell>
          <table:table-cell office:value-type="float" office:value="163" calcext:value-type="float">
            <text:p>163</text:p>
          </table:table-cell>
          <table:table-cell office:value-type="float" office:value="3870.617432" calcext:value-type="float">
            <text:p>3870,617432</text:p>
          </table:table-cell>
          <table:table-cell office:value-type="float" office:value="150541" calcext:value-type="float">
            <text:p>150541</text:p>
          </table:table-cell>
          <table:table-cell office:value-type="float" office:value="986.39801" calcext:value-type="float">
            <text:p>986,39801</text:p>
          </table:table-cell>
          <table:table-cell office:value-type="float" office:value="203" calcext:value-type="float">
            <text:p>203</text:p>
          </table:table-cell>
          <table:table-cell office:value-type="float" office:value="4979.890137" calcext:value-type="float">
            <text:p>4979,890137</text:p>
          </table:table-cell>
          <table:table-cell office:value-type="float" office:value="150541" calcext:value-type="float">
            <text:p>150541</text:p>
          </table:table-cell>
          <table:table-cell office:value-type="float" office:value="1065.119995" calcext:value-type="float">
            <text:p>1065,119995</text:p>
          </table:table-cell>
          <table:table-cell office:value-type="float" office:value="206" calcext:value-type="float">
            <text:p>206</text:p>
          </table:table-cell>
          <table:table-cell office:value-type="float" office:value="4368.474121" calcext:value-type="float">
            <text:p>4368,474121</text:p>
          </table:table-cell>
        </table:table-row>
        <table:table-row table:style-name="ro1">
          <table:table-cell office:value-type="float" office:value="150804" calcext:value-type="float">
            <text:p>150804</text:p>
          </table:table-cell>
          <table:table-cell office:value-type="float" office:value="967.807983" calcext:value-type="float">
            <text:p>967,807983</text:p>
          </table:table-cell>
          <table:table-cell office:value-type="float" office:value="6" calcext:value-type="float">
            <text:p>6</text:p>
          </table:table-cell>
          <table:table-cell office:value-type="float" office:value="767.421021" calcext:value-type="float">
            <text:p>767,421021</text:p>
          </table:table-cell>
          <table:table-cell office:value-type="float" office:value="150804" calcext:value-type="float">
            <text:p>150804</text:p>
          </table:table-cell>
          <table:table-cell office:value-type="float" office:value="969.781982" calcext:value-type="float">
            <text:p>969,781982</text:p>
          </table:table-cell>
          <table:table-cell office:value-type="float" office:value="6" calcext:value-type="float">
            <text:p>6</text:p>
          </table:table-cell>
          <table:table-cell office:value-type="float" office:value="534.436035" calcext:value-type="float">
            <text:p>534,436035</text:p>
          </table:table-cell>
          <table:table-cell office:value-type="float" office:value="150804" calcext:value-type="float">
            <text:p>150804</text:p>
          </table:table-cell>
          <table:table-cell office:value-type="float" office:value="815.572998" calcext:value-type="float">
            <text:p>815,572998</text:p>
          </table:table-cell>
          <table:table-cell office:value-type="float" office:value="5" calcext:value-type="float">
            <text:p>5</text:p>
          </table:table-cell>
          <table:table-cell office:value-type="float" office:value="1527.508911" calcext:value-type="float">
            <text:p>1527,508911</text:p>
          </table:table-cell>
          <table:table-cell office:value-type="float" office:value="150804" calcext:value-type="float">
            <text:p>150804</text:p>
          </table:table-cell>
          <table:table-cell office:value-type="float" office:value="851.948975" calcext:value-type="float">
            <text:p>851,948975</text:p>
          </table:table-cell>
          <table:table-cell office:value-type="float" office:value="6" calcext:value-type="float">
            <text:p>6</text:p>
          </table:table-cell>
          <table:table-cell office:value-type="float" office:value="1515.297119" calcext:value-type="float">
            <text:p>1515,297119</text:p>
          </table:table-cell>
          <table:table-cell office:value-type="float" office:value="150804" calcext:value-type="float">
            <text:p>150804</text:p>
          </table:table-cell>
          <table:table-cell office:value-type="float" office:value="952.497009" calcext:value-type="float">
            <text:p>952,497009</text:p>
          </table:table-cell>
          <table:table-cell office:value-type="float" office:value="32" calcext:value-type="float">
            <text:p>32</text:p>
          </table:table-cell>
          <table:table-cell office:value-type="float" office:value="4108.855957" calcext:value-type="float">
            <text:p>4108,855957</text:p>
          </table:table-cell>
          <table:table-cell office:value-type="float" office:value="150804" calcext:value-type="float">
            <text:p>150804</text:p>
          </table:table-cell>
          <table:table-cell office:value-type="float" office:value="963.177979" calcext:value-type="float">
            <text:p>963,177979</text:p>
          </table:table-cell>
          <table:table-cell office:value-type="float" office:value="4" calcext:value-type="float">
            <text:p>4</text:p>
          </table:table-cell>
          <table:table-cell office:value-type="float" office:value="1184.547119" calcext:value-type="float">
            <text:p>1184,547119</text:p>
          </table:table-cell>
          <table:table-cell office:value-type="float" office:value="150804" calcext:value-type="float">
            <text:p>150804</text:p>
          </table:table-cell>
          <table:table-cell office:value-type="float" office:value="864.910034" calcext:value-type="float">
            <text:p>864,910034</text:p>
          </table:table-cell>
          <table:table-cell office:value-type="float" office:value="6" calcext:value-type="float">
            <text:p>6</text:p>
          </table:table-cell>
          <table:table-cell office:value-type="float" office:value="1522.484985" calcext:value-type="float">
            <text:p>1522,484985</text:p>
          </table:table-cell>
          <table:table-cell office:value-type="float" office:value="150804" calcext:value-type="float">
            <text:p>150804</text:p>
          </table:table-cell>
          <table:table-cell office:value-type="float" office:value="1058.869995" calcext:value-type="float">
            <text:p>1058,869995</text:p>
          </table:table-cell>
          <table:table-cell office:value-type="float" office:value="6" calcext:value-type="float">
            <text:p>6</text:p>
          </table:table-cell>
          <table:table-cell office:value-type="float" office:value="643.912964" calcext:value-type="float">
            <text:p>643,912964</text:p>
          </table:table-cell>
          <table:table-cell office:value-type="float" office:value="150804" calcext:value-type="float">
            <text:p>150804</text:p>
          </table:table-cell>
          <table:table-cell office:value-type="float" office:value="984.570007" calcext:value-type="float">
            <text:p>984,570007</text:p>
          </table:table-cell>
          <table:table-cell office:value-type="float" office:value="6" calcext:value-type="float">
            <text:p>6</text:p>
          </table:table-cell>
          <table:table-cell office:value-type="float" office:value="1185.123047" calcext:value-type="float">
            <text:p>1185,123047</text:p>
          </table:table-cell>
        </table:table-row>
        <table:table-row table:style-name="ro1">
          <table:table-cell office:value-type="float" office:value="151114" calcext:value-type="float">
            <text:p>151114</text:p>
          </table:table-cell>
          <table:table-cell office:value-type="float" office:value="987.450012" calcext:value-type="float">
            <text:p>987,450012</text:p>
          </table:table-cell>
          <table:table-cell office:value-type="float" office:value="4" calcext:value-type="float">
            <text:p>4</text:p>
          </table:table-cell>
          <table:table-cell office:value-type="float" office:value="376.389038" calcext:value-type="float">
            <text:p>376,389038</text:p>
          </table:table-cell>
          <table:table-cell office:value-type="float" office:value="151114" calcext:value-type="float">
            <text:p>151114</text:p>
          </table:table-cell>
          <table:table-cell office:value-type="float" office:value="931.922974" calcext:value-type="float">
            <text:p>931,922974</text:p>
          </table:table-cell>
          <table:table-cell office:value-type="float" office:value="14" calcext:value-type="float">
            <text:p>14</text:p>
          </table:table-cell>
          <table:table-cell office:value-type="float" office:value="1806.000977" calcext:value-type="float">
            <text:p>1806,000977</text:p>
          </table:table-cell>
          <table:table-cell office:value-type="float" office:value="151114" calcext:value-type="float">
            <text:p>151114</text:p>
          </table:table-cell>
          <table:table-cell office:value-type="float" office:value="956.617981" calcext:value-type="float">
            <text:p>956,617981</text:p>
          </table:table-cell>
          <table:table-cell office:value-type="float" office:value="7" calcext:value-type="float">
            <text:p>7</text:p>
          </table:table-cell>
          <table:table-cell office:value-type="float" office:value="831.810059" calcext:value-type="float">
            <text:p>831,810059</text:p>
          </table:table-cell>
          <table:table-cell office:value-type="float" office:value="151114" calcext:value-type="float">
            <text:p>151114</text:p>
          </table:table-cell>
          <table:table-cell office:value-type="float" office:value="814.088013" calcext:value-type="float">
            <text:p>814,088013</text:p>
          </table:table-cell>
          <table:table-cell office:value-type="float" office:value="6" calcext:value-type="float">
            <text:p>6</text:p>
          </table:table-cell>
          <table:table-cell office:value-type="float" office:value="1671.555054" calcext:value-type="float">
            <text:p>1671,555054</text:p>
          </table:table-cell>
          <table:table-cell office:value-type="float" office:value="151114" calcext:value-type="float">
            <text:p>151114</text:p>
          </table:table-cell>
          <table:table-cell office:value-type="float" office:value="1102.728027" calcext:value-type="float">
            <text:p>1102,728027</text:p>
          </table:table-cell>
          <table:table-cell office:value-type="float" office:value="6" calcext:value-type="float">
            <text:p>6</text:p>
          </table:table-cell>
          <table:table-cell office:value-type="float" office:value="713.055969" calcext:value-type="float">
            <text:p>713,055969</text:p>
          </table:table-cell>
          <table:table-cell office:value-type="float" office:value="151114" calcext:value-type="float">
            <text:p>151114</text:p>
          </table:table-cell>
          <table:table-cell office:value-type="float" office:value="792.078003" calcext:value-type="float">
            <text:p>792,078003</text:p>
          </table:table-cell>
          <table:table-cell office:value-type="float" office:value="10" calcext:value-type="float">
            <text:p>10</text:p>
          </table:table-cell>
          <table:table-cell office:value-type="float" office:value="1128.810059" calcext:value-type="float">
            <text:p>1128,810059</text:p>
          </table:table-cell>
          <table:table-cell office:value-type="float" office:value="151114" calcext:value-type="float">
            <text:p>151114</text:p>
          </table:table-cell>
          <table:table-cell office:value-type="float" office:value="1229.271973" calcext:value-type="float">
            <text:p>1229,271973</text:p>
          </table:table-cell>
          <table:table-cell office:value-type="float" office:value="22" calcext:value-type="float">
            <text:p>22</text:p>
          </table:table-cell>
          <table:table-cell office:value-type="float" office:value="5992.307617" calcext:value-type="float">
            <text:p>5992,307617</text:p>
          </table:table-cell>
          <table:table-cell office:value-type="float" office:value="151114" calcext:value-type="float">
            <text:p>151114</text:p>
          </table:table-cell>
          <table:table-cell office:value-type="float" office:value="846.625" calcext:value-type="float">
            <text:p>846,625</text:p>
          </table:table-cell>
          <table:table-cell office:value-type="float" office:value="7" calcext:value-type="float">
            <text:p>7</text:p>
          </table:table-cell>
          <table:table-cell office:value-type="float" office:value="1027.037964" calcext:value-type="float">
            <text:p>1027,037964</text:p>
          </table:table-cell>
          <table:table-cell office:value-type="float" office:value="151114" calcext:value-type="float">
            <text:p>151114</text:p>
          </table:table-cell>
          <table:table-cell office:value-type="float" office:value="852.541992" calcext:value-type="float">
            <text:p>852,541992</text:p>
          </table:table-cell>
          <table:table-cell office:value-type="float" office:value="5" calcext:value-type="float">
            <text:p>5</text:p>
          </table:table-cell>
          <table:table-cell office:value-type="float" office:value="699.346008" calcext:value-type="float">
            <text:p>699,346008</text:p>
          </table:table-cell>
        </table:table-row>
        <table:table-row table:style-name="ro1">
          <table:table-cell office:value-type="float" office:value="151522" calcext:value-type="float">
            <text:p>151522</text:p>
          </table:table-cell>
          <table:table-cell office:value-type="float" office:value="955.708984" calcext:value-type="float">
            <text:p>955,708984</text:p>
          </table:table-cell>
          <table:table-cell office:value-type="float" office:value="9" calcext:value-type="float">
            <text:p>9</text:p>
          </table:table-cell>
          <table:table-cell office:value-type="float" office:value="2344.923096" calcext:value-type="float">
            <text:p>2344,923096</text:p>
          </table:table-cell>
          <table:table-cell office:value-type="float" office:value="151522" calcext:value-type="float">
            <text:p>151522</text:p>
          </table:table-cell>
          <table:table-cell office:value-type="float" office:value="999.894958" calcext:value-type="float">
            <text:p>999,894958</text:p>
          </table:table-cell>
          <table:table-cell office:value-type="float" office:value="9" calcext:value-type="float">
            <text:p>9</text:p>
          </table:table-cell>
          <table:table-cell office:value-type="float" office:value="2287.900879" calcext:value-type="float">
            <text:p>2287,900879</text:p>
          </table:table-cell>
          <table:table-cell office:value-type="float" office:value="151522" calcext:value-type="float">
            <text:p>151522</text:p>
          </table:table-cell>
          <table:table-cell office:value-type="float" office:value="923.511047" calcext:value-type="float">
            <text:p>923,511047</text:p>
          </table:table-cell>
          <table:table-cell office:value-type="float" office:value="8" calcext:value-type="float">
            <text:p>8</text:p>
          </table:table-cell>
          <table:table-cell office:value-type="float" office:value="786.280029" calcext:value-type="float">
            <text:p>786,280029</text:p>
          </table:table-cell>
          <table:table-cell office:value-type="float" office:value="151522" calcext:value-type="float">
            <text:p>151522</text:p>
          </table:table-cell>
          <table:table-cell office:value-type="float" office:value="992.455994" calcext:value-type="float">
            <text:p>992,455994</text:p>
          </table:table-cell>
          <table:table-cell office:value-type="float" office:value="27" calcext:value-type="float">
            <text:p>27</text:p>
          </table:table-cell>
          <table:table-cell office:value-type="float" office:value="8964.791992" calcext:value-type="float">
            <text:p>8964,791992</text:p>
          </table:table-cell>
          <table:table-cell office:value-type="float" office:value="151522" calcext:value-type="float">
            <text:p>151522</text:p>
          </table:table-cell>
          <table:table-cell office:value-type="float" office:value="867.946045" calcext:value-type="float">
            <text:p>867,946045</text:p>
          </table:table-cell>
          <table:table-cell office:value-type="float" office:value="6" calcext:value-type="float">
            <text:p>6</text:p>
          </table:table-cell>
          <table:table-cell office:value-type="float" office:value="1187.75" calcext:value-type="float">
            <text:p>1187,75</text:p>
          </table:table-cell>
          <table:table-cell office:value-type="float" office:value="151522" calcext:value-type="float">
            <text:p>151522</text:p>
          </table:table-cell>
          <table:table-cell office:value-type="float" office:value="792.522034" calcext:value-type="float">
            <text:p>792,522034</text:p>
          </table:table-cell>
          <table:table-cell office:value-type="float" office:value="16" calcext:value-type="float">
            <text:p>16</text:p>
          </table:table-cell>
          <table:table-cell office:value-type="float" office:value="4584.139648" calcext:value-type="float">
            <text:p>4584,139648</text:p>
          </table:table-cell>
          <table:table-cell office:value-type="float" office:value="151522" calcext:value-type="float">
            <text:p>151522</text:p>
          </table:table-cell>
          <table:table-cell office:value-type="float" office:value="898.220032" calcext:value-type="float">
            <text:p>898,220032</text:p>
          </table:table-cell>
          <table:table-cell office:value-type="float" office:value="4" calcext:value-type="float">
            <text:p>4</text:p>
          </table:table-cell>
          <table:table-cell office:value-type="float" office:value="1763.260986" calcext:value-type="float">
            <text:p>1763,260986</text:p>
          </table:table-cell>
          <table:table-cell office:value-type="float" office:value="151522" calcext:value-type="float">
            <text:p>151522</text:p>
          </table:table-cell>
          <table:table-cell office:value-type="float" office:value="771.994019" calcext:value-type="float">
            <text:p>771,994019</text:p>
          </table:table-cell>
          <table:table-cell office:value-type="float" office:value="6" calcext:value-type="float">
            <text:p>6</text:p>
          </table:table-cell>
          <table:table-cell office:value-type="float" office:value="1346.949097" calcext:value-type="float">
            <text:p>1346,949097</text:p>
          </table:table-cell>
          <table:table-cell office:value-type="float" office:value="151522" calcext:value-type="float">
            <text:p>151522</text:p>
          </table:table-cell>
          <table:table-cell office:value-type="float" office:value="777.741028" calcext:value-type="float">
            <text:p>777,741028</text:p>
          </table:table-cell>
          <table:table-cell office:value-type="float" office:value="10" calcext:value-type="float">
            <text:p>10</text:p>
          </table:table-cell>
          <table:table-cell office:value-type="float" office:value="1427.776001" calcext:value-type="float">
            <text:p>1427,776001</text:p>
          </table:table-cell>
        </table:table-row>
        <table:table-row table:style-name="ro1">
          <table:table-cell office:value-type="float" office:value="151718" calcext:value-type="float">
            <text:p>151718</text:p>
          </table:table-cell>
          <table:table-cell office:value-type="float" office:value="896.112" calcext:value-type="float">
            <text:p>896,112</text:p>
          </table:table-cell>
          <table:table-cell office:value-type="float" office:value="6" calcext:value-type="float">
            <text:p>6</text:p>
          </table:table-cell>
          <table:table-cell office:value-type="float" office:value="1667.118896" calcext:value-type="float">
            <text:p>1667,118896</text:p>
          </table:table-cell>
          <table:table-cell office:value-type="float" office:value="151718" calcext:value-type="float">
            <text:p>151718</text:p>
          </table:table-cell>
          <table:table-cell office:value-type="float" office:value="838.674011" calcext:value-type="float">
            <text:p>838,674011</text:p>
          </table:table-cell>
          <table:table-cell office:value-type="float" office:value="11" calcext:value-type="float">
            <text:p>11</text:p>
          </table:table-cell>
          <table:table-cell office:value-type="float" office:value="1606.052002" calcext:value-type="float">
            <text:p>1606,052002</text:p>
          </table:table-cell>
          <table:table-cell office:value-type="float" office:value="151718" calcext:value-type="float">
            <text:p>151718</text:p>
          </table:table-cell>
          <table:table-cell office:value-type="float" office:value="753.991028" calcext:value-type="float">
            <text:p>753,991028</text:p>
          </table:table-cell>
          <table:table-cell office:value-type="float" office:value="6" calcext:value-type="float">
            <text:p>6</text:p>
          </table:table-cell>
          <table:table-cell office:value-type="float" office:value="1254.043945" calcext:value-type="float">
            <text:p>1254,043945</text:p>
          </table:table-cell>
          <table:table-cell office:value-type="float" office:value="151718" calcext:value-type="float">
            <text:p>151718</text:p>
          </table:table-cell>
          <table:table-cell office:value-type="float" office:value="1157.18103" calcext:value-type="float">
            <text:p>1157,18103</text:p>
          </table:table-cell>
          <table:table-cell office:value-type="float" office:value="4" calcext:value-type="float">
            <text:p>4</text:p>
          </table:table-cell>
          <table:table-cell office:value-type="float" office:value="997.738037" calcext:value-type="float">
            <text:p>997,738037</text:p>
          </table:table-cell>
          <table:table-cell office:value-type="float" office:value="151718" calcext:value-type="float">
            <text:p>151718</text:p>
          </table:table-cell>
          <table:table-cell office:value-type="float" office:value="1017.132019" calcext:value-type="float">
            <text:p>1017,132019</text:p>
          </table:table-cell>
          <table:table-cell office:value-type="float" office:value="6" calcext:value-type="float">
            <text:p>6</text:p>
          </table:table-cell>
          <table:table-cell office:value-type="float" office:value="527.888" calcext:value-type="float">
            <text:p>527,888</text:p>
          </table:table-cell>
          <table:table-cell office:value-type="float" office:value="151718" calcext:value-type="float">
            <text:p>151718</text:p>
          </table:table-cell>
          <table:table-cell office:value-type="float" office:value="888.843018" calcext:value-type="float">
            <text:p>888,843018</text:p>
          </table:table-cell>
          <table:table-cell office:value-type="float" office:value="31" calcext:value-type="float">
            <text:p>31</text:p>
          </table:table-cell>
          <table:table-cell office:value-type="float" office:value="7346.102539" calcext:value-type="float">
            <text:p>7346,102539</text:p>
          </table:table-cell>
          <table:table-cell office:value-type="float" office:value="151718" calcext:value-type="float">
            <text:p>151718</text:p>
          </table:table-cell>
          <table:table-cell office:value-type="float" office:value="937.247986" calcext:value-type="float">
            <text:p>937,247986</text:p>
          </table:table-cell>
          <table:table-cell office:value-type="float" office:value="10" calcext:value-type="float">
            <text:p>10</text:p>
          </table:table-cell>
          <table:table-cell office:value-type="float" office:value="1432.761841" calcext:value-type="float">
            <text:p>1432,761841</text:p>
          </table:table-cell>
          <table:table-cell office:value-type="float" office:value="151718" calcext:value-type="float">
            <text:p>151718</text:p>
          </table:table-cell>
          <table:table-cell office:value-type="float" office:value="848.242981" calcext:value-type="float">
            <text:p>848,242981</text:p>
          </table:table-cell>
          <table:table-cell office:value-type="float" office:value="10" calcext:value-type="float">
            <text:p>10</text:p>
          </table:table-cell>
          <table:table-cell office:value-type="float" office:value="1205.375122" calcext:value-type="float">
            <text:p>1205,375122</text:p>
          </table:table-cell>
          <table:table-cell office:value-type="float" office:value="151718" calcext:value-type="float">
            <text:p>151718</text:p>
          </table:table-cell>
          <table:table-cell office:value-type="float" office:value="820.606995" calcext:value-type="float">
            <text:p>820,606995</text:p>
          </table:table-cell>
          <table:table-cell office:value-type="float" office:value="6" calcext:value-type="float">
            <text:p>6</text:p>
          </table:table-cell>
          <table:table-cell office:value-type="float" office:value="540.385071" calcext:value-type="float">
            <text:p>540,385071</text:p>
          </table:table-cell>
        </table:table-row>
        <table:table-row table:style-name="ro1">
          <table:table-cell office:value-type="float" office:value="153209" calcext:value-type="float">
            <text:p>153209</text:p>
          </table:table-cell>
          <table:table-cell office:value-type="float" office:value="1551.333984" calcext:value-type="float">
            <text:p>1551,333984</text:p>
          </table:table-cell>
          <table:table-cell office:value-type="float" office:value="3" calcext:value-type="float">
            <text:p>3</text:p>
          </table:table-cell>
          <table:table-cell office:value-type="float" office:value="297.539978" calcext:value-type="float">
            <text:p>297,539978</text:p>
          </table:table-cell>
          <table:table-cell office:value-type="float" office:value="153209" calcext:value-type="float">
            <text:p>153209</text:p>
          </table:table-cell>
          <table:table-cell office:value-type="float" office:value="1086.001099" calcext:value-type="float">
            <text:p>1086,001099</text:p>
          </table:table-cell>
          <table:table-cell office:value-type="float" office:value="2" calcext:value-type="float">
            <text:p>2</text:p>
          </table:table-cell>
          <table:table-cell office:value-type="float" office:value="349.518982" calcext:value-type="float">
            <text:p>349,518982</text:p>
          </table:table-cell>
          <table:table-cell office:value-type="float" office:value="153209" calcext:value-type="float">
            <text:p>153209</text:p>
          </table:table-cell>
          <table:table-cell office:value-type="float" office:value="817.630981" calcext:value-type="float">
            <text:p>817,630981</text:p>
          </table:table-cell>
          <table:table-cell office:value-type="float" office:value="3" calcext:value-type="float">
            <text:p>3</text:p>
          </table:table-cell>
          <table:table-cell office:value-type="float" office:value="898.601013" calcext:value-type="float">
            <text:p>898,601013</text:p>
          </table:table-cell>
          <table:table-cell office:value-type="float" office:value="153209" calcext:value-type="float">
            <text:p>153209</text:p>
          </table:table-cell>
          <table:table-cell office:value-type="float" office:value="913.565002" calcext:value-type="float">
            <text:p>913,565002</text:p>
          </table:table-cell>
          <table:table-cell office:value-type="float" office:value="3" calcext:value-type="float">
            <text:p>3</text:p>
          </table:table-cell>
          <table:table-cell office:value-type="float" office:value="270.226013" calcext:value-type="float">
            <text:p>270,226013</text:p>
          </table:table-cell>
          <table:table-cell office:value-type="float" office:value="153209" calcext:value-type="float">
            <text:p>153209</text:p>
          </table:table-cell>
          <table:table-cell office:value-type="float" office:value="912.766968" calcext:value-type="float">
            <text:p>912,766968</text:p>
          </table:table-cell>
          <table:table-cell office:value-type="float" office:value="7" calcext:value-type="float">
            <text:p>7</text:p>
          </table:table-cell>
          <table:table-cell office:value-type="float" office:value="1217.164917" calcext:value-type="float">
            <text:p>1217,164917</text:p>
          </table:table-cell>
          <table:table-cell office:value-type="float" office:value="153209" calcext:value-type="float">
            <text:p>153209</text:p>
          </table:table-cell>
          <table:table-cell office:value-type="float" office:value="1170.176025" calcext:value-type="float">
            <text:p>1170,176025</text:p>
          </table:table-cell>
          <table:table-cell office:value-type="float" office:value="5" calcext:value-type="float">
            <text:p>5</text:p>
          </table:table-cell>
          <table:table-cell office:value-type="float" office:value="504.624023" calcext:value-type="float">
            <text:p>504,624023</text:p>
          </table:table-cell>
          <table:table-cell office:value-type="float" office:value="153209" calcext:value-type="float">
            <text:p>153209</text:p>
          </table:table-cell>
          <table:table-cell office:value-type="float" office:value="1402.922974" calcext:value-type="float">
            <text:p>1402,922974</text:p>
          </table:table-cell>
          <table:table-cell office:value-type="float" office:value="5" calcext:value-type="float">
            <text:p>5</text:p>
          </table:table-cell>
          <table:table-cell office:value-type="float" office:value="698.10498" calcext:value-type="float">
            <text:p>698,10498</text:p>
          </table:table-cell>
          <table:table-cell office:value-type="float" office:value="153209" calcext:value-type="float">
            <text:p>153209</text:p>
          </table:table-cell>
          <table:table-cell office:value-type="float" office:value="878.709961" calcext:value-type="float">
            <text:p>878,709961</text:p>
          </table:table-cell>
          <table:table-cell office:value-type="float" office:value="3" calcext:value-type="float">
            <text:p>3</text:p>
          </table:table-cell>
          <table:table-cell office:value-type="float" office:value="302.950012" calcext:value-type="float">
            <text:p>302,950012</text:p>
          </table:table-cell>
          <table:table-cell office:value-type="float" office:value="153209" calcext:value-type="float">
            <text:p>153209</text:p>
          </table:table-cell>
          <table:table-cell office:value-type="float" office:value="844.382996" calcext:value-type="float">
            <text:p>844,382996</text:p>
          </table:table-cell>
          <table:table-cell office:value-type="float" office:value="5" calcext:value-type="float">
            <text:p>5</text:p>
          </table:table-cell>
          <table:table-cell office:value-type="float" office:value="817.227966" calcext:value-type="float">
            <text:p>817,227966</text:p>
          </table:table-cell>
        </table:table-row>
        <table:table-row table:style-name="ro1">
          <table:table-cell office:value-type="float" office:value="153710" calcext:value-type="float">
            <text:p>153710</text:p>
          </table:table-cell>
          <table:table-cell office:value-type="float" office:value="1068.178101" calcext:value-type="float">
            <text:p>1068,178101</text:p>
          </table:table-cell>
          <table:table-cell office:value-type="float" office:value="12" calcext:value-type="float">
            <text:p>12</text:p>
          </table:table-cell>
          <table:table-cell office:value-type="float" office:value="2751.945801" calcext:value-type="float">
            <text:p>2751,945801</text:p>
          </table:table-cell>
          <table:table-cell office:value-type="float" office:value="153710" calcext:value-type="float">
            <text:p>153710</text:p>
          </table:table-cell>
          <table:table-cell office:value-type="float" office:value="905.502014" calcext:value-type="float">
            <text:p>905,502014</text:p>
          </table:table-cell>
          <table:table-cell office:value-type="float" office:value="8" calcext:value-type="float">
            <text:p>8</text:p>
          </table:table-cell>
          <table:table-cell office:value-type="float" office:value="1686.779785" calcext:value-type="float">
            <text:p>1686,779785</text:p>
          </table:table-cell>
          <table:table-cell office:value-type="float" office:value="153710" calcext:value-type="float">
            <text:p>153710</text:p>
          </table:table-cell>
          <table:table-cell office:value-type="float" office:value="1018.939026" calcext:value-type="float">
            <text:p>1018,939026</text:p>
          </table:table-cell>
          <table:table-cell office:value-type="float" office:value="4" calcext:value-type="float">
            <text:p>4</text:p>
          </table:table-cell>
          <table:table-cell office:value-type="float" office:value="546.89801" calcext:value-type="float">
            <text:p>546,89801</text:p>
          </table:table-cell>
          <table:table-cell office:value-type="float" office:value="153710" calcext:value-type="float">
            <text:p>153710</text:p>
          </table:table-cell>
          <table:table-cell office:value-type="float" office:value="920.162964" calcext:value-type="float">
            <text:p>920,162964</text:p>
          </table:table-cell>
          <table:table-cell office:value-type="float" office:value="8" calcext:value-type="float">
            <text:p>8</text:p>
          </table:table-cell>
          <table:table-cell office:value-type="float" office:value="1428.403076" calcext:value-type="float">
            <text:p>1428,403076</text:p>
          </table:table-cell>
          <table:table-cell office:value-type="float" office:value="153710" calcext:value-type="float">
            <text:p>153710</text:p>
          </table:table-cell>
          <table:table-cell office:value-type="float" office:value="926.247986" calcext:value-type="float">
            <text:p>926,247986</text:p>
          </table:table-cell>
          <table:table-cell office:value-type="float" office:value="7" calcext:value-type="float">
            <text:p>7</text:p>
          </table:table-cell>
          <table:table-cell office:value-type="float" office:value="1696.275146" calcext:value-type="float">
            <text:p>1696,275146</text:p>
          </table:table-cell>
          <table:table-cell office:value-type="float" office:value="153710" calcext:value-type="float">
            <text:p>153710</text:p>
          </table:table-cell>
          <table:table-cell office:value-type="float" office:value="940.479004" calcext:value-type="float">
            <text:p>940,479004</text:p>
          </table:table-cell>
          <table:table-cell office:value-type="float" office:value="7" calcext:value-type="float">
            <text:p>7</text:p>
          </table:table-cell>
          <table:table-cell office:value-type="float" office:value="2104.272949" calcext:value-type="float">
            <text:p>2104,272949</text:p>
          </table:table-cell>
          <table:table-cell office:value-type="float" office:value="153710" calcext:value-type="float">
            <text:p>153710</text:p>
          </table:table-cell>
          <table:table-cell office:value-type="float" office:value="968.204041" calcext:value-type="float">
            <text:p>968,204041</text:p>
          </table:table-cell>
          <table:table-cell office:value-type="float" office:value="3" calcext:value-type="float">
            <text:p>3</text:p>
          </table:table-cell>
          <table:table-cell office:value-type="float" office:value="1984.648926" calcext:value-type="float">
            <text:p>1984,648926</text:p>
          </table:table-cell>
          <table:table-cell office:value-type="float" office:value="153710" calcext:value-type="float">
            <text:p>153710</text:p>
          </table:table-cell>
          <table:table-cell office:value-type="float" office:value="935.365051" calcext:value-type="float">
            <text:p>935,365051</text:p>
          </table:table-cell>
          <table:table-cell office:value-type="float" office:value="7" calcext:value-type="float">
            <text:p>7</text:p>
          </table:table-cell>
          <table:table-cell office:value-type="float" office:value="558.279968" calcext:value-type="float">
            <text:p>558,279968</text:p>
          </table:table-cell>
          <table:table-cell office:value-type="float" office:value="153710" calcext:value-type="float">
            <text:p>153710</text:p>
          </table:table-cell>
          <table:table-cell office:value-type="float" office:value="764.481018" calcext:value-type="float">
            <text:p>764,481018</text:p>
          </table:table-cell>
          <table:table-cell office:value-type="float" office:value="7" calcext:value-type="float">
            <text:p>7</text:p>
          </table:table-cell>
          <table:table-cell office:value-type="float" office:value="1447.267944" calcext:value-type="float">
            <text:p>1447,267944</text:p>
          </table:table-cell>
        </table:table-row>
        <table:table-row table:style-name="ro1">
          <table:table-cell office:value-type="float" office:value="153859" calcext:value-type="float">
            <text:p>153859</text:p>
          </table:table-cell>
          <table:table-cell office:value-type="float" office:value="827.234009" calcext:value-type="float">
            <text:p>827,234009</text:p>
          </table:table-cell>
          <table:table-cell office:value-type="float" office:value="23" calcext:value-type="float">
            <text:p>23</text:p>
          </table:table-cell>
          <table:table-cell office:value-type="float" office:value="9554.685547" calcext:value-type="float">
            <text:p>9554,685547</text:p>
          </table:table-cell>
          <table:table-cell office:value-type="float" office:value="153859" calcext:value-type="float">
            <text:p>153859</text:p>
          </table:table-cell>
          <table:table-cell office:value-type="float" office:value="815.557007" calcext:value-type="float">
            <text:p>815,557007</text:p>
          </table:table-cell>
          <table:table-cell office:value-type="float" office:value="9" calcext:value-type="float">
            <text:p>9</text:p>
          </table:table-cell>
          <table:table-cell office:value-type="float" office:value="1545.895264" calcext:value-type="float">
            <text:p>1545,895264</text:p>
          </table:table-cell>
          <table:table-cell office:value-type="float" office:value="153859" calcext:value-type="float">
            <text:p>153859</text:p>
          </table:table-cell>
          <table:table-cell office:value-type="float" office:value="848.89801" calcext:value-type="float">
            <text:p>848,89801</text:p>
          </table:table-cell>
          <table:table-cell office:value-type="float" office:value="10" calcext:value-type="float">
            <text:p>10</text:p>
          </table:table-cell>
          <table:table-cell office:value-type="float" office:value="2012.058838" calcext:value-type="float">
            <text:p>2012,058838</text:p>
          </table:table-cell>
          <table:table-cell office:value-type="float" office:value="153859" calcext:value-type="float">
            <text:p>153859</text:p>
          </table:table-cell>
          <table:table-cell office:value-type="float" office:value="841.988037" calcext:value-type="float">
            <text:p>841,988037</text:p>
          </table:table-cell>
          <table:table-cell office:value-type="float" office:value="9" calcext:value-type="float">
            <text:p>9</text:p>
          </table:table-cell>
          <table:table-cell office:value-type="float" office:value="1698.91394" calcext:value-type="float">
            <text:p>1698,91394</text:p>
          </table:table-cell>
          <table:table-cell office:value-type="float" office:value="153859" calcext:value-type="float">
            <text:p>153859</text:p>
          </table:table-cell>
          <table:table-cell office:value-type="float" office:value="880.747986" calcext:value-type="float">
            <text:p>880,747986</text:p>
          </table:table-cell>
          <table:table-cell office:value-type="float" office:value="9" calcext:value-type="float">
            <text:p>9</text:p>
          </table:table-cell>
          <table:table-cell office:value-type="float" office:value="2375.574951" calcext:value-type="float">
            <text:p>2375,574951</text:p>
          </table:table-cell>
          <table:table-cell office:value-type="float" office:value="153859" calcext:value-type="float">
            <text:p>153859</text:p>
          </table:table-cell>
          <table:table-cell office:value-type="float" office:value="874.744995" calcext:value-type="float">
            <text:p>874,744995</text:p>
          </table:table-cell>
          <table:table-cell office:value-type="float" office:value="14" calcext:value-type="float">
            <text:p>14</text:p>
          </table:table-cell>
          <table:table-cell office:value-type="float" office:value="5599.652832" calcext:value-type="float">
            <text:p>5599,652832</text:p>
          </table:table-cell>
          <table:table-cell office:value-type="float" office:value="153859" calcext:value-type="float">
            <text:p>153859</text:p>
          </table:table-cell>
          <table:table-cell office:value-type="float" office:value="827.910034" calcext:value-type="float">
            <text:p>827,910034</text:p>
          </table:table-cell>
          <table:table-cell office:value-type="float" office:value="6" calcext:value-type="float">
            <text:p>6</text:p>
          </table:table-cell>
          <table:table-cell office:value-type="float" office:value="2043.139893" calcext:value-type="float">
            <text:p>2043,139893</text:p>
          </table:table-cell>
          <table:table-cell office:value-type="float" office:value="153859" calcext:value-type="float">
            <text:p>153859</text:p>
          </table:table-cell>
          <table:table-cell office:value-type="float" office:value="1465.458008" calcext:value-type="float">
            <text:p>1465,458008</text:p>
          </table:table-cell>
          <table:table-cell office:value-type="float" office:value="13" calcext:value-type="float">
            <text:p>13</text:p>
          </table:table-cell>
          <table:table-cell office:value-type="float" office:value="2363.012207" calcext:value-type="float">
            <text:p>2363,012207</text:p>
          </table:table-cell>
          <table:table-cell office:value-type="float" office:value="153859" calcext:value-type="float">
            <text:p>153859</text:p>
          </table:table-cell>
          <table:table-cell office:value-type="float" office:value="1026.965942" calcext:value-type="float">
            <text:p>1026,965942</text:p>
          </table:table-cell>
          <table:table-cell office:value-type="float" office:value="7" calcext:value-type="float">
            <text:p>7</text:p>
          </table:table-cell>
          <table:table-cell office:value-type="float" office:value="2046.070923" calcext:value-type="float">
            <text:p>2046,070923</text:p>
          </table:table-cell>
        </table:table-row>
        <table:table-row table:style-name="ro1">
          <table:table-cell table:style-name="ce3" office:value-type="string" calcext:value-type="string">
            <text:p>Average</text:p>
          </table:table-cell>
          <table:table-cell table:style-name="ce1" table:formula="of:=AVERAGE([C9.B5:.B34])" office:value-type="float" office:value="965.1940674" calcext:value-type="float">
            <text:p>965,1940674</text:p>
          </table:table-cell>
          <table:table-cell table:style-name="ce1" table:formula="of:=AVERAGE([C9.C5:.C34])" office:value-type="float" office:value="35.6333333333333" calcext:value-type="float">
            <text:p>35,6333333333</text:p>
          </table:table-cell>
          <table:table-cell table:style-name="ce15" table:formula="of:=AVERAGE([C9.D5:.D34])" office:value-type="float" office:value="2463.13141733333" calcext:value-type="float">
            <text:p>2463,1314173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F5:.F34])" office:value-type="float" office:value="941.1343017" calcext:value-type="float">
            <text:p>941,1343017</text:p>
          </table:table-cell>
          <table:table-cell table:style-name="ce1" table:formula="of:=AVERAGE([C9.G5:.G34])" office:value-type="float" office:value="35.6333333333333" calcext:value-type="float">
            <text:p>35,6333333333</text:p>
          </table:table-cell>
          <table:table-cell table:style-name="ce15" table:formula="of:=AVERAGE([C9.H5:.H34])" office:value-type="float" office:value="2154.00960806667" calcext:value-type="float">
            <text:p>2154,009608066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J5:.J34])" office:value-type="float" office:value="945.2228068" calcext:value-type="float">
            <text:p>945,2228068</text:p>
          </table:table-cell>
          <table:table-cell table:style-name="ce1" table:formula="of:=AVERAGE([C9.K5:.K34])" office:value-type="float" office:value="33.8666666666667" calcext:value-type="float">
            <text:p>33,8666666667</text:p>
          </table:table-cell>
          <table:table-cell table:style-name="ce15" table:formula="of:=AVERAGE([C9.L5:.L34])" office:value-type="float" office:value="2156.51158793333" calcext:value-type="float">
            <text:p>2156,511587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N5:.N34])" office:value-type="float" office:value="984.655672233333" calcext:value-type="float">
            <text:p>984,6556722333</text:p>
          </table:table-cell>
          <table:table-cell table:style-name="ce1" table:formula="of:=AVERAGE([C9.O5:.O34])" office:value-type="float" office:value="36.6" calcext:value-type="float">
            <text:p>36,6</text:p>
          </table:table-cell>
          <table:table-cell table:style-name="ce15" table:formula="of:=AVERAGE([C9.P5:.P34])" office:value-type="float" office:value="2414.7275004" calcext:value-type="float">
            <text:p>2414,7275004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R5:.R34])" office:value-type="float" office:value="992.481306866667" calcext:value-type="float">
            <text:p>992,4813068667</text:p>
          </table:table-cell>
          <table:table-cell table:style-name="ce1" table:formula="of:=AVERAGE([C9.S5:.S34])" office:value-type="float" office:value="10.2666666666667" calcext:value-type="float">
            <text:p>10,2666666667</text:p>
          </table:table-cell>
          <table:table-cell table:style-name="ce15" table:formula="of:=AVERAGE([C9.T5:.T34])" office:value-type="float" office:value="2081.470638" calcext:value-type="float">
            <text:p>2081,470638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V5:.V34])" office:value-type="float" office:value="954.3646362" calcext:value-type="float">
            <text:p>954,3646362</text:p>
          </table:table-cell>
          <table:table-cell table:style-name="ce1" table:formula="of:=AVERAGE([C9.W5:.W34])" office:value-type="float" office:value="39.7333333333333" calcext:value-type="float">
            <text:p>39,7333333333</text:p>
          </table:table-cell>
          <table:table-cell table:style-name="ce15" table:formula="of:=AVERAGE([C9.X5:.X34])" office:value-type="float" office:value="3024.8562947" calcext:value-type="float">
            <text:p>3024,8562947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Z5:.Z34])" office:value-type="float" office:value="934.724469" calcext:value-type="float">
            <text:p>934,724469</text:p>
          </table:table-cell>
          <table:table-cell table:style-name="ce1" table:formula="of:=AVERAGE([C9.AA5:.AA34])" office:value-type="float" office:value="32.8333333333333" calcext:value-type="float">
            <text:p>32,8333333333</text:p>
          </table:table-cell>
          <table:table-cell table:style-name="ce15" table:formula="of:=AVERAGE([C9.AB5:.AB34])" office:value-type="float" office:value="1970.62213593333" calcext:value-type="float">
            <text:p>1970,6221359333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D5:.AD34])" office:value-type="float" office:value="955.8629619" calcext:value-type="float">
            <text:p>955,8629619</text:p>
          </table:table-cell>
          <table:table-cell table:style-name="ce1" table:formula="of:=AVERAGE([C9.AE5:.AE34])" office:value-type="float" office:value="36.5666666666667" calcext:value-type="float">
            <text:p>36,5666666667</text:p>
          </table:table-cell>
          <table:table-cell table:style-name="ce15" table:formula="of:=AVERAGE([C9.AF5:.AF34])" office:value-type="float" office:value="2348.4117879" calcext:value-type="float">
            <text:p>2348,4117879</text:p>
          </table:table-cell>
          <table:table-cell table:style-name="ce3" office:value-type="string" calcext:value-type="string">
            <text:p>Average</text:p>
          </table:table-cell>
          <table:table-cell table:style-name="ce1" table:formula="of:=AVERAGE([C9.AH5:.AH34])" office:value-type="float" office:value="943.586261033333" calcext:value-type="float">
            <text:p>943,5862610333</text:p>
          </table:table-cell>
          <table:table-cell table:style-name="ce1" table:formula="of:=AVERAGE([C9.AI5:.AI34])" office:value-type="float" office:value="39.3" calcext:value-type="float">
            <text:p>39,3</text:p>
          </table:table-cell>
          <table:table-cell table:style-name="ce15" table:formula="of:=AVERAGE([C9.AJ5:.AJ34])" office:value-type="float" office:value="2072.03915193333" calcext:value-type="float">
            <text:p>2072,0391519333</text:p>
          </table:table-cell>
        </table:table-row>
        <table:table-row table:style-name="ro1">
          <table:table-cell table:style-name="ce3" office:value-type="string" calcext:value-type="string">
            <text:p>Median</text:p>
          </table:table-cell>
          <table:table-cell table:style-name="ce1" table:formula="of:=MEDIAN([C9.B5:.B34])" office:value-type="float" office:value="957.431488" calcext:value-type="float">
            <text:p>957,431488</text:p>
          </table:table-cell>
          <table:table-cell table:style-name="ce1" table:formula="of:=MEDIAN([C9.C5:.C34])" office:value-type="float" office:value="6.5" calcext:value-type="float">
            <text:p>6,5</text:p>
          </table:table-cell>
          <table:table-cell table:style-name="ce15" table:formula="of:=MEDIAN([C9.D5:.D34])" office:value-type="float" office:value="1638.0659175" calcext:value-type="float">
            <text:p>1638,06591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F5:.F34])" office:value-type="float" office:value="924.717987" calcext:value-type="float">
            <text:p>924,717987</text:p>
          </table:table-cell>
          <table:table-cell table:style-name="ce1" table:formula="of:=MEDIAN([C9.G5:.G34])" office:value-type="float" office:value="8" calcext:value-type="float">
            <text:p>8</text:p>
          </table:table-cell>
          <table:table-cell table:style-name="ce15" table:formula="of:=MEDIAN([C9.H5:.H34])" office:value-type="float" office:value="1746.390381" calcext:value-type="float">
            <text:p>1746,39038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J5:.J34])" office:value-type="float" office:value="941.7015075" calcext:value-type="float">
            <text:p>941,7015075</text:p>
          </table:table-cell>
          <table:table-cell table:style-name="ce1" table:formula="of:=MEDIAN([C9.K5:.K34])" office:value-type="float" office:value="7" calcext:value-type="float">
            <text:p>7</text:p>
          </table:table-cell>
          <table:table-cell table:style-name="ce15" table:formula="of:=MEDIAN([C9.L5:.L34])" office:value-type="float" office:value="1392.775574" calcext:value-type="float">
            <text:p>1392,775574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N5:.N34])" office:value-type="float" office:value="940.097015" calcext:value-type="float">
            <text:p>940,097015</text:p>
          </table:table-cell>
          <table:table-cell table:style-name="ce1" table:formula="of:=MEDIAN([C9.O5:.O34])" office:value-type="float" office:value="8" calcext:value-type="float">
            <text:p>8</text:p>
          </table:table-cell>
          <table:table-cell table:style-name="ce15" table:formula="of:=MEDIAN([C9.P5:.P34])" office:value-type="float" office:value="1784.6950075" calcext:value-type="float">
            <text:p>1784,695007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R5:.R34])" office:value-type="float" office:value="978.1925045" calcext:value-type="float">
            <text:p>978,1925045</text:p>
          </table:table-cell>
          <table:table-cell table:style-name="ce1" table:formula="of:=MEDIAN([C9.S5:.S34])" office:value-type="float" office:value="7" calcext:value-type="float">
            <text:p>7</text:p>
          </table:table-cell>
          <table:table-cell table:style-name="ce15" table:formula="of:=MEDIAN([C9.T5:.T34])" office:value-type="float" office:value="1333.4265135" calcext:value-type="float">
            <text:p>1333,426513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V5:.V34])" office:value-type="float" office:value="948.9400025" calcext:value-type="float">
            <text:p>948,9400025</text:p>
          </table:table-cell>
          <table:table-cell table:style-name="ce1" table:formula="of:=MEDIAN([C9.W5:.W34])" office:value-type="float" office:value="9" calcext:value-type="float">
            <text:p>9</text:p>
          </table:table-cell>
          <table:table-cell table:style-name="ce15" table:formula="of:=MEDIAN([C9.X5:.X34])" office:value-type="float" office:value="2209.2962645" calcext:value-type="float">
            <text:p>2209,296264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Z5:.Z34])" office:value-type="float" office:value="909.440033" calcext:value-type="float">
            <text:p>909,440033</text:p>
          </table:table-cell>
          <table:table-cell table:style-name="ce1" table:formula="of:=MEDIAN([C9.AA5:.AA34])" office:value-type="float" office:value="8" calcext:value-type="float">
            <text:p>8</text:p>
          </table:table-cell>
          <table:table-cell table:style-name="ce15" table:formula="of:=MEDIAN([C9.AB5:.AB34])" office:value-type="float" office:value="1779.276001" calcext:value-type="float">
            <text:p>1779,276001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D5:.AD34])" office:value-type="float" office:value="949.990967" calcext:value-type="float">
            <text:p>949,990967</text:p>
          </table:table-cell>
          <table:table-cell table:style-name="ce1" table:formula="of:=MEDIAN([C9.AE5:.AE34])" office:value-type="float" office:value="7" calcext:value-type="float">
            <text:p>7</text:p>
          </table:table-cell>
          <table:table-cell table:style-name="ce15" table:formula="of:=MEDIAN([C9.AF5:.AF34])" office:value-type="float" office:value="1326.3735355" calcext:value-type="float">
            <text:p>1326,3735355</text:p>
          </table:table-cell>
          <table:table-cell table:style-name="ce3" office:value-type="string" calcext:value-type="string">
            <text:p>Median</text:p>
          </table:table-cell>
          <table:table-cell table:style-name="ce1" table:formula="of:=MEDIAN([C9.AH5:.AH34])" office:value-type="float" office:value="937.0715025" calcext:value-type="float">
            <text:p>937,0715025</text:p>
          </table:table-cell>
          <table:table-cell table:style-name="ce1" table:formula="of:=MEDIAN([C9.AI5:.AI34])" office:value-type="float" office:value="7" calcext:value-type="float">
            <text:p>7</text:p>
          </table:table-cell>
          <table:table-cell table:style-name="ce15" table:formula="of:=MEDIAN([C9.AJ5:.AJ34])" office:value-type="float" office:value="1450.7149655" calcext:value-type="float">
            <text:p>1450,7149655</text:p>
          </table:table-cell>
        </table:table-row>
        <table:table-row table:style-name="ro1">
          <table:table-cell table:style-name="ce5" office:value-type="string" calcext:value-type="string">
            <text:p>Standard dev.</text:p>
          </table:table-cell>
          <table:table-cell table:style-name="ce11" table:formula="of:=STDEV([C9.B5:.B34])" office:value-type="float" office:value="147.434642887551" calcext:value-type="float">
            <text:p>147,4346428876</text:p>
          </table:table-cell>
          <table:table-cell table:style-name="ce11" table:formula="of:=STDEV([C9.C5:.C34])" office:value-type="float" office:value="64.7059573728743" calcext:value-type="float">
            <text:p>64,7059573729</text:p>
          </table:table-cell>
          <table:table-cell table:style-name="ce16" table:formula="of:=STDEV([C9.D5:.D34])" office:value-type="float" office:value="2431.20948437804" calcext:value-type="float">
            <text:p>2431,209484378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F5:.F34])" office:value-type="float" office:value="122.169891671013" calcext:value-type="float">
            <text:p>122,169891671</text:p>
          </table:table-cell>
          <table:table-cell table:style-name="ce11" table:formula="of:=STDEV([C9.G5:.G34])" office:value-type="float" office:value="64.8183048503905" calcext:value-type="float">
            <text:p>64,8183048504</text:p>
          </table:table-cell>
          <table:table-cell table:style-name="ce16" table:formula="of:=STDEV([C9.H5:.H34])" office:value-type="float" office:value="1758.32135493353" calcext:value-type="float">
            <text:p>1758,321354933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J5:.J34])" office:value-type="float" office:value="107.652813050297" calcext:value-type="float">
            <text:p>107,6528130503</text:p>
          </table:table-cell>
          <table:table-cell table:style-name="ce11" table:formula="of:=STDEV([C9.K5:.K34])" office:value-type="float" office:value="61.4927712787465" calcext:value-type="float">
            <text:p>61,4927712787</text:p>
          </table:table-cell>
          <table:table-cell table:style-name="ce16" table:formula="of:=STDEV([C9.L5:.L34])" office:value-type="float" office:value="2161.51931293156" calcext:value-type="float">
            <text:p>2161,519312931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N5:.N34])" office:value-type="float" office:value="153.169428255554" calcext:value-type="float">
            <text:p>153,1694282556</text:p>
          </table:table-cell>
          <table:table-cell table:style-name="ce11" table:formula="of:=STDEV([C9.O5:.O34])" office:value-type="float" office:value="62.0542587940808" calcext:value-type="float">
            <text:p>62,0542587941</text:p>
          </table:table-cell>
          <table:table-cell table:style-name="ce16" table:formula="of:=STDEV([C9.P5:.P34])" office:value-type="float" office:value="2122.08047600035" calcext:value-type="float">
            <text:p>2122,0804760004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R5:.R34])" office:value-type="float" office:value="106.039135224399" calcext:value-type="float">
            <text:p>106,0391352244</text:p>
          </table:table-cell>
          <table:table-cell table:style-name="ce11" table:formula="of:=STDEV([C9.S5:.S34])" office:value-type="float" office:value="9.34744417708275" calcext:value-type="float">
            <text:p>9,3474441771</text:p>
          </table:table-cell>
          <table:table-cell table:style-name="ce16" table:formula="of:=STDEV([C9.T5:.T34])" office:value-type="float" office:value="2260.40058432004" calcext:value-type="float">
            <text:p>2260,40058432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V5:.V34])" office:value-type="float" office:value="101.843902163001" calcext:value-type="float">
            <text:p>101,843902163</text:p>
          </table:table-cell>
          <table:table-cell table:style-name="ce11" table:formula="of:=STDEV([C9.W5:.W34])" office:value-type="float" office:value="70.9331561660565" calcext:value-type="float">
            <text:p>70,9331561661</text:p>
          </table:table-cell>
          <table:table-cell table:style-name="ce16" table:formula="of:=STDEV([C9.X5:.X34])" office:value-type="float" office:value="2503.46415697262" calcext:value-type="float">
            <text:p>2503,4641569726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Z5:.Z34])" office:value-type="float" office:value="139.052642821012" calcext:value-type="float">
            <text:p>139,052642821</text:p>
          </table:table-cell>
          <table:table-cell table:style-name="ce11" table:formula="of:=STDEV([C9.AA5:.AA34])" office:value-type="float" office:value="63.2924701809717" calcext:value-type="float">
            <text:p>63,292470181</text:p>
          </table:table-cell>
          <table:table-cell table:style-name="ce16" table:formula="of:=STDEV([C9.AB5:.AB34])" office:value-type="float" office:value="1440.32768602027" calcext:value-type="float">
            <text:p>1440,3276860203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D5:.AD34])" office:value-type="float" office:value="133.699902052908" calcext:value-type="float">
            <text:p>133,6999020529</text:p>
          </table:table-cell>
          <table:table-cell table:style-name="ce11" table:formula="of:=STDEV([C9.AE5:.AE34])" office:value-type="float" office:value="67.6464864308323" calcext:value-type="float">
            <text:p>67,6464864308</text:p>
          </table:table-cell>
          <table:table-cell table:style-name="ce16" table:formula="of:=STDEV([C9.AF5:.AF34])" office:value-type="float" office:value="2343.91005798645" calcext:value-type="float">
            <text:p>2343,9100579865</text:p>
          </table:table-cell>
          <table:table-cell table:style-name="ce5" office:value-type="string" calcext:value-type="string">
            <text:p>Standard dev.</text:p>
          </table:table-cell>
          <table:table-cell table:style-name="ce11" table:formula="of:=STDEV([C9.AH5:.AH34])" office:value-type="float" office:value="122.45788945392" calcext:value-type="float">
            <text:p>122,4578894539</text:p>
          </table:table-cell>
          <table:table-cell table:style-name="ce11" table:formula="of:=STDEV([C9.AI5:.AI34])" office:value-type="float" office:value="76.3779847320164" calcext:value-type="float">
            <text:p>76,377984732</text:p>
          </table:table-cell>
          <table:table-cell table:style-name="ce16" table:formula="of:=STDEV([C9.AJ5:.AJ34])" office:value-type="float" office:value="1756.04631198866" calcext:value-type="float">
            <text:p>1756,0463119887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/>
          <table:table-cell/>
          <table:table-cell office:value-type="string" calcext:value-type="string">
            <text:p>Desv. Pad.</text:p>
          </table:table-cell>
          <table:table-cell table:style-name="Default" office:value-type="string" calcext:value-type="string">
            <text:p>Amostras</text:p>
          </table:table-cell>
          <table:table-cell table:style-name="Default" office:value-type="string" calcext:value-type="string">
            <text:p>Erro padrão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6" office:value-type="string" calcext:value-type="string">
            <text:p>Initialization time</text:p>
          </table:table-cell>
          <table:table-cell table:style-name="ce12" table:formula="of:=AVERAGE([.B35];[.F35];[.J35];[.N35];[.R35];[.V35];[.Z35];[.AD35];[.AH35])" office:value-type="float" office:value="957.469609237037" calcext:value-type="float">
            <text:p>957,469609237</text:p>
          </table:table-cell>
          <table:table-cell table:formula="of:=STDEV([.B5:.B14];[.F5:.F14];[.J5:.J14];[.N5:.N14];[.R5:.R14];[.V5:.V14];[.Z5:.Z14];[.AD5:.AD14];[.AH5:.AH14])" office:value-type="float" office:value="90.7590601188679" calcext:value-type="float">
            <text:p>90,7590601189</text:p>
          </table:table-cell>
          <table:table-cell table:style-name="Default" table:formula="of:=COUNT([.B5:.B14];[.F5:.F14];[.J5:.J14];[.N5:.N14];[.R5:.R14];[.V5:.V14];[.Z5:.Z14];[.AD5:.AD14];[.AH5:.AH14])" office:value-type="float" office:value="90" calcext:value-type="float">
            <text:p>90</text:p>
          </table:table-cell>
          <table:table-cell table:style-name="Default" table:formula="of:=2*[.C40]/SQRT([.D40])" office:value-type="float" office:value="19.133689884785" calcext:value-type="float">
            <text:p>19,133689884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3" office:value-type="string" calcext:value-type="string">
            <text:p>Number of stalls</text:p>
          </table:table-cell>
          <table:table-cell table:style-name="ce13" table:formula="of:=AVERAGE([.C35];[.G35];[.K35];[.O35];[.S35];[.W35];[.AA35];[.AE35];[.AI35])" office:value-type="float" office:value="33.3814814814815" calcext:value-type="float">
            <text:p>33,3814814815</text:p>
          </table:table-cell>
          <table:table-cell table:formula="of:=STDEV([.C5:.C14];[.G5:.G14];[.K5:.K14];[.O5:.O14];[.S5:.S14];[.W5:.W14];[.AA5:.AA14];[.AE5:.AE14];[.AI5:.AI14])" office:value-type="float" office:value="33.2794864702769" calcext:value-type="float">
            <text:p>33,2794864703</text:p>
          </table:table-cell>
          <table:table-cell table:style-name="ce17" table:formula="of:=COUNT([.C5:.C14];[.G5:.G14];[.K5:.K14];[.O5:.O14];[.S5:.S14];[.W5:.W14];[.AA5:.AA14];[.AE5:.AE14];[.AI5:.AI14])" office:value-type="float" office:value="90" calcext:value-type="float">
            <text:p>90</text:p>
          </table:table-cell>
          <table:table-cell table:style-name="Default" table:formula="of:=2*[.C41]/SQRT([.D41])" office:value-type="float" office:value="7.01593177378883" calcext:value-type="float">
            <text:p>7,0159317738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5" office:value-type="string" calcext:value-type="string">
            <text:p>Total stall time</text:p>
          </table:table-cell>
          <table:table-cell table:style-name="ce14" table:formula="of:=AVERAGE([.D35];[.H35];[.L35];[.P35];[.T35];[.X35];[.AB35];[.AF35];[.AJ35])" office:value-type="float" office:value="2298.42001357778" calcext:value-type="float">
            <text:p>2298,4200135778</text:p>
          </table:table-cell>
          <table:table-cell table:formula="of:=STDEV([.D5:.D14];[.H5:.H14];[.L5:.L14];[.P5:.P14];[.T5:.T14];[.X5:.X14];[.AB5:.AB14];[.AF5:.AF14];[.AJ5:.AJ14])" office:value-type="float" office:value="1901.78391819716" calcext:value-type="float">
            <text:p>1901,7839181972</text:p>
          </table:table-cell>
          <table:table-cell table:style-name="Default" table:formula="of:=COUNT([.D5:.D14];[.H5:.H14];[.L5:.L14];[.P5:.P14];[.T5:.T14];[.X5:.X14];[.AB5:.AB14];[.AF5:.AF14];[.AJ5:.AJ14])" office:value-type="float" office:value="90" calcext:value-type="float">
            <text:p>90</text:p>
          </table:table-cell>
          <table:table-cell table:style-name="Default" table:formula="of:=2*[.C42]/SQRT([.D42])" office:value-type="float" office:value="400.931253265492" calcext:value-type="float">
            <text:p>400,9312532655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</table:table>
      <table:table table:name="Data Overview" table:style-name="ta1">
        <table:shapes>
          <draw:frame draw:z-index="0" draw:style-name="gr1" draw:text-style-name="P1" svg:width="159.99mm" svg:height="89.99mm" svg:x="15.3mm" svg:y="64mm">
            <loext:p draw:notify-on-update-of-ranges="'Data Overview'.A4:'Data Overview'.A12 'Data Overview'.B4:'Data Overview'.B12 'Data Overview'.C4:'Data Overview'.C12 'Data Overview'.C4:'Data Overview'.C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.77mm" svg:y="155.97mm">
            <loext:p draw:notify-on-update-of-ranges="'Data Overview'.A4:'Data Overview'.A12 'Data Overview'.D4:'Data Overview'.D12 'Data Overview'.E4:'Data Overview'.E12 'Data Overview'.E4:'Data Overview'.E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78.17mm" svg:y="63.84mm">
            <loext:p draw:notify-on-update-of-ranges="'Data Overview'.A4:'Data Overview'.A12 'Data Overview'.F4:'Data Overview'.F12 'Data Overview'.G4:'Data Overview'.G12 'Data Overview'.G4:'Data Overview'.G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ce4"/>
        <table:table-column table:style-name="co12" table:default-cell-style-name="ce29"/>
        <table:table-column table:style-name="co13" table:default-cell-style-name="ce29"/>
        <table:table-column table:style-name="co14" table:default-cell-style-name="ce29"/>
        <table:table-column table:style-name="co12" table:number-columns-repeated="2" table:default-cell-style-name="ce29"/>
        <table:table-column table:style-name="co12" table:default-cell-style-name="ce32"/>
        <table:table-column table:style-name="co5" table:default-cell-style-name="ce34"/>
        <table:table-column table:style-name="co5" table:default-cell-style-name="ce36"/>
        <table:table-column table:style-name="co5" table:number-columns-repeated="2" table:default-cell-style-name="ce32"/>
        <table:table-column table:style-name="co5" table:number-columns-repeated="3" table:default-cell-style-name="ce38"/>
        <table:table-row table:style-name="ro2">
          <table:table-cell table:style-name="ce24" office:value-type="string" calcext:value-type="string" table:number-columns-spanned="14" table:number-rows-spanned="1">
            <text:p>RANDOM WALK</text:p>
          </table:table-cell>
          <table:covered-table-cell table:number-columns-repeated="13" table:style-name="Default"/>
        </table:table-row>
        <table:table-row table:style-name="ro1">
          <table:table-cell table:style-name="ce25" office:value-type="string" calcext:value-type="string" table:number-columns-spanned="1" table:number-rows-spanned="2">
            <text:p>Number or UAVs</text:p>
          </table:table-cell>
          <table:table-cell table:style-name="ce25" office:value-type="string" calcext:value-type="string" table:number-columns-spanned="2" table:number-rows-spanned="1">
            <text:p>Initialization time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Number of stalls</text:p>
          </table:table-cell>
          <table:covered-table-cell table:style-name="ce31"/>
          <table:table-cell table:style-name="ce25" office:value-type="string" calcext:value-type="string" table:number-columns-spanned="2" table:number-rows-spanned="1">
            <text:p>Stall time</text:p>
          </table:table-cell>
          <table:covered-table-cell table:style-name="ce31"/>
          <table:table-cell table:style-name="ce25" office:value-type="string" calcext:value-type="string" table:number-columns-spanned="7" table:number-rows-spanned="1">
            <text:p>MOS</text:p>
          </table:table-cell>
          <table:covered-table-cell table:number-columns-repeated="4" table:style-name="ce25"/>
          <table:covered-table-cell table:number-columns-repeated="2" table:style-name="ce10"/>
        </table:table-row>
        <table:table-row table:style-name="ro1">
          <table:covered-table-cell table:style-name="ce26"/>
          <table:table-cell table:style-name="ce28" office:value-type="string" calcext:value-type="string">
            <text:p>Avg</text:p>
          </table:table-cell>
          <table:table-cell table:style-name="ce28" office:value-type="string" calcext:value-type="string">
            <text:p>Std error</text:p>
          </table:table-cell>
          <table:table-cell table:style-name="ce28" office:value-type="string" calcext:value-type="string">
            <text:p>Avg</text:p>
          </table:table-cell>
          <table:table-cell table:style-name="ce28" office:value-type="string" calcext:value-type="string">
            <text:p>Std error</text:p>
          </table:table-cell>
          <table:table-cell table:style-name="ce28" office:value-type="string" calcext:value-type="string">
            <text:p>Avg</text:p>
          </table:table-cell>
          <table:table-cell table:style-name="ce28" office:value-type="string" calcext:value-type="string">
            <text:p>Std error</text:p>
          </table:table-cell>
          <table:table-cell table:style-name="ce28" office:value-type="string" calcext:value-type="string">
            <text:p>Q_ini</text:p>
          </table:table-cell>
          <table:table-cell table:style-name="ce28" office:value-type="string" calcext:value-type="string">
            <text:p>Lambda</text:p>
          </table:table-cell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MOS2</text:p>
          </table:table-cell>
          <table:table-cell table:style-name="ce28" office:value-type="string" calcext:value-type="string">
            <text:p>MOS_Fin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C1.B40]" office:value-type="float" office:value="1057.65454306667" calcext:value-type="float">
            <text:p>1057,654543</text:p>
          </table:table-cell>
          <table:table-cell table:formula="of:=[C1.E40]" office:value-type="float" office:value="84.9938195270111" calcext:value-type="float">
            <text:p>84,993820</text:p>
          </table:table-cell>
          <table:table-cell table:formula="of:=[C1.$B$41]" office:value-type="float" office:value="0" calcext:value-type="float">
            <text:p>0,000000</text:p>
          </table:table-cell>
          <table:table-cell table:formula="of:=[C1.$E$41]" office:value-type="float" office:value="0" calcext:value-type="float">
            <text:p>0,000000</text:p>
          </table:table-cell>
          <table:table-cell table:formula="of:=[C1.$B$42]" office:value-type="float" office:value="0" calcext:value-type="float">
            <text:p>0,000000</text:p>
          </table:table-cell>
          <table:table-cell table:formula="of:=[C1.$E$42]" office:value-type="float" office:value="0" calcext:value-type="float">
            <text:p>0,000000</text:p>
          </table:table-cell>
          <table:table-cell table:formula="of:=-0.963*LOG10(([.B4]/1000)+5.381)+5" office:value-type="float" office:value="4.22113029533861" calcext:value-type="float">
            <text:p>4,22</text:p>
          </table:table-cell>
          <table:table-cell table:formula="of:=([.F4]/1000)/([.F4]/1000+60)" office:value-type="float" office:value="0" calcext:value-type="float">
            <text:p>0,0000000</text:p>
          </table:table-cell>
          <table:table-cell table:formula="of:=IF([.$I4]&lt;0.05;3.012682983;IF([.$I4]&lt;0.1;3.098391523;IF([.$I4]&lt;0.2;3.190341904;IF([.$I4]&lt;0.5;3.248113258;3.302343627))))" office:value-type="float" office:value="3.012682983" calcext:value-type="float">
            <text:p>3,012683</text:p>
          </table:table-cell>
          <table:table-cell table:formula="of:=IF([.$I4]&lt;0.05;0.765328992;IF([.$I4]&lt;0.1;0.994413063;IF([.$I4]&lt;0.2;1.520322299;IF([.$I4]&lt;0.5;1.69389348;1.888050118))))" office:value-type="float" office:value="0.765328992" calcext:value-type="float">
            <text:p>0,765329</text:p>
          </table:table-cell>
          <table:table-cell table:formula="of:=IF([.$I4]&lt;0.05;1.991;IF([.$I4]&lt;0.1;1.901;IF([.$I4]&lt;0.2;1.810138616;IF([.$I4]&lt;0.5;1.751982415;1.697472392))))" office:value-type="float" office:value="1.991" calcext:value-type="float">
            <text:p>1,991</text:p>
          </table:table-cell>
          <table:table-cell table:style-name="ce40" table:formula="of:=IF([.D4]&gt;6;1;[.$J4]*(EXP(1)^(-[.$K4]*[.$D4]))+[.$L4])" office:value-type="float" office:value="5.003682983" calcext:value-type="float">
            <text:p>5,003682983</text:p>
          </table:table-cell>
          <table:table-cell table:style-name="ce40" table:formula="of:=ROUND((MIN([.$H4];[.$M4]))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C2.B40]" office:value-type="float" office:value="1064.57255856667" calcext:value-type="float">
            <text:p>1064,572559</text:p>
          </table:table-cell>
          <table:table-cell table:formula="of:=[C2.E40]" office:value-type="float" office:value="51.0605980368323" calcext:value-type="float">
            <text:p>51,060598</text:p>
          </table:table-cell>
          <table:table-cell table:formula="of:=[C2.$B$41]" office:value-type="float" office:value="0" calcext:value-type="float">
            <text:p>0,000000</text:p>
          </table:table-cell>
          <table:table-cell table:formula="of:=[C2.$E$41]" office:value-type="float" office:value="0" calcext:value-type="float">
            <text:p>0,000000</text:p>
          </table:table-cell>
          <table:table-cell table:formula="of:=[C2.$B$42]" office:value-type="float" office:value="0" calcext:value-type="float">
            <text:p>0,000000</text:p>
          </table:table-cell>
          <table:table-cell table:formula="of:=[C2.$E$42]" office:value-type="float" office:value="0" calcext:value-type="float">
            <text:p>0,000000</text:p>
          </table:table-cell>
          <table:table-cell table:formula="of:=-0.963*LOG10(([.B5]/1000)+5.381)+5" office:value-type="float" office:value="4.22068117389078" calcext:value-type="float">
            <text:p>4,22</text:p>
          </table:table-cell>
          <table:table-cell table:formula="of:=([.F5]/1000)/([.F5]/1000+60)" office:value-type="float" office:value="0" calcext:value-type="float">
            <text:p>0,0000000</text:p>
          </table:table-cell>
          <table:table-cell table:formula="of:=IF([.I5]&lt;0.05;3.012682983;IF([.I5]&lt;0.1;3.098391523;IF([.I5]&lt;0.2;3.190341904;IF([.I5]&lt;0.5;3.248113258;3.302343627))))" office:value-type="float" office:value="3.012682983" calcext:value-type="float">
            <text:p>3,012683</text:p>
          </table:table-cell>
          <table:table-cell table:formula="of:=IF([.$I5]&lt;0.05;0.765328992;IF([.$I5]&lt;0.1;0.994413063;IF([.$I5]&lt;0.2;1.520322299;IF([.$I5]&lt;0.5;1.69389348;1.888050118))))" office:value-type="float" office:value="0.765328992" calcext:value-type="float">
            <text:p>0,765329</text:p>
          </table:table-cell>
          <table:table-cell table:formula="of:=IF([.$I5]&lt;0.05;1.991;IF([.$I5]&lt;0.1;1.901;IF([.$I5]&lt;0.2;1.810138616;IF([.$I5]&lt;0.5;1.751982415;1.697472392))))" office:value-type="float" office:value="1.991" calcext:value-type="float">
            <text:p>1,991</text:p>
          </table:table-cell>
          <table:table-cell table:formula="of:=IF([.D5]&gt;6;1;[.$J5]*(EXP(1)^(-[.$K5]*[.$D5]))+[.$L5])" office:value-type="float" office:value="5.003682983" calcext:value-type="float">
            <text:p>5,003682983</text:p>
          </table:table-cell>
          <table:table-cell table:formula="of:=ROUND((MIN([.$H5];[.$M5]))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C3.B40]" office:value-type="float" office:value="1031.30594208889" calcext:value-type="float">
            <text:p>1031,305942</text:p>
          </table:table-cell>
          <table:table-cell table:formula="of:=[C3.E40]" office:value-type="float" office:value="39.7326327098651" calcext:value-type="float">
            <text:p>39,732633</text:p>
          </table:table-cell>
          <table:table-cell table:formula="of:=[C3.$B$41]" office:value-type="float" office:value="0.0666666666666667" calcext:value-type="float">
            <text:p>0,066667</text:p>
          </table:table-cell>
          <table:table-cell table:formula="of:=[C3.$E$41]" office:value-type="float" office:value="0" calcext:value-type="float">
            <text:p>0,000000</text:p>
          </table:table-cell>
          <table:table-cell table:formula="of:=[C3.$B$42]" office:value-type="float" office:value="3.27785556666667" calcext:value-type="float">
            <text:p>3,277856</text:p>
          </table:table-cell>
          <table:table-cell table:formula="of:=[C3.$E$42]" office:value-type="float" office:value="0" calcext:value-type="float">
            <text:p>0,000000</text:p>
          </table:table-cell>
          <table:table-cell table:formula="of:=-0.963*LOG10(([.B6]/1000)+5.381)+5" office:value-type="float" office:value="4.22284529158973" calcext:value-type="float">
            <text:p>4,22</text:p>
          </table:table-cell>
          <table:table-cell table:formula="of:=([.F6]/1000)/([.F6]/1000+60)" office:value-type="float" office:value="0.0000546279417360626" calcext:value-type="float">
            <text:p>0,0000546</text:p>
          </table:table-cell>
          <table:table-cell table:formula="of:=IF([.I6]&lt;0.05;3.012682983;IF([.I6]&lt;0.1;3.098391523;IF([.I6]&lt;0.2;3.190341904;IF([.I6]&lt;0.5;3.248113258;3.302343627))))" office:value-type="float" office:value="3.012682983" calcext:value-type="float">
            <text:p>3,012683</text:p>
          </table:table-cell>
          <table:table-cell table:formula="of:=IF([.$I6]&lt;0.05;0.765328992;IF([.$I6]&lt;0.1;0.994413063;IF([.$I6]&lt;0.2;1.520322299;IF([.$I6]&lt;0.5;1.69389348;1.888050118))))" office:value-type="float" office:value="0.765328992" calcext:value-type="float">
            <text:p>0,765329</text:p>
          </table:table-cell>
          <table:table-cell table:formula="of:=IF([.$I6]&lt;0.05;1.991;IF([.$I6]&lt;0.1;1.901;IF([.$I6]&lt;0.2;1.810138616;IF([.$I6]&lt;0.5;1.751982415;1.697472392))))" office:value-type="float" office:value="1.991" calcext:value-type="float">
            <text:p>1,991</text:p>
          </table:table-cell>
          <table:table-cell table:formula="of:=IF([.D6]&gt;6;1;[.$J6]*(EXP(1)^(-[.$K6]*[.$D6]))+[.$L6])" office:value-type="float" office:value="4.85382558935124" calcext:value-type="float">
            <text:p>4,8538255894</text:p>
          </table:table-cell>
          <table:table-cell table:formula="of:=ROUND((MIN([.$H6];[.$M6]))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C4.B40]" office:value-type="float" office:value="1012.81955365833" calcext:value-type="float">
            <text:p>1012,819554</text:p>
          </table:table-cell>
          <table:table-cell table:formula="of:=[C4.E40]" office:value-type="float" office:value="36.0693504153121" calcext:value-type="float">
            <text:p>36,069350</text:p>
          </table:table-cell>
          <table:table-cell table:formula="of:=[C4.$B$41]" office:value-type="float" office:value="0.325" calcext:value-type="float">
            <text:p>0,325000</text:p>
          </table:table-cell>
          <table:table-cell table:formula="of:=[C4.$E$41]" office:value-type="float" office:value="0.209394732135634" calcext:value-type="float">
            <text:p>0,209395</text:p>
          </table:table-cell>
          <table:table-cell table:formula="of:=[C4.$B$42]" office:value-type="float" office:value="16.2964332" calcext:value-type="float">
            <text:p>16,296433</text:p>
          </table:table-cell>
          <table:table-cell table:formula="of:=[C4.$E$42]" office:value-type="float" office:value="13.9113813447814" calcext:value-type="float">
            <text:p>13,911381</text:p>
          </table:table-cell>
          <table:table-cell table:formula="of:=-0.963*LOG10(([.B7]/1000)+5.381)+5" office:value-type="float" office:value="4.22405275843968" calcext:value-type="float">
            <text:p>4,22</text:p>
          </table:table-cell>
          <table:table-cell table:formula="of:=([.F7]/1000)/([.F7]/1000+60)" office:value-type="float" office:value="0.000271533469549199" calcext:value-type="float">
            <text:p>0,0002715</text:p>
          </table:table-cell>
          <table:table-cell table:formula="of:=IF([.I7]&lt;0.05;3.012682983;IF([.I7]&lt;0.1;3.098391523;IF([.I7]&lt;0.2;3.190341904;IF([.I7]&lt;0.5;3.248113258;3.302343627))))" office:value-type="float" office:value="3.012682983" calcext:value-type="float">
            <text:p>3,012683</text:p>
          </table:table-cell>
          <table:table-cell table:formula="of:=IF([.$I7]&lt;0.05;0.765328992;IF([.$I7]&lt;0.1;0.994413063;IF([.$I7]&lt;0.2;1.520322299;IF([.$I7]&lt;0.5;1.69389348;1.888050118))))" office:value-type="float" office:value="0.765328992" calcext:value-type="float">
            <text:p>0,765329</text:p>
          </table:table-cell>
          <table:table-cell table:formula="of:=IF([.$I7]&lt;0.05;1.991;IF([.$I7]&lt;0.1;1.901;IF([.$I7]&lt;0.2;1.810138616;IF([.$I7]&lt;0.5;1.751982415;1.697472392))))" office:value-type="float" office:value="1.991" calcext:value-type="float">
            <text:p>1,991</text:p>
          </table:table-cell>
          <table:table-cell table:formula="of:=IF([.D7]&gt;6;1;[.$J7]*(EXP(1)^(-[.$K7]*[.$D7]))+[.$L7])" office:value-type="float" office:value="4.34025701847914" calcext:value-type="float">
            <text:p>4,3402570185</text:p>
          </table:table-cell>
          <table:table-cell table:formula="of:=ROUND((MIN([.$H7];[.$M7]))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C5.B40]" office:value-type="float" office:value="824.841540133333" calcext:value-type="float">
            <text:p>824,841540</text:p>
          </table:table-cell>
          <table:table-cell table:formula="of:=[C5.E40]" office:value-type="float" office:value="95.78993014949" calcext:value-type="float">
            <text:p>95,789930</text:p>
          </table:table-cell>
          <table:table-cell table:formula="of:=[C5.$B$41]" office:value-type="float" office:value="7.18666666666667" calcext:value-type="float">
            <text:p>7,186667</text:p>
          </table:table-cell>
          <table:table-cell table:formula="of:=[C5.$E$41]" office:value-type="float" office:value="7.11693811714457" calcext:value-type="float">
            <text:p>7,116938</text:p>
          </table:table-cell>
          <table:table-cell table:formula="of:=[C5.$B$42]" office:value-type="float" office:value="191.0827005" calcext:value-type="float">
            <text:p>191,082701</text:p>
          </table:table-cell>
          <table:table-cell table:formula="of:=[C5.$E$42]" office:value-type="float" office:value="177.70453604178" calcext:value-type="float">
            <text:p>177,704536</text:p>
          </table:table-cell>
          <table:table-cell table:formula="of:=-0.963*LOG10(([.B8]/1000)+5.381)+5" office:value-type="float" office:value="4.23653294311767" calcext:value-type="float">
            <text:p>4,24</text:p>
          </table:table-cell>
          <table:table-cell table:formula="of:=([.F8]/1000)/([.F8]/1000+60)" office:value-type="float" office:value="0.00317460148458856" calcext:value-type="float">
            <text:p>0,0031746</text:p>
          </table:table-cell>
          <table:table-cell table:formula="of:=IF([.I8]&lt;0.05;3.012682983;IF([.I8]&lt;0.1;3.098391523;IF([.I8]&lt;0.2;3.190341904;IF([.I8]&lt;0.5;3.248113258;3.302343627))))" office:value-type="float" office:value="3.012682983" calcext:value-type="float">
            <text:p>3,012683</text:p>
          </table:table-cell>
          <table:table-cell table:formula="of:=IF([.$I8]&lt;0.05;0.765328992;IF([.$I8]&lt;0.1;0.994413063;IF([.$I8]&lt;0.2;1.520322299;IF([.$I8]&lt;0.5;1.69389348;1.888050118))))" office:value-type="float" office:value="0.765328992" calcext:value-type="float">
            <text:p>0,765329</text:p>
          </table:table-cell>
          <table:table-cell table:formula="of:=IF([.$I8]&lt;0.05;1.991;IF([.$I8]&lt;0.1;1.901;IF([.$I8]&lt;0.2;1.810138616;IF([.$I8]&lt;0.5;1.751982415;1.697472392))))" office:value-type="float" office:value="1.991" calcext:value-type="float">
            <text:p>1,991</text:p>
          </table:table-cell>
          <table:table-cell table:formula="of:=IF([.D8]&gt;6;1;[.$J8]*(EXP(1)^(-[.$K8]*[.$D8]))+[.$L8])" office:value-type="float" office:value="1" calcext:value-type="float">
            <text:p>1</text:p>
          </table:table-cell>
          <table:table-cell table:formula="of:=ROUND((MIN([.$H8];[.$M8])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C6.B40]" office:value-type="float" office:value="826.540070944444" calcext:value-type="float">
            <text:p>826,540071</text:p>
          </table:table-cell>
          <table:table-cell table:formula="of:=[C6.E40]" office:value-type="float" office:value="29.9601223600827" calcext:value-type="float">
            <text:p>29,960122</text:p>
          </table:table-cell>
          <table:table-cell table:formula="of:=[C6.$B$41]" office:value-type="float" office:value="7.72222222222222" calcext:value-type="float">
            <text:p>7,722222</text:p>
          </table:table-cell>
          <table:table-cell table:formula="of:=[C6.$E$41]" office:value-type="float" office:value="6.43690366663657" calcext:value-type="float">
            <text:p>6,436904</text:p>
          </table:table-cell>
          <table:table-cell table:formula="of:=[C6.$B$42]" office:value-type="float" office:value="200.64067815" calcext:value-type="float">
            <text:p>200,640678</text:p>
          </table:table-cell>
          <table:table-cell table:formula="of:=[C6.$E$42]" office:value-type="float" office:value="156.721106024834" calcext:value-type="float">
            <text:p>156,721106</text:p>
          </table:table-cell>
          <table:table-cell table:formula="of:=-0.963*LOG10(([.B9]/1000)+5.381)+5" office:value-type="float" office:value="4.23641849097712" calcext:value-type="float">
            <text:p>4,24</text:p>
          </table:table-cell>
          <table:table-cell table:formula="of:=([.F9]/1000)/([.F9]/1000+60)" office:value-type="float" office:value="0.00333286616038994" calcext:value-type="float">
            <text:p>0,0033329</text:p>
          </table:table-cell>
          <table:table-cell table:formula="of:=IF([.I9]&lt;0.05;3.012682983;IF([.I9]&lt;0.1;3.098391523;IF([.I9]&lt;0.2;3.190341904;IF([.I9]&lt;0.5;3.248113258;3.302343627))))" office:value-type="float" office:value="3.012682983" calcext:value-type="float">
            <text:p>3,012683</text:p>
          </table:table-cell>
          <table:table-cell table:formula="of:=IF([.$I9]&lt;0.05;0.765328992;IF([.$I9]&lt;0.1;0.994413063;IF([.$I9]&lt;0.2;1.520322299;IF([.$I9]&lt;0.5;1.69389348;1.888050118))))" office:value-type="float" office:value="0.765328992" calcext:value-type="float">
            <text:p>0,765329</text:p>
          </table:table-cell>
          <table:table-cell table:formula="of:=IF([.$I9]&lt;0.05;1.991;IF([.$I9]&lt;0.1;1.901;IF([.$I9]&lt;0.2;1.810138616;IF([.$I9]&lt;0.5;1.751982415;1.697472392))))" office:value-type="float" office:value="1.991" calcext:value-type="float">
            <text:p>1,991</text:p>
          </table:table-cell>
          <table:table-cell table:formula="of:=IF([.D9]&gt;6;1;[.$J9]*(EXP(1)^(-[.$K9]*[.$D9]))+[.$L9])" office:value-type="float" office:value="1" calcext:value-type="float">
            <text:p>1</text:p>
          </table:table-cell>
          <table:table-cell table:formula="of:=ROUND((MIN([.$H9];[.$M9])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C7.B40]" office:value-type="float" office:value="929.581478142857" calcext:value-type="float">
            <text:p>929,581478</text:p>
          </table:table-cell>
          <table:table-cell table:formula="of:=[C7.E40]" office:value-type="float" office:value="15.9125834170423" calcext:value-type="float">
            <text:p>15,912583</text:p>
          </table:table-cell>
          <table:table-cell table:formula="of:=[C7.$B$41]" office:value-type="float" office:value="7.37142857142857" calcext:value-type="float">
            <text:p>7,371429</text:p>
          </table:table-cell>
          <table:table-cell table:formula="of:=[C7.$E$41]" office:value-type="float" office:value="2.27518994265004" calcext:value-type="float">
            <text:p>2,275190</text:p>
          </table:table-cell>
          <table:table-cell table:formula="of:=[C7.$B$42]" office:value-type="float" office:value="440.528042242857" calcext:value-type="float">
            <text:p>440,528042</text:p>
          </table:table-cell>
          <table:table-cell table:formula="of:=[C7.$E$42]" office:value-type="float" office:value="78.7791990433442" calcext:value-type="float">
            <text:p>78,779199</text:p>
          </table:table-cell>
          <table:table-cell table:formula="of:=-0.963*LOG10(([.B10]/1000)+5.381)+5" office:value-type="float" office:value="4.22953318856412" calcext:value-type="float">
            <text:p>4,23</text:p>
          </table:table-cell>
          <table:table-cell table:formula="of:=([.F10]/1000)/([.F10]/1000+60)" office:value-type="float" office:value="0.00728862001230308" calcext:value-type="float">
            <text:p>0,0072886</text:p>
          </table:table-cell>
          <table:table-cell table:formula="of:=IF([.I10]&lt;0.05;3.012682983;IF([.I10]&lt;0.1;3.098391523;IF([.I10]&lt;0.2;3.190341904;IF([.I10]&lt;0.5;3.248113258;3.302343627))))" office:value-type="float" office:value="3.012682983" calcext:value-type="float">
            <text:p>3,012683</text:p>
          </table:table-cell>
          <table:table-cell table:formula="of:=IF([.$I10]&lt;0.05;0.765328992;IF([.$I10]&lt;0.1;0.994413063;IF([.$I10]&lt;0.2;1.520322299;IF([.$I10]&lt;0.5;1.69389348;1.888050118))))" office:value-type="float" office:value="0.765328992" calcext:value-type="float">
            <text:p>0,765329</text:p>
          </table:table-cell>
          <table:table-cell table:formula="of:=IF([.$I10]&lt;0.05;1.991;IF([.$I10]&lt;0.1;1.901;IF([.$I10]&lt;0.2;1.810138616;IF([.$I10]&lt;0.5;1.751982415;1.697472392))))" office:value-type="float" office:value="1.991" calcext:value-type="float">
            <text:p>1,991</text:p>
          </table:table-cell>
          <table:table-cell table:formula="of:=IF([.D10]&gt;6;1;[.$J10]*(EXP(1)^(-[.$K10]*[.$D10]))+[.$L10])" office:value-type="float" office:value="1" calcext:value-type="float">
            <text:p>1</text:p>
          </table:table-cell>
          <table:table-cell table:formula="of:=ROUND((MIN([.$H10];[.$M10]))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C8.B40]" office:value-type="float" office:value="966.582995570833" calcext:value-type="float">
            <text:p>966,582996</text:p>
          </table:table-cell>
          <table:table-cell table:formula="of:=[C8.E40]" office:value-type="float" office:value="29.3119788009954" calcext:value-type="float">
            <text:p>29,311979</text:p>
          </table:table-cell>
          <table:table-cell table:formula="of:=[C8.$B$41]" office:value-type="float" office:value="19.225" calcext:value-type="float">
            <text:p>19,225000</text:p>
          </table:table-cell>
          <table:table-cell table:formula="of:=[C8.$E$41]" office:value-type="float" office:value="11.4580895639586" calcext:value-type="float">
            <text:p>11,458090</text:p>
          </table:table-cell>
          <table:table-cell table:formula="of:=[C8.$B$42]" office:value-type="float" office:value="1548.40349005417" calcext:value-type="float">
            <text:p>1548,403490</text:p>
          </table:table-cell>
          <table:table-cell table:formula="of:=[C8.$E$42]" office:value-type="float" office:value="489.610486383581" calcext:value-type="float">
            <text:p>489,610486</text:p>
          </table:table-cell>
          <table:table-cell table:formula="of:=-0.963*LOG10(([.B11]/1000)+5.381)+5" office:value-type="float" office:value="4.22708812231132" calcext:value-type="float">
            <text:p>4,23</text:p>
          </table:table-cell>
          <table:table-cell table:formula="of:=([.F11]/1000)/([.F11]/1000+60)" office:value-type="float" office:value="0.0251574923515991" calcext:value-type="float">
            <text:p>0,0251575</text:p>
          </table:table-cell>
          <table:table-cell table:formula="of:=IF([.I11]&lt;0.05;3.012682983;IF([.I11]&lt;0.1;3.098391523;IF([.I11]&lt;0.2;3.190341904;IF([.I11]&lt;0.5;3.248113258;3.302343627))))" office:value-type="float" office:value="3.012682983" calcext:value-type="float">
            <text:p>3,012683</text:p>
          </table:table-cell>
          <table:table-cell table:formula="of:=IF([.$I11]&lt;0.05;0.765328992;IF([.$I11]&lt;0.1;0.994413063;IF([.$I11]&lt;0.2;1.520322299;IF([.$I11]&lt;0.5;1.69389348;1.888050118))))" office:value-type="float" office:value="0.765328992" calcext:value-type="float">
            <text:p>0,765329</text:p>
          </table:table-cell>
          <table:table-cell table:formula="of:=IF([.$I11]&lt;0.05;1.991;IF([.$I11]&lt;0.1;1.901;IF([.$I11]&lt;0.2;1.810138616;IF([.$I11]&lt;0.5;1.751982415;1.697472392))))" office:value-type="float" office:value="1.991" calcext:value-type="float">
            <text:p>1,991</text:p>
          </table:table-cell>
          <table:table-cell table:formula="of:=IF([.D11]&gt;6;1;[.$J11]*(EXP(1)^(-[.$K11]*[.$D11]))+[.$L11])" office:value-type="float" office:value="1" calcext:value-type="float">
            <text:p>1</text:p>
          </table:table-cell>
          <table:table-cell table:formula="of:=ROUND((MIN([.$H11];[.$M11]));0)" office:value-type="float" office:value="1" calcext:value-type="float">
            <text:p>1</text:p>
          </table:table-cell>
        </table:table-row>
        <table:table-row table:style-name="ro1">
          <table:table-cell table:style-name="ce27" office:value-type="float" office:value="9" calcext:value-type="float">
            <text:p>9</text:p>
          </table:table-cell>
          <table:table-cell table:style-name="ce30" table:formula="of:=[C9.B40]" office:value-type="float" office:value="957.469609237037" calcext:value-type="float">
            <text:p>957,469609</text:p>
          </table:table-cell>
          <table:table-cell table:style-name="ce30" table:formula="of:=[C9.E40]" office:value-type="float" office:value="19.133689884785" calcext:value-type="float">
            <text:p>19,133690</text:p>
          </table:table-cell>
          <table:table-cell table:style-name="ce30" table:formula="of:=[C9.$B$41]" office:value-type="float" office:value="33.3814814814815" calcext:value-type="float">
            <text:p>33,381481</text:p>
          </table:table-cell>
          <table:table-cell table:style-name="ce30" table:formula="of:=[C9.$E$41]" office:value-type="float" office:value="7.01593177378883" calcext:value-type="float">
            <text:p>7,015932</text:p>
          </table:table-cell>
          <table:table-cell table:style-name="ce30" table:formula="of:=[C9.$B$42]" office:value-type="float" office:value="2298.42001357778" calcext:value-type="float">
            <text:p>2298,420014</text:p>
          </table:table-cell>
          <table:table-cell table:style-name="ce33" table:formula="of:=[C9.$E$42]" office:value-type="float" office:value="400.931253265492" calcext:value-type="float">
            <text:p>400,931253</text:p>
          </table:table-cell>
          <table:table-cell table:style-name="ce35" table:formula="of:=-0.963*LOG10(([.B12]/1000)+5.381)+5" office:value-type="float" office:value="4.22768901088004" calcext:value-type="float">
            <text:p>4,23</text:p>
          </table:table-cell>
          <table:table-cell table:style-name="ce37" table:formula="of:=([.F12]/1000)/([.F12]/1000+60)" office:value-type="float" office:value="0.0368937127631302" calcext:value-type="float">
            <text:p>0,0368937</text:p>
          </table:table-cell>
          <table:table-cell table:style-name="ce33" table:formula="of:=IF([.I12]&lt;0.05;3.012682983;IF([.I12]&lt;0.1;3.098391523;IF([.I12]&lt;0.2;3.190341904;IF([.I12]&lt;0.5;3.248113258;3.302343627))))" office:value-type="float" office:value="3.012682983" calcext:value-type="float">
            <text:p>3,012683</text:p>
          </table:table-cell>
          <table:table-cell table:style-name="ce33" table:formula="of:=IF([.$I12]&lt;0.05;0.765328992;IF([.$I12]&lt;0.1;0.994413063;IF([.$I12]&lt;0.2;1.520322299;IF([.$I12]&lt;0.5;1.69389348;1.888050118))))" office:value-type="float" office:value="0.765328992" calcext:value-type="float">
            <text:p>0,765329</text:p>
          </table:table-cell>
          <table:table-cell table:style-name="ce39" table:formula="of:=IF([.$I12]&lt;0.05;1.991;IF([.$I12]&lt;0.1;1.901;IF([.$I12]&lt;0.2;1.810138616;IF([.$I12]&lt;0.5;1.751982415;1.697472392))))" office:value-type="float" office:value="1.991" calcext:value-type="float">
            <text:p>1,991</text:p>
          </table:table-cell>
          <table:table-cell table:style-name="ce39" table:formula="of:=IF([.D12]&gt;6;1;[.$J12]*(EXP(1)^(-[.$K12]*[.$D12]))+[.$L12])" office:value-type="float" office:value="1" calcext:value-type="float">
            <text:p>1</text:p>
          </table:table-cell>
          <table:table-cell table:style-name="ce39" table:formula="of:=ROUND((MIN([.$H12];[.$M12]));0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1" loext:min-decimal-places="11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20mm" fo:margin-bottom="10mm" fo:margin-left="10mm" fo:margin-right="10mm" style:shadow="none" fo:background-color="transparent" style:print-page-order="ltr" style:scale-to="72%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2:38:14.17414302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11:15.500692393</meta:creation-date>
    <meta:generator>LibreOffice/5.1.4.2$Linux_X86_64 LibreOffice_project/10m0$Build-2</meta:generator>
    <dc:date>2016-10-24T15:28:21.044945223</dc:date>
    <meta:editing-duration>PT5H7M52S</meta:editing-duration>
    <meta:editing-cycles>38</meta:editing-cycles>
    <meta:print-date>2016-10-24T13:29:27.041738530</meta:print-date>
    <meta:document-statistic meta:table-count="10" meta:cell-count="647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C4:'Data Overview'.C12" chart:error-lower-range="'Data Overview'.C4:'Data Overview'.C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inimum="0" chart:maximum="25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C4:'Data Overview'.C12" chart:error-lower-range="'Data Overview'.C4:'Data Overview'.C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C4:'Data Overview'.C12" chart:error-lower-range="'Data Overview'.C4:'Data Overview'.C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18cm" svg:y="0.316cm" chart:style-name="ch2">
          <text:p>Startup video time</text:p>
        </chart:title>
        <chart:plot-area chart:style-name="ch3" table:cell-range-address="'Data Overview'.A4:'Data Overview'.B12" chart:data-source-has-labels="column" svg:x="1.701cm" svg:y="1.275cm" svg:width="13.979cm" svg:height="6.564cm">
          <chartooo:coordinate-region svg:x="2.693cm" svg:y="1.474cm" svg:width="12.893cm" svg:height="5.718cm"/>
          <chart:axis chart:dimension="x" chart:name="primary-x" chart:style-name="ch4" chartooo:axis-type="auto">
            <chartooo:date-scale/>
            <chart:title svg:x="5.616cm" svg:y="8.019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7.115cm" chart:style-name="ch7">
              <text:p>Video startup time (in milliseconds)
(Avg. of all UAVs in the scenario)</text:p>
            </chart:title>
            <chart:grid chart:style-name="ch8" chart:class="major"/>
          </chart:axis>
          <chart:series chart:style-name="ch9" chart:values-cell-range-address="'Data Overview'.B4:'Data Overview'.B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C</text:p>
              </table:table-cell>
              <table:table-cell office:value-type="string">
                <text:p>Coluna 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1057.65454306667">
                <text:p>1057.65454306667</text:p>
                <draw:g>
                  <svg:desc>'Data Overview'.B4:'Data Overview'.B12</svg:desc>
                </draw:g>
              </table:table-cell>
              <table:table-cell office:value-type="float" office:value="84.9938195270111">
                <text:p>84.9938195270111</text:p>
                <draw:g>
                  <svg:desc>'Data Overview'.C4:'Data Overview'.C12</svg:desc>
                </draw:g>
              </table:table-cell>
              <table:table-cell office:value-type="float" office:value="84.9938195270111">
                <text:p>84.9938195270111</text:p>
                <draw:g>
                  <svg:desc>'Data Overview'.C4:'Data Overview'.C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64.57255856667">
                <text:p>1064.57255856667</text:p>
              </table:table-cell>
              <table:table-cell office:value-type="float" office:value="51.0605980368323">
                <text:p>51.0605980368323</text:p>
              </table:table-cell>
              <table:table-cell office:value-type="float" office:value="51.0605980368323">
                <text:p>51.060598036832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31.30594208889">
                <text:p>1031.30594208889</text:p>
              </table:table-cell>
              <table:table-cell office:value-type="float" office:value="39.7326327098651">
                <text:p>39.7326327098651</text:p>
              </table:table-cell>
              <table:table-cell office:value-type="float" office:value="39.7326327098651">
                <text:p>39.73263270986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12.81955365833">
                <text:p>1012.81955365833</text:p>
              </table:table-cell>
              <table:table-cell office:value-type="float" office:value="36.0693504153121">
                <text:p>36.0693504153121</text:p>
              </table:table-cell>
              <table:table-cell office:value-type="float" office:value="36.0693504153121">
                <text:p>36.06935041531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24.841540133333">
                <text:p>824.841540133333</text:p>
              </table:table-cell>
              <table:table-cell office:value-type="float" office:value="95.78993014949">
                <text:p>95.78993014949</text:p>
              </table:table-cell>
              <table:table-cell office:value-type="float" office:value="95.78993014949">
                <text:p>95.7899301494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26.540070944444">
                <text:p>826.540070944444</text:p>
              </table:table-cell>
              <table:table-cell office:value-type="float" office:value="29.9601223600827">
                <text:p>29.9601223600827</text:p>
              </table:table-cell>
              <table:table-cell office:value-type="float" office:value="29.9601223600827">
                <text:p>29.960122360082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929.581478142857">
                <text:p>929.581478142857</text:p>
              </table:table-cell>
              <table:table-cell office:value-type="float" office:value="15.9125834170423">
                <text:p>15.9125834170423</text:p>
              </table:table-cell>
              <table:table-cell office:value-type="float" office:value="15.9125834170423">
                <text:p>15.912583417042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66.582995570833">
                <text:p>966.582995570833</text:p>
              </table:table-cell>
              <table:table-cell office:value-type="float" office:value="29.3119788009954">
                <text:p>29.3119788009954</text:p>
              </table:table-cell>
              <table:table-cell office:value-type="float" office:value="29.3119788009954">
                <text:p>29.311978800995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57.469609237037">
                <text:p>957.469609237037</text:p>
              </table:table-cell>
              <table:table-cell office:value-type="float" office:value="19.133689884785">
                <text:p>19.133689884785</text:p>
              </table:table-cell>
              <table:table-cell office:value-type="float" office:value="19.133689884785">
                <text:p>19.1336898847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E4:'Data Overview'.E12" chart:error-lower-range="'Data Overview'.E4:'Data Overview'.E12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">
      <style:chart-properties chart:display-label="true" chart:logarithmic="false" chart:maximum="6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E4:'Data Overview'.E12" chart:error-lower-range="'Data Overview'.E4:'Data Overview'.E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'Data Overview'.E4:'Data Overview'.E12" chart:error-lower-range="'Data Overview'.E4:'Data Overview'.E12" loext:std-weight="1"/>
      <style:graphic-properties draw:stroke="solid" svg:stroke-width="0cm" svg:stroke-color="#0000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13cm" svg:y="0.316cm" chart:style-name="ch2">
          <text:p>Stall count (all UAVs)</text:p>
        </chart:title>
        <chart:plot-area chart:style-name="ch3" table:cell-range-address="'Data Overview'.A4:'Data Overview'.A12 'Data Overview'.D4:'Data Overview'.D12" chart:data-source-has-labels="column" svg:x="1.701cm" svg:y="1.275cm" svg:width="13.979cm" svg:height="6.564cm">
          <chartooo:coordinate-region svg:x="2.322cm" svg:y="1.474cm" svg:width="13.264cm" svg:height="5.718cm"/>
          <chart:axis chart:dimension="x" chart:name="primary-x" chart:style-name="ch4" chartooo:axis-type="auto">
            <chartooo:date-scale/>
            <chart:title svg:x="5.616cm" svg:y="8.019cm" chart:style-name="ch5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6">
            <chart:title svg:x="0.451cm" svg:y="6.943cm" chart:style-name="ch7">
              <text:p>Number of vídeo stalls
(Avg. of all UAVs in the scenario)</text:p>
            </chart:title>
            <chart:grid chart:style-name="ch8" chart:class="major"/>
          </chart:axis>
          <chart:series chart:style-name="ch9" chart:values-cell-range-address="'Data Overview'.D4:'Data Overview'.D12" chart:class="chart:line">
            <chart:error-indicator chart:style-name="ch10" chart:dimension="y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E</text:p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D4:'Data Overview'.D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  <table:table-cell office:value-type="float" office:value="0">
                <text:p>0</text:p>
                <draw:g>
                  <svg:desc>'Data Overview'.E4:'Data Overview'.E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25">
                <text:p>0.325</text:p>
              </table:table-cell>
              <table:table-cell office:value-type="float" office:value="0.209394732135634">
                <text:p>0.209394732135634</text:p>
              </table:table-cell>
              <table:table-cell office:value-type="float" office:value="0.209394732135634">
                <text:p>0.20939473213563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18666666666667">
                <text:p>7.18666666666667</text:p>
              </table:table-cell>
              <table:table-cell office:value-type="float" office:value="7.11693811714457">
                <text:p>7.11693811714457</text:p>
              </table:table-cell>
              <table:table-cell office:value-type="float" office:value="7.11693811714457">
                <text:p>7.116938117144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72222222222222">
                <text:p>7.72222222222222</text:p>
              </table:table-cell>
              <table:table-cell office:value-type="float" office:value="6.43690366663657">
                <text:p>6.43690366663657</text:p>
              </table:table-cell>
              <table:table-cell office:value-type="float" office:value="6.43690366663657">
                <text:p>6.4369036666365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37142857142857">
                <text:p>7.37142857142857</text:p>
              </table:table-cell>
              <table:table-cell office:value-type="float" office:value="2.27518994265004">
                <text:p>2.27518994265004</text:p>
              </table:table-cell>
              <table:table-cell office:value-type="float" office:value="2.27518994265004">
                <text:p>2.2751899426500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9.225">
                <text:p>19.225</text:p>
              </table:table-cell>
              <table:table-cell office:value-type="float" office:value="11.4580895639586">
                <text:p>11.4580895639586</text:p>
              </table:table-cell>
              <table:table-cell office:value-type="float" office:value="11.4580895639586">
                <text:p>11.458089563958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3.3814814814815">
                <text:p>33.3814814814815</text:p>
              </table:table-cell>
              <table:table-cell office:value-type="float" office:value="7.01593177378883">
                <text:p>7.01593177378883</text:p>
              </table:table-cell>
              <table:table-cell office:value-type="float" office:value="7.01593177378883">
                <text:p>7.015931773788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6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error-category="cell-range" chart:error-upper-range="'Data Overview'.G4:'Data Overview'.G12" chart:error-lower-range="'Data Overview'.G4:'Data Overview'.G12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minimum="0" chart:maximum="450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6">
      <style:chart-properties chart:symbol-type="named-symbol" chart:symbol-name="square" chart:symbol-width="0.25cm" chart:symbol-height="0.25cm" chart:link-data-style-to-source="true" chart:error-category="cell-range" chart:error-upper-range="'Data Overview'.G4:'Data Overview'.G12" chart:error-lower-range="'Data Overview'.G4:'Data Overview'.G12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Data Overview'.G4:'Data Overview'.G12" chart:error-lower-range="'Data Overview'.G4:'Data Overview'.G12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991cm" svg:y="0.316cm" chart:style-name="ch2">
          <text:p>Stall time</text:p>
        </chart:title>
        <chart:subtitle svg:x="7.255cm" svg:y="1.275cm" chart:style-name="ch3">
          <text:p>sub-title</text:p>
        </chart:subtitle>
        <chart:plot-area chart:style-name="ch4" table:cell-range-address="'Data Overview'.A4:'Data Overview'.A12 'Data Overview'.F4:'Data Overview'.F12" chart:data-source-has-labels="column" svg:x="1.701cm" svg:y="2.138cm" svg:width="13.979cm" svg:height="5.701cm">
          <chartooo:coordinate-region svg:x="2.693cm" svg:y="2.338cm" svg:width="12.893cm" svg:height="4.854cm"/>
          <chart:axis chart:dimension="x" chart:name="primary-x" chart:style-name="ch5" chartooo:axis-type="auto">
            <chartooo:date-scale/>
            <chart:title svg:x="5.616cm" svg:y="8.019cm" chart:style-name="ch6">
              <text:p>Simultaneous video streams being served</text:p>
            </chart:title>
            <chart:categories table:cell-range-address="'Data Overview'.A4:'Data Overview'.A12"/>
          </chart:axis>
          <chart:axis chart:dimension="y" chart:name="primary-y" chart:style-name="ch7">
            <chart:title svg:x="0.451cm" svg:y="7.493cm" chart:style-name="ch8">
              <text:p>Video stall lenght (in milliseconds)
 (Avg. of all UAVs in the scenario)</text:p>
            </chart:title>
            <chart:grid chart:style-name="ch9" chart:class="major"/>
          </chart:axis>
          <chart:series chart:style-name="ch10" chart:values-cell-range-address="'Data Overview'.F4:'Data Overview'.F12" chart:class="chart:line">
            <chart:error-indicator chart:style-name="ch11" chart:dimension="y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F</text:p>
              </table:table-cell>
              <table:table-cell office:value-type="string">
                <text:p>Coluna G</text:p>
              </table:table-cell>
              <table:table-cell office:value-type="string">
                <text:p>Coluna G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Data Overview'.A4:'Data Overview'.A12</svg:desc>
                </draw:g>
              </table:table-cell>
              <table:table-cell office:value-type="float" office:value="0">
                <text:p>0</text:p>
                <draw:g>
                  <svg:desc>'Data Overview'.F4:'Data Overview'.F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  <table:table-cell office:value-type="float" office:value="0">
                <text:p>0</text:p>
                <draw:g>
                  <svg:desc>'Data Overview'.G4:'Data Overview'.G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.27785556666667">
                <text:p>3.2778555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.2964332">
                <text:p>16.2964332</text:p>
              </table:table-cell>
              <table:table-cell office:value-type="float" office:value="13.9113813447814">
                <text:p>13.9113813447814</text:p>
              </table:table-cell>
              <table:table-cell office:value-type="float" office:value="13.9113813447814">
                <text:p>13.91138134478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91.0827005">
                <text:p>191.0827005</text:p>
              </table:table-cell>
              <table:table-cell office:value-type="float" office:value="177.70453604178">
                <text:p>177.70453604178</text:p>
              </table:table-cell>
              <table:table-cell office:value-type="float" office:value="177.70453604178">
                <text:p>177.7045360417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0.64067815">
                <text:p>200.64067815</text:p>
              </table:table-cell>
              <table:table-cell office:value-type="float" office:value="156.721106024834">
                <text:p>156.721106024834</text:p>
              </table:table-cell>
              <table:table-cell office:value-type="float" office:value="156.721106024834">
                <text:p>156.7211060248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40.528042242857">
                <text:p>440.528042242857</text:p>
              </table:table-cell>
              <table:table-cell office:value-type="float" office:value="78.7791990433442">
                <text:p>78.7791990433442</text:p>
              </table:table-cell>
              <table:table-cell office:value-type="float" office:value="78.7791990433442">
                <text:p>78.779199043344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48.40349005417">
                <text:p>1548.40349005417</text:p>
              </table:table-cell>
              <table:table-cell office:value-type="float" office:value="489.610486383581">
                <text:p>489.610486383581</text:p>
              </table:table-cell>
              <table:table-cell office:value-type="float" office:value="489.610486383581">
                <text:p>489.6104863835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298.42001357778">
                <text:p>2298.42001357778</text:p>
              </table:table-cell>
              <table:table-cell office:value-type="float" office:value="400.931253265492">
                <text:p>400.931253265492</text:p>
              </table:table-cell>
              <table:table-cell office:value-type="float" office:value="400.931253265492">
                <text:p>400.9312532654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